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4.283cm"/>
    </style:style>
    <style:style style:name="co13" style:family="table-column">
      <style:table-column-properties fo:break-before="auto" style:column-width="3.411cm"/>
    </style:style>
    <style:style style:name="co14" style:family="table-column">
      <style:table-column-properties fo:break-before="auto" style:column-width="3.63cm"/>
    </style:style>
    <style:style style:name="co15" style:family="table-column">
      <style:table-column-properties fo:break-before="auto" style:column-width="2.868cm"/>
    </style:style>
    <style:style style:name="co16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Key Name </text:p>
          </table:table-cell>
          <table:table-cell table:style-name="ce2" office:value-type="string" calcext:value-type="string">
            <text:p>HID Usage Page </text:p>
          </table:table-cell>
          <table:table-cell table:style-name="ce2" office:value-type="string" calcext:value-type="string">
            <text:p>HID Usage ID </text:p>
          </table:table-cell>
          <table:table-cell table:style-name="ce2" office:value-type="string" calcext:value-type="string">
            <text:p>PS/2 Set 1 Make* </text:p>
          </table:table-cell>
          <table:table-cell table:style-name="ce2" office:value-type="string" calcext:value-type="string">
            <text:p>PS/2 Set 1 Break* </text:p>
          </table:table-cell>
          <table:table-cell table:style-name="ce2" office:value-type="string" calcext:value-type="string">
            <text:p>PS/2 Set 2 Make </text:p>
          </table:table-cell>
          <table:table-cell table:style-name="ce2" office:value-type="string" calcext:value-type="string">
            <text:p>PS/2 Set 2 Break 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ystem Power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0 5E </text:p>
          </table:table-cell>
          <table:table-cell office:value-type="string" calcext:value-type="string">
            <text:p>E0 DE </text:p>
          </table:table-cell>
          <table:table-cell office:value-type="string" calcext:value-type="string">
            <text:p>E0 37 </text:p>
          </table:table-cell>
          <table:table-cell office:value-type="string" calcext:value-type="string">
            <text:p>E0 F0 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em Sleep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0 5F </text:p>
          </table:table-cell>
          <table:table-cell office:value-type="string" calcext:value-type="string">
            <text:p>E0 DF </text:p>
          </table:table-cell>
          <table:table-cell office:value-type="string" calcext:value-type="string">
            <text:p>E0 3F </text:p>
          </table:table-cell>
          <table:table-cell office:value-type="string" calcext:value-type="string">
            <text:p>E0 F0 3F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em Wake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0 63 </text:p>
          </table:table-cell>
          <table:table-cell office:value-type="string" calcext:value-type="string">
            <text:p>E0 E3 </text:p>
          </table:table-cell>
          <table:table-cell office:value-type="string" calcext:value-type="string">
            <text:p>E0 5E </text:p>
          </table:table-cell>
          <table:table-cell office:value-type="string" calcext:value-type="string">
            <text:p>E0 F0 5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Event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run Error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 </text:p>
          </table:table-cell>
          <table:table-cell office:value-type="string" calcext:value-type="string">
            <text:p>Non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 Fail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C </text:p>
          </table:table-cell>
          <table:table-cell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rorUndefined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A 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 </text:p>
          </table:table-cell>
          <table:table-cell office:value-type="string" calcext:value-type="string">
            <text:p>9E </text:p>
          </table:table-cell>
          <table:table-cell office:value-type="string" calcext:value-type="string">
            <text:p>1C </text:p>
          </table:table-cell>
          <table:table-cell office:value-type="string" calcext:value-type="string">
            <text:p>F0 1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B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0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0 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 C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E </text:p>
          </table:table-cell>
          <table:table-cell office:value-type="string" calcext:value-type="string">
            <text:p>AE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0 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 D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0 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 E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0 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 F 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F0 2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G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0 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 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B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3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0 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I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C 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0 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 J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3B </text:p>
          </table:table-cell>
          <table:table-cell office:value-type="string" calcext:value-type="string">
            <text:p>F0 3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 K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5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0 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 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F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4B </text:p>
          </table:table-cell>
          <table:table-cell office:value-type="string" calcext:value-type="string">
            <text:p>F0 4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 M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2 </text:p>
          </table:table-cell>
          <table:table-cell office:value-type="string" calcext:value-type="string">
            <text:p>3A </text:p>
          </table:table-cell>
          <table:table-cell office:value-type="string" calcext:value-type="string">
            <text:p>F0 3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 N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1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0 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 O 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0 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P 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D </text:p>
          </table:table-cell>
          <table:table-cell office:value-type="string" calcext:value-type="string">
            <text:p>F0 4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 Q 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0 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R 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D </text:p>
          </table:table-cell>
          <table:table-cell office:value-type="string" calcext:value-type="string">
            <text:p>F0 2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 S 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 </text:p>
          </table:table-cell>
          <table:table-cell office:value-type="string" calcext:value-type="string">
            <text:p>9F </text:p>
          </table:table-cell>
          <table:table-cell office:value-type="string" calcext:value-type="string">
            <text:p>1B </text:p>
          </table:table-cell>
          <table:table-cell office:value-type="string" calcext:value-type="string">
            <text:p>F0 1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 T 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C </text:p>
          </table:table-cell>
          <table:table-cell office:value-type="string" calcext:value-type="string">
            <text:p>F0 2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 U 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C </text:p>
          </table:table-cell>
          <table:table-cell office:value-type="string" calcext:value-type="string">
            <text:p>F0 3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 V 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F </text:p>
          </table:table-cell>
          <table:table-cell office:value-type="string" calcext:value-type="string">
            <text:p>AF </text:p>
          </table:table-cell>
          <table:table-cell office:value-type="string" calcext:value-type="string">
            <text:p>2A </text:p>
          </table:table-cell>
          <table:table-cell office:value-type="string" calcext:value-type="string">
            <text:p>F0 2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 W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A 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D </text:p>
          </table:table-cell>
          <table:table-cell office:value-type="string" calcext:value-type="string">
            <text:p>F0 1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X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B </text:p>
          </table:table-cell>
          <table:table-cell office:value-type="string" calcext:value-type="string">
            <text:p>2D </text:p>
          </table:table-cell>
          <table:table-cell office:value-type="string" calcext:value-type="string">
            <text:p>AD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0 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 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 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0 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 Z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 </text:p>
          </table:table-cell>
          <table:table-cell office:value-type="string" calcext:value-type="string">
            <text:p>2C </text:p>
          </table:table-cell>
          <table:table-cell office:value-type="string" calcext:value-type="string">
            <text:p>AC </text:p>
          </table:table-cell>
          <table:table-cell office:value-type="string" calcext:value-type="string">
            <text:p>1A </text:p>
          </table:table-cell>
          <table:table-cell office:value-type="string" calcext:value-type="string">
            <text:p>F0 1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!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E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0 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@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 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E </text:p>
          </table:table-cell>
          <table:table-cell office:value-type="string" calcext:value-type="string">
            <text:p>F0 1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#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0 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$ 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0 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% 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E </text:p>
          </table:table-cell>
          <table:table-cell office:value-type="string" calcext:value-type="string">
            <text:p>F0 2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^ 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0 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 &amp; 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D </text:p>
          </table:table-cell>
          <table:table-cell office:value-type="string" calcext:value-type="string">
            <text:p>F0 3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 * 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E </text:p>
          </table:table-cell>
          <table:table-cell office:value-type="string" calcext:value-type="string">
            <text:p>F0 3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 ( 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A </text:p>
          </table:table-cell>
          <table:table-cell office:value-type="string" calcext:value-type="string">
            <text:p>8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0 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) 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8B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0 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urn 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 </text:p>
          </table:table-cell>
          <table:table-cell office:value-type="string" calcext:value-type="string">
            <text:p>9C </text:p>
          </table:table-cell>
          <table:table-cell office:value-type="string" calcext:value-type="string">
            <text:p>5A </text:p>
          </table:table-cell>
          <table:table-cell office:value-type="string" calcext:value-type="string">
            <text:p>F0 5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ape 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0 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spac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A </text:p>
          </table:table-cell>
          <table:table-cell office:value-type="string" calcext:value-type="string">
            <text:p>0E </text:p>
          </table:table-cell>
          <table:table-cell office:value-type="string" calcext:value-type="string">
            <text:p>8E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0 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0F </text:p>
          </table:table-cell>
          <table:table-cell office:value-type="string" calcext:value-type="string">
            <text:p>8F </text:p>
          </table:table-cell>
          <table:table-cell office:value-type="string" calcext:value-type="string">
            <text:p>0D </text:p>
          </table:table-cell>
          <table:table-cell office:value-type="string" calcext:value-type="string">
            <text:p>F0 0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C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9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0 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_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8C </text:p>
          </table:table-cell>
          <table:table-cell office:value-type="string" calcext:value-type="string">
            <text:p>4E </text:p>
          </table:table-cell>
          <table:table-cell office:value-type="string" calcext:value-type="string">
            <text:p>F0 4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= 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E </text:p>
          </table:table-cell>
          <table:table-cell office:value-type="string" calcext:value-type="string">
            <text:p>0D </text:p>
          </table:table-cell>
          <table:table-cell office:value-type="string" calcext:value-type="string">
            <text:p>8D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0 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 {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F </text:p>
          </table:table-cell>
          <table:table-cell office:value-type="string" calcext:value-type="string">
            <text:p>1A </text:p>
          </table:table-cell>
          <table:table-cell office:value-type="string" calcext:value-type="string">
            <text:p>9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0 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] } 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 </text:p>
          </table:table-cell>
          <table:table-cell office:value-type="string" calcext:value-type="string">
            <text:p>9B </text:p>
          </table:table-cell>
          <table:table-cell office:value-type="string" calcext:value-type="string">
            <text:p>5B </text:p>
          </table:table-cell>
          <table:table-cell office:value-type="string" calcext:value-type="string">
            <text:p>F0 5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\ | 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AB </text:p>
          </table:table-cell>
          <table:table-cell office:value-type="string" calcext:value-type="string">
            <text:p>5D </text:p>
          </table:table-cell>
          <table:table-cell office:value-type="string" calcext:value-type="string">
            <text:p>F0 5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 1 (Note 2)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AB </text:p>
          </table:table-cell>
          <table:table-cell office:value-type="string" calcext:value-type="string">
            <text:p>5D </text:p>
          </table:table-cell>
          <table:table-cell office:value-type="string" calcext:value-type="string">
            <text:p>F0 5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; : 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7 </text:p>
          </table:table-cell>
          <table:table-cell office:value-type="string" calcext:value-type="string">
            <text:p>4C </text:p>
          </table:table-cell>
          <table:table-cell office:value-type="string" calcext:value-type="string">
            <text:p>F0 4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 " 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8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0 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` ~ 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9 </text:p>
          </table:table-cell>
          <table:table-cell office:value-type="string" calcext:value-type="string">
            <text:p>0E </text:p>
          </table:table-cell>
          <table:table-cell office:value-type="string" calcext:value-type="string">
            <text:p>F0 0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, &lt; 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3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0 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 &gt; 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4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0 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 ? 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5 </text:p>
          </table:table-cell>
          <table:table-cell office:value-type="string" calcext:value-type="string">
            <text:p>4A </text:p>
          </table:table-cell>
          <table:table-cell office:value-type="string" calcext:value-type="string">
            <text:p>F0 4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s Lock 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A </text:p>
          </table:table-cell>
          <table:table-cell office:value-type="string" calcext:value-type="string">
            <text:p>B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0 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A </text:p>
          </table:table-cell>
          <table:table-cell office:value-type="string" calcext:value-type="string">
            <text:p>3B </text:p>
          </table:table-cell>
          <table:table-cell office:value-type="string" calcext:value-type="string">
            <text:p>BB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 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B </text:p>
          </table:table-cell>
          <table:table-cell office:value-type="string" calcext:value-type="string">
            <text:p>3C </text:p>
          </table:table-cell>
          <table:table-cell office:value-type="string" calcext:value-type="string">
            <text:p>B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 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C </text:p>
          </table:table-cell>
          <table:table-cell office:value-type="string" calcext:value-type="string">
            <text:p>3D </text:p>
          </table:table-cell>
          <table:table-cell office:value-type="string" calcext:value-type="string">
            <text:p>B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 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 </text:p>
          </table:table-cell>
          <table:table-cell office:value-type="string" calcext:value-type="string">
            <text:p>3E 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F0 0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E </text:p>
          </table:table-cell>
          <table:table-cell office:value-type="string" calcext:value-type="string">
            <text:p>3F </text:p>
          </table:table-cell>
          <table:table-cell office:value-type="string" calcext:value-type="string">
            <text:p>BF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 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F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0 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F0 0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 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1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0 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 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0A </text:p>
          </table:table-cell>
          <table:table-cell office:value-type="string" calcext:value-type="string">
            <text:p>F0 0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 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 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 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 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 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7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0 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2 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 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 Screen (Note 1)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0 37</text:p>
          </table:table-cell>
          <table:table-cell office:value-type="string" calcext:value-type="string">
            <text:p>E0 B7</text:p>
          </table:table-cell>
          <table:table-cell office:value-type="string" calcext:value-type="string">
            <text:p>E0 7C</text:p>
          </table:table-cell>
          <table:table-cell office:value-type="string" calcext:value-type="string">
            <text:p>E0 F0 7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0 7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 (Ctrl-Pause)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0 46 E0 C6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E0 7E E0 F0 7E</text:p>
          </table:table-cell>
          <table:table-cell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1 1D 45 E1 9D C5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E1 14 77 E1 F0 14 F0 77</text:p>
          </table:table-cell>
          <table:table-cell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 (Note 1) 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0 52 </text:p>
          </table:table-cell>
          <table:table-cell office:value-type="string" calcext:value-type="string">
            <text:p>E0 D2 </text:p>
          </table:table-cell>
          <table:table-cell office:value-type="string" calcext:value-type="string">
            <text:p>E0 70 </text:p>
          </table:table-cell>
          <table:table-cell office:value-type="string" calcext:value-type="string">
            <text:p>E0 F0 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A </text:p>
          </table:table-cell>
          <table:table-cell office:value-type="string" calcext:value-type="string">
            <text:p>E0 47 </text:p>
          </table:table-cell>
          <table:table-cell office:value-type="string" calcext:value-type="string">
            <text:p>E0 C7 </text:p>
          </table:table-cell>
          <table:table-cell office:value-type="string" calcext:value-type="string">
            <text:p>E0 6C </text:p>
          </table:table-cell>
          <table:table-cell office:value-type="string" calcext:value-type="string">
            <text:p>E0 F0 6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 Up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B </text:p>
          </table:table-cell>
          <table:table-cell office:value-type="string" calcext:value-type="string">
            <text:p>E0 49 </text:p>
          </table:table-cell>
          <table:table-cell office:value-type="string" calcext:value-type="string">
            <text:p>E0 C9 </text:p>
          </table:table-cell>
          <table:table-cell office:value-type="string" calcext:value-type="string">
            <text:p>E0 7D </text:p>
          </table:table-cell>
          <table:table-cell office:value-type="string" calcext:value-type="string">
            <text:p>E0 F0 7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e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C </text:p>
          </table:table-cell>
          <table:table-cell office:value-type="string" calcext:value-type="string">
            <text:p>E0 53 </text:p>
          </table:table-cell>
          <table:table-cell office:value-type="string" calcext:value-type="string">
            <text:p>E0 D3 </text:p>
          </table:table-cell>
          <table:table-cell office:value-type="string" calcext:value-type="string">
            <text:p>E0 71 </text:p>
          </table:table-cell>
          <table:table-cell office:value-type="string" calcext:value-type="string">
            <text:p>E0 F0 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 </text:p>
          </table:table-cell>
          <table:table-cell office:value-type="string" calcext:value-type="string">
            <text:p>E0 4F </text:p>
          </table:table-cell>
          <table:table-cell office:value-type="string" calcext:value-type="string">
            <text:p>E0 CF </text:p>
          </table:table-cell>
          <table:table-cell office:value-type="string" calcext:value-type="string">
            <text:p>E0 69 </text:p>
          </table:table-cell>
          <table:table-cell office:value-type="string" calcext:value-type="string">
            <text:p>E0 F0 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 Down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E </text:p>
          </table:table-cell>
          <table:table-cell office:value-type="string" calcext:value-type="string">
            <text:p>E0 51 </text:p>
          </table:table-cell>
          <table:table-cell office:value-type="string" calcext:value-type="string">
            <text:p>E0 D1 </text:p>
          </table:table-cell>
          <table:table-cell office:value-type="string" calcext:value-type="string">
            <text:p>E0 7A </text:p>
          </table:table-cell>
          <table:table-cell office:value-type="string" calcext:value-type="string">
            <text:p>E0 F0 7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 Arrow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F </text:p>
          </table:table-cell>
          <table:table-cell office:value-type="string" calcext:value-type="string">
            <text:p>E0 4D </text:p>
          </table:table-cell>
          <table:table-cell office:value-type="string" calcext:value-type="string">
            <text:p>E0 CD </text:p>
          </table:table-cell>
          <table:table-cell office:value-type="string" calcext:value-type="string">
            <text:p>E0 74 </text:p>
          </table:table-cell>
          <table:table-cell office:value-type="string" calcext:value-type="string">
            <text:p>E0 F0 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 Arrow (Note 1)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0 4B </text:p>
          </table:table-cell>
          <table:table-cell office:value-type="string" calcext:value-type="string">
            <text:p>E0 CB </text:p>
          </table:table-cell>
          <table:table-cell office:value-type="string" calcext:value-type="string">
            <text:p>E0 6B </text:p>
          </table:table-cell>
          <table:table-cell office:value-type="string" calcext:value-type="string">
            <text:p>E0 F0 6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wn Arrow (Note 1) 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0 50 </text:p>
          </table:table-cell>
          <table:table-cell office:value-type="string" calcext:value-type="string">
            <text:p>E0 D0 </text:p>
          </table:table-cell>
          <table:table-cell office:value-type="string" calcext:value-type="string">
            <text:p>E0 72 </text:p>
          </table:table-cell>
          <table:table-cell office:value-type="string" calcext:value-type="string">
            <text:p>E0 F0 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p Arrow (Note 1) 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0 48 </text:p>
          </table:table-cell>
          <table:table-cell office:value-type="string" calcext:value-type="string">
            <text:p>E0 C8 </text:p>
          </table:table-cell>
          <table:table-cell office:value-type="string" calcext:value-type="string">
            <text:p>E0 75 </text:p>
          </table:table-cell>
          <table:table-cell office:value-type="string" calcext:value-type="string">
            <text:p>E0 F0 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 Lock 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5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0 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/ (Note 1) 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0 35 </text:p>
          </table:table-cell>
          <table:table-cell office:value-type="string" calcext:value-type="string">
            <text:p>E0 B5 </text:p>
          </table:table-cell>
          <table:table-cell office:value-type="string" calcext:value-type="string">
            <text:p>E0 4A </text:p>
          </table:table-cell>
          <table:table-cell office:value-type="string" calcext:value-type="string">
            <text:p>E0 F0 4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*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7 </text:p>
          </table:table-cell>
          <table:table-cell office:value-type="string" calcext:value-type="string">
            <text:p>7C </text:p>
          </table:table-cell>
          <table:table-cell office:value-type="string" calcext:value-type="string">
            <text:p>F0 7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- 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A 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7B </text:p>
          </table:table-cell>
          <table:table-cell office:value-type="string" calcext:value-type="string">
            <text:p>F0 7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+ 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E </text:p>
          </table:table-cell>
          <table:table-cell office:value-type="string" calcext:value-type="string">
            <text:p>CE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0 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Enter 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0 1C </text:p>
          </table:table-cell>
          <table:table-cell office:value-type="string" calcext:value-type="string">
            <text:p>E0 9C </text:p>
          </table:table-cell>
          <table:table-cell office:value-type="string" calcext:value-type="string">
            <text:p>E0 5A </text:p>
          </table:table-cell>
          <table:table-cell office:value-type="string" calcext:value-type="string">
            <text:p>E0 F0 5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1 End 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F </text:p>
          </table:table-cell>
          <table:table-cell office:value-type="string" calcext:value-type="string">
            <text:p>CF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0 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2 Dow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0 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3 PageD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B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7A </text:p>
          </table:table-cell>
          <table:table-cell office:value-type="string" calcext:value-type="string">
            <text:p>F0 7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4 Lef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C </text:p>
          </table:table-cell>
          <table:table-cell office:value-type="string" calcext:value-type="string">
            <text:p>4B </text:p>
          </table:table-cell>
          <table:table-cell office:value-type="string" calcext:value-type="string">
            <text:p>CB 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F0 6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D </text:p>
          </table:table-cell>
          <table:table-cell office:value-type="string" calcext:value-type="string">
            <text:p>4C </text:p>
          </table:table-cell>
          <table:table-cell office:value-type="string" calcext:value-type="string">
            <text:p>CC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0 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6 Righ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E </text:p>
          </table:table-cell>
          <table:table-cell office:value-type="string" calcext:value-type="string">
            <text:p>4D </text:p>
          </table:table-cell>
          <table:table-cell office:value-type="string" calcext:value-type="string">
            <text:p>CD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0 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7 Hom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7 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F0 6C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8 Up 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8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0 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9 PageUp 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9 </text:p>
          </table:table-cell>
          <table:table-cell office:value-type="string" calcext:value-type="string">
            <text:p>7D </text:p>
          </table:table-cell>
          <table:table-cell office:value-type="string" calcext:value-type="string">
            <text:p>F0 7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0 Insert 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2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 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. Delete 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3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0 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 2 (Note 2) 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6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0 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0 5D </text:p>
          </table:table-cell>
          <table:table-cell office:value-type="string" calcext:value-type="string">
            <text:p>E0 DD </text:p>
          </table:table-cell>
          <table:table-cell office:value-type="string" calcext:value-type="string">
            <text:p>E0 2F </text:p>
          </table:table-cell>
          <table:table-cell office:value-type="string" calcext:value-type="string">
            <text:p>E0 F0 2F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Power 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0 5E </text:p>
          </table:table-cell>
          <table:table-cell office:value-type="string" calcext:value-type="string">
            <text:p>E0 DE </text:p>
          </table:table-cell>
          <table:table-cell office:value-type="string" calcext:value-type="string">
            <text:p>E0 37 </text:p>
          </table:table-cell>
          <table:table-cell office:value-type="string" calcext:value-type="string">
            <text:p>E0 F0 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= 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9 </text:p>
          </table:table-cell>
          <table:table-cell office:value-type="string" calcext:value-type="string">
            <text:p>0F </text:p>
          </table:table-cell>
          <table:table-cell office:value-type="string" calcext:value-type="string">
            <text:p>F0 0F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3 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 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4 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5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 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A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6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0 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7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0 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C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8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0 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D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9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0 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E </text:p>
          </table:table-cell>
          <table:table-cell office:value-type="string" calcext:value-type="string">
            <text:p>6A </text:p>
          </table:table-cell>
          <table:table-cell office:value-type="string" calcext:value-type="string">
            <text:p>EA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0 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F 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EB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0 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1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EC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0 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2 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D </text:p>
          </table:table-cell>
          <table:table-cell office:value-type="string" calcext:value-type="string">
            <text:p>E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0 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3 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E </text:p>
          </table:table-cell>
          <table:table-cell office:value-type="string" calcext:value-type="string">
            <text:p>EE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0 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4 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6 </text:p>
          </table:table-cell>
          <table:table-cell office:value-type="string" calcext:value-type="string">
            <text:p>5F </text:p>
          </table:table-cell>
          <table:table-cell office:value-type="string" calcext:value-type="string">
            <text:p>F0 5F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Execute 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Help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Menu 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Select 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Stop 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Again 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Und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A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Cu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B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Cop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C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Past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D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Fin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Mut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F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Volume Up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Volume Dn 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ocking Caps Lock 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ocking Num Lock 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ocking Scroll Lock 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pad , (Brazilian Keypad .) 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E </text:p>
          </table:table-cell>
          <table:table-cell office:value-type="string" calcext:value-type="string">
            <text:p>FE </text:p>
          </table:table-cell>
          <table:table-cell office:value-type="string" calcext:value-type="string">
            <text:p>6D </text:p>
          </table:table-cell>
          <table:table-cell office:value-type="string" calcext:value-type="string">
            <text:p>F0 6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Equal Sign 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1 ろ 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3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0 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l'2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0 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2 ¥ 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7D </text:p>
          </table:table-cell>
          <table:table-cell office:value-type="string" calcext:value-type="string">
            <text:p>FD </text:p>
          </table:table-cell>
          <table:table-cell office:value-type="string" calcext:value-type="string">
            <text:p>6A </text:p>
          </table:table-cell>
          <table:table-cell office:value-type="string" calcext:value-type="string">
            <text:p>F0 6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4 変変(次前前 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A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9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0 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5 無変変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B </text:p>
          </table:table-cell>
          <table:table-cell office:value-type="string" calcext:value-type="string">
            <text:p>7B </text:p>
          </table:table-cell>
          <table:table-cell office:value-type="string" calcext:value-type="string">
            <text:p>FB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0 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6 (PC9800 Keypad , 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C </text:p>
          </table:table-cell>
          <table:table-cell office:value-type="string" calcext:value-type="string">
            <text:p>5C </text:p>
          </table:table-cell>
          <table:table-cell office:value-type="string" calcext:value-type="string">
            <text:p>DC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0 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D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E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Int'l 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F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1 한옝 / (Hanguel/English)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2 한한 (Hanja) 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Non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3 かかかか (Katakana) 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8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0 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4 ひひひか 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0 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5 半半全 / 半 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6 </text:p>
          </table:table-cell>
          <table:table-cell office:value-type="string" calcext:value-type="string">
            <text:p>5F </text:p>
          </table:table-cell>
          <table:table-cell office:value-type="string" calcext:value-type="string">
            <text:p>F0 5F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6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7 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8 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Lang 9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Alternate Erase 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SysReq/Attentio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A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Canc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B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Clea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C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Prio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D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Retur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E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Separato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F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Ou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0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Ope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1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Clear/Agai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CrSel/Pro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3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yboard ExS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 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5-DF </text:p>
          </table:table-cell>
          <table:table-cell table:number-columns-repeated="4" office:value-type="string" calcext:value-type="string">
            <text:p>RESERV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 Contro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 </text:p>
          </table:table-cell>
          <table:table-cell office:value-type="string" calcext:value-type="string">
            <text:p>1D </text:p>
          </table:table-cell>
          <table:table-cell office:value-type="string" calcext:value-type="string">
            <text:p>9D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0 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 Shif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2A </text:p>
          </table:table-cell>
          <table:table-cell office:value-type="string" calcext:value-type="string">
            <text:p>A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0 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 A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0 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 GUI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3 </text:p>
          </table:table-cell>
          <table:table-cell office:value-type="string" calcext:value-type="string">
            <text:p>E0 5B </text:p>
          </table:table-cell>
          <table:table-cell office:value-type="string" calcext:value-type="string">
            <text:p>E0 DB </text:p>
          </table:table-cell>
          <table:table-cell office:value-type="string" calcext:value-type="string">
            <text:p>E0 1F </text:p>
          </table:table-cell>
          <table:table-cell office:value-type="string" calcext:value-type="string">
            <text:p>E0 F0 1F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 Contro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4 </text:p>
          </table:table-cell>
          <table:table-cell office:value-type="string" calcext:value-type="string">
            <text:p>E0 1D </text:p>
          </table:table-cell>
          <table:table-cell office:value-type="string" calcext:value-type="string">
            <text:p>E0 9D </text:p>
          </table:table-cell>
          <table:table-cell office:value-type="string" calcext:value-type="string">
            <text:p>E0 14 </text:p>
          </table:table-cell>
          <table:table-cell office:value-type="string" calcext:value-type="string">
            <text:p>E0 F0 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 Shif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5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6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 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 A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6 </text:p>
          </table:table-cell>
          <table:table-cell office:value-type="string" calcext:value-type="string">
            <text:p>E0 38 </text:p>
          </table:table-cell>
          <table:table-cell office:value-type="string" calcext:value-type="string">
            <text:p>E0 B8 </text:p>
          </table:table-cell>
          <table:table-cell office:value-type="string" calcext:value-type="string">
            <text:p>E0 11 </text:p>
          </table:table-cell>
          <table:table-cell office:value-type="string" calcext:value-type="string">
            <text:p>E0 F0 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 GUI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7 </text:p>
          </table:table-cell>
          <table:table-cell office:value-type="string" calcext:value-type="string">
            <text:p>E0 5C </text:p>
          </table:table-cell>
          <table:table-cell office:value-type="string" calcext:value-type="string">
            <text:p>E0 DC </text:p>
          </table:table-cell>
          <table:table-cell office:value-type="string" calcext:value-type="string">
            <text:p>E0 27 </text:p>
          </table:table-cell>
          <table:table-cell office:value-type="string" calcext:value-type="string">
            <text:p>E0 F0 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ERVE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-FFFF </text:p>
          </table:table-cell>
          <table:table-cell table:number-columns-repeated="4" office:value-type="string" calcext:value-type="string">
            <text:p>RESERV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 Next Track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B5 </text:p>
          </table:table-cell>
          <table:table-cell office:value-type="string" calcext:value-type="string">
            <text:p>E0 19 </text:p>
          </table:table-cell>
          <table:table-cell office:value-type="string" calcext:value-type="string">
            <text:p>E0 99 </text:p>
          </table:table-cell>
          <table:table-cell office:value-type="string" calcext:value-type="string">
            <text:p>E0 4D </text:p>
          </table:table-cell>
          <table:table-cell office:value-type="string" calcext:value-type="string">
            <text:p>E0 F0 4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n Previous Track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B6 </text:p>
          </table:table-cell>
          <table:table-cell office:value-type="string" calcext:value-type="string">
            <text:p>E0 10 </text:p>
          </table:table-cell>
          <table:table-cell office:value-type="string" calcext:value-type="string">
            <text:p>E0 90 </text:p>
          </table:table-cell>
          <table:table-cell office:value-type="string" calcext:value-type="string">
            <text:p>E0 15 </text:p>
          </table:table-cell>
          <table:table-cell office:value-type="string" calcext:value-type="string">
            <text:p>E0 F0 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B7 </text:p>
          </table:table-cell>
          <table:table-cell office:value-type="string" calcext:value-type="string">
            <text:p>E0 24 </text:p>
          </table:table-cell>
          <table:table-cell office:value-type="string" calcext:value-type="string">
            <text:p>E0 A4 </text:p>
          </table:table-cell>
          <table:table-cell office:value-type="string" calcext:value-type="string">
            <text:p>E0 3B </text:p>
          </table:table-cell>
          <table:table-cell office:value-type="string" calcext:value-type="string">
            <text:p>E0 F0 3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/ Pause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CD </text:p>
          </table:table-cell>
          <table:table-cell office:value-type="string" calcext:value-type="string">
            <text:p>E0 22 </text:p>
          </table:table-cell>
          <table:table-cell office:value-type="string" calcext:value-type="string">
            <text:p>E0 A2 </text:p>
          </table:table-cell>
          <table:table-cell office:value-type="string" calcext:value-type="string">
            <text:p>E0 34 </text:p>
          </table:table-cell>
          <table:table-cell office:value-type="string" calcext:value-type="string">
            <text:p>E0 F0 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te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 20 </text:p>
          </table:table-cell>
          <table:table-cell office:value-type="string" calcext:value-type="string">
            <text:p>E0 A0 </text:p>
          </table:table-cell>
          <table:table-cell office:value-type="string" calcext:value-type="string">
            <text:p>E0 23 </text:p>
          </table:table-cell>
          <table:table-cell office:value-type="string" calcext:value-type="string">
            <text:p>E0 F0 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s Boost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udness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 Up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 30 </text:p>
          </table:table-cell>
          <table:table-cell office:value-type="string" calcext:value-type="string">
            <text:p>E0 B0 </text:p>
          </table:table-cell>
          <table:table-cell office:value-type="string" calcext:value-type="string">
            <text:p>E0 32 </text:p>
          </table:table-cell>
          <table:table-cell office:value-type="string" calcext:value-type="string">
            <text:p>E0 F0 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 Down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EA </text:p>
          </table:table-cell>
          <table:table-cell office:value-type="string" calcext:value-type="string">
            <text:p>E0 2E </text:p>
          </table:table-cell>
          <table:table-cell office:value-type="string" calcext:value-type="string">
            <text:p>E0 AE </text:p>
          </table:table-cell>
          <table:table-cell office:value-type="string" calcext:value-type="string">
            <text:p>E0 21 </text:p>
          </table:table-cell>
          <table:table-cell office:value-type="string" calcext:value-type="string">
            <text:p>E0 F0 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s Up </text:p>
          </table:table-cell>
          <table:table-cell office:value-type="string" calcext:value-type="string">
            <text:p>0C 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2"/>
          <table:table-cell table:style-name="ce3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Bass Down </text:p>
          </table:table-cell>
          <table:table-cell office:value-type="string" calcext:value-type="string">
            <text:p>0C 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2"/>
          <table:table-cell table:style-name="ce3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reble Up </text:p>
          </table:table-cell>
          <table:table-cell office:value-type="string" calcext:value-type="string">
            <text:p>0C 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UNASSIGNED </text:p>
          </table:table-cell>
          <table:table-cell/>
          <table:table-cell table:style-name="ce3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Treble Down </text:p>
          </table:table-cell>
          <table:table-cell office:value-type="string" calcext:value-type="string">
            <text:p>0C 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UNASSIGNE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 Select </text:p>
          </table:table-cell>
          <table:table-cell office:value-type="string" calcext:value-type="string">
            <text:p>0C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0 6D </text:p>
          </table:table-cell>
          <table:table-cell office:value-type="string" calcext:value-type="string">
            <text:p>E0 ED </text:p>
          </table:table-cell>
          <table:table-cell office:value-type="string" calcext:value-type="string">
            <text:p>E0 50 </text:p>
          </table:table-cell>
          <table:table-cell office:value-type="string" calcext:value-type="string">
            <text:p>E0 F0 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18A </text:p>
          </table:table-cell>
          <table:table-cell office:value-type="string" calcext:value-type="string">
            <text:p>E0 6C </text:p>
          </table:table-cell>
          <table:table-cell office:value-type="string" calcext:value-type="string">
            <text:p>E0 EC </text:p>
          </table:table-cell>
          <table:table-cell office:value-type="string" calcext:value-type="string">
            <text:p>E0 48 </text:p>
          </table:table-cell>
          <table:table-cell office:value-type="string" calcext:value-type="string">
            <text:p>E0 F0 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 </text:p>
          </table:table-cell>
          <table:table-cell office:value-type="string" calcext:value-type="string">
            <text:p>0C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0 21 </text:p>
          </table:table-cell>
          <table:table-cell office:value-type="string" calcext:value-type="string">
            <text:p>E0 A1 </text:p>
          </table:table-cell>
          <table:table-cell office:value-type="string" calcext:value-type="string">
            <text:p>E0 2B </text:p>
          </table:table-cell>
          <table:table-cell office:value-type="string" calcext:value-type="string">
            <text:p>E0 F0 2B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 Computer </text:p>
          </table:table-cell>
          <table:table-cell office:value-type="string" calcext:value-type="string">
            <text:p>0C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0 6B </text:p>
          </table:table-cell>
          <table:table-cell office:value-type="string" calcext:value-type="string">
            <text:p>E0 EB </text:p>
          </table:table-cell>
          <table:table-cell office:value-type="string" calcext:value-type="string">
            <text:p>E0 40 </text:p>
          </table:table-cell>
          <table:table-cell office:value-type="string" calcext:value-type="string">
            <text:p>E0 F0 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Search </text:p>
          </table:table-cell>
          <table:table-cell office:value-type="string" calcext:value-type="string">
            <text:p>0C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0 65 </text:p>
          </table:table-cell>
          <table:table-cell office:value-type="string" calcext:value-type="string">
            <text:p>E0 E5 </text:p>
          </table:table-cell>
          <table:table-cell office:value-type="string" calcext:value-type="string">
            <text:p>E0 10 </text:p>
          </table:table-cell>
          <table:table-cell office:value-type="string" calcext:value-type="string">
            <text:p>E0 F0 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Home </text:p>
          </table:table-cell>
          <table:table-cell office:value-type="string" calcext:value-type="string">
            <text:p>0C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0 32 </text:p>
          </table:table-cell>
          <table:table-cell office:value-type="string" calcext:value-type="string">
            <text:p>E0 B2 </text:p>
          </table:table-cell>
          <table:table-cell office:value-type="string" calcext:value-type="string">
            <text:p>E0 3A </text:p>
          </table:table-cell>
          <table:table-cell office:value-type="string" calcext:value-type="string">
            <text:p>E0 F0 3A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Back </text:p>
          </table:table-cell>
          <table:table-cell office:value-type="string" calcext:value-type="string">
            <text:p>0C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0 6A </text:p>
          </table:table-cell>
          <table:table-cell office:value-type="string" calcext:value-type="string">
            <text:p>E0 EA </text:p>
          </table:table-cell>
          <table:table-cell office:value-type="string" calcext:value-type="string">
            <text:p>E0 38 </text:p>
          </table:table-cell>
          <table:table-cell office:value-type="string" calcext:value-type="string">
            <text:p>E0 F0 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Forward </text:p>
          </table:table-cell>
          <table:table-cell office:value-type="string" calcext:value-type="string">
            <text:p>0C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0 69 </text:p>
          </table:table-cell>
          <table:table-cell office:value-type="string" calcext:value-type="string">
            <text:p>E0 E9 </text:p>
          </table:table-cell>
          <table:table-cell office:value-type="string" calcext:value-type="string">
            <text:p>E0 30 </text:p>
          </table:table-cell>
          <table:table-cell office:value-type="string" calcext:value-type="string">
            <text:p>E0 F0 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Stop </text:p>
          </table:table-cell>
          <table:table-cell office:value-type="string" calcext:value-type="string">
            <text:p>0C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0 68 </text:p>
          </table:table-cell>
          <table:table-cell office:value-type="string" calcext:value-type="string">
            <text:p>E0 E8 </text:p>
          </table:table-cell>
          <table:table-cell office:value-type="string" calcext:value-type="string">
            <text:p>E0 28 </text:p>
          </table:table-cell>
          <table:table-cell office:value-type="string" calcext:value-type="string">
            <text:p>E0 F0 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Refresh </text:p>
          </table:table-cell>
          <table:table-cell office:value-type="string" calcext:value-type="string">
            <text:p>0C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0 67 </text:p>
          </table:table-cell>
          <table:table-cell office:value-type="string" calcext:value-type="string">
            <text:p>E0 E7 </text:p>
          </table:table-cell>
          <table:table-cell office:value-type="string" calcext:value-type="string">
            <text:p>E0 20 </text:p>
          </table:table-cell>
          <table:table-cell office:value-type="string" calcext:value-type="string">
            <text:p>E0 F0 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WW Favorites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22A </text:p>
          </table:table-cell>
          <table:table-cell office:value-type="string" calcext:value-type="string">
            <text:p>E0 66 </text:p>
          </table:table-cell>
          <table:table-cell office:value-type="string" calcext:value-type="string">
            <text:p>E0 E6 </text:p>
          </table:table-cell>
          <table:table-cell office:value-type="string" calcext:value-type="string">
            <text:p>E0 18 </text:p>
          </table:table-cell>
          <table:table-cell office:value-type="string" calcext:value-type="string">
            <text:p>E0 F0 1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DO NOT US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0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0 4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4F </text:p>
          </table:table-cell>
          <table:table-cell office:value-type="string" calcext:value-type="string">
            <text:p>F0 4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7A </text:p>
          </table:table-cell>
          <table:table-cell office:value-type="string" calcext:value-type="string">
            <text:p>F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0 6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7C </text:p>
          </table:table-cell>
          <table:table-cell office:value-type="string" calcext:value-type="string">
            <text:p>FC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0 6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7F </text:p>
          </table:table-cell>
          <table:table-cell office:value-type="string" calcext:value-type="string">
            <text:p>FF </text:p>
          </table:table-cell>
          <table:table-cell office:value-type="string" calcext:value-type="string">
            <text:p>6E </text:p>
          </table:table-cell>
          <table:table-cell office:value-type="string" calcext:value-type="string">
            <text:p>F0 6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60 </text:p>
          </table:table-cell>
          <table:table-cell office:value-type="string" calcext:value-type="string">
            <text:p>E0 E0 </text:p>
          </table:table-cell>
          <table:table-cell office:value-type="string" calcext:value-type="string">
            <text:p>E0 47 </text:p>
          </table:table-cell>
          <table:table-cell office:value-type="string" calcext:value-type="string">
            <text:p>E0 F0 4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61 </text:p>
          </table:table-cell>
          <table:table-cell office:value-type="string" calcext:value-type="string">
            <text:p>E0 E1 </text:p>
          </table:table-cell>
          <table:table-cell office:value-type="string" calcext:value-type="string">
            <text:p>E0 4F </text:p>
          </table:table-cell>
          <table:table-cell office:value-type="string" calcext:value-type="string">
            <text:p>E0 F0 4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7A </text:p>
          </table:table-cell>
          <table:table-cell office:value-type="string" calcext:value-type="string">
            <text:p>E0 FA </text:p>
          </table:table-cell>
          <table:table-cell office:value-type="string" calcext:value-type="string">
            <text:p>E0 65 </text:p>
          </table:table-cell>
          <table:table-cell office:value-type="string" calcext:value-type="string">
            <text:p>E0 F0 6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7B </text:p>
          </table:table-cell>
          <table:table-cell office:value-type="string" calcext:value-type="string">
            <text:p>E0 FB </text:p>
          </table:table-cell>
          <table:table-cell office:value-type="string" calcext:value-type="string">
            <text:p>E0 67 </text:p>
          </table:table-cell>
          <table:table-cell office:value-type="string" calcext:value-type="string">
            <text:p>E0 F0 6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7C </text:p>
          </table:table-cell>
          <table:table-cell office:value-type="string" calcext:value-type="string">
            <text:p>E0 FC </text:p>
          </table:table-cell>
          <table:table-cell office:value-type="string" calcext:value-type="string">
            <text:p>E0 68 </text:p>
          </table:table-cell>
          <table:table-cell office:value-type="string" calcext:value-type="string">
            <text:p>E0 F0 6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7D </text:p>
          </table:table-cell>
          <table:table-cell office:value-type="string" calcext:value-type="string">
            <text:p>E0 FD </text:p>
          </table:table-cell>
          <table:table-cell office:value-type="string" calcext:value-type="string">
            <text:p>E0 6A </text:p>
          </table:table-cell>
          <table:table-cell office:value-type="string" calcext:value-type="string">
            <text:p>E0 F0 6A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7E </text:p>
          </table:table-cell>
          <table:table-cell office:value-type="string" calcext:value-type="string">
            <text:p>E0 FE </text:p>
          </table:table-cell>
          <table:table-cell office:value-type="string" calcext:value-type="string">
            <text:p>E0 6D </text:p>
          </table:table-cell>
          <table:table-cell office:value-type="string" calcext:value-type="string">
            <text:p>E0 F0 6D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O NOT USE </text:p>
          </table:table-cell>
          <table:table-cell office:value-type="string" calcext:value-type="string">
            <text:p>E0 7F </text:p>
          </table:table-cell>
          <table:table-cell office:value-type="string" calcext:value-type="string">
            <text:p>E0 FF </text:p>
          </table:table-cell>
          <table:table-cell office:value-type="string" calcext:value-type="string">
            <text:p>E0 6E </text:p>
          </table:table-cell>
          <table:table-cell office:value-type="string" calcext:value-type="string">
            <text:p>E0 F0 6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4 </text:p>
          </table:table-cell>
          <table:table-cell office:value-type="string" calcext:value-type="string">
            <text:p>7F </text:p>
          </table:table-cell>
          <table:table-cell office:value-type="string" calcext:value-type="string">
            <text:p>F0 7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4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0 84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5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0 6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5A </text:p>
          </table:table-cell>
          <table:table-cell office:value-type="string" calcext:value-type="string">
            <text:p>D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0 1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5B </text:p>
          </table:table-cell>
          <table:table-cell office:value-type="string" calcext:value-type="string">
            <text:p>DB </text:p>
          </table:table-cell>
          <table:table-cell office:value-type="string" calcext:value-type="string">
            <text:p>1F </text:p>
          </table:table-cell>
          <table:table-cell office:value-type="string" calcext:value-type="string">
            <text:p>F0 1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2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0 5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3 </text:p>
          </table:table-cell>
          <table:table-cell office:value-type="string" calcext:value-type="string">
            <text:p>5E </text:p>
          </table:table-cell>
          <table:table-cell office:value-type="string" calcext:value-type="string">
            <text:p>F0 5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 0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5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 1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6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0 1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7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0 2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8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0 2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9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0 3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6A </text:p>
          </table:table-cell>
          <table:table-cell office:value-type="string" calcext:value-type="string">
            <text:p>EA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0 3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EB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0 4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EC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0 4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6D </text:p>
          </table:table-cell>
          <table:table-cell office:value-type="string" calcext:value-type="string">
            <text:p>ED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0 5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6E </text:p>
          </table:table-cell>
          <table:table-cell office:value-type="string" calcext:value-type="string">
            <text:p>EE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0 5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6F </text:p>
          </table:table-cell>
          <table:table-cell office:value-type="string" calcext:value-type="string">
            <text:p>EF </text:p>
          </table:table-cell>
          <table:table-cell office:value-type="string" calcext:value-type="string">
            <text:p>6F </text:p>
          </table:table-cell>
          <table:table-cell office:value-type="string" calcext:value-type="string">
            <text:p>F0 6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1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0 1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2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0 3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4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0 5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5 </text:p>
          </table:table-cell>
          <table:table-cell office:value-type="string" calcext:value-type="string">
            <text:p>5C </text:p>
          </table:table-cell>
          <table:table-cell office:value-type="string" calcext:value-type="string">
            <text:p>F0 5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1 </text:p>
          </table:table-cell>
          <table:table-cell office:value-type="string" calcext:value-type="string">
            <text:p>E0 81 </text:p>
          </table:table-cell>
          <table:table-cell office:value-type="string" calcext:value-type="string">
            <text:p>E0 76 </text:p>
          </table:table-cell>
          <table:table-cell office:value-type="string" calcext:value-type="string">
            <text:p>E0 F0 7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2 </text:p>
          </table:table-cell>
          <table:table-cell office:value-type="string" calcext:value-type="string">
            <text:p>E0 82 </text:p>
          </table:table-cell>
          <table:table-cell office:value-type="string" calcext:value-type="string">
            <text:p>E0 16 </text:p>
          </table:table-cell>
          <table:table-cell office:value-type="string" calcext:value-type="string">
            <text:p>E0 F0 1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3 </text:p>
          </table:table-cell>
          <table:table-cell office:value-type="string" calcext:value-type="string">
            <text:p>E0 83 </text:p>
          </table:table-cell>
          <table:table-cell office:value-type="string" calcext:value-type="string">
            <text:p>E0 1E </text:p>
          </table:table-cell>
          <table:table-cell office:value-type="string" calcext:value-type="string">
            <text:p>E0 F0 1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4 </text:p>
          </table:table-cell>
          <table:table-cell office:value-type="string" calcext:value-type="string">
            <text:p>E0 84 </text:p>
          </table:table-cell>
          <table:table-cell office:value-type="string" calcext:value-type="string">
            <text:p>E0 26 </text:p>
          </table:table-cell>
          <table:table-cell office:value-type="string" calcext:value-type="string">
            <text:p>E0 F0 2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5 </text:p>
          </table:table-cell>
          <table:table-cell office:value-type="string" calcext:value-type="string">
            <text:p>E0 85 </text:p>
          </table:table-cell>
          <table:table-cell office:value-type="string" calcext:value-type="string">
            <text:p>E0 25 </text:p>
          </table:table-cell>
          <table:table-cell office:value-type="string" calcext:value-type="string">
            <text:p>E0 F0 2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6 </text:p>
          </table:table-cell>
          <table:table-cell office:value-type="string" calcext:value-type="string">
            <text:p>E0 86 </text:p>
          </table:table-cell>
          <table:table-cell office:value-type="string" calcext:value-type="string">
            <text:p>E0 2E </text:p>
          </table:table-cell>
          <table:table-cell office:value-type="string" calcext:value-type="string">
            <text:p>E0 F0 2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7 </text:p>
          </table:table-cell>
          <table:table-cell office:value-type="string" calcext:value-type="string">
            <text:p>E0 87 </text:p>
          </table:table-cell>
          <table:table-cell office:value-type="string" calcext:value-type="string">
            <text:p>E0 36 </text:p>
          </table:table-cell>
          <table:table-cell office:value-type="string" calcext:value-type="string">
            <text:p>E0 F0 3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8 </text:p>
          </table:table-cell>
          <table:table-cell office:value-type="string" calcext:value-type="string">
            <text:p>E0 88 </text:p>
          </table:table-cell>
          <table:table-cell office:value-type="string" calcext:value-type="string">
            <text:p>E0 3D </text:p>
          </table:table-cell>
          <table:table-cell office:value-type="string" calcext:value-type="string">
            <text:p>E0 F0 3D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09 </text:p>
          </table:table-cell>
          <table:table-cell office:value-type="string" calcext:value-type="string">
            <text:p>E0 89 </text:p>
          </table:table-cell>
          <table:table-cell office:value-type="string" calcext:value-type="string">
            <text:p>E0 3E </text:p>
          </table:table-cell>
          <table:table-cell office:value-type="string" calcext:value-type="string">
            <text:p>E0 F0 3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table:number-columns-repeated="2" office:value-type="string" calcext:value-type="string">
            <text:p>E0 0A </text:p>
          </table:table-cell>
          <table:table-cell office:value-type="string" calcext:value-type="string">
            <text:p>E0 46 </text:p>
          </table:table-cell>
          <table:table-cell office:value-type="string" calcext:value-type="string">
            <text:p>E0 F0 4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table:number-columns-repeated="2" office:value-type="string" calcext:value-type="string">
            <text:p>E0 0B </text:p>
          </table:table-cell>
          <table:table-cell office:value-type="string" calcext:value-type="string">
            <text:p>E0 45 </text:p>
          </table:table-cell>
          <table:table-cell office:value-type="string" calcext:value-type="string">
            <text:p>E0 F0 4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table:number-columns-repeated="2" office:value-type="string" calcext:value-type="string">
            <text:p>E0 0C </text:p>
          </table:table-cell>
          <table:table-cell office:value-type="string" calcext:value-type="string">
            <text:p>E0 4E </text:p>
          </table:table-cell>
          <table:table-cell office:value-type="string" calcext:value-type="string">
            <text:p>E0 F0 4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table:number-columns-repeated="2" office:value-type="string" calcext:value-type="string">
            <text:p>E0 0D </text:p>
          </table:table-cell>
          <table:table-cell office:value-type="string" calcext:value-type="string">
            <text:p>E0 55 </text:p>
          </table:table-cell>
          <table:table-cell office:value-type="string" calcext:value-type="string">
            <text:p>E0 F0 5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table:number-columns-repeated="2" office:value-type="string" calcext:value-type="string">
            <text:p>E0 0E </text:p>
          </table:table-cell>
          <table:table-cell office:value-type="string" calcext:value-type="string">
            <text:p>E0 66 </text:p>
          </table:table-cell>
          <table:table-cell office:value-type="string" calcext:value-type="string">
            <text:p>E0 F0 6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table:number-columns-repeated="2" office:value-type="string" calcext:value-type="string">
            <text:p>E0 0F </text:p>
          </table:table-cell>
          <table:table-cell office:value-type="string" calcext:value-type="string">
            <text:p>E0 0D </text:p>
          </table:table-cell>
          <table:table-cell office:value-type="string" calcext:value-type="string">
            <text:p>E0 F0 0D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1 </text:p>
          </table:table-cell>
          <table:table-cell office:value-type="string" calcext:value-type="string">
            <text:p>E0 91 </text:p>
          </table:table-cell>
          <table:table-cell office:value-type="string" calcext:value-type="string">
            <text:p>E0 1D </text:p>
          </table:table-cell>
          <table:table-cell office:value-type="string" calcext:value-type="string">
            <text:p>E0 F0 1D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2 </text:p>
          </table:table-cell>
          <table:table-cell office:value-type="string" calcext:value-type="string">
            <text:p>E0 92 </text:p>
          </table:table-cell>
          <table:table-cell office:value-type="string" calcext:value-type="string">
            <text:p>E0 24 </text:p>
          </table:table-cell>
          <table:table-cell office:value-type="string" calcext:value-type="string">
            <text:p>E0 F0 24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3 </text:p>
          </table:table-cell>
          <table:table-cell office:value-type="string" calcext:value-type="string">
            <text:p>E0 93 </text:p>
          </table:table-cell>
          <table:table-cell office:value-type="string" calcext:value-type="string">
            <text:p>E0 2D </text:p>
          </table:table-cell>
          <table:table-cell office:value-type="string" calcext:value-type="string">
            <text:p>E0 F0 2D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4 </text:p>
          </table:table-cell>
          <table:table-cell office:value-type="string" calcext:value-type="string">
            <text:p>E0 94 </text:p>
          </table:table-cell>
          <table:table-cell office:value-type="string" calcext:value-type="string">
            <text:p>E0 2C </text:p>
          </table:table-cell>
          <table:table-cell office:value-type="string" calcext:value-type="string">
            <text:p>E0 F0 2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5 </text:p>
          </table:table-cell>
          <table:table-cell office:value-type="string" calcext:value-type="string">
            <text:p>E0 95 </text:p>
          </table:table-cell>
          <table:table-cell office:value-type="string" calcext:value-type="string">
            <text:p>E0 35 </text:p>
          </table:table-cell>
          <table:table-cell office:value-type="string" calcext:value-type="string">
            <text:p>E0 F0 3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6 </text:p>
          </table:table-cell>
          <table:table-cell office:value-type="string" calcext:value-type="string">
            <text:p>E0 96 </text:p>
          </table:table-cell>
          <table:table-cell office:value-type="string" calcext:value-type="string">
            <text:p>E0 3C </text:p>
          </table:table-cell>
          <table:table-cell office:value-type="string" calcext:value-type="string">
            <text:p>E0 F0 3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7 </text:p>
          </table:table-cell>
          <table:table-cell office:value-type="string" calcext:value-type="string">
            <text:p>E0 97 </text:p>
          </table:table-cell>
          <table:table-cell office:value-type="string" calcext:value-type="string">
            <text:p>E0 43 </text:p>
          </table:table-cell>
          <table:table-cell office:value-type="string" calcext:value-type="string">
            <text:p>E0 F0 4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8 </text:p>
          </table:table-cell>
          <table:table-cell office:value-type="string" calcext:value-type="string">
            <text:p>E0 98 </text:p>
          </table:table-cell>
          <table:table-cell office:value-type="string" calcext:value-type="string">
            <text:p>E0 44 </text:p>
          </table:table-cell>
          <table:table-cell office:value-type="string" calcext:value-type="string">
            <text:p>E0 F0 44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A </text:p>
          </table:table-cell>
          <table:table-cell office:value-type="string" calcext:value-type="string">
            <text:p>E0 9A </text:p>
          </table:table-cell>
          <table:table-cell office:value-type="string" calcext:value-type="string">
            <text:p>E0 54 </text:p>
          </table:table-cell>
          <table:table-cell office:value-type="string" calcext:value-type="string">
            <text:p>E0 F0 54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B </text:p>
          </table:table-cell>
          <table:table-cell office:value-type="string" calcext:value-type="string">
            <text:p>E0 9B </text:p>
          </table:table-cell>
          <table:table-cell office:value-type="string" calcext:value-type="string">
            <text:p>E0 5B </text:p>
          </table:table-cell>
          <table:table-cell office:value-type="string" calcext:value-type="string">
            <text:p>E0 F0 5B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E </text:p>
          </table:table-cell>
          <table:table-cell office:value-type="string" calcext:value-type="string">
            <text:p>E0 9E </text:p>
          </table:table-cell>
          <table:table-cell office:value-type="string" calcext:value-type="string">
            <text:p>E0 1C </text:p>
          </table:table-cell>
          <table:table-cell office:value-type="string" calcext:value-type="string">
            <text:p>E0 F0 1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1F </text:p>
          </table:table-cell>
          <table:table-cell office:value-type="string" calcext:value-type="string">
            <text:p>E0 9F </text:p>
          </table:table-cell>
          <table:table-cell office:value-type="string" calcext:value-type="string">
            <text:p>E0 1B </text:p>
          </table:table-cell>
          <table:table-cell office:value-type="string" calcext:value-type="string">
            <text:p>E0 F0 1B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3 </text:p>
          </table:table-cell>
          <table:table-cell office:value-type="string" calcext:value-type="string">
            <text:p>E0 A3 </text:p>
          </table:table-cell>
          <table:table-cell office:value-type="string" calcext:value-type="string">
            <text:p>E0 33 </text:p>
          </table:table-cell>
          <table:table-cell office:value-type="string" calcext:value-type="string">
            <text:p>E0 F0 3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5 </text:p>
          </table:table-cell>
          <table:table-cell office:value-type="string" calcext:value-type="string">
            <text:p>E0 A5 </text:p>
          </table:table-cell>
          <table:table-cell office:value-type="string" calcext:value-type="string">
            <text:p>E0 42 </text:p>
          </table:table-cell>
          <table:table-cell office:value-type="string" calcext:value-type="string">
            <text:p>E0 F0 42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6 </text:p>
          </table:table-cell>
          <table:table-cell office:value-type="string" calcext:value-type="string">
            <text:p>E0 A6 </text:p>
          </table:table-cell>
          <table:table-cell office:value-type="string" calcext:value-type="string">
            <text:p>E0 4B </text:p>
          </table:table-cell>
          <table:table-cell office:value-type="string" calcext:value-type="string">
            <text:p>E0 F0 4B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7 </text:p>
          </table:table-cell>
          <table:table-cell office:value-type="string" calcext:value-type="string">
            <text:p>E0 A7 </text:p>
          </table:table-cell>
          <table:table-cell office:value-type="string" calcext:value-type="string">
            <text:p>E0 4C </text:p>
          </table:table-cell>
          <table:table-cell office:value-type="string" calcext:value-type="string">
            <text:p>E0 F0 4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8 </text:p>
          </table:table-cell>
          <table:table-cell office:value-type="string" calcext:value-type="string">
            <text:p>E0 A8 </text:p>
          </table:table-cell>
          <table:table-cell office:value-type="string" calcext:value-type="string">
            <text:p>E0 52 </text:p>
          </table:table-cell>
          <table:table-cell office:value-type="string" calcext:value-type="string">
            <text:p>E0 F0 52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9 </text:p>
          </table:table-cell>
          <table:table-cell office:value-type="string" calcext:value-type="string">
            <text:p>E0 A9 </text:p>
          </table:table-cell>
          <table:table-cell office:value-type="string" calcext:value-type="string">
            <text:p>E0 0E </text:p>
          </table:table-cell>
          <table:table-cell office:value-type="string" calcext:value-type="string">
            <text:p>E0 F0 0E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A </text:p>
          </table:table-cell>
          <table:table-cell office:value-type="string" calcext:value-type="string">
            <text:p>E0 AA </text:p>
          </table:table-cell>
          <table:table-cell office:value-type="string" calcext:value-type="string">
            <text:p>E0 12 </text:p>
          </table:table-cell>
          <table:table-cell office:value-type="string" calcext:value-type="string">
            <text:p>E0 F0 12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B </text:p>
          </table:table-cell>
          <table:table-cell office:value-type="string" calcext:value-type="string">
            <text:p>E0 AB </text:p>
          </table:table-cell>
          <table:table-cell office:value-type="string" calcext:value-type="string">
            <text:p>E0 5D </text:p>
          </table:table-cell>
          <table:table-cell office:value-type="string" calcext:value-type="string">
            <text:p>E0 F0 5D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C </text:p>
          </table:table-cell>
          <table:table-cell office:value-type="string" calcext:value-type="string">
            <text:p>E0 AC </text:p>
          </table:table-cell>
          <table:table-cell office:value-type="string" calcext:value-type="string">
            <text:p>E0 1A </text:p>
          </table:table-cell>
          <table:table-cell office:value-type="string" calcext:value-type="string">
            <text:p>E0 F0 1A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D </text:p>
          </table:table-cell>
          <table:table-cell office:value-type="string" calcext:value-type="string">
            <text:p>E0 AD </text:p>
          </table:table-cell>
          <table:table-cell office:value-type="string" calcext:value-type="string">
            <text:p>E0 22 </text:p>
          </table:table-cell>
          <table:table-cell office:value-type="string" calcext:value-type="string">
            <text:p>E0 F0 22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2F </text:p>
          </table:table-cell>
          <table:table-cell office:value-type="string" calcext:value-type="string">
            <text:p>E0 AF </text:p>
          </table:table-cell>
          <table:table-cell office:value-type="string" calcext:value-type="string">
            <text:p>E0 2A </text:p>
          </table:table-cell>
          <table:table-cell office:value-type="string" calcext:value-type="string">
            <text:p>E0 F0 2A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1 </text:p>
          </table:table-cell>
          <table:table-cell office:value-type="string" calcext:value-type="string">
            <text:p>E0 B1 </text:p>
          </table:table-cell>
          <table:table-cell office:value-type="string" calcext:value-type="string">
            <text:p>E0 31 </text:p>
          </table:table-cell>
          <table:table-cell office:value-type="string" calcext:value-type="string">
            <text:p>E0 F0 31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3 </text:p>
          </table:table-cell>
          <table:table-cell office:value-type="string" calcext:value-type="string">
            <text:p>E0 B3 </text:p>
          </table:table-cell>
          <table:table-cell office:value-type="string" calcext:value-type="string">
            <text:p>E0 41 </text:p>
          </table:table-cell>
          <table:table-cell office:value-type="string" calcext:value-type="string">
            <text:p>E0 F0 41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4 </text:p>
          </table:table-cell>
          <table:table-cell office:value-type="string" calcext:value-type="string">
            <text:p>E0 B4 </text:p>
          </table:table-cell>
          <table:table-cell office:value-type="string" calcext:value-type="string">
            <text:p>E0 49 </text:p>
          </table:table-cell>
          <table:table-cell office:value-type="string" calcext:value-type="string">
            <text:p>E0 F0 4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6 </text:p>
          </table:table-cell>
          <table:table-cell office:value-type="string" calcext:value-type="string">
            <text:p>E0 B6 </text:p>
          </table:table-cell>
          <table:table-cell office:value-type="string" calcext:value-type="string">
            <text:p>E0 59 </text:p>
          </table:table-cell>
          <table:table-cell office:value-type="string" calcext:value-type="string">
            <text:p>E0 F0 5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9 </text:p>
          </table:table-cell>
          <table:table-cell office:value-type="string" calcext:value-type="string">
            <text:p>E0 B9 </text:p>
          </table:table-cell>
          <table:table-cell office:value-type="string" calcext:value-type="string">
            <text:p>E0 29 </text:p>
          </table:table-cell>
          <table:table-cell office:value-type="string" calcext:value-type="string">
            <text:p>E0 F0 2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A </text:p>
          </table:table-cell>
          <table:table-cell office:value-type="string" calcext:value-type="string">
            <text:p>E0 BA </text:p>
          </table:table-cell>
          <table:table-cell office:value-type="string" calcext:value-type="string">
            <text:p>E0 58 </text:p>
          </table:table-cell>
          <table:table-cell office:value-type="string" calcext:value-type="string">
            <text:p>E0 F0 5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B </text:p>
          </table:table-cell>
          <table:table-cell office:value-type="string" calcext:value-type="string">
            <text:p>E0 BB </text:p>
          </table:table-cell>
          <table:table-cell office:value-type="string" calcext:value-type="string">
            <text:p>E0 05 </text:p>
          </table:table-cell>
          <table:table-cell office:value-type="string" calcext:value-type="string">
            <text:p>E0 F0 05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C </text:p>
          </table:table-cell>
          <table:table-cell office:value-type="string" calcext:value-type="string">
            <text:p>E0 BC </text:p>
          </table:table-cell>
          <table:table-cell office:value-type="string" calcext:value-type="string">
            <text:p>E0 06 </text:p>
          </table:table-cell>
          <table:table-cell office:value-type="string" calcext:value-type="string">
            <text:p>E0 F0 0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D </text:p>
          </table:table-cell>
          <table:table-cell office:value-type="string" calcext:value-type="string">
            <text:p>E0 BD </text:p>
          </table:table-cell>
          <table:table-cell office:value-type="string" calcext:value-type="string">
            <text:p>E0 04 </text:p>
          </table:table-cell>
          <table:table-cell office:value-type="string" calcext:value-type="string">
            <text:p>E0 F0 04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E </text:p>
          </table:table-cell>
          <table:table-cell office:value-type="string" calcext:value-type="string">
            <text:p>E0 BE </text:p>
          </table:table-cell>
          <table:table-cell office:value-type="string" calcext:value-type="string">
            <text:p>E0 0C </text:p>
          </table:table-cell>
          <table:table-cell office:value-type="string" calcext:value-type="string">
            <text:p>E0 F0 0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3F </text:p>
          </table:table-cell>
          <table:table-cell office:value-type="string" calcext:value-type="string">
            <text:p>E0 BF </text:p>
          </table:table-cell>
          <table:table-cell office:value-type="string" calcext:value-type="string">
            <text:p>E0 03 </text:p>
          </table:table-cell>
          <table:table-cell office:value-type="string" calcext:value-type="string">
            <text:p>E0 F0 0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0 </text:p>
          </table:table-cell>
          <table:table-cell office:value-type="string" calcext:value-type="string">
            <text:p>E0 C0 </text:p>
          </table:table-cell>
          <table:table-cell office:value-type="string" calcext:value-type="string">
            <text:p>E0 0B </text:p>
          </table:table-cell>
          <table:table-cell office:value-type="string" calcext:value-type="string">
            <text:p>E0 F0 0B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1 </text:p>
          </table:table-cell>
          <table:table-cell office:value-type="string" calcext:value-type="string">
            <text:p>E0 C1 </text:p>
          </table:table-cell>
          <table:table-cell office:value-type="string" calcext:value-type="string">
            <text:p>E0 02 </text:p>
          </table:table-cell>
          <table:table-cell office:value-type="string" calcext:value-type="string">
            <text:p>E0 F0 02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2 </text:p>
          </table:table-cell>
          <table:table-cell office:value-type="string" calcext:value-type="string">
            <text:p>E0 C2 </text:p>
          </table:table-cell>
          <table:table-cell office:value-type="string" calcext:value-type="string">
            <text:p>E0 83 </text:p>
          </table:table-cell>
          <table:table-cell office:value-type="string" calcext:value-type="string">
            <text:p>E0 F0 8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3 </text:p>
          </table:table-cell>
          <table:table-cell office:value-type="string" calcext:value-type="string">
            <text:p>E0 C3 </text:p>
          </table:table-cell>
          <table:table-cell office:value-type="string" calcext:value-type="string">
            <text:p>E0 0A </text:p>
          </table:table-cell>
          <table:table-cell office:value-type="string" calcext:value-type="string">
            <text:p>E0 F0 0A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4 </text:p>
          </table:table-cell>
          <table:table-cell office:value-type="string" calcext:value-type="string">
            <text:p>E0 C4 </text:p>
          </table:table-cell>
          <table:table-cell office:value-type="string" calcext:value-type="string">
            <text:p>E0 01 </text:p>
          </table:table-cell>
          <table:table-cell office:value-type="string" calcext:value-type="string">
            <text:p>E0 F0 01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5 </text:p>
          </table:table-cell>
          <table:table-cell office:value-type="string" calcext:value-type="string">
            <text:p>E0 C5 </text:p>
          </table:table-cell>
          <table:table-cell office:value-type="string" calcext:value-type="string">
            <text:p>E0 09 </text:p>
          </table:table-cell>
          <table:table-cell office:value-type="string" calcext:value-type="string">
            <text:p>E0 F0 0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A </text:p>
          </table:table-cell>
          <table:table-cell office:value-type="string" calcext:value-type="string">
            <text:p>E0 CA </text:p>
          </table:table-cell>
          <table:table-cell office:value-type="string" calcext:value-type="string">
            <text:p>E0 7B </text:p>
          </table:table-cell>
          <table:table-cell office:value-type="string" calcext:value-type="string">
            <text:p>E0 F0 7B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C </text:p>
          </table:table-cell>
          <table:table-cell office:value-type="string" calcext:value-type="string">
            <text:p>E0 CC </text:p>
          </table:table-cell>
          <table:table-cell office:value-type="string" calcext:value-type="string">
            <text:p>E0 73 </text:p>
          </table:table-cell>
          <table:table-cell office:value-type="string" calcext:value-type="string">
            <text:p>E0 F0 7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4E </text:p>
          </table:table-cell>
          <table:table-cell office:value-type="string" calcext:value-type="string">
            <text:p>E0 CE </text:p>
          </table:table-cell>
          <table:table-cell office:value-type="string" calcext:value-type="string">
            <text:p>E0 79 </text:p>
          </table:table-cell>
          <table:table-cell office:value-type="string" calcext:value-type="string">
            <text:p>E0 F0 7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4 </text:p>
          </table:table-cell>
          <table:table-cell office:value-type="string" calcext:value-type="string">
            <text:p>E0 D4 </text:p>
          </table:table-cell>
          <table:table-cell office:value-type="string" calcext:value-type="string">
            <text:p>E0 7F </text:p>
          </table:table-cell>
          <table:table-cell office:value-type="string" calcext:value-type="string">
            <text:p>E0 F0 7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4 </text:p>
          </table:table-cell>
          <table:table-cell office:value-type="string" calcext:value-type="string">
            <text:p>E0 D4 </text:p>
          </table:table-cell>
          <table:table-cell office:value-type="string" calcext:value-type="string">
            <text:p>E0 84 </text:p>
          </table:table-cell>
          <table:table-cell office:value-type="string" calcext:value-type="string">
            <text:p>E0 F0 84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5 </text:p>
          </table:table-cell>
          <table:table-cell office:value-type="string" calcext:value-type="string">
            <text:p>E0 D5 </text:p>
          </table:table-cell>
          <table:table-cell office:value-type="string" calcext:value-type="string">
            <text:p>E0 60 </text:p>
          </table:table-cell>
          <table:table-cell office:value-type="string" calcext:value-type="string">
            <text:p>E0 F0 60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6 </text:p>
          </table:table-cell>
          <table:table-cell office:value-type="string" calcext:value-type="string">
            <text:p>E0 D6 </text:p>
          </table:table-cell>
          <table:table-cell office:value-type="string" calcext:value-type="string">
            <text:p>E0 61 </text:p>
          </table:table-cell>
          <table:table-cell office:value-type="string" calcext:value-type="string">
            <text:p>E0 F0 61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7 </text:p>
          </table:table-cell>
          <table:table-cell office:value-type="string" calcext:value-type="string">
            <text:p>E0 D7 </text:p>
          </table:table-cell>
          <table:table-cell office:value-type="string" calcext:value-type="string">
            <text:p>E0 78 </text:p>
          </table:table-cell>
          <table:table-cell office:value-type="string" calcext:value-type="string">
            <text:p>E0 F0 7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8 </text:p>
          </table:table-cell>
          <table:table-cell office:value-type="string" calcext:value-type="string">
            <text:p>E0 D8 </text:p>
          </table:table-cell>
          <table:table-cell office:value-type="string" calcext:value-type="string">
            <text:p>E0 07 </text:p>
          </table:table-cell>
          <table:table-cell office:value-type="string" calcext:value-type="string">
            <text:p>E0 F0 0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9 </text:p>
          </table:table-cell>
          <table:table-cell office:value-type="string" calcext:value-type="string">
            <text:p>E0 D9 </text:p>
          </table:table-cell>
          <table:table-cell office:value-type="string" calcext:value-type="string">
            <text:p>E0 0F </text:p>
          </table:table-cell>
          <table:table-cell office:value-type="string" calcext:value-type="string">
            <text:p>E0 F0 0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5A </text:p>
          </table:table-cell>
          <table:table-cell office:value-type="string" calcext:value-type="string">
            <text:p>E0 DA </text:p>
          </table:table-cell>
          <table:table-cell office:value-type="string" calcext:value-type="string">
            <text:p>E0 17 </text:p>
          </table:table-cell>
          <table:table-cell office:value-type="string" calcext:value-type="string">
            <text:p>E0 F0 1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62 </text:p>
          </table:table-cell>
          <table:table-cell office:value-type="string" calcext:value-type="string">
            <text:p>E0 E2 </text:p>
          </table:table-cell>
          <table:table-cell office:value-type="string" calcext:value-type="string">
            <text:p>E0 56 </text:p>
          </table:table-cell>
          <table:table-cell office:value-type="string" calcext:value-type="string">
            <text:p>E0 F0 56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64 </text:p>
          </table:table-cell>
          <table:table-cell office:value-type="string" calcext:value-type="string">
            <text:p>E0 E4 </text:p>
          </table:table-cell>
          <table:table-cell office:value-type="string" calcext:value-type="string">
            <text:p>E0 08 </text:p>
          </table:table-cell>
          <table:table-cell office:value-type="string" calcext:value-type="string">
            <text:p>E0 F0 08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6E </text:p>
          </table:table-cell>
          <table:table-cell office:value-type="string" calcext:value-type="string">
            <text:p>E0 EE </text:p>
          </table:table-cell>
          <table:table-cell office:value-type="string" calcext:value-type="string">
            <text:p>E0 57 </text:p>
          </table:table-cell>
          <table:table-cell office:value-type="string" calcext:value-type="string">
            <text:p>E0 F0 57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6F </text:p>
          </table:table-cell>
          <table:table-cell office:value-type="string" calcext:value-type="string">
            <text:p>E0 EF </text:p>
          </table:table-cell>
          <table:table-cell office:value-type="string" calcext:value-type="string">
            <text:p>E0 6F </text:p>
          </table:table-cell>
          <table:table-cell office:value-type="string" calcext:value-type="string">
            <text:p>E0 F0 6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0 </text:p>
          </table:table-cell>
          <table:table-cell office:value-type="string" calcext:value-type="string">
            <text:p>E0 F0 </text:p>
          </table:table-cell>
          <table:table-cell office:value-type="string" calcext:value-type="string">
            <text:p>E0 13 </text:p>
          </table:table-cell>
          <table:table-cell office:value-type="string" calcext:value-type="string">
            <text:p>E0 F0 1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1 </text:p>
          </table:table-cell>
          <table:table-cell office:value-type="string" calcext:value-type="string">
            <text:p>E0 F1 </text:p>
          </table:table-cell>
          <table:table-cell office:value-type="string" calcext:value-type="string">
            <text:p>E0 19 </text:p>
          </table:table-cell>
          <table:table-cell office:value-type="string" calcext:value-type="string">
            <text:p>E0 F0 1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2 </text:p>
          </table:table-cell>
          <table:table-cell office:value-type="string" calcext:value-type="string">
            <text:p>E0 F2 </text:p>
          </table:table-cell>
          <table:table-cell office:value-type="string" calcext:value-type="string">
            <text:p>E0 39 </text:p>
          </table:table-cell>
          <table:table-cell office:value-type="string" calcext:value-type="string">
            <text:p>E0 F0 39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3 </text:p>
          </table:table-cell>
          <table:table-cell office:value-type="string" calcext:value-type="string">
            <text:p>E0 F3 </text:p>
          </table:table-cell>
          <table:table-cell office:value-type="string" calcext:value-type="string">
            <text:p>E0 51 </text:p>
          </table:table-cell>
          <table:table-cell office:value-type="string" calcext:value-type="string">
            <text:p>E0 F0 51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4 </text:p>
          </table:table-cell>
          <table:table-cell office:value-type="string" calcext:value-type="string">
            <text:p>E0 F4 </text:p>
          </table:table-cell>
          <table:table-cell office:value-type="string" calcext:value-type="string">
            <text:p>E0 53 </text:p>
          </table:table-cell>
          <table:table-cell office:value-type="string" calcext:value-type="string">
            <text:p>E0 F0 5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5 </text:p>
          </table:table-cell>
          <table:table-cell office:value-type="string" calcext:value-type="string">
            <text:p>E0 F5 </text:p>
          </table:table-cell>
          <table:table-cell office:value-type="string" calcext:value-type="string">
            <text:p>E0 5C </text:p>
          </table:table-cell>
          <table:table-cell office:value-type="string" calcext:value-type="string">
            <text:p>E0 F0 5C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6 </text:p>
          </table:table-cell>
          <table:table-cell office:value-type="string" calcext:value-type="string">
            <text:p>E0 F6 </text:p>
          </table:table-cell>
          <table:table-cell office:value-type="string" calcext:value-type="string">
            <text:p>E0 5F </text:p>
          </table:table-cell>
          <table:table-cell office:value-type="string" calcext:value-type="string">
            <text:p>E0 F0 5F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7 </text:p>
          </table:table-cell>
          <table:table-cell office:value-type="string" calcext:value-type="string">
            <text:p>E0 F7 </text:p>
          </table:table-cell>
          <table:table-cell office:value-type="string" calcext:value-type="string">
            <text:p>E0 62 </text:p>
          </table:table-cell>
          <table:table-cell office:value-type="string" calcext:value-type="string">
            <text:p>E0 F0 62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8 </text:p>
          </table:table-cell>
          <table:table-cell office:value-type="string" calcext:value-type="string">
            <text:p>E0 F8 </text:p>
          </table:table-cell>
          <table:table-cell office:value-type="string" calcext:value-type="string">
            <text:p>E0 63 </text:p>
          </table:table-cell>
          <table:table-cell office:value-type="string" calcext:value-type="string">
            <text:p>E0 F0 63 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UNASSIGNED </text:p>
          </table:table-cell>
          <table:table-cell office:value-type="string" calcext:value-type="string">
            <text:p>E0 79 </text:p>
          </table:table-cell>
          <table:table-cell office:value-type="string" calcext:value-type="string">
            <text:p>E0 F9 </text:p>
          </table:table-cell>
          <table:table-cell office:value-type="string" calcext:value-type="string">
            <text:p>E0 64 </text:p>
          </table:table-cell>
          <table:table-cell office:value-type="string" calcext:value-type="string">
            <text:p>E0 F0 64 </text:p>
          </table:table-cell>
          <table:table-cell table:number-columns-repeated="1017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codes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1" table:default-cell-style-name="ce3"/>
        <table:table-column table:style-name="co7" table:default-cell-style-name="ce3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Key Name </text:p>
          </table:table-cell>
          <table:table-cell table:style-name="ce2" office:value-type="string" calcext:value-type="string">
            <text:p>HID Usage Page </text:p>
          </table:table-cell>
          <table:table-cell table:style-name="ce2" office:value-type="string" calcext:value-type="string">
            <text:p>HID Usage ID</text:p>
          </table:table-cell>
          <table:table-cell table:style-name="ce2" office:value-type="string" calcext:value-type="string">
            <text:p>HID Usage Id (dec)</text:p>
          </table:table-cell>
          <table:table-cell table:style-name="ce2" office:value-type="string" calcext:value-type="string">
            <text:p>PS/2 Set 1 Make* </text:p>
          </table:table-cell>
          <table:table-cell table:style-name="ce2" office:value-type="string" calcext:value-type="string">
            <text:p>PS/2 Set 1 Break* </text:p>
          </table:table-cell>
          <table:table-cell table:style-name="ce2" office:value-type="string" calcext:value-type="string">
            <text:p>PS/2 Set 2 Make </text:p>
          </table:table-cell>
          <table:table-cell table:style-name="ce2" office:value-type="string" calcext:value-type="string">
            <text:p>PS/2 Set 2 Make (dec)</text:p>
          </table:table-cell>
          <table:table-cell table:style-name="ce2" office:value-type="string" calcext:value-type="string">
            <text:p>PS/2 Set 2 Break 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Overrun Error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DECIMAL([.C2];16)" office:value-type="float" office:value="1" calcext:value-type="float">
            <text:p>1</text:p>
          </table:table-cell>
          <table:table-cell office:value-type="string" calcext:value-type="string">
            <text:p>FF </text:p>
          </table:table-cell>
          <table:table-cell office:value-type="string" calcext:value-type="string">
            <text:p>None </text:p>
          </table:table-cell>
          <table:table-cell office:value-type="float" office:value="0" calcext:value-type="float">
            <text:p>0</text:p>
          </table:table-cell>
          <table:table-cell table:formula="of:=DECIMAL(ORG.LIBREOFFICE.REGEX(ORG.LIBREOFFICE.REGEX([.G2];&quot;E0 &quot;;&quot;1&quot;);&quot; &quot;;&quot;&quot;);16)" office:value-type="float" office:value="0" calcext:value-type="float">
            <text:p>0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 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DECIMAL([.C3];16)"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table:formula="of:=DECIMAL(ORG.LIBREOFFICE.REGEX(ORG.LIBREOFFICE.REGEX([.G3];&quot;E0 &quot;;&quot;1&quot;);&quot; &quot;;&quot;&quot;);16)" office:value-type="float" office:value="1" calcext:value-type="float">
            <text:p>1</text:p>
          </table:table-cell>
          <table:table-cell office:value-type="string" calcext:value-type="string">
            <text:p>F0 0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E</text:p>
          </table:table-cell>
          <table:table-cell table:formula="of:=DECIMAL([.C4];16)" office:value-type="float" office:value="62" calcext:value-type="float">
            <text:p>62</text:p>
          </table:table-cell>
          <table:table-cell office:value-type="string" calcext:value-type="string">
            <text:p>3F </text:p>
          </table:table-cell>
          <table:table-cell office:value-type="string" calcext:value-type="string">
            <text:p>BF </text:p>
          </table:table-cell>
          <table:table-cell office:value-type="float" office:value="3" calcext:value-type="float">
            <text:p>3</text:p>
          </table:table-cell>
          <table:table-cell table:formula="of:=DECIMAL(ORG.LIBREOFFICE.REGEX(ORG.LIBREOFFICE.REGEX([.G4];&quot;E0 &quot;;&quot;1&quot;);&quot; &quot;;&quot;&quot;);16)" office:value-type="float" office:value="3" calcext:value-type="float">
            <text:p>3</text:p>
          </table:table-cell>
          <table:table-cell office:value-type="string" calcext:value-type="string">
            <text:p>F0 0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3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C</text:p>
          </table:table-cell>
          <table:table-cell table:formula="of:=DECIMAL([.C5];16)" office:value-type="float" office:value="60" calcext:value-type="float">
            <text:p>60</text:p>
          </table:table-cell>
          <table:table-cell office:value-type="string" calcext:value-type="string">
            <text:p>3D </text:p>
          </table:table-cell>
          <table:table-cell office:value-type="string" calcext:value-type="string">
            <text:p>BD </text:p>
          </table:table-cell>
          <table:table-cell office:value-type="float" office:value="4" calcext:value-type="float">
            <text:p>4</text:p>
          </table:table-cell>
          <table:table-cell table:formula="of:=DECIMAL(ORG.LIBREOFFICE.REGEX(ORG.LIBREOFFICE.REGEX([.G5];&quot;E0 &quot;;&quot;1&quot;);&quot; &quot;;&quot;&quot;);16)" office:value-type="float" office:value="4" calcext:value-type="float">
            <text:p>4</text:p>
          </table:table-cell>
          <table:table-cell office:value-type="string" calcext:value-type="string">
            <text:p>F0 0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A</text:p>
          </table:table-cell>
          <table:table-cell table:formula="of:=DECIMAL([.C6];16)" office:value-type="float" office:value="58" calcext:value-type="float">
            <text:p>58</text:p>
          </table:table-cell>
          <table:table-cell office:value-type="string" calcext:value-type="string">
            <text:p>3B </text:p>
          </table:table-cell>
          <table:table-cell office:value-type="string" calcext:value-type="string">
            <text:p>BB </text:p>
          </table:table-cell>
          <table:table-cell office:value-type="float" office:value="5" calcext:value-type="float">
            <text:p>5</text:p>
          </table:table-cell>
          <table:table-cell table:formula="of:=DECIMAL(ORG.LIBREOFFICE.REGEX(ORG.LIBREOFFICE.REGEX([.G6];&quot;E0 &quot;;&quot;1&quot;);&quot; &quot;;&quot;&quot;);16)" office:value-type="float" office:value="5" calcext:value-type="float">
            <text:p>5</text:p>
          </table:table-cell>
          <table:table-cell office:value-type="string" calcext:value-type="string">
            <text:p>F0 0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B</text:p>
          </table:table-cell>
          <table:table-cell table:formula="of:=DECIMAL([.C7];16)" office:value-type="float" office:value="59" calcext:value-type="float">
            <text:p>59</text:p>
          </table:table-cell>
          <table:table-cell office:value-type="string" calcext:value-type="string">
            <text:p>3C </text:p>
          </table:table-cell>
          <table:table-cell office:value-type="string" calcext:value-type="string">
            <text:p>BC </text:p>
          </table:table-cell>
          <table:table-cell office:value-type="float" office:value="6" calcext:value-type="float">
            <text:p>6</text:p>
          </table:table-cell>
          <table:table-cell table:formula="of:=DECIMAL(ORG.LIBREOFFICE.REGEX(ORG.LIBREOFFICE.REGEX([.G7];&quot;E0 &quot;;&quot;1&quot;);&quot; &quot;;&quot;&quot;);16)" office:value-type="float" office:value="6" calcext:value-type="float">
            <text:p>6</text:p>
          </table:table-cell>
          <table:table-cell office:value-type="string" calcext:value-type="string">
            <text:p>F0 0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2 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DECIMAL([.C8];16)"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8 </text:p>
          </table:table-cell>
          <table:table-cell office:value-type="float" office:value="7" calcext:value-type="float">
            <text:p>7</text:p>
          </table:table-cell>
          <table:table-cell table:formula="of:=DECIMAL(ORG.LIBREOFFICE.REGEX(ORG.LIBREOFFICE.REGEX([.G8];&quot;E0 &quot;;&quot;1&quot;);&quot; &quot;;&quot;&quot;);16)" office:value-type="float" office:value="7" calcext:value-type="float">
            <text:p>7</text:p>
          </table:table-cell>
          <table:table-cell office:value-type="string" calcext:value-type="string">
            <text:p>F0 0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3 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DECIMAL([.C9];16)"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4 </text:p>
          </table:table-cell>
          <table:table-cell office:value-type="float" office:value="8" calcext:value-type="float">
            <text:p>8</text:p>
          </table:table-cell>
          <table:table-cell table:formula="of:=DECIMAL(ORG.LIBREOFFICE.REGEX(ORG.LIBREOFFICE.REGEX([.G9];&quot;E0 &quot;;&quot;1&quot;);&quot; &quot;;&quot;&quot;);16)" office:value-type="float" office:value="8" calcext:value-type="float">
            <text:p>8</text:p>
          </table:table-cell>
          <table:table-cell office:value-type="string" calcext:value-type="string">
            <text:p>F0 0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0];16)" office:value-type="string" office:string-value="" calcext:value-type="error">
            <text:p>Err :5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4 </text:p>
          </table:table-cell>
          <table:table-cell office:value-type="float" office:value="8" calcext:value-type="float">
            <text:p>8</text:p>
          </table:table-cell>
          <table:table-cell table:formula="of:=DECIMAL(ORG.LIBREOFFICE.REGEX(ORG.LIBREOFFICE.REGEX([.G10];&quot;E0 &quot;;&quot;1&quot;);&quot; &quot;;&quot;&quot;);16)" office:value-type="float" office:value="8" calcext:value-type="float">
            <text:p>8</text:p>
          </table:table-cell>
          <table:table-cell office:value-type="string" calcext:value-type="string">
            <text:p>F0 0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0 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DECIMAL([.C11];16)"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4 </text:p>
          </table:table-cell>
          <table:table-cell office:value-type="float" office:value="9" calcext:value-type="float">
            <text:p>9</text:p>
          </table:table-cell>
          <table:table-cell table:formula="of:=DECIMAL(ORG.LIBREOFFICE.REGEX(ORG.LIBREOFFICE.REGEX([.G11];&quot;E0 &quot;;&quot;1&quot;);&quot; &quot;;&quot;&quot;);16)" office:value-type="float" office:value="9" calcext:value-type="float">
            <text:p>9</text:p>
          </table:table-cell>
          <table:table-cell office:value-type="string" calcext:value-type="string">
            <text:p>F0 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8 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DECIMAL([.C12];16)"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0A </text:p>
          </table:table-cell>
          <table:table-cell table:formula="of:=DECIMAL(ORG.LIBREOFFICE.REGEX(ORG.LIBREOFFICE.REGEX([.G12];&quot;E0 &quot;;&quot;1&quot;);&quot; &quot;;&quot;&quot;);16)" office:value-type="float" office:value="10" calcext:value-type="float">
            <text:p>10</text:p>
          </table:table-cell>
          <table:table-cell office:value-type="string" calcext:value-type="string">
            <text:p>F0 0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F</text:p>
          </table:table-cell>
          <table:table-cell table:formula="of:=DECIMAL([.C13];16)"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0 </text:p>
          </table:table-cell>
          <table:table-cell office:value-type="string" calcext:value-type="string">
            <text:p>0B </text:p>
          </table:table-cell>
          <table:table-cell table:formula="of:=DECIMAL(ORG.LIBREOFFICE.REGEX(ORG.LIBREOFFICE.REGEX([.G13];&quot;E0 &quot;;&quot;1&quot;);&quot; &quot;;&quot;&quot;);16)" office:value-type="float" office:value="11" calcext:value-type="float">
            <text:p>11</text:p>
          </table:table-cell>
          <table:table-cell office:value-type="string" calcext:value-type="string">
            <text:p>F0 0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D</text:p>
          </table:table-cell>
          <table:table-cell table:formula="of:=DECIMAL([.C14];16)" office:value-type="float" office:value="61" calcext:value-type="float">
            <text:p>61</text:p>
          </table:table-cell>
          <table:table-cell office:value-type="string" calcext:value-type="string">
            <text:p>3E 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0C </text:p>
          </table:table-cell>
          <table:table-cell table:formula="of:=DECIMAL(ORG.LIBREOFFICE.REGEX(ORG.LIBREOFFICE.REGEX([.G14];&quot;E0 &quot;;&quot;1&quot;);&quot; &quot;;&quot;&quot;);16)" office:value-type="float" office:value="12" calcext:value-type="float">
            <text:p>12</text:p>
          </table:table-cell>
          <table:table-cell office:value-type="string" calcext:value-type="string">
            <text:p>F0 0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b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B</text:p>
          </table:table-cell>
          <table:table-cell table:formula="of:=DECIMAL([.C15];16)" office:value-type="float" office:value="43" calcext:value-type="float">
            <text:p>43</text:p>
          </table:table-cell>
          <table:table-cell office:value-type="string" calcext:value-type="string">
            <text:p>0F </text:p>
          </table:table-cell>
          <table:table-cell office:value-type="string" calcext:value-type="string">
            <text:p>8F </text:p>
          </table:table-cell>
          <table:table-cell office:value-type="string" calcext:value-type="string">
            <text:p>0D </text:p>
          </table:table-cell>
          <table:table-cell table:formula="of:=DECIMAL(ORG.LIBREOFFICE.REGEX(ORG.LIBREOFFICE.REGEX([.G15];&quot;E0 &quot;;&quot;1&quot;);&quot; &quot;;&quot;&quot;);16)" office:value-type="float" office:value="13" calcext:value-type="float">
            <text:p>13</text:p>
          </table:table-cell>
          <table:table-cell office:value-type="string" calcext:value-type="string">
            <text:p>F0 0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` ~ 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DECIMAL([.C16];16)"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9 </text:p>
          </table:table-cell>
          <table:table-cell office:value-type="string" calcext:value-type="string">
            <text:p>0E </text:p>
          </table:table-cell>
          <table:table-cell table:formula="of:=DECIMAL(ORG.LIBREOFFICE.REGEX(ORG.LIBREOFFICE.REGEX([.G16];&quot;E0 &quot;;&quot;1&quot;);&quot; &quot;;&quot;&quot;);16)" office:value-type="float" office:value="14" calcext:value-type="float">
            <text:p>14</text:p>
          </table:table-cell>
          <table:table-cell office:value-type="string" calcext:value-type="string">
            <text:p>F0 0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pad = 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DECIMAL([.C17];16)"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9 </text:p>
          </table:table-cell>
          <table:table-cell office:value-type="string" calcext:value-type="string">
            <text:p>0F </text:p>
          </table:table-cell>
          <table:table-cell table:formula="of:=DECIMAL(ORG.LIBREOFFICE.REGEX(ORG.LIBREOFFICE.REGEX([.G17];&quot;E0 &quot;;&quot;1&quot;);&quot; &quot;;&quot;&quot;);16)" office:value-type="float" office:value="15" calcext:value-type="float">
            <text:p>15</text:p>
          </table:table-cell>
          <table:table-cell office:value-type="string" calcext:value-type="string">
            <text:p>F0 0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4 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formula="of:=DECIMAL([.C18];16)"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5 </text:p>
          </table:table-cell>
          <table:table-cell office:value-type="float" office:value="10" calcext:value-type="float">
            <text:p>10</text:p>
          </table:table-cell>
          <table:table-cell table:formula="of:=DECIMAL(ORG.LIBREOFFICE.REGEX(ORG.LIBREOFFICE.REGEX([.G18];&quot;E0 &quot;;&quot;1&quot;);&quot; &quot;;&quot;&quot;);16)" office:value-type="float" office:value="16" calcext:value-type="float">
            <text:p>16</text:p>
          </table:table-cell>
          <table:table-cell office:value-type="string" calcext:value-type="string">
            <text:p>F0 1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9];16)" office:value-type="string" office:string-value="" calcext:value-type="error">
            <text:p>Err :5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5 </text:p>
          </table:table-cell>
          <table:table-cell office:value-type="float" office:value="10" calcext:value-type="float">
            <text:p>10</text:p>
          </table:table-cell>
          <table:table-cell table:formula="of:=DECIMAL(ORG.LIBREOFFICE.REGEX(ORG.LIBREOFFICE.REGEX([.G19];&quot;E0 &quot;;&quot;1&quot;);&quot; &quot;;&quot;&quot;);16)" office:value-type="float" office:value="16" calcext:value-type="float">
            <text:p>16</text:p>
          </table:table-cell>
          <table:table-cell office:value-type="string" calcext:value-type="string">
            <text:p>F0 10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eft A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</text:p>
          </table:table-cell>
          <table:table-cell table:formula="of:=DECIMAL([.C20];16)"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8 </text:p>
          </table:table-cell>
          <table:table-cell office:value-type="float" office:value="11" calcext:value-type="float">
            <text:p>11</text:p>
          </table:table-cell>
          <table:table-cell table:formula="of:=DECIMAL(ORG.LIBREOFFICE.REGEX(ORG.LIBREOFFICE.REGEX([.G20];&quot;E0 &quot;;&quot;1&quot;);&quot; &quot;;&quot;&quot;);16)" office:value-type="float" office:value="17" calcext:value-type="float">
            <text:p>17</text:p>
          </table:table-cell>
          <table:table-cell office:value-type="string" calcext:value-type="string">
            <text:p>F0 11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eft Shif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1</text:p>
          </table:table-cell>
          <table:table-cell table:formula="of:=DECIMAL([.C21];16)" office:value-type="float" office:value="225" calcext:value-type="float">
            <text:p>225</text:p>
          </table:table-cell>
          <table:table-cell office:value-type="string" calcext:value-type="string">
            <text:p>2A </text:p>
          </table:table-cell>
          <table:table-cell office:value-type="string" calcext:value-type="string">
            <text:p>AA </text:p>
          </table:table-cell>
          <table:table-cell office:value-type="float" office:value="12" calcext:value-type="float">
            <text:p>12</text:p>
          </table:table-cell>
          <table:table-cell table:formula="of:=DECIMAL(ORG.LIBREOFFICE.REGEX(ORG.LIBREOFFICE.REGEX([.G21];&quot;E0 &quot;;&quot;1&quot;);&quot; &quot;;&quot;&quot;);16)" office:value-type="float" office:value="18" calcext:value-type="float">
            <text:p>18</text:p>
          </table:table-cell>
          <table:table-cell office:value-type="string" calcext:value-type="string">
            <text:p>F0 12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l'2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DECIMAL([.C22];16)"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 </text:p>
          </table:table-cell>
          <table:table-cell office:value-type="float" office:value="13" calcext:value-type="float">
            <text:p>13</text:p>
          </table:table-cell>
          <table:table-cell table:formula="of:=DECIMAL(ORG.LIBREOFFICE.REGEX(ORG.LIBREOFFICE.REGEX([.G22];&quot;E0 &quot;;&quot;1&quot;);&quot; &quot;;&quot;&quot;);16)" office:value-type="float" office:value="19" calcext:value-type="float">
            <text:p>19</text:p>
          </table:table-cell>
          <table:table-cell office:value-type="string" calcext:value-type="string">
            <text:p>F0 13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eft Contro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table:formula="of:=DECIMAL([.C23];16)" office:value-type="float" office:value="224" calcext:value-type="float">
            <text:p>224</text:p>
          </table:table-cell>
          <table:table-cell office:value-type="string" calcext:value-type="string">
            <text:p>1D </text:p>
          </table:table-cell>
          <table:table-cell office:value-type="string" calcext:value-type="string">
            <text:p>9D </text:p>
          </table:table-cell>
          <table:table-cell office:value-type="float" office:value="14" calcext:value-type="float">
            <text:p>14</text:p>
          </table:table-cell>
          <table:table-cell table:formula="of:=DECIMAL(ORG.LIBREOFFICE.REGEX(ORG.LIBREOFFICE.REGEX([.G23];&quot;E0 &quot;;&quot;1&quot;);&quot; &quot;;&quot;&quot;);16)" office:value-type="float" office:value="20" calcext:value-type="float">
            <text:p>20</text:p>
          </table:table-cell>
          <table:table-cell office:value-type="string" calcext:value-type="string">
            <text:p>F0 1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 Q 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DECIMAL([.C24];16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DECIMAL(ORG.LIBREOFFICE.REGEX(ORG.LIBREOFFICE.REGEX([.G24];&quot;E0 &quot;;&quot;1&quot;);&quot; &quot;;&quot;&quot;);16)" office:value-type="float" office:value="21" calcext:value-type="float">
            <text:p>21</text:p>
          </table:table-cell>
          <table:table-cell office:value-type="string" calcext:value-type="string">
            <text:p>F0 1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!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E</text:p>
          </table:table-cell>
          <table:table-cell table:formula="of:=DECIMAL([.C25];16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formula="of:=DECIMAL(ORG.LIBREOFFICE.REGEX(ORG.LIBREOFFICE.REGEX([.G25];&quot;E0 &quot;;&quot;1&quot;);&quot; &quot;;&quot;&quot;);16)" office:value-type="float" office:value="22" calcext:value-type="float">
            <text:p>22</text:p>
          </table:table-cell>
          <table:table-cell office:value-type="string" calcext:value-type="string">
            <text:p>F0 1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];16)" office:value-type="string" office:string-value="" calcext:value-type="error">
            <text:p>Err :502</text:p>
          </table:table-cell>
          <table:table-cell office:value-type="string" calcext:value-type="string">
            <text:p>5A </text:p>
          </table:table-cell>
          <table:table-cell office:value-type="string" calcext:value-type="string">
            <text:p>DA </text:p>
          </table:table-cell>
          <table:table-cell office:value-type="float" office:value="17" calcext:value-type="float">
            <text:p>17</text:p>
          </table:table-cell>
          <table:table-cell table:formula="of:=DECIMAL(ORG.LIBREOFFICE.REGEX(ORG.LIBREOFFICE.REGEX([.G26];&quot;E0 &quot;;&quot;1&quot;);&quot; &quot;;&quot;&quot;);16)" office:value-type="float" office:value="23" calcext:value-type="float">
            <text:p>23</text:p>
          </table:table-cell>
          <table:table-cell office:value-type="string" calcext:value-type="string">
            <text:p>F0 1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A</text:p>
          </table:table-cell>
          <table:table-cell table:formula="of:=DECIMAL([.C27];16)"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6 </text:p>
          </table:table-cell>
          <table:table-cell office:value-type="float" office:value="18" calcext:value-type="float">
            <text:p>18</text:p>
          </table:table-cell>
          <table:table-cell table:formula="of:=DECIMAL(ORG.LIBREOFFICE.REGEX(ORG.LIBREOFFICE.REGEX([.G27];&quot;E0 &quot;;&quot;1&quot;);&quot; &quot;;&quot;&quot;);16)" office:value-type="float" office:value="24" calcext:value-type="float">
            <text:p>24</text:p>
          </table:table-cell>
          <table:table-cell office:value-type="string" calcext:value-type="string">
            <text:p>F0 1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8];16)" office:value-type="string" office:string-value="" calcext:value-type="error">
            <text:p>Err :5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6 </text:p>
          </table:table-cell>
          <table:table-cell office:value-type="float" office:value="18" calcext:value-type="float">
            <text:p>18</text:p>
          </table:table-cell>
          <table:table-cell table:formula="of:=DECIMAL(ORG.LIBREOFFICE.REGEX(ORG.LIBREOFFICE.REGEX([.G28];&quot;E0 &quot;;&quot;1&quot;);&quot; &quot;;&quot;&quot;);16)" office:value-type="float" office:value="24" calcext:value-type="float">
            <text:p>24</text:p>
          </table:table-cell>
          <table:table-cell office:value-type="string" calcext:value-type="string">
            <text:p>F0 1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9];16)" office:value-type="string" office:string-value="" calcext:value-type="error">
            <text:p>Err :5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1 </text:p>
          </table:table-cell>
          <table:table-cell office:value-type="float" office:value="19" calcext:value-type="float">
            <text:p>19</text:p>
          </table:table-cell>
          <table:table-cell table:formula="of:=DECIMAL(ORG.LIBREOFFICE.REGEX(ORG.LIBREOFFICE.REGEX([.G29];&quot;E0 &quot;;&quot;1&quot;);&quot; &quot;;&quot;&quot;);16)" office:value-type="float" office:value="25" calcext:value-type="float">
            <text:p>25</text:p>
          </table:table-cell>
          <table:table-cell office:value-type="string" calcext:value-type="string">
            <text:p>F0 1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 Z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table:formula="of:=DECIMAL([.C30];16)" office:value-type="float" office:value="29" calcext:value-type="float">
            <text:p>29</text:p>
          </table:table-cell>
          <table:table-cell office:value-type="string" calcext:value-type="string">
            <text:p>2C </text:p>
          </table:table-cell>
          <table:table-cell office:value-type="string" calcext:value-type="string">
            <text:p>AC </text:p>
          </table:table-cell>
          <table:table-cell office:value-type="string" calcext:value-type="string">
            <text:p>1A </text:p>
          </table:table-cell>
          <table:table-cell table:formula="of:=DECIMAL(ORG.LIBREOFFICE.REGEX(ORG.LIBREOFFICE.REGEX([.G30];&quot;E0 &quot;;&quot;1&quot;);&quot; &quot;;&quot;&quot;);16)" office:value-type="float" office:value="26" calcext:value-type="float">
            <text:p>26</text:p>
          </table:table-cell>
          <table:table-cell office:value-type="string" calcext:value-type="string">
            <text:p>F0 1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S 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DECIMAL([.C31];16)" office:value-type="float" office:value="22" calcext:value-type="float">
            <text:p>22</text:p>
          </table:table-cell>
          <table:table-cell office:value-type="string" calcext:value-type="string">
            <text:p>1F </text:p>
          </table:table-cell>
          <table:table-cell office:value-type="string" calcext:value-type="string">
            <text:p>9F </text:p>
          </table:table-cell>
          <table:table-cell office:value-type="string" calcext:value-type="string">
            <text:p>1B </text:p>
          </table:table-cell>
          <table:table-cell table:formula="of:=DECIMAL(ORG.LIBREOFFICE.REGEX(ORG.LIBREOFFICE.REGEX([.G31];&quot;E0 &quot;;&quot;1&quot;);&quot; &quot;;&quot;&quot;);16)" office:value-type="float" office:value="27" calcext:value-type="float">
            <text:p>27</text:p>
          </table:table-cell>
          <table:table-cell office:value-type="string" calcext:value-type="string">
            <text:p>F0 1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 A 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DECIMAL([.C32];16)" office:value-type="float" office:value="4" calcext:value-type="float">
            <text:p>4</text:p>
          </table:table-cell>
          <table:table-cell office:value-type="string" calcext:value-type="string">
            <text:p>1E </text:p>
          </table:table-cell>
          <table:table-cell office:value-type="string" calcext:value-type="string">
            <text:p>9E </text:p>
          </table:table-cell>
          <table:table-cell office:value-type="string" calcext:value-type="string">
            <text:p>1C </text:p>
          </table:table-cell>
          <table:table-cell table:formula="of:=DECIMAL(ORG.LIBREOFFICE.REGEX(ORG.LIBREOFFICE.REGEX([.G32];&quot;E0 &quot;;&quot;1&quot;);&quot; &quot;;&quot;&quot;);16)" office:value-type="float" office:value="28" calcext:value-type="float">
            <text:p>28</text:p>
          </table:table-cell>
          <table:table-cell office:value-type="string" calcext:value-type="string">
            <text:p>F0 1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 W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A</text:p>
          </table:table-cell>
          <table:table-cell table:formula="of:=DECIMAL([.C33];16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D </text:p>
          </table:table-cell>
          <table:table-cell table:formula="of:=DECIMAL(ORG.LIBREOFFICE.REGEX(ORG.LIBREOFFICE.REGEX([.G33];&quot;E0 &quot;;&quot;1&quot;);&quot; &quot;;&quot;&quot;);16)" office:value-type="float" office:value="29" calcext:value-type="float">
            <text:p>29</text:p>
          </table:table-cell>
          <table:table-cell office:value-type="string" calcext:value-type="string">
            <text:p>F0 1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@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table:formula="of:=DECIMAL([.C34];16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E </text:p>
          </table:table-cell>
          <table:table-cell table:formula="of:=DECIMAL(ORG.LIBREOFFICE.REGEX(ORG.LIBREOFFICE.REGEX([.G34];&quot;E0 &quot;;&quot;1&quot;);&quot; &quot;;&quot;&quot;);16)" office:value-type="float" office:value="30" calcext:value-type="float">
            <text:p>30</text:p>
          </table:table-cell>
          <table:table-cell office:value-type="string" calcext:value-type="string">
            <text:p>F0 1E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35];16)" office:value-type="string" office:string-value="" calcext:value-type="error">
            <text:p>Err :502</text:p>
          </table:table-cell>
          <table:table-cell office:value-type="string" calcext:value-type="string">
            <text:p>5B </text:p>
          </table:table-cell>
          <table:table-cell office:value-type="string" calcext:value-type="string">
            <text:p>DB </text:p>
          </table:table-cell>
          <table:table-cell office:value-type="string" calcext:value-type="string">
            <text:p>1F </text:p>
          </table:table-cell>
          <table:table-cell table:formula="of:=DECIMAL(ORG.LIBREOFFICE.REGEX(ORG.LIBREOFFICE.REGEX([.G35];&quot;E0 &quot;;&quot;1&quot;);&quot; &quot;;&quot;&quot;);16)" office:value-type="float" office:value="31" calcext:value-type="float">
            <text:p>31</text:p>
          </table:table-cell>
          <table:table-cell office:value-type="string" calcext:value-type="string">
            <text:p>F0 1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6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table:formula="of:=DECIMAL([.C36];16)"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7 </text:p>
          </table:table-cell>
          <table:table-cell office:value-type="float" office:value="20" calcext:value-type="float">
            <text:p>20</text:p>
          </table:table-cell>
          <table:table-cell table:formula="of:=DECIMAL(ORG.LIBREOFFICE.REGEX(ORG.LIBREOFFICE.REGEX([.G36];&quot;E0 &quot;;&quot;1&quot;);&quot; &quot;;&quot;&quot;);16)" office:value-type="float" office:value="32" calcext:value-type="float">
            <text:p>32</text:p>
          </table:table-cell>
          <table:table-cell office:value-type="string" calcext:value-type="string">
            <text:p>F0 2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37];16)" office:value-type="string" office:string-value="" calcext:value-type="error">
            <text:p>Err :5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7 </text:p>
          </table:table-cell>
          <table:table-cell office:value-type="float" office:value="20" calcext:value-type="float">
            <text:p>20</text:p>
          </table:table-cell>
          <table:table-cell table:formula="of:=DECIMAL(ORG.LIBREOFFICE.REGEX(ORG.LIBREOFFICE.REGEX([.G37];&quot;E0 &quot;;&quot;1&quot;);&quot; &quot;;&quot;&quot;);16)" office:value-type="float" office:value="32" calcext:value-type="float">
            <text:p>32</text:p>
          </table:table-cell>
          <table:table-cell office:value-type="string" calcext:value-type="string">
            <text:p>F0 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 C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DECIMAL([.C38];16)" office:value-type="float" office:value="6" calcext:value-type="float">
            <text:p>6</text:p>
          </table:table-cell>
          <table:table-cell office:value-type="string" calcext:value-type="string">
            <text:p>2E </text:p>
          </table:table-cell>
          <table:table-cell office:value-type="string" calcext:value-type="string">
            <text:p>AE </text:p>
          </table:table-cell>
          <table:table-cell office:value-type="float" office:value="21" calcext:value-type="float">
            <text:p>21</text:p>
          </table:table-cell>
          <table:table-cell table:formula="of:=DECIMAL(ORG.LIBREOFFICE.REGEX(ORG.LIBREOFFICE.REGEX([.G38];&quot;E0 &quot;;&quot;1&quot;);&quot; &quot;;&quot;&quot;);16)" office:value-type="float" office:value="33" calcext:value-type="float">
            <text:p>33</text:p>
          </table:table-cell>
          <table:table-cell office:value-type="string" calcext:value-type="string">
            <text:p>F0 2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 X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B</text:p>
          </table:table-cell>
          <table:table-cell table:formula="of:=DECIMAL([.C39];16)" office:value-type="float" office:value="27" calcext:value-type="float">
            <text:p>27</text:p>
          </table:table-cell>
          <table:table-cell office:value-type="string" calcext:value-type="string">
            <text:p>2D </text:p>
          </table:table-cell>
          <table:table-cell office:value-type="string" calcext:value-type="string">
            <text:p>AD </text:p>
          </table:table-cell>
          <table:table-cell office:value-type="float" office:value="22" calcext:value-type="float">
            <text:p>22</text:p>
          </table:table-cell>
          <table:table-cell table:formula="of:=DECIMAL(ORG.LIBREOFFICE.REGEX(ORG.LIBREOFFICE.REGEX([.G39];&quot;E0 &quot;;&quot;1&quot;);&quot; &quot;;&quot;&quot;);16)" office:value-type="float" office:value="34" calcext:value-type="float">
            <text:p>34</text:p>
          </table:table-cell>
          <table:table-cell office:value-type="string" calcext:value-type="string">
            <text:p>F0 2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D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DECIMAL([.C40];16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 </text:p>
          </table:table-cell>
          <table:table-cell office:value-type="float" office:value="23" calcext:value-type="float">
            <text:p>23</text:p>
          </table:table-cell>
          <table:table-cell table:formula="of:=DECIMAL(ORG.LIBREOFFICE.REGEX(ORG.LIBREOFFICE.REGEX([.G40];&quot;E0 &quot;;&quot;1&quot;);&quot; &quot;;&quot;&quot;);16)" office:value-type="float" office:value="35" calcext:value-type="float">
            <text:p>35</text:p>
          </table:table-cell>
          <table:table-cell office:value-type="string" calcext:value-type="string">
            <text:p>F0 2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 E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DECIMAL([.C41];16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table:formula="of:=DECIMAL(ORG.LIBREOFFICE.REGEX(ORG.LIBREOFFICE.REGEX([.G41];&quot;E0 &quot;;&quot;1&quot;);&quot; &quot;;&quot;&quot;);16)" office:value-type="float" office:value="36" calcext:value-type="float">
            <text:p>36</text:p>
          </table:table-cell>
          <table:table-cell office:value-type="string" calcext:value-type="string">
            <text:p>F0 2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 $ 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DECIMAL([.C42];16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formula="of:=DECIMAL(ORG.LIBREOFFICE.REGEX(ORG.LIBREOFFICE.REGEX([.G42];&quot;E0 &quot;;&quot;1&quot;);&quot; &quot;;&quot;&quot;);16)" office:value-type="float" office:value="37" calcext:value-type="float">
            <text:p>37</text:p>
          </table:table-cell>
          <table:table-cell office:value-type="string" calcext:value-type="string">
            <text:p>F0 2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 # 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DECIMAL([.C43];16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table:formula="of:=DECIMAL(ORG.LIBREOFFICE.REGEX(ORG.LIBREOFFICE.REGEX([.G43];&quot;E0 &quot;;&quot;1&quot;);&quot; &quot;;&quot;&quot;);16)" office:value-type="float" office:value="38" calcext:value-type="float">
            <text:p>38</text:p>
          </table:table-cell>
          <table:table-cell office:value-type="string" calcext:value-type="string">
            <text:p>F0 2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6 (PC9800 Keypad , 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C</text:p>
          </table:table-cell>
          <table:table-cell table:formula="of:=DECIMAL([.C44];16)" office:value-type="float" office:value="140" calcext:value-type="float">
            <text:p>140</text:p>
          </table:table-cell>
          <table:table-cell office:value-type="string" calcext:value-type="string">
            <text:p>5C </text:p>
          </table:table-cell>
          <table:table-cell office:value-type="string" calcext:value-type="string">
            <text:p>DC </text:p>
          </table:table-cell>
          <table:table-cell office:value-type="float" office:value="27" calcext:value-type="float">
            <text:p>27</text:p>
          </table:table-cell>
          <table:table-cell table:formula="of:=DECIMAL(ORG.LIBREOFFICE.REGEX(ORG.LIBREOFFICE.REGEX([.G44];&quot;E0 &quot;;&quot;1&quot;);&quot; &quot;;&quot;&quot;);16)" office:value-type="float" office:value="39" calcext:value-type="float">
            <text:p>39</text:p>
          </table:table-cell>
          <table:table-cell office:value-type="string" calcext:value-type="string">
            <text:p>F0 2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C</text:p>
          </table:table-cell>
          <table:table-cell table:formula="of:=DECIMAL([.C45];16)"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8 </text:p>
          </table:table-cell>
          <table:table-cell office:value-type="float" office:value="28" calcext:value-type="float">
            <text:p>28</text:p>
          </table:table-cell>
          <table:table-cell table:formula="of:=DECIMAL(ORG.LIBREOFFICE.REGEX(ORG.LIBREOFFICE.REGEX([.G45];&quot;E0 &quot;;&quot;1&quot;);&quot; &quot;;&quot;&quot;);16)" office:value-type="float" office:value="40" calcext:value-type="float">
            <text:p>40</text:p>
          </table:table-cell>
          <table:table-cell office:value-type="string" calcext:value-type="string">
            <text:p>F0 2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46];16)" office:value-type="string" office:string-value="" calcext:value-type="error">
            <text:p>Err :5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8 </text:p>
          </table:table-cell>
          <table:table-cell office:value-type="float" office:value="28" calcext:value-type="float">
            <text:p>28</text:p>
          </table:table-cell>
          <table:table-cell table:formula="of:=DECIMAL(ORG.LIBREOFFICE.REGEX(ORG.LIBREOFFICE.REGEX([.G46];&quot;E0 &quot;;&quot;1&quot;);&quot; &quot;;&quot;&quot;);16)" office:value-type="float" office:value="40" calcext:value-type="float">
            <text:p>40</text:p>
          </table:table-cell>
          <table:table-cell office:value-type="string" calcext:value-type="string">
            <text:p>F0 2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c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C</text:p>
          </table:table-cell>
          <table:table-cell table:formula="of:=DECIMAL([.C47];16)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9 </text:p>
          </table:table-cell>
          <table:table-cell office:value-type="float" office:value="29" calcext:value-type="float">
            <text:p>29</text:p>
          </table:table-cell>
          <table:table-cell table:formula="of:=DECIMAL(ORG.LIBREOFFICE.REGEX(ORG.LIBREOFFICE.REGEX([.G47];&quot;E0 &quot;;&quot;1&quot;);&quot; &quot;;&quot;&quot;);16)" office:value-type="float" office:value="41" calcext:value-type="float">
            <text:p>41</text:p>
          </table:table-cell>
          <table:table-cell office:value-type="string" calcext:value-type="string">
            <text:p>F0 2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 V 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DECIMAL([.C48];16)" office:value-type="float" office:value="25" calcext:value-type="float">
            <text:p>25</text:p>
          </table:table-cell>
          <table:table-cell office:value-type="string" calcext:value-type="string">
            <text:p>2F </text:p>
          </table:table-cell>
          <table:table-cell office:value-type="string" calcext:value-type="string">
            <text:p>AF </text:p>
          </table:table-cell>
          <table:table-cell office:value-type="string" calcext:value-type="string">
            <text:p>2A </text:p>
          </table:table-cell>
          <table:table-cell table:formula="of:=DECIMAL(ORG.LIBREOFFICE.REGEX(ORG.LIBREOFFICE.REGEX([.G48];&quot;E0 &quot;;&quot;1&quot;);&quot; &quot;;&quot;&quot;);16)" office:value-type="float" office:value="42" calcext:value-type="float">
            <text:p>42</text:p>
          </table:table-cell>
          <table:table-cell office:value-type="string" calcext:value-type="string">
            <text:p>F0 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 F 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DECIMAL([.C49];16)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1 </text:p>
          </table:table-cell>
          <table:table-cell office:value-type="string" calcext:value-type="string">
            <text:p>2B </text:p>
          </table:table-cell>
          <table:table-cell table:formula="of:=DECIMAL(ORG.LIBREOFFICE.REGEX(ORG.LIBREOFFICE.REGEX([.G49];&quot;E0 &quot;;&quot;1&quot;);&quot; &quot;;&quot;&quot;);16)" office:value-type="float" office:value="43" calcext:value-type="float">
            <text:p>43</text:p>
          </table:table-cell>
          <table:table-cell office:value-type="string" calcext:value-type="string">
            <text:p>F0 2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 T 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IMAL([.C50];16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C </text:p>
          </table:table-cell>
          <table:table-cell table:formula="of:=DECIMAL(ORG.LIBREOFFICE.REGEX(ORG.LIBREOFFICE.REGEX([.G50];&quot;E0 &quot;;&quot;1&quot;);&quot; &quot;;&quot;&quot;);16)" office:value-type="float" office:value="44" calcext:value-type="float">
            <text:p>44</text:p>
          </table:table-cell>
          <table:table-cell office:value-type="string" calcext:value-type="string">
            <text:p>F0 2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 R 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DECIMAL([.C51];16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D </text:p>
          </table:table-cell>
          <table:table-cell table:formula="of:=DECIMAL(ORG.LIBREOFFICE.REGEX(ORG.LIBREOFFICE.REGEX([.G51];&quot;E0 &quot;;&quot;1&quot;);&quot; &quot;;&quot;&quot;);16)" office:value-type="float" office:value="45" calcext:value-type="float">
            <text:p>45</text:p>
          </table:table-cell>
          <table:table-cell office:value-type="string" calcext:value-type="string">
            <text:p>F0 2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 % 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DECIMAL([.C52];16)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E </text:p>
          </table:table-cell>
          <table:table-cell table:formula="of:=DECIMAL(ORG.LIBREOFFICE.REGEX(ORG.LIBREOFFICE.REGEX([.G52];&quot;E0 &quot;;&quot;1&quot;);&quot; &quot;;&quot;&quot;);16)" office:value-type="float" office:value="46" calcext:value-type="float">
            <text:p>46</text:p>
          </table:table-cell>
          <table:table-cell office:value-type="string" calcext:value-type="string">
            <text:p>F0 2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D</text:p>
          </table:table-cell>
          <table:table-cell table:formula="of:=DECIMAL([.C53];16)"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9 </text:p>
          </table:table-cell>
          <table:table-cell office:value-type="float" office:value="30" calcext:value-type="float">
            <text:p>30</text:p>
          </table:table-cell>
          <table:table-cell table:formula="of:=DECIMAL(ORG.LIBREOFFICE.REGEX(ORG.LIBREOFFICE.REGEX([.G53];&quot;E0 &quot;;&quot;1&quot;);&quot; &quot;;&quot;&quot;);16)" office:value-type="float" office:value="48" calcext:value-type="float">
            <text:p>48</text:p>
          </table:table-cell>
          <table:table-cell office:value-type="string" calcext:value-type="string">
            <text:p>F0 3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54];16)" office:value-type="string" office:string-value="" calcext:value-type="error">
            <text:p>Err :50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9 </text:p>
          </table:table-cell>
          <table:table-cell office:value-type="float" office:value="30" calcext:value-type="float">
            <text:p>30</text:p>
          </table:table-cell>
          <table:table-cell table:formula="of:=DECIMAL(ORG.LIBREOFFICE.REGEX(ORG.LIBREOFFICE.REGEX([.G54];&quot;E0 &quot;;&quot;1&quot;);&quot; &quot;;&quot;&quot;);16)" office:value-type="float" office:value="48" calcext:value-type="float">
            <text:p>48</text:p>
          </table:table-cell>
          <table:table-cell office:value-type="string" calcext:value-type="string">
            <text:p>F0 3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 N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DECIMAL([.C55];16)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1 </text:p>
          </table:table-cell>
          <table:table-cell office:value-type="float" office:value="31" calcext:value-type="float">
            <text:p>31</text:p>
          </table:table-cell>
          <table:table-cell table:formula="of:=DECIMAL(ORG.LIBREOFFICE.REGEX(ORG.LIBREOFFICE.REGEX([.G55];&quot;E0 &quot;;&quot;1&quot;);&quot; &quot;;&quot;&quot;);16)" office:value-type="float" office:value="49" calcext:value-type="float">
            <text:p>49</text:p>
          </table:table-cell>
          <table:table-cell office:value-type="string" calcext:value-type="string">
            <text:p>F0 3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 B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DECIMAL([.C56];16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0 </text:p>
          </table:table-cell>
          <table:table-cell office:value-type="float" office:value="32" calcext:value-type="float">
            <text:p>32</text:p>
          </table:table-cell>
          <table:table-cell table:formula="of:=DECIMAL(ORG.LIBREOFFICE.REGEX(ORG.LIBREOFFICE.REGEX([.G56];&quot;E0 &quot;;&quot;1&quot;);&quot; &quot;;&quot;&quot;);16)" office:value-type="float" office:value="50" calcext:value-type="float">
            <text:p>50</text:p>
          </table:table-cell>
          <table:table-cell office:value-type="string" calcext:value-type="string">
            <text:p>F0 3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 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B</text:p>
          </table:table-cell>
          <table:table-cell table:formula="of:=DECIMAL([.C57];16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3 </text:p>
          </table:table-cell>
          <table:table-cell office:value-type="float" office:value="33" calcext:value-type="float">
            <text:p>33</text:p>
          </table:table-cell>
          <table:table-cell table:formula="of:=DECIMAL(ORG.LIBREOFFICE.REGEX(ORG.LIBREOFFICE.REGEX([.G57];&quot;E0 &quot;;&quot;1&quot;);&quot; &quot;;&quot;&quot;);16)" office:value-type="float" office:value="51" calcext:value-type="float">
            <text:p>51</text:p>
          </table:table-cell>
          <table:table-cell office:value-type="string" calcext:value-type="string">
            <text:p>F0 3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 G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A</text:p>
          </table:table-cell>
          <table:table-cell table:formula="of:=DECIMAL([.C58];16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 </text:p>
          </table:table-cell>
          <table:table-cell office:value-type="float" office:value="34" calcext:value-type="float">
            <text:p>34</text:p>
          </table:table-cell>
          <table:table-cell table:formula="of:=DECIMAL(ORG.LIBREOFFICE.REGEX(ORG.LIBREOFFICE.REGEX([.G58];&quot;E0 &quot;;&quot;1&quot;);&quot; &quot;;&quot;&quot;);16)" office:value-type="float" office:value="52" calcext:value-type="float">
            <text:p>52</text:p>
          </table:table-cell>
          <table:table-cell office:value-type="string" calcext:value-type="string">
            <text:p>F0 3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 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table:formula="of:=DECIMAL([.C59];16)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table:formula="of:=DECIMAL(ORG.LIBREOFFICE.REGEX(ORG.LIBREOFFICE.REGEX([.G59];&quot;E0 &quot;;&quot;1&quot;);&quot; &quot;;&quot;&quot;);16)" office:value-type="float" office:value="53" calcext:value-type="float">
            <text:p>53</text:p>
          </table:table-cell>
          <table:table-cell office:value-type="string" calcext:value-type="string">
            <text:p>F0 3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 ^ 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DECIMAL([.C60];16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table:formula="of:=DECIMAL(ORG.LIBREOFFICE.REGEX(ORG.LIBREOFFICE.REGEX([.G60];&quot;E0 &quot;;&quot;1&quot;);&quot; &quot;;&quot;&quot;);16)" office:value-type="float" office:value="54" calcext:value-type="float">
            <text:p>54</text:p>
          </table:table-cell>
          <table:table-cell office:value-type="string" calcext:value-type="string">
            <text:p>F0 3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1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E</text:p>
          </table:table-cell>
          <table:table-cell table:formula="of:=DECIMAL([.C61];16)" office:value-type="float" office:value="110" calcext:value-type="float">
            <text:p>110</text:p>
          </table:table-cell>
          <table:table-cell office:value-type="string" calcext:value-type="string">
            <text:p>6A </text:p>
          </table:table-cell>
          <table:table-cell office:value-type="string" calcext:value-type="string">
            <text:p>EA </text:p>
          </table:table-cell>
          <table:table-cell office:value-type="float" office:value="38" calcext:value-type="float">
            <text:p>38</text:p>
          </table:table-cell>
          <table:table-cell table:formula="of:=DECIMAL(ORG.LIBREOFFICE.REGEX(ORG.LIBREOFFICE.REGEX([.G61];&quot;E0 &quot;;&quot;1&quot;);&quot; &quot;;&quot;&quot;);16)" office:value-type="float" office:value="56" calcext:value-type="float">
            <text:p>56</text:p>
          </table:table-cell>
          <table:table-cell office:value-type="string" calcext:value-type="string">
            <text:p>F0 3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62];16)" office:value-type="string" office:string-value="" calcext:value-type="error">
            <text:p>Err :502</text:p>
          </table:table-cell>
          <table:table-cell office:value-type="string" calcext:value-type="string">
            <text:p>6A </text:p>
          </table:table-cell>
          <table:table-cell office:value-type="string" calcext:value-type="string">
            <text:p>EA </text:p>
          </table:table-cell>
          <table:table-cell office:value-type="float" office:value="38" calcext:value-type="float">
            <text:p>38</text:p>
          </table:table-cell>
          <table:table-cell table:formula="of:=DECIMAL(ORG.LIBREOFFICE.REGEX(ORG.LIBREOFFICE.REGEX([.G62];&quot;E0 &quot;;&quot;1&quot;);&quot; &quot;;&quot;&quot;);16)" office:value-type="float" office:value="56" calcext:value-type="float">
            <text:p>56</text:p>
          </table:table-cell>
          <table:table-cell office:value-type="string" calcext:value-type="string">
            <text:p>F0 3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63];16)" office:value-type="string" office:string-value="" calcext:value-type="error">
            <text:p>Err :5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2 </text:p>
          </table:table-cell>
          <table:table-cell office:value-type="float" office:value="39" calcext:value-type="float">
            <text:p>39</text:p>
          </table:table-cell>
          <table:table-cell table:formula="of:=DECIMAL(ORG.LIBREOFFICE.REGEX(ORG.LIBREOFFICE.REGEX([.G63];&quot;E0 &quot;;&quot;1&quot;);&quot; &quot;;&quot;&quot;);16)" office:value-type="float" office:value="57" calcext:value-type="float">
            <text:p>57</text:p>
          </table:table-cell>
          <table:table-cell office:value-type="string" calcext:value-type="string">
            <text:p>F0 3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 M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DECIMAL([.C64];16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2 </text:p>
          </table:table-cell>
          <table:table-cell office:value-type="string" calcext:value-type="string">
            <text:p>3A </text:p>
          </table:table-cell>
          <table:table-cell table:formula="of:=DECIMAL(ORG.LIBREOFFICE.REGEX(ORG.LIBREOFFICE.REGEX([.G64];&quot;E0 &quot;;&quot;1&quot;);&quot; &quot;;&quot;&quot;);16)" office:value-type="float" office:value="58" calcext:value-type="float">
            <text:p>58</text:p>
          </table:table-cell>
          <table:table-cell office:value-type="string" calcext:value-type="string">
            <text:p>F0 3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 J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D</text:p>
          </table:table-cell>
          <table:table-cell table:formula="of:=DECIMAL([.C65];16)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4 </text:p>
          </table:table-cell>
          <table:table-cell office:value-type="string" calcext:value-type="string">
            <text:p>3B </text:p>
          </table:table-cell>
          <table:table-cell table:formula="of:=DECIMAL(ORG.LIBREOFFICE.REGEX(ORG.LIBREOFFICE.REGEX([.G65];&quot;E0 &quot;;&quot;1&quot;);&quot; &quot;;&quot;&quot;);16)" office:value-type="float" office:value="59" calcext:value-type="float">
            <text:p>59</text:p>
          </table:table-cell>
          <table:table-cell office:value-type="string" calcext:value-type="string">
            <text:p>F0 3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 U 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DECIMAL([.C66];16)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C </text:p>
          </table:table-cell>
          <table:table-cell table:formula="of:=DECIMAL(ORG.LIBREOFFICE.REGEX(ORG.LIBREOFFICE.REGEX([.G66];&quot;E0 &quot;;&quot;1&quot;);&quot; &quot;;&quot;&quot;);16)" office:value-type="float" office:value="60" calcext:value-type="float">
            <text:p>60</text:p>
          </table:table-cell>
          <table:table-cell office:value-type="string" calcext:value-type="string">
            <text:p>F0 3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 &amp; 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DECIMAL([.C67];16)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D </text:p>
          </table:table-cell>
          <table:table-cell table:formula="of:=DECIMAL(ORG.LIBREOFFICE.REGEX(ORG.LIBREOFFICE.REGEX([.G67];&quot;E0 &quot;;&quot;1&quot;);&quot; &quot;;&quot;&quot;);16)" office:value-type="float" office:value="61" calcext:value-type="float">
            <text:p>61</text:p>
          </table:table-cell>
          <table:table-cell office:value-type="string" calcext:value-type="string">
            <text:p>F0 3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 * 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DECIMAL([.C68];16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E </text:p>
          </table:table-cell>
          <table:table-cell table:formula="of:=DECIMAL(ORG.LIBREOFFICE.REGEX(ORG.LIBREOFFICE.REGEX([.G68];&quot;E0 &quot;;&quot;1&quot;);&quot; &quot;;&quot;&quot;);16)" office:value-type="float" office:value="62" calcext:value-type="float">
            <text:p>62</text:p>
          </table:table-cell>
          <table:table-cell office:value-type="string" calcext:value-type="string">
            <text:p>F0 3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20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F</text:p>
          </table:table-cell>
          <table:table-cell table:formula="of:=DECIMAL([.C69];16)" office:value-type="float" office:value="111" calcext:value-type="float">
            <text:p>111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EB </text:p>
          </table:table-cell>
          <table:table-cell office:value-type="float" office:value="40" calcext:value-type="float">
            <text:p>40</text:p>
          </table:table-cell>
          <table:table-cell table:formula="of:=DECIMAL(ORG.LIBREOFFICE.REGEX(ORG.LIBREOFFICE.REGEX([.G69];&quot;E0 &quot;;&quot;1&quot;);&quot; &quot;;&quot;&quot;);16)" office:value-type="float" office:value="64" calcext:value-type="float">
            <text:p>64</text:p>
          </table:table-cell>
          <table:table-cell office:value-type="string" calcext:value-type="string">
            <text:p>F0 4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70];16)" office:value-type="string" office:string-value="" calcext:value-type="error">
            <text:p>Err :502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EB </text:p>
          </table:table-cell>
          <table:table-cell office:value-type="float" office:value="40" calcext:value-type="float">
            <text:p>40</text:p>
          </table:table-cell>
          <table:table-cell table:formula="of:=DECIMAL(ORG.LIBREOFFICE.REGEX(ORG.LIBREOFFICE.REGEX([.G70];&quot;E0 &quot;;&quot;1&quot;);&quot; &quot;;&quot;&quot;);16)" office:value-type="float" office:value="64" calcext:value-type="float">
            <text:p>64</text:p>
          </table:table-cell>
          <table:table-cell office:value-type="string" calcext:value-type="string">
            <text:p>F0 4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, &lt; 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DECIMAL([.C71];16)"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3 </text:p>
          </table:table-cell>
          <table:table-cell office:value-type="float" office:value="41" calcext:value-type="float">
            <text:p>41</text:p>
          </table:table-cell>
          <table:table-cell table:formula="of:=DECIMAL(ORG.LIBREOFFICE.REGEX(ORG.LIBREOFFICE.REGEX([.G71];&quot;E0 &quot;;&quot;1&quot;);&quot; &quot;;&quot;&quot;);16)" office:value-type="float" office:value="65" calcext:value-type="float">
            <text:p>65</text:p>
          </table:table-cell>
          <table:table-cell office:value-type="string" calcext:value-type="string">
            <text:p>F0 4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 K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E</text:p>
          </table:table-cell>
          <table:table-cell table:formula="of:=DECIMAL([.C72];16)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5 </text:p>
          </table:table-cell>
          <table:table-cell office:value-type="float" office:value="42" calcext:value-type="float">
            <text:p>42</text:p>
          </table:table-cell>
          <table:table-cell table:formula="of:=DECIMAL(ORG.LIBREOFFICE.REGEX(ORG.LIBREOFFICE.REGEX([.G72];&quot;E0 &quot;;&quot;1&quot;);&quot; &quot;;&quot;&quot;);16)" office:value-type="float" office:value="66" calcext:value-type="float">
            <text:p>66</text:p>
          </table:table-cell>
          <table:table-cell office:value-type="string" calcext:value-type="string">
            <text:p>F0 4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 I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C</text:p>
          </table:table-cell>
          <table:table-cell table:formula="of:=DECIMAL([.C73];16)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formula="of:=DECIMAL(ORG.LIBREOFFICE.REGEX(ORG.LIBREOFFICE.REGEX([.G73];&quot;E0 &quot;;&quot;1&quot;);&quot; &quot;;&quot;&quot;);16)" office:value-type="float" office:value="67" calcext:value-type="float">
            <text:p>67</text:p>
          </table:table-cell>
          <table:table-cell office:value-type="string" calcext:value-type="string">
            <text:p>F0 4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 O 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DECIMAL([.C74];16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formula="of:=DECIMAL(ORG.LIBREOFFICE.REGEX(ORG.LIBREOFFICE.REGEX([.G74];&quot;E0 &quot;;&quot;1&quot;);&quot; &quot;;&quot;&quot;);16)" office:value-type="float" office:value="68" calcext:value-type="float">
            <text:p>68</text:p>
          </table:table-cell>
          <table:table-cell office:value-type="string" calcext:value-type="string">
            <text:p>F0 4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) 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DECIMAL([.C75];16)" office:value-type="float" office:value="39" calcext:value-type="float">
            <text:p>39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8B </text:p>
          </table:table-cell>
          <table:table-cell office:value-type="float" office:value="45" calcext:value-type="float">
            <text:p>45</text:p>
          </table:table-cell>
          <table:table-cell table:formula="of:=DECIMAL(ORG.LIBREOFFICE.REGEX(ORG.LIBREOFFICE.REGEX([.G75];&quot;E0 &quot;;&quot;1&quot;);&quot; &quot;;&quot;&quot;);16)" office:value-type="float" office:value="69" calcext:value-type="float">
            <text:p>69</text:p>
          </table:table-cell>
          <table:table-cell office:value-type="string" calcext:value-type="string">
            <text:p>F0 4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 ( 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DECIMAL([.C76];16)" office:value-type="float" office:value="38" calcext:value-type="float">
            <text:p>38</text:p>
          </table:table-cell>
          <table:table-cell office:value-type="string" calcext:value-type="string">
            <text:p>0A </text:p>
          </table:table-cell>
          <table:table-cell office:value-type="string" calcext:value-type="string">
            <text:p>8A </text:p>
          </table:table-cell>
          <table:table-cell office:value-type="float" office:value="46" calcext:value-type="float">
            <text:p>46</text:p>
          </table:table-cell>
          <table:table-cell table:formula="of:=DECIMAL(ORG.LIBREOFFICE.REGEX(ORG.LIBREOFFICE.REGEX([.G76];&quot;E0 &quot;;&quot;1&quot;);&quot; &quot;;&quot;&quot;);16)" office:value-type="float" office:value="70" calcext:value-type="float">
            <text:p>70</text:p>
          </table:table-cell>
          <table:table-cell office:value-type="string" calcext:value-type="string">
            <text:p>F0 4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77];16)" office:value-type="string" office:string-value="" calcext:value-type="error">
            <text:p>Err :5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0 </text:p>
          </table:table-cell>
          <table:table-cell office:value-type="float" office:value="47" calcext:value-type="float">
            <text:p>47</text:p>
          </table:table-cell>
          <table:table-cell table:formula="of:=DECIMAL(ORG.LIBREOFFICE.REGEX(ORG.LIBREOFFICE.REGEX([.G77];&quot;E0 &quot;;&quot;1&quot;);&quot; &quot;;&quot;&quot;);16)" office:value-type="float" office:value="71" calcext:value-type="float">
            <text:p>71</text:p>
          </table:table-cell>
          <table:table-cell office:value-type="string" calcext:value-type="string">
            <text:p>F0 4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21 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DECIMAL([.C78];16)" office:value-type="float" office:value="112" calcext:value-type="float">
            <text:p>112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EC </text:p>
          </table:table-cell>
          <table:table-cell office:value-type="float" office:value="48" calcext:value-type="float">
            <text:p>48</text:p>
          </table:table-cell>
          <table:table-cell table:formula="of:=DECIMAL(ORG.LIBREOFFICE.REGEX(ORG.LIBREOFFICE.REGEX([.G78];&quot;E0 &quot;;&quot;1&quot;);&quot; &quot;;&quot;&quot;);16)" office:value-type="float" office:value="72" calcext:value-type="float">
            <text:p>72</text:p>
          </table:table-cell>
          <table:table-cell office:value-type="string" calcext:value-type="string">
            <text:p>F0 4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79];16)" office:value-type="string" office:string-value="" calcext:value-type="error">
            <text:p>Err :502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EC </text:p>
          </table:table-cell>
          <table:table-cell office:value-type="float" office:value="48" calcext:value-type="float">
            <text:p>48</text:p>
          </table:table-cell>
          <table:table-cell table:formula="of:=DECIMAL(ORG.LIBREOFFICE.REGEX(ORG.LIBREOFFICE.REGEX([.G79];&quot;E0 &quot;;&quot;1&quot;);&quot; &quot;;&quot;&quot;);16)" office:value-type="float" office:value="72" calcext:value-type="float">
            <text:p>72</text:p>
          </table:table-cell>
          <table:table-cell office:value-type="string" calcext:value-type="string">
            <text:p>F0 4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. &gt; 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DECIMAL([.C80];16)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4 </text:p>
          </table:table-cell>
          <table:table-cell office:value-type="float" office:value="49" calcext:value-type="float">
            <text:p>49</text:p>
          </table:table-cell>
          <table:table-cell table:formula="of:=DECIMAL(ORG.LIBREOFFICE.REGEX(ORG.LIBREOFFICE.REGEX([.G80];&quot;E0 &quot;;&quot;1&quot;);&quot; &quot;;&quot;&quot;);16)" office:value-type="float" office:value="73" calcext:value-type="float">
            <text:p>73</text:p>
          </table:table-cell>
          <table:table-cell office:value-type="string" calcext:value-type="string">
            <text:p>F0 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/ ? 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DECIMAL([.C81];16)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5 </text:p>
          </table:table-cell>
          <table:table-cell office:value-type="string" calcext:value-type="string">
            <text:p>4A </text:p>
          </table:table-cell>
          <table:table-cell table:formula="of:=DECIMAL(ORG.LIBREOFFICE.REGEX(ORG.LIBREOFFICE.REGEX([.G81];&quot;E0 &quot;;&quot;1&quot;);&quot; &quot;;&quot;&quot;);16)" office:value-type="float" office:value="74" calcext:value-type="float">
            <text:p>74</text:p>
          </table:table-cell>
          <table:table-cell office:value-type="string" calcext:value-type="string">
            <text:p>F0 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 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F</text:p>
          </table:table-cell>
          <table:table-cell table:formula="of:=DECIMAL([.C82];16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4B </text:p>
          </table:table-cell>
          <table:table-cell table:formula="of:=DECIMAL(ORG.LIBREOFFICE.REGEX(ORG.LIBREOFFICE.REGEX([.G82];&quot;E0 &quot;;&quot;1&quot;);&quot; &quot;;&quot;&quot;);16)" office:value-type="float" office:value="75" calcext:value-type="float">
            <text:p>75</text:p>
          </table:table-cell>
          <table:table-cell office:value-type="string" calcext:value-type="string">
            <text:p>F0 4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; : 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DECIMAL([.C83];16)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7 </text:p>
          </table:table-cell>
          <table:table-cell office:value-type="string" calcext:value-type="string">
            <text:p>4C </text:p>
          </table:table-cell>
          <table:table-cell table:formula="of:=DECIMAL(ORG.LIBREOFFICE.REGEX(ORG.LIBREOFFICE.REGEX([.G83];&quot;E0 &quot;;&quot;1&quot;);&quot; &quot;;&quot;&quot;);16)" office:value-type="float" office:value="76" calcext:value-type="float">
            <text:p>76</text:p>
          </table:table-cell>
          <table:table-cell office:value-type="string" calcext:value-type="string">
            <text:p>F0 4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 P 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DECIMAL([.C84];16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D </text:p>
          </table:table-cell>
          <table:table-cell table:formula="of:=DECIMAL(ORG.LIBREOFFICE.REGEX(ORG.LIBREOFFICE.REGEX([.G84];&quot;E0 &quot;;&quot;1&quot;);&quot; &quot;;&quot;&quot;);16)" office:value-type="float" office:value="77" calcext:value-type="float">
            <text:p>77</text:p>
          </table:table-cell>
          <table:table-cell office:value-type="string" calcext:value-type="string">
            <text:p>F0 4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 _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</text:p>
          </table:table-cell>
          <table:table-cell table:formula="of:=DECIMAL([.C85];16)" office:value-type="float" office:value="45" calcext:value-type="float">
            <text:p>45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8C </text:p>
          </table:table-cell>
          <table:table-cell office:value-type="string" calcext:value-type="string">
            <text:p>4E </text:p>
          </table:table-cell>
          <table:table-cell table:formula="of:=DECIMAL(ORG.LIBREOFFICE.REGEX(ORG.LIBREOFFICE.REGEX([.G85];&quot;E0 &quot;;&quot;1&quot;);&quot; &quot;;&quot;&quot;);16)" office:value-type="float" office:value="78" calcext:value-type="float">
            <text:p>78</text:p>
          </table:table-cell>
          <table:table-cell office:value-type="string" calcext:value-type="string">
            <text:p>F0 4E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86];16)" office:value-type="string" office:string-value="" calcext:value-type="error">
            <text:p>Err :5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1 </text:p>
          </table:table-cell>
          <table:table-cell office:value-type="string" calcext:value-type="string">
            <text:p>4F </text:p>
          </table:table-cell>
          <table:table-cell table:formula="of:=DECIMAL(ORG.LIBREOFFICE.REGEX(ORG.LIBREOFFICE.REGEX([.G86];&quot;E0 &quot;;&quot;1&quot;);&quot; &quot;;&quot;&quot;);16)" office:value-type="float" office:value="79" calcext:value-type="float">
            <text:p>79</text:p>
          </table:table-cell>
          <table:table-cell office:value-type="string" calcext:value-type="string">
            <text:p>F0 4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22 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formula="of:=DECIMAL([.C87];16)" office:value-type="float" office:value="113" calcext:value-type="float">
            <text:p>113</text:p>
          </table:table-cell>
          <table:table-cell office:value-type="string" calcext:value-type="string">
            <text:p>6D </text:p>
          </table:table-cell>
          <table:table-cell office:value-type="string" calcext:value-type="string">
            <text:p>ED </text:p>
          </table:table-cell>
          <table:table-cell office:value-type="float" office:value="50" calcext:value-type="float">
            <text:p>50</text:p>
          </table:table-cell>
          <table:table-cell table:formula="of:=DECIMAL(ORG.LIBREOFFICE.REGEX(ORG.LIBREOFFICE.REGEX([.G87];&quot;E0 &quot;;&quot;1&quot;);&quot; &quot;;&quot;&quot;);16)" office:value-type="float" office:value="80" calcext:value-type="float">
            <text:p>80</text:p>
          </table:table-cell>
          <table:table-cell office:value-type="string" calcext:value-type="string">
            <text:p>F0 5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88];16)" office:value-type="string" office:string-value="" calcext:value-type="error">
            <text:p>Err :502</text:p>
          </table:table-cell>
          <table:table-cell office:value-type="string" calcext:value-type="string">
            <text:p>6D </text:p>
          </table:table-cell>
          <table:table-cell office:value-type="string" calcext:value-type="string">
            <text:p>ED </text:p>
          </table:table-cell>
          <table:table-cell office:value-type="float" office:value="50" calcext:value-type="float">
            <text:p>50</text:p>
          </table:table-cell>
          <table:table-cell table:formula="of:=DECIMAL(ORG.LIBREOFFICE.REGEX(ORG.LIBREOFFICE.REGEX([.G88];&quot;E0 &quot;;&quot;1&quot;);&quot; &quot;;&quot;&quot;);16)" office:value-type="float" office:value="80" calcext:value-type="float">
            <text:p>80</text:p>
          </table:table-cell>
          <table:table-cell office:value-type="string" calcext:value-type="string">
            <text:p>F0 50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1 ろ 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DECIMAL([.C89];16)"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3 </text:p>
          </table:table-cell>
          <table:table-cell office:value-type="float" office:value="51" calcext:value-type="float">
            <text:p>51</text:p>
          </table:table-cell>
          <table:table-cell table:formula="of:=DECIMAL(ORG.LIBREOFFICE.REGEX(ORG.LIBREOFFICE.REGEX([.G89];&quot;E0 &quot;;&quot;1&quot;);&quot; &quot;;&quot;&quot;);16)" office:value-type="float" office:value="81" calcext:value-type="float">
            <text:p>81</text:p>
          </table:table-cell>
          <table:table-cell office:value-type="string" calcext:value-type="string">
            <text:p>F0 5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' " 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DECIMAL([.C90];16)"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8 </text:p>
          </table:table-cell>
          <table:table-cell office:value-type="float" office:value="52" calcext:value-type="float">
            <text:p>52</text:p>
          </table:table-cell>
          <table:table-cell table:formula="of:=DECIMAL(ORG.LIBREOFFICE.REGEX(ORG.LIBREOFFICE.REGEX([.G90];&quot;E0 &quot;;&quot;1&quot;);&quot; &quot;;&quot;&quot;);16)" office:value-type="float" office:value="82" calcext:value-type="float">
            <text:p>82</text:p>
          </table:table-cell>
          <table:table-cell office:value-type="string" calcext:value-type="string">
            <text:p>F0 52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91];16)" office:value-type="string" office:string-value="" calcext:value-type="error">
            <text:p>Err :50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4 </text:p>
          </table:table-cell>
          <table:table-cell office:value-type="float" office:value="53" calcext:value-type="float">
            <text:p>53</text:p>
          </table:table-cell>
          <table:table-cell table:formula="of:=DECIMAL(ORG.LIBREOFFICE.REGEX(ORG.LIBREOFFICE.REGEX([.G91];&quot;E0 &quot;;&quot;1&quot;);&quot; &quot;;&quot;&quot;);16)" office:value-type="float" office:value="83" calcext:value-type="float">
            <text:p>83</text:p>
          </table:table-cell>
          <table:table-cell office:value-type="string" calcext:value-type="string">
            <text:p>F0 5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 {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F</text:p>
          </table:table-cell>
          <table:table-cell table:formula="of:=DECIMAL([.C92];16)" office:value-type="float" office:value="47" calcext:value-type="float">
            <text:p>47</text:p>
          </table:table-cell>
          <table:table-cell office:value-type="string" calcext:value-type="string">
            <text:p>1A </text:p>
          </table:table-cell>
          <table:table-cell office:value-type="string" calcext:value-type="string">
            <text:p>9A </text:p>
          </table:table-cell>
          <table:table-cell office:value-type="float" office:value="54" calcext:value-type="float">
            <text:p>54</text:p>
          </table:table-cell>
          <table:table-cell table:formula="of:=DECIMAL(ORG.LIBREOFFICE.REGEX(ORG.LIBREOFFICE.REGEX([.G92];&quot;E0 &quot;;&quot;1&quot;);&quot; &quot;;&quot;&quot;);16)" office:value-type="float" office:value="84" calcext:value-type="float">
            <text:p>84</text:p>
          </table:table-cell>
          <table:table-cell office:value-type="string" calcext:value-type="string">
            <text:p>F0 5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'= 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E</text:p>
          </table:table-cell>
          <table:table-cell table:formula="of:=DECIMAL([.C93];16)" office:value-type="float" office:value="46" calcext:value-type="float">
            <text:p>46</text:p>
          </table:table-cell>
          <table:table-cell office:value-type="string" calcext:value-type="string">
            <text:p>0D </text:p>
          </table:table-cell>
          <table:table-cell office:value-type="string" calcext:value-type="string">
            <text:p>8D </text:p>
          </table:table-cell>
          <table:table-cell office:value-type="float" office:value="55" calcext:value-type="float">
            <text:p>55</text:p>
          </table:table-cell>
          <table:table-cell table:formula="of:=DECIMAL(ORG.LIBREOFFICE.REGEX(ORG.LIBREOFFICE.REGEX([.G93];&quot;E0 &quot;;&quot;1&quot;);&quot; &quot;;&quot;&quot;);16)" office:value-type="float" office:value="85" calcext:value-type="float">
            <text:p>85</text:p>
          </table:table-cell>
          <table:table-cell office:value-type="string" calcext:value-type="string">
            <text:p>F0 5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94];16)" office:value-type="string" office:string-value="" calcext:value-type="error">
            <text:p>Err :5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2 </text:p>
          </table:table-cell>
          <table:table-cell office:value-type="float" office:value="56" calcext:value-type="float">
            <text:p>56</text:p>
          </table:table-cell>
          <table:table-cell table:formula="of:=DECIMAL(ORG.LIBREOFFICE.REGEX(ORG.LIBREOFFICE.REGEX([.G94];&quot;E0 &quot;;&quot;1&quot;);&quot; &quot;;&quot;&quot;);16)" office:value-type="float" office:value="86" calcext:value-type="float">
            <text:p>86</text:p>
          </table:table-cell>
          <table:table-cell office:value-type="string" calcext:value-type="string">
            <text:p>F0 5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23 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formula="of:=DECIMAL([.C95];16)" office:value-type="float" office:value="114" calcext:value-type="float">
            <text:p>114</text:p>
          </table:table-cell>
          <table:table-cell office:value-type="string" calcext:value-type="string">
            <text:p>6E </text:p>
          </table:table-cell>
          <table:table-cell office:value-type="string" calcext:value-type="string">
            <text:p>EE </text:p>
          </table:table-cell>
          <table:table-cell office:value-type="float" office:value="57" calcext:value-type="float">
            <text:p>57</text:p>
          </table:table-cell>
          <table:table-cell table:formula="of:=DECIMAL(ORG.LIBREOFFICE.REGEX(ORG.LIBREOFFICE.REGEX([.G95];&quot;E0 &quot;;&quot;1&quot;);&quot; &quot;;&quot;&quot;);16)" office:value-type="float" office:value="87" calcext:value-type="float">
            <text:p>87</text:p>
          </table:table-cell>
          <table:table-cell office:value-type="string" calcext:value-type="string">
            <text:p>F0 57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96];16)" office:value-type="string" office:string-value="" calcext:value-type="error">
            <text:p>Err :502</text:p>
          </table:table-cell>
          <table:table-cell office:value-type="string" calcext:value-type="string">
            <text:p>6E </text:p>
          </table:table-cell>
          <table:table-cell office:value-type="string" calcext:value-type="string">
            <text:p>EE </text:p>
          </table:table-cell>
          <table:table-cell office:value-type="float" office:value="57" calcext:value-type="float">
            <text:p>57</text:p>
          </table:table-cell>
          <table:table-cell table:formula="of:=DECIMAL(ORG.LIBREOFFICE.REGEX(ORG.LIBREOFFICE.REGEX([.G96];&quot;E0 &quot;;&quot;1&quot;);&quot; &quot;;&quot;&quot;);16)" office:value-type="float" office:value="87" calcext:value-type="float">
            <text:p>87</text:p>
          </table:table-cell>
          <table:table-cell office:value-type="string" calcext:value-type="string">
            <text:p>F0 5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s Lock 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DECIMAL([.C97];16)" office:value-type="float" office:value="57" calcext:value-type="float">
            <text:p>57</text:p>
          </table:table-cell>
          <table:table-cell office:value-type="string" calcext:value-type="string">
            <text:p>3A </text:p>
          </table:table-cell>
          <table:table-cell office:value-type="string" calcext:value-type="string">
            <text:p>BA </text:p>
          </table:table-cell>
          <table:table-cell office:value-type="float" office:value="58" calcext:value-type="float">
            <text:p>58</text:p>
          </table:table-cell>
          <table:table-cell table:formula="of:=DECIMAL(ORG.LIBREOFFICE.REGEX(ORG.LIBREOFFICE.REGEX([.G97];&quot;E0 &quot;;&quot;1&quot;);&quot; &quot;;&quot;&quot;);16)" office:value-type="float" office:value="88" calcext:value-type="float">
            <text:p>88</text:p>
          </table:table-cell>
          <table:table-cell office:value-type="string" calcext:value-type="string">
            <text:p>F0 58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ight Shif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5</text:p>
          </table:table-cell>
          <table:table-cell table:formula="of:=DECIMAL([.C98];16)" office:value-type="float" office:value="229" calcext:value-type="float">
            <text:p>2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6 </text:p>
          </table:table-cell>
          <table:table-cell office:value-type="float" office:value="59" calcext:value-type="float">
            <text:p>59</text:p>
          </table:table-cell>
          <table:table-cell table:formula="of:=DECIMAL(ORG.LIBREOFFICE.REGEX(ORG.LIBREOFFICE.REGEX([.G98];&quot;E0 &quot;;&quot;1&quot;);&quot; &quot;;&quot;&quot;);16)" office:value-type="float" office:value="89" calcext:value-type="float">
            <text:p>89</text:p>
          </table:table-cell>
          <table:table-cell office:value-type="string" calcext:value-type="string">
            <text:p>F0 5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turn 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DECIMAL([.C99];16)" office:value-type="float" office:value="40" calcext:value-type="float">
            <text:p>40</text:p>
          </table:table-cell>
          <table:table-cell office:value-type="string" calcext:value-type="string">
            <text:p>1C </text:p>
          </table:table-cell>
          <table:table-cell office:value-type="string" calcext:value-type="string">
            <text:p>9C </text:p>
          </table:table-cell>
          <table:table-cell office:value-type="string" calcext:value-type="string">
            <text:p>5A </text:p>
          </table:table-cell>
          <table:table-cell table:formula="of:=DECIMAL(ORG.LIBREOFFICE.REGEX(ORG.LIBREOFFICE.REGEX([.G99];&quot;E0 &quot;;&quot;1&quot;);&quot; &quot;;&quot;&quot;);16)" office:value-type="float" office:value="90" calcext:value-type="float">
            <text:p>90</text:p>
          </table:table-cell>
          <table:table-cell office:value-type="string" calcext:value-type="string">
            <text:p>F0 5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] } 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DECIMAL([.C100];16)" office:value-type="float" office:value="48" calcext:value-type="float">
            <text:p>48</text:p>
          </table:table-cell>
          <table:table-cell office:value-type="string" calcext:value-type="string">
            <text:p>1B </text:p>
          </table:table-cell>
          <table:table-cell office:value-type="string" calcext:value-type="string">
            <text:p>9B </text:p>
          </table:table-cell>
          <table:table-cell office:value-type="string" calcext:value-type="string">
            <text:p>5B </text:p>
          </table:table-cell>
          <table:table-cell table:formula="of:=DECIMAL(ORG.LIBREOFFICE.REGEX(ORG.LIBREOFFICE.REGEX([.G100];&quot;E0 &quot;;&quot;1&quot;);&quot; &quot;;&quot;&quot;);16)" office:value-type="float" office:value="91" calcext:value-type="float">
            <text:p>91</text:p>
          </table:table-cell>
          <table:table-cell office:value-type="string" calcext:value-type="string">
            <text:p>F0 5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01];16)" office:value-type="string" office:string-value="" calcext:value-type="error">
            <text:p>Err :5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5 </text:p>
          </table:table-cell>
          <table:table-cell office:value-type="string" calcext:value-type="string">
            <text:p>5C </text:p>
          </table:table-cell>
          <table:table-cell table:formula="of:=DECIMAL(ORG.LIBREOFFICE.REGEX(ORG.LIBREOFFICE.REGEX([.G101];&quot;E0 &quot;;&quot;1&quot;);&quot; &quot;;&quot;&quot;);16)" office:value-type="float" office:value="92" calcext:value-type="float">
            <text:p>92</text:p>
          </table:table-cell>
          <table:table-cell office:value-type="string" calcext:value-type="string">
            <text:p>F0 5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\ | 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DECIMAL([.C102];16)" office:value-type="float" office:value="49" calcext:value-type="float">
            <text:p>49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AB </text:p>
          </table:table-cell>
          <table:table-cell office:value-type="string" calcext:value-type="string">
            <text:p>5D </text:p>
          </table:table-cell>
          <table:table-cell table:formula="of:=DECIMAL(ORG.LIBREOFFICE.REGEX(ORG.LIBREOFFICE.REGEX([.G102];&quot;E0 &quot;;&quot;1&quot;);&quot; &quot;;&quot;&quot;);16)" office:value-type="float" office:value="93" calcext:value-type="float">
            <text:p>93</text:p>
          </table:table-cell>
          <table:table-cell office:value-type="string" calcext:value-type="string">
            <text:p>F0 5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urope 1 (Note 2)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DECIMAL([.C103];16)" office:value-type="float" office:value="50" calcext:value-type="float">
            <text:p>50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AB </text:p>
          </table:table-cell>
          <table:table-cell office:value-type="string" calcext:value-type="string">
            <text:p>5D </text:p>
          </table:table-cell>
          <table:table-cell table:formula="of:=DECIMAL(ORG.LIBREOFFICE.REGEX(ORG.LIBREOFFICE.REGEX([.G103];&quot;E0 &quot;;&quot;1&quot;);&quot; &quot;;&quot;&quot;);16)" office:value-type="float" office:value="93" calcext:value-type="float">
            <text:p>93</text:p>
          </table:table-cell>
          <table:table-cell office:value-type="string" calcext:value-type="string">
            <text:p>F0 5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04];16)" office:value-type="string" office:string-value="" calcext:value-type="error">
            <text:p>Err :50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3 </text:p>
          </table:table-cell>
          <table:table-cell office:value-type="string" calcext:value-type="string">
            <text:p>5E </text:p>
          </table:table-cell>
          <table:table-cell table:formula="of:=DECIMAL(ORG.LIBREOFFICE.REGEX(ORG.LIBREOFFICE.REGEX([.G104];&quot;E0 &quot;;&quot;1&quot;);&quot; &quot;;&quot;&quot;);16)" office:value-type="float" office:value="94" calcext:value-type="float">
            <text:p>94</text:p>
          </table:table-cell>
          <table:table-cell office:value-type="string" calcext:value-type="string">
            <text:p>F0 5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F24 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DECIMAL([.C105];16)"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6 </text:p>
          </table:table-cell>
          <table:table-cell office:value-type="string" calcext:value-type="string">
            <text:p>5F </text:p>
          </table:table-cell>
          <table:table-cell table:formula="of:=DECIMAL(ORG.LIBREOFFICE.REGEX(ORG.LIBREOFFICE.REGEX([.G105];&quot;E0 &quot;;&quot;1&quot;);&quot; &quot;;&quot;&quot;);16)" office:value-type="float" office:value="95" calcext:value-type="float">
            <text:p>95</text:p>
          </table:table-cell>
          <table:table-cell office:value-type="string" calcext:value-type="string">
            <text:p>F0 5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5 半半全 / 半 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DECIMAL([.C106];16)"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6 </text:p>
          </table:table-cell>
          <table:table-cell office:value-type="string" calcext:value-type="string">
            <text:p>5F </text:p>
          </table:table-cell>
          <table:table-cell table:formula="of:=DECIMAL(ORG.LIBREOFFICE.REGEX(ORG.LIBREOFFICE.REGEX([.G106];&quot;E0 &quot;;&quot;1&quot;);&quot; &quot;;&quot;&quot;);16)" office:value-type="float" office:value="95" calcext:value-type="float">
            <text:p>95</text:p>
          </table:table-cell>
          <table:table-cell office:value-type="string" calcext:value-type="string">
            <text:p>F0 5F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07];16)" office:value-type="string" office:string-value="" calcext:value-type="error">
            <text:p>Err :5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5 </text:p>
          </table:table-cell>
          <table:table-cell office:value-type="float" office:value="60" calcext:value-type="float">
            <text:p>60</text:p>
          </table:table-cell>
          <table:table-cell table:formula="of:=DECIMAL(ORG.LIBREOFFICE.REGEX(ORG.LIBREOFFICE.REGEX([.G107];&quot;E0 &quot;;&quot;1&quot;);&quot; &quot;;&quot;&quot;);16)" office:value-type="float" office:value="96" calcext:value-type="float">
            <text:p>96</text:p>
          </table:table-cell>
          <table:table-cell office:value-type="string" calcext:value-type="string">
            <text:p>F0 6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urope 2 (Note 2) 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DECIMAL([.C108];16)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6 </text:p>
          </table:table-cell>
          <table:table-cell office:value-type="float" office:value="61" calcext:value-type="float">
            <text:p>61</text:p>
          </table:table-cell>
          <table:table-cell table:formula="of:=DECIMAL(ORG.LIBREOFFICE.REGEX(ORG.LIBREOFFICE.REGEX([.G108];&quot;E0 &quot;;&quot;1&quot;);&quot; &quot;;&quot;&quot;);16)" office:value-type="float" office:value="97" calcext:value-type="float">
            <text:p>97</text:p>
          </table:table-cell>
          <table:table-cell office:value-type="string" calcext:value-type="string">
            <text:p>F0 61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4 ひひひか 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DECIMAL([.C109];16)"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 </text:p>
          </table:table-cell>
          <table:table-cell office:value-type="float" office:value="62" calcext:value-type="float">
            <text:p>62</text:p>
          </table:table-cell>
          <table:table-cell table:formula="of:=DECIMAL(ORG.LIBREOFFICE.REGEX(ORG.LIBREOFFICE.REGEX([.G109];&quot;E0 &quot;;&quot;1&quot;);&quot; &quot;;&quot;&quot;);16)" office:value-type="float" office:value="98" calcext:value-type="float">
            <text:p>98</text:p>
          </table:table-cell>
          <table:table-cell office:value-type="string" calcext:value-type="string">
            <text:p>F0 62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3 かかかか (Katakana) 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formula="of:=DECIMAL([.C110];16)"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8 </text:p>
          </table:table-cell>
          <table:table-cell office:value-type="float" office:value="63" calcext:value-type="float">
            <text:p>63</text:p>
          </table:table-cell>
          <table:table-cell table:formula="of:=DECIMAL(ORG.LIBREOFFICE.REGEX(ORG.LIBREOFFICE.REGEX([.G110];&quot;E0 &quot;;&quot;1&quot;);&quot; &quot;;&quot;&quot;);16)" office:value-type="float" office:value="99" calcext:value-type="float">
            <text:p>99</text:p>
          </table:table-cell>
          <table:table-cell office:value-type="string" calcext:value-type="string">
            <text:p>F0 63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4 変変(次前前 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A</text:p>
          </table:table-cell>
          <table:table-cell table:formula="of:=DECIMAL([.C111];16)"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9 </text:p>
          </table:table-cell>
          <table:table-cell office:value-type="float" office:value="64" calcext:value-type="float">
            <text:p>64</text:p>
          </table:table-cell>
          <table:table-cell table:formula="of:=DECIMAL(ORG.LIBREOFFICE.REGEX(ORG.LIBREOFFICE.REGEX([.G111];&quot;E0 &quot;;&quot;1&quot;);&quot; &quot;;&quot;&quot;);16)" office:value-type="float" office:value="100" calcext:value-type="float">
            <text:p>100</text:p>
          </table:table-cell>
          <table:table-cell office:value-type="string" calcext:value-type="string">
            <text:p>F0 6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112];16)" office:value-type="string" office:string-value="" calcext:value-type="error">
            <text:p>Err :502</text:p>
          </table:table-cell>
          <table:table-cell office:value-type="string" calcext:value-type="string">
            <text:p>7A </text:p>
          </table:table-cell>
          <table:table-cell office:value-type="string" calcext:value-type="string">
            <text:p>FA </text:p>
          </table:table-cell>
          <table:table-cell office:value-type="float" office:value="65" calcext:value-type="float">
            <text:p>65</text:p>
          </table:table-cell>
          <table:table-cell table:formula="of:=DECIMAL(ORG.LIBREOFFICE.REGEX(ORG.LIBREOFFICE.REGEX([.G112];&quot;E0 &quot;;&quot;1&quot;);&quot; &quot;;&quot;&quot;);16)" office:value-type="float" office:value="101" calcext:value-type="float">
            <text:p>101</text:p>
          </table:table-cell>
          <table:table-cell office:value-type="string" calcext:value-type="string">
            <text:p>F0 6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pac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A</text:p>
          </table:table-cell>
          <table:table-cell table:formula="of:=DECIMAL([.C113];16)" office:value-type="float" office:value="42" calcext:value-type="float">
            <text:p>42</text:p>
          </table:table-cell>
          <table:table-cell office:value-type="string" calcext:value-type="string">
            <text:p>0E </text:p>
          </table:table-cell>
          <table:table-cell office:value-type="string" calcext:value-type="string">
            <text:p>8E </text:p>
          </table:table-cell>
          <table:table-cell office:value-type="float" office:value="66" calcext:value-type="float">
            <text:p>66</text:p>
          </table:table-cell>
          <table:table-cell table:formula="of:=DECIMAL(ORG.LIBREOFFICE.REGEX(ORG.LIBREOFFICE.REGEX([.G113];&quot;E0 &quot;;&quot;1&quot;);&quot; &quot;;&quot;&quot;);16)" office:value-type="float" office:value="102" calcext:value-type="float">
            <text:p>102</text:p>
          </table:table-cell>
          <table:table-cell office:value-type="string" calcext:value-type="string">
            <text:p>F0 6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5 無変変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B</text:p>
          </table:table-cell>
          <table:table-cell table:formula="of:=DECIMAL([.C114];16)" office:value-type="float" office:value="139" calcext:value-type="float">
            <text:p>139</text:p>
          </table:table-cell>
          <table:table-cell office:value-type="string" calcext:value-type="string">
            <text:p>7B </text:p>
          </table:table-cell>
          <table:table-cell office:value-type="string" calcext:value-type="string">
            <text:p>FB </text:p>
          </table:table-cell>
          <table:table-cell office:value-type="float" office:value="67" calcext:value-type="float">
            <text:p>67</text:p>
          </table:table-cell>
          <table:table-cell table:formula="of:=DECIMAL(ORG.LIBREOFFICE.REGEX(ORG.LIBREOFFICE.REGEX([.G114];&quot;E0 &quot;;&quot;1&quot;);&quot; &quot;;&quot;&quot;);16)" office:value-type="float" office:value="103" calcext:value-type="float">
            <text:p>103</text:p>
          </table:table-cell>
          <table:table-cell office:value-type="string" calcext:value-type="string">
            <text:p>F0 67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115];16)" office:value-type="string" office:string-value="" calcext:value-type="error">
            <text:p>Err :502</text:p>
          </table:table-cell>
          <table:table-cell office:value-type="string" calcext:value-type="string">
            <text:p>7C </text:p>
          </table:table-cell>
          <table:table-cell office:value-type="string" calcext:value-type="string">
            <text:p>FC </text:p>
          </table:table-cell>
          <table:table-cell office:value-type="float" office:value="68" calcext:value-type="float">
            <text:p>68</text:p>
          </table:table-cell>
          <table:table-cell table:formula="of:=DECIMAL(ORG.LIBREOFFICE.REGEX(ORG.LIBREOFFICE.REGEX([.G115];&quot;E0 &quot;;&quot;1&quot;);&quot; &quot;;&quot;&quot;);16)" office:value-type="float" office:value="104" calcext:value-type="float">
            <text:p>104</text:p>
          </table:table-cell>
          <table:table-cell office:value-type="string" calcext:value-type="string">
            <text:p>F0 6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1 End 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DECIMAL([.C116];16)" office:value-type="float" office:value="89" calcext:value-type="float">
            <text:p>89</text:p>
          </table:table-cell>
          <table:table-cell office:value-type="string" calcext:value-type="string">
            <text:p>4F </text:p>
          </table:table-cell>
          <table:table-cell office:value-type="string" calcext:value-type="string">
            <text:p>CF </text:p>
          </table:table-cell>
          <table:table-cell office:value-type="float" office:value="69" calcext:value-type="float">
            <text:p>69</text:p>
          </table:table-cell>
          <table:table-cell table:formula="of:=DECIMAL(ORG.LIBREOFFICE.REGEX(ORG.LIBREOFFICE.REGEX([.G116];&quot;E0 &quot;;&quot;1&quot;);&quot; &quot;;&quot;&quot;);16)" office:value-type="float" office:value="105" calcext:value-type="float">
            <text:p>105</text:p>
          </table:table-cell>
          <table:table-cell office:value-type="string" calcext:value-type="string">
            <text:p>F0 69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2 ¥ 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DECIMAL([.C117];16)" office:value-type="float" office:value="137" calcext:value-type="float">
            <text:p>137</text:p>
          </table:table-cell>
          <table:table-cell office:value-type="string" calcext:value-type="string">
            <text:p>7D </text:p>
          </table:table-cell>
          <table:table-cell office:value-type="string" calcext:value-type="string">
            <text:p>FD </text:p>
          </table:table-cell>
          <table:table-cell office:value-type="string" calcext:value-type="string">
            <text:p>6A </text:p>
          </table:table-cell>
          <table:table-cell table:formula="of:=DECIMAL(ORG.LIBREOFFICE.REGEX(ORG.LIBREOFFICE.REGEX([.G117];&quot;E0 &quot;;&quot;1&quot;);&quot; &quot;;&quot;&quot;);16)" office:value-type="float" office:value="106" calcext:value-type="float">
            <text:p>106</text:p>
          </table:table-cell>
          <table:table-cell office:value-type="string" calcext:value-type="string">
            <text:p>F0 6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4 Lef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C</text:p>
          </table:table-cell>
          <table:table-cell table:formula="of:=DECIMAL([.C118];16)" office:value-type="float" office:value="92" calcext:value-type="float">
            <text:p>92</text:p>
          </table:table-cell>
          <table:table-cell office:value-type="string" calcext:value-type="string">
            <text:p>4B </text:p>
          </table:table-cell>
          <table:table-cell office:value-type="string" calcext:value-type="string">
            <text:p>CB </text:p>
          </table:table-cell>
          <table:table-cell office:value-type="string" calcext:value-type="string">
            <text:p>6B </text:p>
          </table:table-cell>
          <table:table-cell table:formula="of:=DECIMAL(ORG.LIBREOFFICE.REGEX(ORG.LIBREOFFICE.REGEX([.G118];&quot;E0 &quot;;&quot;1&quot;);&quot; &quot;;&quot;&quot;);16)" office:value-type="float" office:value="107" calcext:value-type="float">
            <text:p>107</text:p>
          </table:table-cell>
          <table:table-cell office:value-type="string" calcext:value-type="string">
            <text:p>F0 6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7 Hom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 table:formula="of:=DECIMAL([.C119];16)"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7 </text:p>
          </table:table-cell>
          <table:table-cell office:value-type="string" calcext:value-type="string">
            <text:p>6C </text:p>
          </table:table-cell>
          <table:table-cell table:formula="of:=DECIMAL(ORG.LIBREOFFICE.REGEX(ORG.LIBREOFFICE.REGEX([.G119];&quot;E0 &quot;;&quot;1&quot;);&quot; &quot;;&quot;&quot;);16)" office:value-type="float" office:value="108" calcext:value-type="float">
            <text:p>108</text:p>
          </table:table-cell>
          <table:table-cell office:value-type="string" calcext:value-type="string">
            <text:p>F0 6C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pad , (Brazilian Keypad .) 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formula="of:=DECIMAL([.C120];16)" office:value-type="float" office:value="133" calcext:value-type="float">
            <text:p>133</text:p>
          </table:table-cell>
          <table:table-cell office:value-type="string" calcext:value-type="string">
            <text:p>7E </text:p>
          </table:table-cell>
          <table:table-cell office:value-type="string" calcext:value-type="string">
            <text:p>FE </text:p>
          </table:table-cell>
          <table:table-cell office:value-type="string" calcext:value-type="string">
            <text:p>6D </text:p>
          </table:table-cell>
          <table:table-cell table:formula="of:=DECIMAL(ORG.LIBREOFFICE.REGEX(ORG.LIBREOFFICE.REGEX([.G120];&quot;E0 &quot;;&quot;1&quot;);&quot; &quot;;&quot;&quot;);16)" office:value-type="float" office:value="109" calcext:value-type="float">
            <text:p>109</text:p>
          </table:table-cell>
          <table:table-cell office:value-type="string" calcext:value-type="string">
            <text:p>F0 6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121];16)" office:value-type="string" office:string-value="" calcext:value-type="error">
            <text:p>Err :502</text:p>
          </table:table-cell>
          <table:table-cell office:value-type="string" calcext:value-type="string">
            <text:p>7F </text:p>
          </table:table-cell>
          <table:table-cell office:value-type="string" calcext:value-type="string">
            <text:p>FF </text:p>
          </table:table-cell>
          <table:table-cell office:value-type="string" calcext:value-type="string">
            <text:p>6E </text:p>
          </table:table-cell>
          <table:table-cell table:formula="of:=DECIMAL(ORG.LIBREOFFICE.REGEX(ORG.LIBREOFFICE.REGEX([.G121];&quot;E0 &quot;;&quot;1&quot;);&quot; &quot;;&quot;&quot;);16)" office:value-type="float" office:value="110" calcext:value-type="float">
            <text:p>110</text:p>
          </table:table-cell>
          <table:table-cell office:value-type="string" calcext:value-type="string">
            <text:p>F0 6E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22];16)" office:value-type="string" office:string-value="" calcext:value-type="error">
            <text:p>Err :502</text:p>
          </table:table-cell>
          <table:table-cell office:value-type="string" calcext:value-type="string">
            <text:p>6F </text:p>
          </table:table-cell>
          <table:table-cell office:value-type="string" calcext:value-type="string">
            <text:p>EF </text:p>
          </table:table-cell>
          <table:table-cell office:value-type="string" calcext:value-type="string">
            <text:p>6F </text:p>
          </table:table-cell>
          <table:table-cell table:formula="of:=DECIMAL(ORG.LIBREOFFICE.REGEX(ORG.LIBREOFFICE.REGEX([.G122];&quot;E0 &quot;;&quot;1&quot;);&quot; &quot;;&quot;&quot;);16)" office:value-type="float" office:value="111" calcext:value-type="float">
            <text:p>111</text:p>
          </table:table-cell>
          <table:table-cell office:value-type="string" calcext:value-type="string">
            <text:p>F0 6F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0 Insert 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DECIMAL([.C123];16)"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2 </text:p>
          </table:table-cell>
          <table:table-cell office:value-type="float" office:value="70" calcext:value-type="float">
            <text:p>70</text:p>
          </table:table-cell>
          <table:table-cell table:formula="of:=DECIMAL(ORG.LIBREOFFICE.REGEX(ORG.LIBREOFFICE.REGEX([.G123];&quot;E0 &quot;;&quot;1&quot;);&quot; &quot;;&quot;&quot;);16)" office:value-type="float" office:value="112" calcext:value-type="float">
            <text:p>112</text:p>
          </table:table-cell>
          <table:table-cell office:value-type="string" calcext:value-type="string">
            <text:p>F0 7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. Delete 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DECIMAL([.C124];16)"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3 </text:p>
          </table:table-cell>
          <table:table-cell office:value-type="float" office:value="71" calcext:value-type="float">
            <text:p>71</text:p>
          </table:table-cell>
          <table:table-cell table:formula="of:=DECIMAL(ORG.LIBREOFFICE.REGEX(ORG.LIBREOFFICE.REGEX([.G124];&quot;E0 &quot;;&quot;1&quot;);&quot; &quot;;&quot;&quot;);16)" office:value-type="float" office:value="113" calcext:value-type="float">
            <text:p>113</text:p>
          </table:table-cell>
          <table:table-cell office:value-type="string" calcext:value-type="string">
            <text:p>F0 7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2 Dow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A</text:p>
          </table:table-cell>
          <table:table-cell table:formula="of:=DECIMAL([.C125];16)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0 </text:p>
          </table:table-cell>
          <table:table-cell office:value-type="float" office:value="72" calcext:value-type="float">
            <text:p>72</text:p>
          </table:table-cell>
          <table:table-cell table:formula="of:=DECIMAL(ORG.LIBREOFFICE.REGEX(ORG.LIBREOFFICE.REGEX([.G125];&quot;E0 &quot;;&quot;1&quot;);&quot; &quot;;&quot;&quot;);16)" office:value-type="float" office:value="114" calcext:value-type="float">
            <text:p>114</text:p>
          </table:table-cell>
          <table:table-cell office:value-type="string" calcext:value-type="string">
            <text:p>F0 7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D</text:p>
          </table:table-cell>
          <table:table-cell table:formula="of:=DECIMAL([.C126];16)" office:value-type="float" office:value="93" calcext:value-type="float">
            <text:p>93</text:p>
          </table:table-cell>
          <table:table-cell office:value-type="string" calcext:value-type="string">
            <text:p>4C </text:p>
          </table:table-cell>
          <table:table-cell office:value-type="string" calcext:value-type="string">
            <text:p>CC </text:p>
          </table:table-cell>
          <table:table-cell office:value-type="float" office:value="73" calcext:value-type="float">
            <text:p>73</text:p>
          </table:table-cell>
          <table:table-cell table:formula="of:=DECIMAL(ORG.LIBREOFFICE.REGEX(ORG.LIBREOFFICE.REGEX([.G126];&quot;E0 &quot;;&quot;1&quot;);&quot; &quot;;&quot;&quot;);16)" office:value-type="float" office:value="115" calcext:value-type="float">
            <text:p>115</text:p>
          </table:table-cell>
          <table:table-cell office:value-type="string" calcext:value-type="string">
            <text:p>F0 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6 Righ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E</text:p>
          </table:table-cell>
          <table:table-cell table:formula="of:=DECIMAL([.C127];16)" office:value-type="float" office:value="94" calcext:value-type="float">
            <text:p>94</text:p>
          </table:table-cell>
          <table:table-cell office:value-type="string" calcext:value-type="string">
            <text:p>4D </text:p>
          </table:table-cell>
          <table:table-cell office:value-type="string" calcext:value-type="string">
            <text:p>CD </text:p>
          </table:table-cell>
          <table:table-cell office:value-type="float" office:value="74" calcext:value-type="float">
            <text:p>74</text:p>
          </table:table-cell>
          <table:table-cell table:formula="of:=DECIMAL(ORG.LIBREOFFICE.REGEX(ORG.LIBREOFFICE.REGEX([.G127];&quot;E0 &quot;;&quot;1&quot;);&quot; &quot;;&quot;&quot;);16)" office:value-type="float" office:value="116" calcext:value-type="float">
            <text:p>116</text:p>
          </table:table-cell>
          <table:table-cell office:value-type="string" calcext:value-type="string">
            <text:p>F0 7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8 Up 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DECIMAL([.C128];16)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8 </text:p>
          </table:table-cell>
          <table:table-cell office:value-type="float" office:value="75" calcext:value-type="float">
            <text:p>75</text:p>
          </table:table-cell>
          <table:table-cell table:formula="of:=DECIMAL(ORG.LIBREOFFICE.REGEX(ORG.LIBREOFFICE.REGEX([.G128];&quot;E0 &quot;;&quot;1&quot;);&quot; &quot;;&quot;&quot;);16)" office:value-type="float" office:value="117" calcext:value-type="float">
            <text:p>117</text:p>
          </table:table-cell>
          <table:table-cell office:value-type="string" calcext:value-type="string">
            <text:p>F0 7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cape 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DECIMAL([.C129];16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formula="of:=DECIMAL(ORG.LIBREOFFICE.REGEX(ORG.LIBREOFFICE.REGEX([.G129];&quot;E0 &quot;;&quot;1&quot;);&quot; &quot;;&quot;&quot;);16)" office:value-type="float" office:value="118" calcext:value-type="float">
            <text:p>118</text:p>
          </table:table-cell>
          <table:table-cell office:value-type="string" calcext:value-type="string">
            <text:p>F0 7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 Lock 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DECIMAL([.C130];16)"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5 </text:p>
          </table:table-cell>
          <table:table-cell office:value-type="float" office:value="77" calcext:value-type="float">
            <text:p>77</text:p>
          </table:table-cell>
          <table:table-cell table:formula="of:=DECIMAL(ORG.LIBREOFFICE.REGEX(ORG.LIBREOFFICE.REGEX([.G130];&quot;E0 &quot;;&quot;1&quot;);&quot; &quot;;&quot;&quot;);16)" office:value-type="float" office:value="119" calcext:value-type="float">
            <text:p>119</text:p>
          </table:table-cell>
          <table:table-cell office:value-type="string" calcext:value-type="string">
            <text:p>F0 7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1 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DECIMAL([.C131];16)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7 </text:p>
          </table:table-cell>
          <table:table-cell office:value-type="float" office:value="78" calcext:value-type="float">
            <text:p>78</text:p>
          </table:table-cell>
          <table:table-cell table:formula="of:=DECIMAL(ORG.LIBREOFFICE.REGEX(ORG.LIBREOFFICE.REGEX([.G131];&quot;E0 &quot;;&quot;1&quot;);&quot; &quot;;&quot;&quot;);16)" office:value-type="float" office:value="120" calcext:value-type="float">
            <text:p>120</text:p>
          </table:table-cell>
          <table:table-cell office:value-type="string" calcext:value-type="string">
            <text:p>F0 7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+ 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DECIMAL([.C132];16)" office:value-type="float" office:value="87" calcext:value-type="float">
            <text:p>87</text:p>
          </table:table-cell>
          <table:table-cell office:value-type="string" calcext:value-type="string">
            <text:p>4E </text:p>
          </table:table-cell>
          <table:table-cell office:value-type="string" calcext:value-type="string">
            <text:p>CE </text:p>
          </table:table-cell>
          <table:table-cell office:value-type="float" office:value="79" calcext:value-type="float">
            <text:p>79</text:p>
          </table:table-cell>
          <table:table-cell table:formula="of:=DECIMAL(ORG.LIBREOFFICE.REGEX(ORG.LIBREOFFICE.REGEX([.G132];&quot;E0 &quot;;&quot;1&quot;);&quot; &quot;;&quot;&quot;);16)" office:value-type="float" office:value="121" calcext:value-type="float">
            <text:p>121</text:p>
          </table:table-cell>
          <table:table-cell office:value-type="string" calcext:value-type="string">
            <text:p>F0 7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3 PageD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B</text:p>
          </table:table-cell>
          <table:table-cell table:formula="of:=DECIMAL([.C133];16)"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7A </text:p>
          </table:table-cell>
          <table:table-cell table:formula="of:=DECIMAL(ORG.LIBREOFFICE.REGEX(ORG.LIBREOFFICE.REGEX([.G133];&quot;E0 &quot;;&quot;1&quot;);&quot; &quot;;&quot;&quot;);16)" office:value-type="float" office:value="122" calcext:value-type="float">
            <text:p>122</text:p>
          </table:table-cell>
          <table:table-cell office:value-type="string" calcext:value-type="string">
            <text:p>F0 7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- 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DECIMAL([.C134];16)" office:value-type="float" office:value="86" calcext:value-type="float">
            <text:p>86</text:p>
          </table:table-cell>
          <table:table-cell office:value-type="string" calcext:value-type="string">
            <text:p>4A 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7B </text:p>
          </table:table-cell>
          <table:table-cell table:formula="of:=DECIMAL(ORG.LIBREOFFICE.REGEX(ORG.LIBREOFFICE.REGEX([.G134];&quot;E0 &quot;;&quot;1&quot;);&quot; &quot;;&quot;&quot;);16)" office:value-type="float" office:value="123" calcext:value-type="float">
            <text:p>123</text:p>
          </table:table-cell>
          <table:table-cell office:value-type="string" calcext:value-type="string">
            <text:p>F0 7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* 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DECIMAL([.C135];16)"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7 </text:p>
          </table:table-cell>
          <table:table-cell office:value-type="string" calcext:value-type="string">
            <text:p>7C </text:p>
          </table:table-cell>
          <table:table-cell table:formula="of:=DECIMAL(ORG.LIBREOFFICE.REGEX(ORG.LIBREOFFICE.REGEX([.G135];&quot;E0 &quot;;&quot;1&quot;);&quot; &quot;;&quot;&quot;);16)" office:value-type="float" office:value="124" calcext:value-type="float">
            <text:p>124</text:p>
          </table:table-cell>
          <table:table-cell office:value-type="string" calcext:value-type="string">
            <text:p>F0 7C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9 PageUp 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formula="of:=DECIMAL([.C136];16)"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9 </text:p>
          </table:table-cell>
          <table:table-cell office:value-type="string" calcext:value-type="string">
            <text:p>7D </text:p>
          </table:table-cell>
          <table:table-cell table:formula="of:=DECIMAL(ORG.LIBREOFFICE.REGEX(ORG.LIBREOFFICE.REGEX([.G136];&quot;E0 &quot;;&quot;1&quot;);&quot; &quot;;&quot;&quot;);16)" office:value-type="float" office:value="125" calcext:value-type="float">
            <text:p>125</text:p>
          </table:table-cell>
          <table:table-cell office:value-type="string" calcext:value-type="string">
            <text:p>F0 7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DECIMAL([.C137];16)"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7E</text:p>
          </table:table-cell>
          <table:table-cell table:formula="of:=DECIMAL(ORG.LIBREOFFICE.REGEX(ORG.LIBREOFFICE.REGEX([.G137];&quot;E0 &quot;;&quot;1&quot;);&quot; &quot;;&quot;&quot;);16)" office:value-type="float" office:value="126" calcext:value-type="float">
            <text:p>126</text:p>
          </table:table-cell>
          <table:table-cell office:value-type="string" calcext:value-type="string">
            <text:p>F0 7E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38];16)" office:value-type="string" office:string-value="" calcext:value-type="error">
            <text:p>Err :5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4 </text:p>
          </table:table-cell>
          <table:table-cell office:value-type="string" calcext:value-type="string">
            <text:p>7F </text:p>
          </table:table-cell>
          <table:table-cell table:formula="of:=DECIMAL(ORG.LIBREOFFICE.REGEX(ORG.LIBREOFFICE.REGEX([.G138];&quot;E0 &quot;;&quot;1&quot;);&quot; &quot;;&quot;&quot;);16)" office:value-type="float" office:value="127" calcext:value-type="float">
            <text:p>127</text:p>
          </table:table-cell>
          <table:table-cell office:value-type="string" calcext:value-type="string">
            <text:p>F0 7F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7 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DECIMAL([.C139];16)"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1 </text:p>
          </table:table-cell>
          <table:table-cell office:value-type="float" office:value="83" calcext:value-type="float">
            <text:p>83</text:p>
          </table:table-cell>
          <table:table-cell table:formula="of:=DECIMAL(ORG.LIBREOFFICE.REGEX(ORG.LIBREOFFICE.REGEX([.G139];&quot;E0 &quot;;&quot;1&quot;);&quot; &quot;;&quot;&quot;);16)" office:value-type="float" office:value="131" calcext:value-type="float">
            <text:p>131</text:p>
          </table:table-cell>
          <table:table-cell office:value-type="string" calcext:value-type="string">
            <text:p>F0 8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0];16)" office:value-type="string" office:string-value="" calcext:value-type="error">
            <text:p>Err :5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4 </text:p>
          </table:table-cell>
          <table:table-cell office:value-type="float" office:value="84" calcext:value-type="float">
            <text:p>84</text:p>
          </table:table-cell>
          <table:table-cell table:formula="of:=DECIMAL(ORG.LIBREOFFICE.REGEX(ORG.LIBREOFFICE.REGEX([.G140];&quot;E0 &quot;;&quot;1&quot;);&quot; &quot;;&quot;&quot;);16)" office:value-type="float" office:value="132" calcext:value-type="float">
            <text:p>132</text:p>
          </table:table-cell>
          <table:table-cell office:value-type="string" calcext:value-type="string">
            <text:p>F0 84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2 한한 (Hanja) 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formula="of:=DECIMAL([.C141];16)" office:value-type="float" office:value="145" calcext:value-type="float">
            <text:p>145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1 </text:p>
          </table:table-cell>
          <table:table-cell table:formula="of:=DECIMAL(ORG.LIBREOFFICE.REGEX(ORG.LIBREOFFICE.REGEX([.G141];&quot;E0 &quot;;&quot;1&quot;);&quot; &quot;;&quot;&quot;);16)" office:value-type="float" office:value="241" calcext:value-type="float">
            <text:p>241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1 한옝 / (Hanguel/English) 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DECIMAL([.C142];16)" office:value-type="float" office:value="144" calcext:value-type="float">
            <text:p>144</text:p>
          </table:table-cell>
          <table:table-cell office:value-type="string" calcext:value-type="string">
            <text:p>F2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2 </text:p>
          </table:table-cell>
          <table:table-cell table:formula="of:=DECIMAL(ORG.LIBREOFFICE.REGEX(ORG.LIBREOFFICE.REGEX([.G142];&quot;E0 &quot;;&quot;1&quot;);&quot; &quot;;&quot;&quot;);16)" office:value-type="float" office:value="242" calcext:value-type="float">
            <text:p>242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Fail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DECIMAL([.C143];16)" office:value-type="float" office:value="2" calcext:value-type="float">
            <text:p>2</text:p>
          </table:table-cell>
          <table:table-cell office:value-type="string" calcext:value-type="string">
            <text:p>FC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FC </text:p>
          </table:table-cell>
          <table:table-cell table:formula="of:=DECIMAL(ORG.LIBREOFFICE.REGEX(ORG.LIBREOFFICE.REGEX([.G143];&quot;E0 &quot;;&quot;1&quot;);&quot; &quot;;&quot;&quot;);16)" office:value-type="float" office:value="252" calcext:value-type="float">
            <text:p>252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4];16)" office:value-type="string" office:string-value="" calcext:value-type="error">
            <text:p>Err :502</text:p>
          </table:table-cell>
          <table:table-cell office:value-type="string" calcext:value-type="string">
            <text:p>E0 44 </text:p>
          </table:table-cell>
          <table:table-cell office:value-type="string" calcext:value-type="string">
            <text:p>E0 C4 </text:p>
          </table:table-cell>
          <table:table-cell office:value-type="string" calcext:value-type="string">
            <text:p>E0 01 </text:p>
          </table:table-cell>
          <table:table-cell table:formula="of:=DECIMAL(ORG.LIBREOFFICE.REGEX(ORG.LIBREOFFICE.REGEX([.G144];&quot;E0 &quot;;&quot;1&quot;);&quot; &quot;;&quot;&quot;);16)" office:value-type="float" office:value="257" calcext:value-type="float">
            <text:p>257</text:p>
          </table:table-cell>
          <table:table-cell office:value-type="string" calcext:value-type="string">
            <text:p>E0 F0 01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5];16)" office:value-type="string" office:string-value="" calcext:value-type="error">
            <text:p>Err :502</text:p>
          </table:table-cell>
          <table:table-cell office:value-type="string" calcext:value-type="string">
            <text:p>E0 41 </text:p>
          </table:table-cell>
          <table:table-cell office:value-type="string" calcext:value-type="string">
            <text:p>E0 C1 </text:p>
          </table:table-cell>
          <table:table-cell office:value-type="string" calcext:value-type="string">
            <text:p>E0 02 </text:p>
          </table:table-cell>
          <table:table-cell table:formula="of:=DECIMAL(ORG.LIBREOFFICE.REGEX(ORG.LIBREOFFICE.REGEX([.G145];&quot;E0 &quot;;&quot;1&quot;);&quot; &quot;;&quot;&quot;);16)" office:value-type="float" office:value="258" calcext:value-type="float">
            <text:p>258</text:p>
          </table:table-cell>
          <table:table-cell office:value-type="string" calcext:value-type="string">
            <text:p>E0 F0 02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6];16)" office:value-type="string" office:string-value="" calcext:value-type="error">
            <text:p>Err :502</text:p>
          </table:table-cell>
          <table:table-cell office:value-type="string" calcext:value-type="string">
            <text:p>E0 3F </text:p>
          </table:table-cell>
          <table:table-cell office:value-type="string" calcext:value-type="string">
            <text:p>E0 BF </text:p>
          </table:table-cell>
          <table:table-cell office:value-type="string" calcext:value-type="string">
            <text:p>E0 03 </text:p>
          </table:table-cell>
          <table:table-cell table:formula="of:=DECIMAL(ORG.LIBREOFFICE.REGEX(ORG.LIBREOFFICE.REGEX([.G146];&quot;E0 &quot;;&quot;1&quot;);&quot; &quot;;&quot;&quot;);16)" office:value-type="float" office:value="259" calcext:value-type="float">
            <text:p>259</text:p>
          </table:table-cell>
          <table:table-cell office:value-type="string" calcext:value-type="string">
            <text:p>E0 F0 0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7];16)" office:value-type="string" office:string-value="" calcext:value-type="error">
            <text:p>Err :502</text:p>
          </table:table-cell>
          <table:table-cell office:value-type="string" calcext:value-type="string">
            <text:p>E0 3D </text:p>
          </table:table-cell>
          <table:table-cell office:value-type="string" calcext:value-type="string">
            <text:p>E0 BD </text:p>
          </table:table-cell>
          <table:table-cell office:value-type="string" calcext:value-type="string">
            <text:p>E0 04 </text:p>
          </table:table-cell>
          <table:table-cell table:formula="of:=DECIMAL(ORG.LIBREOFFICE.REGEX(ORG.LIBREOFFICE.REGEX([.G147];&quot;E0 &quot;;&quot;1&quot;);&quot; &quot;;&quot;&quot;);16)" office:value-type="float" office:value="260" calcext:value-type="float">
            <text:p>260</text:p>
          </table:table-cell>
          <table:table-cell office:value-type="string" calcext:value-type="string">
            <text:p>E0 F0 0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8];16)" office:value-type="string" office:string-value="" calcext:value-type="error">
            <text:p>Err :502</text:p>
          </table:table-cell>
          <table:table-cell office:value-type="string" calcext:value-type="string">
            <text:p>E0 3B </text:p>
          </table:table-cell>
          <table:table-cell office:value-type="string" calcext:value-type="string">
            <text:p>E0 BB </text:p>
          </table:table-cell>
          <table:table-cell office:value-type="string" calcext:value-type="string">
            <text:p>E0 05 </text:p>
          </table:table-cell>
          <table:table-cell table:formula="of:=DECIMAL(ORG.LIBREOFFICE.REGEX(ORG.LIBREOFFICE.REGEX([.G148];&quot;E0 &quot;;&quot;1&quot;);&quot; &quot;;&quot;&quot;);16)" office:value-type="float" office:value="261" calcext:value-type="float">
            <text:p>261</text:p>
          </table:table-cell>
          <table:table-cell office:value-type="string" calcext:value-type="string">
            <text:p>E0 F0 0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49];16)" office:value-type="string" office:string-value="" calcext:value-type="error">
            <text:p>Err :502</text:p>
          </table:table-cell>
          <table:table-cell office:value-type="string" calcext:value-type="string">
            <text:p>E0 3C </text:p>
          </table:table-cell>
          <table:table-cell office:value-type="string" calcext:value-type="string">
            <text:p>E0 BC </text:p>
          </table:table-cell>
          <table:table-cell office:value-type="string" calcext:value-type="string">
            <text:p>E0 06 </text:p>
          </table:table-cell>
          <table:table-cell table:formula="of:=DECIMAL(ORG.LIBREOFFICE.REGEX(ORG.LIBREOFFICE.REGEX([.G149];&quot;E0 &quot;;&quot;1&quot;);&quot; &quot;;&quot;&quot;);16)" office:value-type="float" office:value="262" calcext:value-type="float">
            <text:p>262</text:p>
          </table:table-cell>
          <table:table-cell office:value-type="string" calcext:value-type="string">
            <text:p>E0 F0 0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0];16)" office:value-type="string" office:string-value="" calcext:value-type="error">
            <text:p>Err :502</text:p>
          </table:table-cell>
          <table:table-cell office:value-type="string" calcext:value-type="string">
            <text:p>E0 45 </text:p>
          </table:table-cell>
          <table:table-cell office:value-type="string" calcext:value-type="string">
            <text:p>E0 C5 </text:p>
          </table:table-cell>
          <table:table-cell office:value-type="string" calcext:value-type="string">
            <text:p>E0 09 </text:p>
          </table:table-cell>
          <table:table-cell table:formula="of:=DECIMAL(ORG.LIBREOFFICE.REGEX(ORG.LIBREOFFICE.REGEX([.G150];&quot;E0 &quot;;&quot;1&quot;);&quot; &quot;;&quot;&quot;);16)" office:value-type="float" office:value="265" calcext:value-type="float">
            <text:p>265</text:p>
          </table:table-cell>
          <table:table-cell office:value-type="string" calcext:value-type="string">
            <text:p>E0 F0 09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1];16)" office:value-type="string" office:string-value="" calcext:value-type="error">
            <text:p>Err :502</text:p>
          </table:table-cell>
          <table:table-cell office:value-type="string" calcext:value-type="string">
            <text:p>E0 43 </text:p>
          </table:table-cell>
          <table:table-cell office:value-type="string" calcext:value-type="string">
            <text:p>E0 C3 </text:p>
          </table:table-cell>
          <table:table-cell office:value-type="string" calcext:value-type="string">
            <text:p>E0 0A </text:p>
          </table:table-cell>
          <table:table-cell table:formula="of:=DECIMAL(ORG.LIBREOFFICE.REGEX(ORG.LIBREOFFICE.REGEX([.G151];&quot;E0 &quot;;&quot;1&quot;);&quot; &quot;;&quot;&quot;);16)" office:value-type="float" office:value="266" calcext:value-type="float">
            <text:p>266</text:p>
          </table:table-cell>
          <table:table-cell office:value-type="string" calcext:value-type="string">
            <text:p>E0 F0 0A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2];16)" office:value-type="string" office:string-value="" calcext:value-type="error">
            <text:p>Err :502</text:p>
          </table:table-cell>
          <table:table-cell office:value-type="string" calcext:value-type="string">
            <text:p>E0 40 </text:p>
          </table:table-cell>
          <table:table-cell office:value-type="string" calcext:value-type="string">
            <text:p>E0 C0 </text:p>
          </table:table-cell>
          <table:table-cell office:value-type="string" calcext:value-type="string">
            <text:p>E0 0B </text:p>
          </table:table-cell>
          <table:table-cell table:formula="of:=DECIMAL(ORG.LIBREOFFICE.REGEX(ORG.LIBREOFFICE.REGEX([.G152];&quot;E0 &quot;;&quot;1&quot;);&quot; &quot;;&quot;&quot;);16)" office:value-type="float" office:value="267" calcext:value-type="float">
            <text:p>267</text:p>
          </table:table-cell>
          <table:table-cell office:value-type="string" calcext:value-type="string">
            <text:p>E0 F0 0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3];16)" office:value-type="string" office:string-value="" calcext:value-type="error">
            <text:p>Err :502</text:p>
          </table:table-cell>
          <table:table-cell office:value-type="string" calcext:value-type="string">
            <text:p>E0 3E </text:p>
          </table:table-cell>
          <table:table-cell office:value-type="string" calcext:value-type="string">
            <text:p>E0 BE </text:p>
          </table:table-cell>
          <table:table-cell office:value-type="string" calcext:value-type="string">
            <text:p>E0 0C </text:p>
          </table:table-cell>
          <table:table-cell table:formula="of:=DECIMAL(ORG.LIBREOFFICE.REGEX(ORG.LIBREOFFICE.REGEX([.G153];&quot;E0 &quot;;&quot;1&quot;);&quot; &quot;;&quot;&quot;);16)" office:value-type="float" office:value="268" calcext:value-type="float">
            <text:p>268</text:p>
          </table:table-cell>
          <table:table-cell office:value-type="string" calcext:value-type="string">
            <text:p>E0 F0 0C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4];16)" office:value-type="string" office:string-value="" calcext:value-type="error">
            <text:p>Err :502</text:p>
          </table:table-cell>
          <table:table-cell table:number-columns-repeated="2" office:value-type="string" calcext:value-type="string">
            <text:p>E0 0F </text:p>
          </table:table-cell>
          <table:table-cell office:value-type="string" calcext:value-type="string">
            <text:p>E0 0D </text:p>
          </table:table-cell>
          <table:table-cell table:formula="of:=DECIMAL(ORG.LIBREOFFICE.REGEX(ORG.LIBREOFFICE.REGEX([.G154];&quot;E0 &quot;;&quot;1&quot;);&quot; &quot;;&quot;&quot;);16)" office:value-type="float" office:value="269" calcext:value-type="float">
            <text:p>269</text:p>
          </table:table-cell>
          <table:table-cell office:value-type="string" calcext:value-type="string">
            <text:p>E0 F0 0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5];16)" office:value-type="string" office:string-value="" calcext:value-type="error">
            <text:p>Err :502</text:p>
          </table:table-cell>
          <table:table-cell office:value-type="string" calcext:value-type="string">
            <text:p>E0 29 </text:p>
          </table:table-cell>
          <table:table-cell office:value-type="string" calcext:value-type="string">
            <text:p>E0 A9 </text:p>
          </table:table-cell>
          <table:table-cell office:value-type="string" calcext:value-type="string">
            <text:p>E0 0E </text:p>
          </table:table-cell>
          <table:table-cell table:formula="of:=DECIMAL(ORG.LIBREOFFICE.REGEX(ORG.LIBREOFFICE.REGEX([.G155];&quot;E0 &quot;;&quot;1&quot;);&quot; &quot;;&quot;&quot;);16)" office:value-type="float" office:value="270" calcext:value-type="float">
            <text:p>270</text:p>
          </table:table-cell>
          <table:table-cell office:value-type="string" calcext:value-type="string">
            <text:p>E0 F0 0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Search </text:p>
          </table:table-cell>
          <table:table-cell office:value-type="string" calcext:value-type="string">
            <text:p>0C </text:p>
          </table:table-cell>
          <table:table-cell office:value-type="float" office:value="221" calcext:value-type="float">
            <text:p>221</text:p>
          </table:table-cell>
          <table:table-cell table:formula="of:=DECIMAL([.C156];16)" office:value-type="float" office:value="545" calcext:value-type="float">
            <text:p>545</text:p>
          </table:table-cell>
          <table:table-cell office:value-type="string" calcext:value-type="string">
            <text:p>E0 65 </text:p>
          </table:table-cell>
          <table:table-cell office:value-type="string" calcext:value-type="string">
            <text:p>E0 E5 </text:p>
          </table:table-cell>
          <table:table-cell office:value-type="string" calcext:value-type="string">
            <text:p>E0 10 </text:p>
          </table:table-cell>
          <table:table-cell table:formula="of:=DECIMAL(ORG.LIBREOFFICE.REGEX(ORG.LIBREOFFICE.REGEX([.G156];&quot;E0 &quot;;&quot;1&quot;);&quot; &quot;;&quot;&quot;);16)" office:value-type="float" office:value="272" calcext:value-type="float">
            <text:p>272</text:p>
          </table:table-cell>
          <table:table-cell office:value-type="string" calcext:value-type="string">
            <text:p>E0 F0 10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ight A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6</text:p>
          </table:table-cell>
          <table:table-cell table:formula="of:=DECIMAL([.C157];16)" office:value-type="float" office:value="230" calcext:value-type="float">
            <text:p>230</text:p>
          </table:table-cell>
          <table:table-cell office:value-type="string" calcext:value-type="string">
            <text:p>E0 38 </text:p>
          </table:table-cell>
          <table:table-cell office:value-type="string" calcext:value-type="string">
            <text:p>E0 B8 </text:p>
          </table:table-cell>
          <table:table-cell office:value-type="string" calcext:value-type="string">
            <text:p>E0 11 </text:p>
          </table:table-cell>
          <table:table-cell table:formula="of:=DECIMAL(ORG.LIBREOFFICE.REGEX(ORG.LIBREOFFICE.REGEX([.G157];&quot;E0 &quot;;&quot;1&quot;);&quot; &quot;;&quot;&quot;);16)" office:value-type="float" office:value="273" calcext:value-type="float">
            <text:p>273</text:p>
          </table:table-cell>
          <table:table-cell office:value-type="string" calcext:value-type="string">
            <text:p>E0 F0 11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58];16)" office:value-type="string" office:string-value="" calcext:value-type="error">
            <text:p>Err :502</text:p>
          </table:table-cell>
          <table:table-cell office:value-type="string" calcext:value-type="string">
            <text:p>E0 2A </text:p>
          </table:table-cell>
          <table:table-cell office:value-type="string" calcext:value-type="string">
            <text:p>E0 AA </text:p>
          </table:table-cell>
          <table:table-cell office:value-type="string" calcext:value-type="string">
            <text:p>E0 12 </text:p>
          </table:table-cell>
          <table:table-cell table:formula="of:=DECIMAL(ORG.LIBREOFFICE.REGEX(ORG.LIBREOFFICE.REGEX([.G158];&quot;E0 &quot;;&quot;1&quot;);&quot; &quot;;&quot;&quot;);16)" office:value-type="float" office:value="274" calcext:value-type="float">
            <text:p>274</text:p>
          </table:table-cell>
          <table:table-cell office:value-type="string" calcext:value-type="string">
            <text:p>E0 F0 12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ight Contro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4</text:p>
          </table:table-cell>
          <table:table-cell table:formula="of:=DECIMAL([.C159];16)" office:value-type="float" office:value="228" calcext:value-type="float">
            <text:p>228</text:p>
          </table:table-cell>
          <table:table-cell office:value-type="string" calcext:value-type="string">
            <text:p>E0 1D </text:p>
          </table:table-cell>
          <table:table-cell office:value-type="string" calcext:value-type="string">
            <text:p>E0 9D </text:p>
          </table:table-cell>
          <table:table-cell office:value-type="string" calcext:value-type="string">
            <text:p>E0 14 </text:p>
          </table:table-cell>
          <table:table-cell table:formula="of:=DECIMAL(ORG.LIBREOFFICE.REGEX(ORG.LIBREOFFICE.REGEX([.G159];&quot;E0 &quot;;&quot;1&quot;);&quot; &quot;;&quot;&quot;);16)" office:value-type="float" office:value="276" calcext:value-type="float">
            <text:p>276</text:p>
          </table:table-cell>
          <table:table-cell office:value-type="string" calcext:value-type="string">
            <text:p>E0 F0 14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can Previous Track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B6</text:p>
          </table:table-cell>
          <table:table-cell table:formula="of:=DECIMAL([.C160];16)" office:value-type="float" office:value="182" calcext:value-type="float">
            <text:p>182</text:p>
          </table:table-cell>
          <table:table-cell office:value-type="string" calcext:value-type="string">
            <text:p>E0 10 </text:p>
          </table:table-cell>
          <table:table-cell office:value-type="string" calcext:value-type="string">
            <text:p>E0 90 </text:p>
          </table:table-cell>
          <table:table-cell office:value-type="string" calcext:value-type="string">
            <text:p>E0 15 </text:p>
          </table:table-cell>
          <table:table-cell table:formula="of:=DECIMAL(ORG.LIBREOFFICE.REGEX(ORG.LIBREOFFICE.REGEX([.G160];&quot;E0 &quot;;&quot;1&quot;);&quot; &quot;;&quot;&quot;);16)" office:value-type="float" office:value="277" calcext:value-type="float">
            <text:p>277</text:p>
          </table:table-cell>
          <table:table-cell office:value-type="string" calcext:value-type="string">
            <text:p>E0 F0 1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61];16)" office:value-type="string" office:string-value="" calcext:value-type="error">
            <text:p>Err :502</text:p>
          </table:table-cell>
          <table:table-cell office:value-type="string" calcext:value-type="string">
            <text:p>E0 02 </text:p>
          </table:table-cell>
          <table:table-cell office:value-type="string" calcext:value-type="string">
            <text:p>E0 82 </text:p>
          </table:table-cell>
          <table:table-cell office:value-type="string" calcext:value-type="string">
            <text:p>E0 16 </text:p>
          </table:table-cell>
          <table:table-cell table:formula="of:=DECIMAL(ORG.LIBREOFFICE.REGEX(ORG.LIBREOFFICE.REGEX([.G161];&quot;E0 &quot;;&quot;1&quot;);&quot; &quot;;&quot;&quot;);16)" office:value-type="float" office:value="278" calcext:value-type="float">
            <text:p>278</text:p>
          </table:table-cell>
          <table:table-cell office:value-type="string" calcext:value-type="string">
            <text:p>E0 F0 1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Favorites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22A</text:p>
          </table:table-cell>
          <table:table-cell table:formula="of:=DECIMAL([.C162];16)" office:value-type="float" office:value="554" calcext:value-type="float">
            <text:p>554</text:p>
          </table:table-cell>
          <table:table-cell office:value-type="string" calcext:value-type="string">
            <text:p>E0 66 </text:p>
          </table:table-cell>
          <table:table-cell office:value-type="string" calcext:value-type="string">
            <text:p>E0 E6 </text:p>
          </table:table-cell>
          <table:table-cell office:value-type="string" calcext:value-type="string">
            <text:p>E0 18 </text:p>
          </table:table-cell>
          <table:table-cell table:formula="of:=DECIMAL(ORG.LIBREOFFICE.REGEX(ORG.LIBREOFFICE.REGEX([.G162];&quot;E0 &quot;;&quot;1&quot;);&quot; &quot;;&quot;&quot;);16)" office:value-type="float" office:value="280" calcext:value-type="float">
            <text:p>280</text:p>
          </table:table-cell>
          <table:table-cell office:value-type="string" calcext:value-type="string">
            <text:p>E0 F0 1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63];16)" office:value-type="string" office:string-value="" calcext:value-type="error">
            <text:p>Err :502</text:p>
          </table:table-cell>
          <table:table-cell office:value-type="string" calcext:value-type="string">
            <text:p>E0 2C </text:p>
          </table:table-cell>
          <table:table-cell office:value-type="string" calcext:value-type="string">
            <text:p>E0 AC </text:p>
          </table:table-cell>
          <table:table-cell office:value-type="string" calcext:value-type="string">
            <text:p>E0 1A </text:p>
          </table:table-cell>
          <table:table-cell table:formula="of:=DECIMAL(ORG.LIBREOFFICE.REGEX(ORG.LIBREOFFICE.REGEX([.G163];&quot;E0 &quot;;&quot;1&quot;);&quot; &quot;;&quot;&quot;);16)" office:value-type="float" office:value="282" calcext:value-type="float">
            <text:p>282</text:p>
          </table:table-cell>
          <table:table-cell office:value-type="string" calcext:value-type="string">
            <text:p>E0 F0 1A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64];16)" office:value-type="string" office:string-value="" calcext:value-type="error">
            <text:p>Err :502</text:p>
          </table:table-cell>
          <table:table-cell office:value-type="string" calcext:value-type="string">
            <text:p>E0 1F </text:p>
          </table:table-cell>
          <table:table-cell office:value-type="string" calcext:value-type="string">
            <text:p>E0 9F </text:p>
          </table:table-cell>
          <table:table-cell office:value-type="string" calcext:value-type="string">
            <text:p>E0 1B </text:p>
          </table:table-cell>
          <table:table-cell table:formula="of:=DECIMAL(ORG.LIBREOFFICE.REGEX(ORG.LIBREOFFICE.REGEX([.G164];&quot;E0 &quot;;&quot;1&quot;);&quot; &quot;;&quot;&quot;);16)" office:value-type="float" office:value="283" calcext:value-type="float">
            <text:p>283</text:p>
          </table:table-cell>
          <table:table-cell office:value-type="string" calcext:value-type="string">
            <text:p>E0 F0 1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65];16)" office:value-type="string" office:string-value="" calcext:value-type="error">
            <text:p>Err :502</text:p>
          </table:table-cell>
          <table:table-cell office:value-type="string" calcext:value-type="string">
            <text:p>E0 1E </text:p>
          </table:table-cell>
          <table:table-cell office:value-type="string" calcext:value-type="string">
            <text:p>E0 9E </text:p>
          </table:table-cell>
          <table:table-cell office:value-type="string" calcext:value-type="string">
            <text:p>E0 1C </text:p>
          </table:table-cell>
          <table:table-cell table:formula="of:=DECIMAL(ORG.LIBREOFFICE.REGEX(ORG.LIBREOFFICE.REGEX([.G165];&quot;E0 &quot;;&quot;1&quot;);&quot; &quot;;&quot;&quot;);16)" office:value-type="float" office:value="284" calcext:value-type="float">
            <text:p>284</text:p>
          </table:table-cell>
          <table:table-cell office:value-type="string" calcext:value-type="string">
            <text:p>E0 F0 1C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66];16)" office:value-type="string" office:string-value="" calcext:value-type="error">
            <text:p>Err :502</text:p>
          </table:table-cell>
          <table:table-cell office:value-type="string" calcext:value-type="string">
            <text:p>E0 11 </text:p>
          </table:table-cell>
          <table:table-cell office:value-type="string" calcext:value-type="string">
            <text:p>E0 91 </text:p>
          </table:table-cell>
          <table:table-cell office:value-type="string" calcext:value-type="string">
            <text:p>E0 1D </text:p>
          </table:table-cell>
          <table:table-cell table:formula="of:=DECIMAL(ORG.LIBREOFFICE.REGEX(ORG.LIBREOFFICE.REGEX([.G166];&quot;E0 &quot;;&quot;1&quot;);&quot; &quot;;&quot;&quot;);16)" office:value-type="float" office:value="285" calcext:value-type="float">
            <text:p>285</text:p>
          </table:table-cell>
          <table:table-cell office:value-type="string" calcext:value-type="string">
            <text:p>E0 F0 1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67];16)" office:value-type="string" office:string-value="" calcext:value-type="error">
            <text:p>Err :502</text:p>
          </table:table-cell>
          <table:table-cell office:value-type="string" calcext:value-type="string">
            <text:p>E0 03 </text:p>
          </table:table-cell>
          <table:table-cell office:value-type="string" calcext:value-type="string">
            <text:p>E0 83 </text:p>
          </table:table-cell>
          <table:table-cell office:value-type="string" calcext:value-type="string">
            <text:p>E0 1E </text:p>
          </table:table-cell>
          <table:table-cell table:formula="of:=DECIMAL(ORG.LIBREOFFICE.REGEX(ORG.LIBREOFFICE.REGEX([.G167];&quot;E0 &quot;;&quot;1&quot;);&quot; &quot;;&quot;&quot;);16)" office:value-type="float" office:value="286" calcext:value-type="float">
            <text:p>286</text:p>
          </table:table-cell>
          <table:table-cell office:value-type="string" calcext:value-type="string">
            <text:p>E0 F0 1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eft GUI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3</text:p>
          </table:table-cell>
          <table:table-cell table:formula="of:=DECIMAL([.C168];16)" office:value-type="float" office:value="227" calcext:value-type="float">
            <text:p>227</text:p>
          </table:table-cell>
          <table:table-cell office:value-type="string" calcext:value-type="string">
            <text:p>E0 5B </text:p>
          </table:table-cell>
          <table:table-cell office:value-type="string" calcext:value-type="string">
            <text:p>E0 DB </text:p>
          </table:table-cell>
          <table:table-cell office:value-type="string" calcext:value-type="string">
            <text:p>E0 1F </text:p>
          </table:table-cell>
          <table:table-cell table:formula="of:=DECIMAL(ORG.LIBREOFFICE.REGEX(ORG.LIBREOFFICE.REGEX([.G168];&quot;E0 &quot;;&quot;1&quot;);&quot; &quot;;&quot;&quot;);16)" office:value-type="float" office:value="287" calcext:value-type="float">
            <text:p>287</text:p>
          </table:table-cell>
          <table:table-cell office:value-type="string" calcext:value-type="string">
            <text:p>E0 F0 1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Refresh </text:p>
          </table:table-cell>
          <table:table-cell office:value-type="string" calcext:value-type="string">
            <text:p>0C </text:p>
          </table:table-cell>
          <table:table-cell office:value-type="float" office:value="227" calcext:value-type="float">
            <text:p>227</text:p>
          </table:table-cell>
          <table:table-cell table:formula="of:=DECIMAL([.C169];16)" office:value-type="float" office:value="551" calcext:value-type="float">
            <text:p>551</text:p>
          </table:table-cell>
          <table:table-cell office:value-type="string" calcext:value-type="string">
            <text:p>E0 67 </text:p>
          </table:table-cell>
          <table:table-cell office:value-type="string" calcext:value-type="string">
            <text:p>E0 E7 </text:p>
          </table:table-cell>
          <table:table-cell office:value-type="string" calcext:value-type="string">
            <text:p>E0 20 </text:p>
          </table:table-cell>
          <table:table-cell table:formula="of:=DECIMAL(ORG.LIBREOFFICE.REGEX(ORG.LIBREOFFICE.REGEX([.G169];&quot;E0 &quot;;&quot;1&quot;);&quot; &quot;;&quot;&quot;);16)" office:value-type="float" office:value="288" calcext:value-type="float">
            <text:p>288</text:p>
          </table:table-cell>
          <table:table-cell office:value-type="string" calcext:value-type="string">
            <text:p>E0 F0 20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olume Down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EA</text:p>
          </table:table-cell>
          <table:table-cell table:formula="of:=DECIMAL([.C170];16)" office:value-type="float" office:value="234" calcext:value-type="float">
            <text:p>234</text:p>
          </table:table-cell>
          <table:table-cell office:value-type="string" calcext:value-type="string">
            <text:p>E0 2E </text:p>
          </table:table-cell>
          <table:table-cell office:value-type="string" calcext:value-type="string">
            <text:p>E0 AE </text:p>
          </table:table-cell>
          <table:table-cell office:value-type="string" calcext:value-type="string">
            <text:p>E0 21 </text:p>
          </table:table-cell>
          <table:table-cell table:formula="of:=DECIMAL(ORG.LIBREOFFICE.REGEX(ORG.LIBREOFFICE.REGEX([.G170];&quot;E0 &quot;;&quot;1&quot;);&quot; &quot;;&quot;&quot;);16)" office:value-type="float" office:value="289" calcext:value-type="float">
            <text:p>289</text:p>
          </table:table-cell>
          <table:table-cell office:value-type="string" calcext:value-type="string">
            <text:p>E0 F0 21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71];16)" office:value-type="string" office:string-value="" calcext:value-type="error">
            <text:p>Err :502</text:p>
          </table:table-cell>
          <table:table-cell office:value-type="string" calcext:value-type="string">
            <text:p>E0 2D </text:p>
          </table:table-cell>
          <table:table-cell office:value-type="string" calcext:value-type="string">
            <text:p>E0 AD </text:p>
          </table:table-cell>
          <table:table-cell office:value-type="string" calcext:value-type="string">
            <text:p>E0 22 </text:p>
          </table:table-cell>
          <table:table-cell table:formula="of:=DECIMAL(ORG.LIBREOFFICE.REGEX(ORG.LIBREOFFICE.REGEX([.G171];&quot;E0 &quot;;&quot;1&quot;);&quot; &quot;;&quot;&quot;);16)" office:value-type="float" office:value="290" calcext:value-type="float">
            <text:p>290</text:p>
          </table:table-cell>
          <table:table-cell office:value-type="string" calcext:value-type="string">
            <text:p>E0 F0 22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ute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table:formula="of:=DECIMAL([.C172];16)" office:value-type="float" office:value="0" calcext:value-type="float">
            <text:p>0</text:p>
          </table:table-cell>
          <table:table-cell office:value-type="string" calcext:value-type="string">
            <text:p>E0 20 </text:p>
          </table:table-cell>
          <table:table-cell office:value-type="string" calcext:value-type="string">
            <text:p>E0 A0 </text:p>
          </table:table-cell>
          <table:table-cell office:value-type="string" calcext:value-type="string">
            <text:p>E0 23 </text:p>
          </table:table-cell>
          <table:table-cell table:formula="of:=DECIMAL(ORG.LIBREOFFICE.REGEX(ORG.LIBREOFFICE.REGEX([.G172];&quot;E0 &quot;;&quot;1&quot;);&quot; &quot;;&quot;&quot;);16)" office:value-type="float" office:value="291" calcext:value-type="float">
            <text:p>291</text:p>
          </table:table-cell>
          <table:table-cell office:value-type="string" calcext:value-type="string">
            <text:p>E0 F0 2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73];16)" office:value-type="string" office:string-value="" calcext:value-type="error">
            <text:p>Err :502</text:p>
          </table:table-cell>
          <table:table-cell office:value-type="string" calcext:value-type="string">
            <text:p>E0 12 </text:p>
          </table:table-cell>
          <table:table-cell office:value-type="string" calcext:value-type="string">
            <text:p>E0 92 </text:p>
          </table:table-cell>
          <table:table-cell office:value-type="string" calcext:value-type="string">
            <text:p>E0 24 </text:p>
          </table:table-cell>
          <table:table-cell table:formula="of:=DECIMAL(ORG.LIBREOFFICE.REGEX(ORG.LIBREOFFICE.REGEX([.G173];&quot;E0 &quot;;&quot;1&quot;);&quot; &quot;;&quot;&quot;);16)" office:value-type="float" office:value="292" calcext:value-type="float">
            <text:p>292</text:p>
          </table:table-cell>
          <table:table-cell office:value-type="string" calcext:value-type="string">
            <text:p>E0 F0 2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74];16)" office:value-type="string" office:string-value="" calcext:value-type="error">
            <text:p>Err :502</text:p>
          </table:table-cell>
          <table:table-cell office:value-type="string" calcext:value-type="string">
            <text:p>E0 05 </text:p>
          </table:table-cell>
          <table:table-cell office:value-type="string" calcext:value-type="string">
            <text:p>E0 85 </text:p>
          </table:table-cell>
          <table:table-cell office:value-type="string" calcext:value-type="string">
            <text:p>E0 25 </text:p>
          </table:table-cell>
          <table:table-cell table:formula="of:=DECIMAL(ORG.LIBREOFFICE.REGEX(ORG.LIBREOFFICE.REGEX([.G174];&quot;E0 &quot;;&quot;1&quot;);&quot; &quot;;&quot;&quot;);16)" office:value-type="float" office:value="293" calcext:value-type="float">
            <text:p>293</text:p>
          </table:table-cell>
          <table:table-cell office:value-type="string" calcext:value-type="string">
            <text:p>E0 F0 2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75];16)" office:value-type="string" office:string-value="" calcext:value-type="error">
            <text:p>Err :502</text:p>
          </table:table-cell>
          <table:table-cell office:value-type="string" calcext:value-type="string">
            <text:p>E0 04 </text:p>
          </table:table-cell>
          <table:table-cell office:value-type="string" calcext:value-type="string">
            <text:p>E0 84 </text:p>
          </table:table-cell>
          <table:table-cell office:value-type="string" calcext:value-type="string">
            <text:p>E0 26 </text:p>
          </table:table-cell>
          <table:table-cell table:formula="of:=DECIMAL(ORG.LIBREOFFICE.REGEX(ORG.LIBREOFFICE.REGEX([.G175];&quot;E0 &quot;;&quot;1&quot;);&quot; &quot;;&quot;&quot;);16)" office:value-type="float" office:value="294" calcext:value-type="float">
            <text:p>294</text:p>
          </table:table-cell>
          <table:table-cell office:value-type="string" calcext:value-type="string">
            <text:p>E0 F0 2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ight GUI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formula="of:=DECIMAL([.C176];16)" office:value-type="float" office:value="231" calcext:value-type="float">
            <text:p>231</text:p>
          </table:table-cell>
          <table:table-cell office:value-type="string" calcext:value-type="string">
            <text:p>E0 5C </text:p>
          </table:table-cell>
          <table:table-cell office:value-type="string" calcext:value-type="string">
            <text:p>E0 DC </text:p>
          </table:table-cell>
          <table:table-cell office:value-type="string" calcext:value-type="string">
            <text:p>E0 27 </text:p>
          </table:table-cell>
          <table:table-cell table:formula="of:=DECIMAL(ORG.LIBREOFFICE.REGEX(ORG.LIBREOFFICE.REGEX([.G176];&quot;E0 &quot;;&quot;1&quot;);&quot; &quot;;&quot;&quot;);16)" office:value-type="float" office:value="295" calcext:value-type="float">
            <text:p>295</text:p>
          </table:table-cell>
          <table:table-cell office:value-type="string" calcext:value-type="string">
            <text:p>E0 F0 2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Stop </text:p>
          </table:table-cell>
          <table:table-cell office:value-type="string" calcext:value-type="string">
            <text:p>0C </text:p>
          </table:table-cell>
          <table:table-cell office:value-type="float" office:value="226" calcext:value-type="float">
            <text:p>226</text:p>
          </table:table-cell>
          <table:table-cell table:formula="of:=DECIMAL([.C177];16)" office:value-type="float" office:value="550" calcext:value-type="float">
            <text:p>550</text:p>
          </table:table-cell>
          <table:table-cell office:value-type="string" calcext:value-type="string">
            <text:p>E0 68 </text:p>
          </table:table-cell>
          <table:table-cell office:value-type="string" calcext:value-type="string">
            <text:p>E0 E8 </text:p>
          </table:table-cell>
          <table:table-cell office:value-type="string" calcext:value-type="string">
            <text:p>E0 28 </text:p>
          </table:table-cell>
          <table:table-cell table:formula="of:=DECIMAL(ORG.LIBREOFFICE.REGEX(ORG.LIBREOFFICE.REGEX([.G177];&quot;E0 &quot;;&quot;1&quot;);&quot; &quot;;&quot;&quot;);16)" office:value-type="float" office:value="296" calcext:value-type="float">
            <text:p>296</text:p>
          </table:table-cell>
          <table:table-cell office:value-type="string" calcext:value-type="string">
            <text:p>E0 F0 2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78];16)" office:value-type="string" office:string-value="" calcext:value-type="error">
            <text:p>Err :502</text:p>
          </table:table-cell>
          <table:table-cell office:value-type="string" calcext:value-type="string">
            <text:p>E0 39 </text:p>
          </table:table-cell>
          <table:table-cell office:value-type="string" calcext:value-type="string">
            <text:p>E0 B9 </text:p>
          </table:table-cell>
          <table:table-cell office:value-type="string" calcext:value-type="string">
            <text:p>E0 29 </text:p>
          </table:table-cell>
          <table:table-cell table:formula="of:=DECIMAL(ORG.LIBREOFFICE.REGEX(ORG.LIBREOFFICE.REGEX([.G178];&quot;E0 &quot;;&quot;1&quot;);&quot; &quot;;&quot;&quot;);16)" office:value-type="float" office:value="297" calcext:value-type="float">
            <text:p>297</text:p>
          </table:table-cell>
          <table:table-cell office:value-type="string" calcext:value-type="string">
            <text:p>E0 F0 29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79];16)" office:value-type="string" office:string-value="" calcext:value-type="error">
            <text:p>Err :502</text:p>
          </table:table-cell>
          <table:table-cell office:value-type="string" calcext:value-type="string">
            <text:p>E0 2F </text:p>
          </table:table-cell>
          <table:table-cell office:value-type="string" calcext:value-type="string">
            <text:p>E0 AF </text:p>
          </table:table-cell>
          <table:table-cell office:value-type="string" calcext:value-type="string">
            <text:p>E0 2A </text:p>
          </table:table-cell>
          <table:table-cell table:formula="of:=DECIMAL(ORG.LIBREOFFICE.REGEX(ORG.LIBREOFFICE.REGEX([.G179];&quot;E0 &quot;;&quot;1&quot;);&quot; &quot;;&quot;&quot;);16)" office:value-type="float" office:value="298" calcext:value-type="float">
            <text:p>298</text:p>
          </table:table-cell>
          <table:table-cell office:value-type="string" calcext:value-type="string">
            <text:p>E0 F0 2A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alculator </text:p>
          </table:table-cell>
          <table:table-cell office:value-type="string" calcext:value-type="string">
            <text:p>0C </text:p>
          </table:table-cell>
          <table:table-cell office:value-type="float" office:value="192" calcext:value-type="float">
            <text:p>192</text:p>
          </table:table-cell>
          <table:table-cell table:formula="of:=DECIMAL([.C180];16)" office:value-type="float" office:value="402" calcext:value-type="float">
            <text:p>402</text:p>
          </table:table-cell>
          <table:table-cell office:value-type="string" calcext:value-type="string">
            <text:p>E0 21 </text:p>
          </table:table-cell>
          <table:table-cell office:value-type="string" calcext:value-type="string">
            <text:p>E0 A1 </text:p>
          </table:table-cell>
          <table:table-cell office:value-type="string" calcext:value-type="string">
            <text:p>E0 2B </text:p>
          </table:table-cell>
          <table:table-cell table:formula="of:=DECIMAL(ORG.LIBREOFFICE.REGEX(ORG.LIBREOFFICE.REGEX([.G180];&quot;E0 &quot;;&quot;1&quot;);&quot; &quot;;&quot;&quot;);16)" office:value-type="float" office:value="299" calcext:value-type="float">
            <text:p>299</text:p>
          </table:table-cell>
          <table:table-cell office:value-type="string" calcext:value-type="string">
            <text:p>E0 F0 2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81];16)" office:value-type="string" office:string-value="" calcext:value-type="error">
            <text:p>Err :502</text:p>
          </table:table-cell>
          <table:table-cell office:value-type="string" calcext:value-type="string">
            <text:p>E0 14 </text:p>
          </table:table-cell>
          <table:table-cell office:value-type="string" calcext:value-type="string">
            <text:p>E0 94 </text:p>
          </table:table-cell>
          <table:table-cell office:value-type="string" calcext:value-type="string">
            <text:p>E0 2C </text:p>
          </table:table-cell>
          <table:table-cell table:formula="of:=DECIMAL(ORG.LIBREOFFICE.REGEX(ORG.LIBREOFFICE.REGEX([.G181];&quot;E0 &quot;;&quot;1&quot;);&quot; &quot;;&quot;&quot;);16)" office:value-type="float" office:value="300" calcext:value-type="float">
            <text:p>300</text:p>
          </table:table-cell>
          <table:table-cell office:value-type="string" calcext:value-type="string">
            <text:p>E0 F0 2C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82];16)" office:value-type="string" office:string-value="" calcext:value-type="error">
            <text:p>Err :502</text:p>
          </table:table-cell>
          <table:table-cell office:value-type="string" calcext:value-type="string">
            <text:p>E0 13 </text:p>
          </table:table-cell>
          <table:table-cell office:value-type="string" calcext:value-type="string">
            <text:p>E0 93 </text:p>
          </table:table-cell>
          <table:table-cell office:value-type="string" calcext:value-type="string">
            <text:p>E0 2D </text:p>
          </table:table-cell>
          <table:table-cell table:formula="of:=DECIMAL(ORG.LIBREOFFICE.REGEX(ORG.LIBREOFFICE.REGEX([.G182];&quot;E0 &quot;;&quot;1&quot;);&quot; &quot;;&quot;&quot;);16)" office:value-type="float" office:value="301" calcext:value-type="float">
            <text:p>301</text:p>
          </table:table-cell>
          <table:table-cell office:value-type="string" calcext:value-type="string">
            <text:p>E0 F0 2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83];16)" office:value-type="string" office:string-value="" calcext:value-type="error">
            <text:p>Err :502</text:p>
          </table:table-cell>
          <table:table-cell office:value-type="string" calcext:value-type="string">
            <text:p>E0 06 </text:p>
          </table:table-cell>
          <table:table-cell office:value-type="string" calcext:value-type="string">
            <text:p>E0 86 </text:p>
          </table:table-cell>
          <table:table-cell office:value-type="string" calcext:value-type="string">
            <text:p>E0 2E </text:p>
          </table:table-cell>
          <table:table-cell table:formula="of:=DECIMAL(ORG.LIBREOFFICE.REGEX(ORG.LIBREOFFICE.REGEX([.G183];&quot;E0 &quot;;&quot;1&quot;);&quot; &quot;;&quot;&quot;);16)" office:value-type="float" office:value="302" calcext:value-type="float">
            <text:p>302</text:p>
          </table:table-cell>
          <table:table-cell office:value-type="string" calcext:value-type="string">
            <text:p>E0 F0 2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 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DECIMAL([.C184];16)" office:value-type="float" office:value="101" calcext:value-type="float">
            <text:p>101</text:p>
          </table:table-cell>
          <table:table-cell office:value-type="string" calcext:value-type="string">
            <text:p>E0 5D </text:p>
          </table:table-cell>
          <table:table-cell office:value-type="string" calcext:value-type="string">
            <text:p>E0 DD </text:p>
          </table:table-cell>
          <table:table-cell office:value-type="string" calcext:value-type="string">
            <text:p>E0 2F </text:p>
          </table:table-cell>
          <table:table-cell table:formula="of:=DECIMAL(ORG.LIBREOFFICE.REGEX(ORG.LIBREOFFICE.REGEX([.G184];&quot;E0 &quot;;&quot;1&quot;);&quot; &quot;;&quot;&quot;);16)" office:value-type="float" office:value="303" calcext:value-type="float">
            <text:p>303</text:p>
          </table:table-cell>
          <table:table-cell office:value-type="string" calcext:value-type="string">
            <text:p>E0 F0 2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Forward </text:p>
          </table:table-cell>
          <table:table-cell office:value-type="string" calcext:value-type="string">
            <text:p>0C </text:p>
          </table:table-cell>
          <table:table-cell office:value-type="float" office:value="225" calcext:value-type="float">
            <text:p>225</text:p>
          </table:table-cell>
          <table:table-cell table:formula="of:=DECIMAL([.C185];16)" office:value-type="float" office:value="549" calcext:value-type="float">
            <text:p>549</text:p>
          </table:table-cell>
          <table:table-cell office:value-type="string" calcext:value-type="string">
            <text:p>E0 69 </text:p>
          </table:table-cell>
          <table:table-cell office:value-type="string" calcext:value-type="string">
            <text:p>E0 E9 </text:p>
          </table:table-cell>
          <table:table-cell office:value-type="string" calcext:value-type="string">
            <text:p>E0 30 </text:p>
          </table:table-cell>
          <table:table-cell table:formula="of:=DECIMAL(ORG.LIBREOFFICE.REGEX(ORG.LIBREOFFICE.REGEX([.G185];&quot;E0 &quot;;&quot;1&quot;);&quot; &quot;;&quot;&quot;);16)" office:value-type="float" office:value="304" calcext:value-type="float">
            <text:p>304</text:p>
          </table:table-cell>
          <table:table-cell office:value-type="string" calcext:value-type="string">
            <text:p>E0 F0 3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86];16)" office:value-type="string" office:string-value="" calcext:value-type="error">
            <text:p>Err :502</text:p>
          </table:table-cell>
          <table:table-cell office:value-type="string" calcext:value-type="string">
            <text:p>E0 31 </text:p>
          </table:table-cell>
          <table:table-cell office:value-type="string" calcext:value-type="string">
            <text:p>E0 B1 </text:p>
          </table:table-cell>
          <table:table-cell office:value-type="string" calcext:value-type="string">
            <text:p>E0 31 </text:p>
          </table:table-cell>
          <table:table-cell table:formula="of:=DECIMAL(ORG.LIBREOFFICE.REGEX(ORG.LIBREOFFICE.REGEX([.G186];&quot;E0 &quot;;&quot;1&quot;);&quot; &quot;;&quot;&quot;);16)" office:value-type="float" office:value="305" calcext:value-type="float">
            <text:p>305</text:p>
          </table:table-cell>
          <table:table-cell office:value-type="string" calcext:value-type="string">
            <text:p>E0 F0 31 </text:p>
          </table:table-cell>
          <table:table-cell table:number-columns-repeated="2"/>
          <table:table-cell table:style-name="ce3" table:number-columns-repeated="6"/>
          <table:table-cell table:number-columns-repeated="1007"/>
        </table:table-row>
        <table:table-row table:style-name="ro1" table:visibility="filter">
          <table:table-cell office:value-type="string" calcext:value-type="string">
            <text:p>Volume Up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table:formula="of:=DECIMAL([.C187];16)" office:value-type="float" office:value="0" calcext:value-type="float">
            <text:p>0</text:p>
          </table:table-cell>
          <table:table-cell office:value-type="string" calcext:value-type="string">
            <text:p>E0 30 </text:p>
          </table:table-cell>
          <table:table-cell office:value-type="string" calcext:value-type="string">
            <text:p>E0 B0 </text:p>
          </table:table-cell>
          <table:table-cell office:value-type="string" calcext:value-type="string">
            <text:p>E0 32 </text:p>
          </table:table-cell>
          <table:table-cell table:formula="of:=DECIMAL(ORG.LIBREOFFICE.REGEX(ORG.LIBREOFFICE.REGEX([.G187];&quot;E0 &quot;;&quot;1&quot;);&quot; &quot;;&quot;&quot;);16)" office:value-type="float" office:value="306" calcext:value-type="float">
            <text:p>306</text:p>
          </table:table-cell>
          <table:table-cell office:value-type="string" calcext:value-type="string">
            <text:p>E0 F0 32 </text:p>
          </table:table-cell>
          <table:table-cell table:number-columns-repeated="2"/>
          <table:table-cell table:style-name="ce3" table:number-columns-repeated="6"/>
          <table:table-cell table:number-columns-repeated="1007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88];16)" office:value-type="string" office:string-value="" calcext:value-type="error">
            <text:p>Err :502</text:p>
          </table:table-cell>
          <table:table-cell office:value-type="string" calcext:value-type="string">
            <text:p>E0 23 </text:p>
          </table:table-cell>
          <table:table-cell office:value-type="string" calcext:value-type="string">
            <text:p>E0 A3 </text:p>
          </table:table-cell>
          <table:table-cell office:value-type="string" calcext:value-type="string">
            <text:p>E0 33 </text:p>
          </table:table-cell>
          <table:table-cell table:formula="of:=DECIMAL(ORG.LIBREOFFICE.REGEX(ORG.LIBREOFFICE.REGEX([.G188];&quot;E0 &quot;;&quot;1&quot;);&quot; &quot;;&quot;&quot;);16)" office:value-type="float" office:value="307" calcext:value-type="float">
            <text:p>307</text:p>
          </table:table-cell>
          <table:table-cell office:value-type="string" calcext:value-type="string">
            <text:p>E0 F0 33 </text:p>
          </table:table-cell>
          <table:table-cell/>
          <table:table-cell table:style-name="ce3" table:number-columns-repeated="6"/>
          <table:table-cell table:number-columns-repeated="1008"/>
        </table:table-row>
        <table:table-row table:style-name="ro1" table:visibility="filter">
          <table:table-cell office:value-type="string" calcext:value-type="string">
            <text:p>Play/ Pause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CD</text:p>
          </table:table-cell>
          <table:table-cell table:formula="of:=DECIMAL([.C189];16)" office:value-type="float" office:value="205" calcext:value-type="float">
            <text:p>205</text:p>
          </table:table-cell>
          <table:table-cell office:value-type="string" calcext:value-type="string">
            <text:p>E0 22 </text:p>
          </table:table-cell>
          <table:table-cell office:value-type="string" calcext:value-type="string">
            <text:p>E0 A2 </text:p>
          </table:table-cell>
          <table:table-cell office:value-type="string" calcext:value-type="string">
            <text:p>E0 34 </text:p>
          </table:table-cell>
          <table:table-cell table:formula="of:=DECIMAL(ORG.LIBREOFFICE.REGEX(ORG.LIBREOFFICE.REGEX([.G189];&quot;E0 &quot;;&quot;1&quot;);&quot; &quot;;&quot;&quot;);16)" office:value-type="float" office:value="308" calcext:value-type="float">
            <text:p>308</text:p>
          </table:table-cell>
          <table:table-cell office:value-type="string" calcext:value-type="string">
            <text:p>E0 F0 3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90];16)" office:value-type="string" office:string-value="" calcext:value-type="error">
            <text:p>Err :502</text:p>
          </table:table-cell>
          <table:table-cell office:value-type="string" calcext:value-type="string">
            <text:p>E0 15 </text:p>
          </table:table-cell>
          <table:table-cell office:value-type="string" calcext:value-type="string">
            <text:p>E0 95 </text:p>
          </table:table-cell>
          <table:table-cell office:value-type="string" calcext:value-type="string">
            <text:p>E0 35 </text:p>
          </table:table-cell>
          <table:table-cell table:formula="of:=DECIMAL(ORG.LIBREOFFICE.REGEX(ORG.LIBREOFFICE.REGEX([.G190];&quot;E0 &quot;;&quot;1&quot;);&quot; &quot;;&quot;&quot;);16)" office:value-type="float" office:value="309" calcext:value-type="float">
            <text:p>309</text:p>
          </table:table-cell>
          <table:table-cell office:value-type="string" calcext:value-type="string">
            <text:p>E0 F0 3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91];16)" office:value-type="string" office:string-value="" calcext:value-type="error">
            <text:p>Err :502</text:p>
          </table:table-cell>
          <table:table-cell office:value-type="string" calcext:value-type="string">
            <text:p>E0 07 </text:p>
          </table:table-cell>
          <table:table-cell office:value-type="string" calcext:value-type="string">
            <text:p>E0 87 </text:p>
          </table:table-cell>
          <table:table-cell office:value-type="string" calcext:value-type="string">
            <text:p>E0 36 </text:p>
          </table:table-cell>
          <table:table-cell table:formula="of:=DECIMAL(ORG.LIBREOFFICE.REGEX(ORG.LIBREOFFICE.REGEX([.G191];&quot;E0 &quot;;&quot;1&quot;);&quot; &quot;;&quot;&quot;);16)" office:value-type="float" office:value="310" calcext:value-type="float">
            <text:p>310</text:p>
          </table:table-cell>
          <table:table-cell office:value-type="string" calcext:value-type="string">
            <text:p>E0 F0 36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stem Power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DECIMAL([.C192];16)" office:value-type="float" office:value="129" calcext:value-type="float">
            <text:p>129</text:p>
          </table:table-cell>
          <table:table-cell office:value-type="string" calcext:value-type="string">
            <text:p>E0 5E </text:p>
          </table:table-cell>
          <table:table-cell office:value-type="string" calcext:value-type="string">
            <text:p>E0 DE </text:p>
          </table:table-cell>
          <table:table-cell office:value-type="string" calcext:value-type="string">
            <text:p>E0 37 </text:p>
          </table:table-cell>
          <table:table-cell table:formula="of:=DECIMAL(ORG.LIBREOFFICE.REGEX(ORG.LIBREOFFICE.REGEX([.G192];&quot;E0 &quot;;&quot;1&quot;);&quot; &quot;;&quot;&quot;);16)" office:value-type="float" office:value="311" calcext:value-type="float">
            <text:p>311</text:p>
          </table:table-cell>
          <table:table-cell office:value-type="string" calcext:value-type="string">
            <text:p>E0 F0 3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Power 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formula="of:=DECIMAL([.C193];16)" office:value-type="float" office:value="102" calcext:value-type="float">
            <text:p>102</text:p>
          </table:table-cell>
          <table:table-cell office:value-type="string" calcext:value-type="string">
            <text:p>E0 5E </text:p>
          </table:table-cell>
          <table:table-cell office:value-type="string" calcext:value-type="string">
            <text:p>E0 DE </text:p>
          </table:table-cell>
          <table:table-cell office:value-type="string" calcext:value-type="string">
            <text:p>E0 37 </text:p>
          </table:table-cell>
          <table:table-cell table:formula="of:=DECIMAL(ORG.LIBREOFFICE.REGEX(ORG.LIBREOFFICE.REGEX([.G193];&quot;E0 &quot;;&quot;1&quot;);&quot; &quot;;&quot;&quot;);16)" office:value-type="float" office:value="311" calcext:value-type="float">
            <text:p>311</text:p>
          </table:table-cell>
          <table:table-cell office:value-type="string" calcext:value-type="string">
            <text:p>E0 F0 3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Back </text:p>
          </table:table-cell>
          <table:table-cell office:value-type="string" calcext:value-type="string">
            <text:p>0C </text:p>
          </table:table-cell>
          <table:table-cell office:value-type="float" office:value="224" calcext:value-type="float">
            <text:p>224</text:p>
          </table:table-cell>
          <table:table-cell table:formula="of:=DECIMAL([.C194];16)" office:value-type="float" office:value="548" calcext:value-type="float">
            <text:p>548</text:p>
          </table:table-cell>
          <table:table-cell office:value-type="string" calcext:value-type="string">
            <text:p>E0 6A </text:p>
          </table:table-cell>
          <table:table-cell office:value-type="string" calcext:value-type="string">
            <text:p>E0 EA </text:p>
          </table:table-cell>
          <table:table-cell office:value-type="string" calcext:value-type="string">
            <text:p>E0 38 </text:p>
          </table:table-cell>
          <table:table-cell table:formula="of:=DECIMAL(ORG.LIBREOFFICE.REGEX(ORG.LIBREOFFICE.REGEX([.G194];&quot;E0 &quot;;&quot;1&quot;);&quot; &quot;;&quot;&quot;);16)" office:value-type="float" office:value="312" calcext:value-type="float">
            <text:p>312</text:p>
          </table:table-cell>
          <table:table-cell office:value-type="string" calcext:value-type="string">
            <text:p>E0 F0 38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WW Home </text:p>
          </table:table-cell>
          <table:table-cell office:value-type="string" calcext:value-type="string">
            <text:p>0C </text:p>
          </table:table-cell>
          <table:table-cell office:value-type="float" office:value="223" calcext:value-type="float">
            <text:p>223</text:p>
          </table:table-cell>
          <table:table-cell table:formula="of:=DECIMAL([.C195];16)" office:value-type="float" office:value="547" calcext:value-type="float">
            <text:p>547</text:p>
          </table:table-cell>
          <table:table-cell office:value-type="string" calcext:value-type="string">
            <text:p>E0 32 </text:p>
          </table:table-cell>
          <table:table-cell office:value-type="string" calcext:value-type="string">
            <text:p>E0 B2 </text:p>
          </table:table-cell>
          <table:table-cell office:value-type="string" calcext:value-type="string">
            <text:p>E0 3A </text:p>
          </table:table-cell>
          <table:table-cell table:formula="of:=DECIMAL(ORG.LIBREOFFICE.REGEX(ORG.LIBREOFFICE.REGEX([.G195];&quot;E0 &quot;;&quot;1&quot;);&quot; &quot;;&quot;&quot;);16)" office:value-type="float" office:value="314" calcext:value-type="float">
            <text:p>314</text:p>
          </table:table-cell>
          <table:table-cell office:value-type="string" calcext:value-type="string">
            <text:p>E0 F0 3A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top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B7</text:p>
          </table:table-cell>
          <table:table-cell table:formula="of:=DECIMAL([.C196];16)" office:value-type="float" office:value="183" calcext:value-type="float">
            <text:p>183</text:p>
          </table:table-cell>
          <table:table-cell office:value-type="string" calcext:value-type="string">
            <text:p>E0 24 </text:p>
          </table:table-cell>
          <table:table-cell office:value-type="string" calcext:value-type="string">
            <text:p>E0 A4 </text:p>
          </table:table-cell>
          <table:table-cell office:value-type="string" calcext:value-type="string">
            <text:p>E0 3B </text:p>
          </table:table-cell>
          <table:table-cell table:formula="of:=DECIMAL(ORG.LIBREOFFICE.REGEX(ORG.LIBREOFFICE.REGEX([.G196];&quot;E0 &quot;;&quot;1&quot;);&quot; &quot;;&quot;&quot;);16)" office:value-type="float" office:value="315" calcext:value-type="float">
            <text:p>315</text:p>
          </table:table-cell>
          <table:table-cell office:value-type="string" calcext:value-type="string">
            <text:p>E0 F0 3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97];16)" office:value-type="string" office:string-value="" calcext:value-type="error">
            <text:p>Err :502</text:p>
          </table:table-cell>
          <table:table-cell office:value-type="string" calcext:value-type="string">
            <text:p>E0 16 </text:p>
          </table:table-cell>
          <table:table-cell office:value-type="string" calcext:value-type="string">
            <text:p>E0 96 </text:p>
          </table:table-cell>
          <table:table-cell office:value-type="string" calcext:value-type="string">
            <text:p>E0 3C </text:p>
          </table:table-cell>
          <table:table-cell table:formula="of:=DECIMAL(ORG.LIBREOFFICE.REGEX(ORG.LIBREOFFICE.REGEX([.G197];&quot;E0 &quot;;&quot;1&quot;);&quot; &quot;;&quot;&quot;);16)" office:value-type="float" office:value="316" calcext:value-type="float">
            <text:p>316</text:p>
          </table:table-cell>
          <table:table-cell office:value-type="string" calcext:value-type="string">
            <text:p>E0 F0 3C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98];16)" office:value-type="string" office:string-value="" calcext:value-type="error">
            <text:p>Err :502</text:p>
          </table:table-cell>
          <table:table-cell office:value-type="string" calcext:value-type="string">
            <text:p>E0 08 </text:p>
          </table:table-cell>
          <table:table-cell office:value-type="string" calcext:value-type="string">
            <text:p>E0 88 </text:p>
          </table:table-cell>
          <table:table-cell office:value-type="string" calcext:value-type="string">
            <text:p>E0 3D </text:p>
          </table:table-cell>
          <table:table-cell table:formula="of:=DECIMAL(ORG.LIBREOFFICE.REGEX(ORG.LIBREOFFICE.REGEX([.G198];&quot;E0 &quot;;&quot;1&quot;);&quot; &quot;;&quot;&quot;);16)" office:value-type="float" office:value="317" calcext:value-type="float">
            <text:p>317</text:p>
          </table:table-cell>
          <table:table-cell office:value-type="string" calcext:value-type="string">
            <text:p>E0 F0 3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199];16)" office:value-type="string" office:string-value="" calcext:value-type="error">
            <text:p>Err :502</text:p>
          </table:table-cell>
          <table:table-cell office:value-type="string" calcext:value-type="string">
            <text:p>E0 09 </text:p>
          </table:table-cell>
          <table:table-cell office:value-type="string" calcext:value-type="string">
            <text:p>E0 89 </text:p>
          </table:table-cell>
          <table:table-cell office:value-type="string" calcext:value-type="string">
            <text:p>E0 3E </text:p>
          </table:table-cell>
          <table:table-cell table:formula="of:=DECIMAL(ORG.LIBREOFFICE.REGEX(ORG.LIBREOFFICE.REGEX([.G199];&quot;E0 &quot;;&quot;1&quot;);&quot; &quot;;&quot;&quot;);16)" office:value-type="float" office:value="318" calcext:value-type="float">
            <text:p>318</text:p>
          </table:table-cell>
          <table:table-cell office:value-type="string" calcext:value-type="string">
            <text:p>E0 F0 3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stem Sleep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DECIMAL([.C200];16)" office:value-type="float" office:value="130" calcext:value-type="float">
            <text:p>130</text:p>
          </table:table-cell>
          <table:table-cell office:value-type="string" calcext:value-type="string">
            <text:p>E0 5F </text:p>
          </table:table-cell>
          <table:table-cell office:value-type="string" calcext:value-type="string">
            <text:p>E0 DF </text:p>
          </table:table-cell>
          <table:table-cell office:value-type="string" calcext:value-type="string">
            <text:p>E0 3F </text:p>
          </table:table-cell>
          <table:table-cell table:formula="of:=DECIMAL(ORG.LIBREOFFICE.REGEX(ORG.LIBREOFFICE.REGEX([.G200];&quot;E0 &quot;;&quot;1&quot;);&quot; &quot;;&quot;&quot;);16)" office:value-type="float" office:value="319" calcext:value-type="float">
            <text:p>319</text:p>
          </table:table-cell>
          <table:table-cell office:value-type="string" calcext:value-type="string">
            <text:p>E0 F0 3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y Computer </text:p>
          </table:table-cell>
          <table:table-cell office:value-type="string" calcext:value-type="string">
            <text:p>0C </text:p>
          </table:table-cell>
          <table:table-cell office:value-type="float" office:value="194" calcext:value-type="float">
            <text:p>194</text:p>
          </table:table-cell>
          <table:table-cell table:formula="of:=DECIMAL([.C201];16)" office:value-type="float" office:value="404" calcext:value-type="float">
            <text:p>404</text:p>
          </table:table-cell>
          <table:table-cell office:value-type="string" calcext:value-type="string">
            <text:p>E0 6B </text:p>
          </table:table-cell>
          <table:table-cell office:value-type="string" calcext:value-type="string">
            <text:p>E0 EB </text:p>
          </table:table-cell>
          <table:table-cell office:value-type="string" calcext:value-type="string">
            <text:p>E0 40 </text:p>
          </table:table-cell>
          <table:table-cell table:formula="of:=DECIMAL(ORG.LIBREOFFICE.REGEX(ORG.LIBREOFFICE.REGEX([.G201];&quot;E0 &quot;;&quot;1&quot;);&quot; &quot;;&quot;&quot;);16)" office:value-type="float" office:value="320" calcext:value-type="float">
            <text:p>320</text:p>
          </table:table-cell>
          <table:table-cell office:value-type="string" calcext:value-type="string">
            <text:p>E0 F0 4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02];16)" office:value-type="string" office:string-value="" calcext:value-type="error">
            <text:p>Err :502</text:p>
          </table:table-cell>
          <table:table-cell office:value-type="string" calcext:value-type="string">
            <text:p>E0 33 </text:p>
          </table:table-cell>
          <table:table-cell office:value-type="string" calcext:value-type="string">
            <text:p>E0 B3 </text:p>
          </table:table-cell>
          <table:table-cell office:value-type="string" calcext:value-type="string">
            <text:p>E0 41 </text:p>
          </table:table-cell>
          <table:table-cell table:formula="of:=DECIMAL(ORG.LIBREOFFICE.REGEX(ORG.LIBREOFFICE.REGEX([.G202];&quot;E0 &quot;;&quot;1&quot;);&quot; &quot;;&quot;&quot;);16)" office:value-type="float" office:value="321" calcext:value-type="float">
            <text:p>321</text:p>
          </table:table-cell>
          <table:table-cell office:value-type="string" calcext:value-type="string">
            <text:p>E0 F0 41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03];16)" office:value-type="string" office:string-value="" calcext:value-type="error">
            <text:p>Err :502</text:p>
          </table:table-cell>
          <table:table-cell office:value-type="string" calcext:value-type="string">
            <text:p>E0 25 </text:p>
          </table:table-cell>
          <table:table-cell office:value-type="string" calcext:value-type="string">
            <text:p>E0 A5 </text:p>
          </table:table-cell>
          <table:table-cell office:value-type="string" calcext:value-type="string">
            <text:p>E0 42 </text:p>
          </table:table-cell>
          <table:table-cell table:formula="of:=DECIMAL(ORG.LIBREOFFICE.REGEX(ORG.LIBREOFFICE.REGEX([.G203];&quot;E0 &quot;;&quot;1&quot;);&quot; &quot;;&quot;&quot;);16)" office:value-type="float" office:value="322" calcext:value-type="float">
            <text:p>322</text:p>
          </table:table-cell>
          <table:table-cell office:value-type="string" calcext:value-type="string">
            <text:p>E0 F0 42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04];16)" office:value-type="string" office:string-value="" calcext:value-type="error">
            <text:p>Err :502</text:p>
          </table:table-cell>
          <table:table-cell office:value-type="string" calcext:value-type="string">
            <text:p>E0 17 </text:p>
          </table:table-cell>
          <table:table-cell office:value-type="string" calcext:value-type="string">
            <text:p>E0 97 </text:p>
          </table:table-cell>
          <table:table-cell office:value-type="string" calcext:value-type="string">
            <text:p>E0 43 </text:p>
          </table:table-cell>
          <table:table-cell table:formula="of:=DECIMAL(ORG.LIBREOFFICE.REGEX(ORG.LIBREOFFICE.REGEX([.G204];&quot;E0 &quot;;&quot;1&quot;);&quot; &quot;;&quot;&quot;);16)" office:value-type="float" office:value="323" calcext:value-type="float">
            <text:p>323</text:p>
          </table:table-cell>
          <table:table-cell office:value-type="string" calcext:value-type="string">
            <text:p>E0 F0 4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05];16)" office:value-type="string" office:string-value="" calcext:value-type="error">
            <text:p>Err :502</text:p>
          </table:table-cell>
          <table:table-cell office:value-type="string" calcext:value-type="string">
            <text:p>E0 18 </text:p>
          </table:table-cell>
          <table:table-cell office:value-type="string" calcext:value-type="string">
            <text:p>E0 98 </text:p>
          </table:table-cell>
          <table:table-cell office:value-type="string" calcext:value-type="string">
            <text:p>E0 44 </text:p>
          </table:table-cell>
          <table:table-cell table:formula="of:=DECIMAL(ORG.LIBREOFFICE.REGEX(ORG.LIBREOFFICE.REGEX([.G205];&quot;E0 &quot;;&quot;1&quot;);&quot; &quot;;&quot;&quot;);16)" office:value-type="float" office:value="324" calcext:value-type="float">
            <text:p>324</text:p>
          </table:table-cell>
          <table:table-cell office:value-type="string" calcext:value-type="string">
            <text:p>E0 F0 4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06];16)" office:value-type="string" office:string-value="" calcext:value-type="error">
            <text:p>Err :502</text:p>
          </table:table-cell>
          <table:table-cell table:number-columns-repeated="2" office:value-type="string" calcext:value-type="string">
            <text:p>E0 0B </text:p>
          </table:table-cell>
          <table:table-cell office:value-type="string" calcext:value-type="string">
            <text:p>E0 45 </text:p>
          </table:table-cell>
          <table:table-cell table:formula="of:=DECIMAL(ORG.LIBREOFFICE.REGEX(ORG.LIBREOFFICE.REGEX([.G206];&quot;E0 &quot;;&quot;1&quot;);&quot; &quot;;&quot;&quot;);16)" office:value-type="float" office:value="325" calcext:value-type="float">
            <text:p>325</text:p>
          </table:table-cell>
          <table:table-cell office:value-type="string" calcext:value-type="string">
            <text:p>E0 F0 4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07];16)" office:value-type="string" office:string-value="" calcext:value-type="error">
            <text:p>Err :502</text:p>
          </table:table-cell>
          <table:table-cell table:number-columns-repeated="2" office:value-type="string" calcext:value-type="string">
            <text:p>E0 0A </text:p>
          </table:table-cell>
          <table:table-cell office:value-type="string" calcext:value-type="string">
            <text:p>E0 46 </text:p>
          </table:table-cell>
          <table:table-cell table:formula="of:=DECIMAL(ORG.LIBREOFFICE.REGEX(ORG.LIBREOFFICE.REGEX([.G207];&quot;E0 &quot;;&quot;1&quot;);&quot; &quot;;&quot;&quot;);16)" office:value-type="float" office:value="326" calcext:value-type="float">
            <text:p>326</text:p>
          </table:table-cell>
          <table:table-cell office:value-type="string" calcext:value-type="string">
            <text:p>E0 F0 4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08];16)" office:value-type="string" office:string-value="" calcext:value-type="error">
            <text:p>Err :502</text:p>
          </table:table-cell>
          <table:table-cell office:value-type="string" calcext:value-type="string">
            <text:p>E0 60 </text:p>
          </table:table-cell>
          <table:table-cell office:value-type="string" calcext:value-type="string">
            <text:p>E0 E0 </text:p>
          </table:table-cell>
          <table:table-cell office:value-type="string" calcext:value-type="string">
            <text:p>E0 47 </text:p>
          </table:table-cell>
          <table:table-cell table:formula="of:=DECIMAL(ORG.LIBREOFFICE.REGEX(ORG.LIBREOFFICE.REGEX([.G208];&quot;E0 &quot;;&quot;1&quot;);&quot; &quot;;&quot;&quot;);16)" office:value-type="float" office:value="327" calcext:value-type="float">
            <text:p>327</text:p>
          </table:table-cell>
          <table:table-cell office:value-type="string" calcext:value-type="string">
            <text:p>E0 F0 47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il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18A</text:p>
          </table:table-cell>
          <table:table-cell table:formula="of:=DECIMAL([.C209];16)" office:value-type="float" office:value="394" calcext:value-type="float">
            <text:p>394</text:p>
          </table:table-cell>
          <table:table-cell office:value-type="string" calcext:value-type="string">
            <text:p>E0 6C </text:p>
          </table:table-cell>
          <table:table-cell office:value-type="string" calcext:value-type="string">
            <text:p>E0 EC </text:p>
          </table:table-cell>
          <table:table-cell office:value-type="string" calcext:value-type="string">
            <text:p>E0 48 </text:p>
          </table:table-cell>
          <table:table-cell table:formula="of:=DECIMAL(ORG.LIBREOFFICE.REGEX(ORG.LIBREOFFICE.REGEX([.G209];&quot;E0 &quot;;&quot;1&quot;);&quot; &quot;;&quot;&quot;);16)" office:value-type="float" office:value="328" calcext:value-type="float">
            <text:p>328</text:p>
          </table:table-cell>
          <table:table-cell office:value-type="string" calcext:value-type="string">
            <text:p>E0 F0 4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10];16)" office:value-type="string" office:string-value="" calcext:value-type="error">
            <text:p>Err :502</text:p>
          </table:table-cell>
          <table:table-cell office:value-type="string" calcext:value-type="string">
            <text:p>E0 34 </text:p>
          </table:table-cell>
          <table:table-cell office:value-type="string" calcext:value-type="string">
            <text:p>E0 B4 </text:p>
          </table:table-cell>
          <table:table-cell office:value-type="string" calcext:value-type="string">
            <text:p>E0 49 </text:p>
          </table:table-cell>
          <table:table-cell table:formula="of:=DECIMAL(ORG.LIBREOFFICE.REGEX(ORG.LIBREOFFICE.REGEX([.G210];&quot;E0 &quot;;&quot;1&quot;);&quot; &quot;;&quot;&quot;);16)" office:value-type="float" office:value="329" calcext:value-type="float">
            <text:p>329</text:p>
          </table:table-cell>
          <table:table-cell office:value-type="string" calcext:value-type="string">
            <text:p>E0 F0 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/ (Note 1) 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DECIMAL([.C211];16)" office:value-type="float" office:value="84" calcext:value-type="float">
            <text:p>84</text:p>
          </table:table-cell>
          <table:table-cell office:value-type="string" calcext:value-type="string">
            <text:p>E0 35 </text:p>
          </table:table-cell>
          <table:table-cell office:value-type="string" calcext:value-type="string">
            <text:p>E0 B5 </text:p>
          </table:table-cell>
          <table:table-cell office:value-type="string" calcext:value-type="string">
            <text:p>E0 4A </text:p>
          </table:table-cell>
          <table:table-cell table:formula="of:=DECIMAL(ORG.LIBREOFFICE.REGEX(ORG.LIBREOFFICE.REGEX([.G211];&quot;E0 &quot;;&quot;1&quot;);&quot; &quot;;&quot;&quot;);16)" office:value-type="float" office:value="330" calcext:value-type="float">
            <text:p>330</text:p>
          </table:table-cell>
          <table:table-cell office:value-type="string" calcext:value-type="string">
            <text:p>E0 F0 4A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12];16)" office:value-type="string" office:string-value="" calcext:value-type="error">
            <text:p>Err :502</text:p>
          </table:table-cell>
          <table:table-cell office:value-type="string" calcext:value-type="string">
            <text:p>E0 26 </text:p>
          </table:table-cell>
          <table:table-cell office:value-type="string" calcext:value-type="string">
            <text:p>E0 A6 </text:p>
          </table:table-cell>
          <table:table-cell office:value-type="string" calcext:value-type="string">
            <text:p>E0 4B </text:p>
          </table:table-cell>
          <table:table-cell table:formula="of:=DECIMAL(ORG.LIBREOFFICE.REGEX(ORG.LIBREOFFICE.REGEX([.G212];&quot;E0 &quot;;&quot;1&quot;);&quot; &quot;;&quot;&quot;);16)" office:value-type="float" office:value="331" calcext:value-type="float">
            <text:p>331</text:p>
          </table:table-cell>
          <table:table-cell office:value-type="string" calcext:value-type="string">
            <text:p>E0 F0 4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13];16)" office:value-type="string" office:string-value="" calcext:value-type="error">
            <text:p>Err :502</text:p>
          </table:table-cell>
          <table:table-cell office:value-type="string" calcext:value-type="string">
            <text:p>E0 27 </text:p>
          </table:table-cell>
          <table:table-cell office:value-type="string" calcext:value-type="string">
            <text:p>E0 A7 </text:p>
          </table:table-cell>
          <table:table-cell office:value-type="string" calcext:value-type="string">
            <text:p>E0 4C </text:p>
          </table:table-cell>
          <table:table-cell table:formula="of:=DECIMAL(ORG.LIBREOFFICE.REGEX(ORG.LIBREOFFICE.REGEX([.G213];&quot;E0 &quot;;&quot;1&quot;);&quot; &quot;;&quot;&quot;);16)" office:value-type="float" office:value="332" calcext:value-type="float">
            <text:p>332</text:p>
          </table:table-cell>
          <table:table-cell office:value-type="string" calcext:value-type="string">
            <text:p>E0 F0 4C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can Next Track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00B5</text:p>
          </table:table-cell>
          <table:table-cell table:formula="of:=DECIMAL([.C214];16)" office:value-type="float" office:value="181" calcext:value-type="float">
            <text:p>181</text:p>
          </table:table-cell>
          <table:table-cell office:value-type="string" calcext:value-type="string">
            <text:p>E0 19 </text:p>
          </table:table-cell>
          <table:table-cell office:value-type="string" calcext:value-type="string">
            <text:p>E0 99 </text:p>
          </table:table-cell>
          <table:table-cell office:value-type="string" calcext:value-type="string">
            <text:p>E0 4D </text:p>
          </table:table-cell>
          <table:table-cell table:formula="of:=DECIMAL(ORG.LIBREOFFICE.REGEX(ORG.LIBREOFFICE.REGEX([.G214];&quot;E0 &quot;;&quot;1&quot;);&quot; &quot;;&quot;&quot;);16)" office:value-type="float" office:value="333" calcext:value-type="float">
            <text:p>333</text:p>
          </table:table-cell>
          <table:table-cell office:value-type="string" calcext:value-type="string">
            <text:p>E0 F0 4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15];16)" office:value-type="string" office:string-value="" calcext:value-type="error">
            <text:p>Err :502</text:p>
          </table:table-cell>
          <table:table-cell table:number-columns-repeated="2" office:value-type="string" calcext:value-type="string">
            <text:p>E0 0C </text:p>
          </table:table-cell>
          <table:table-cell office:value-type="string" calcext:value-type="string">
            <text:p>E0 4E </text:p>
          </table:table-cell>
          <table:table-cell table:formula="of:=DECIMAL(ORG.LIBREOFFICE.REGEX(ORG.LIBREOFFICE.REGEX([.G215];&quot;E0 &quot;;&quot;1&quot;);&quot; &quot;;&quot;&quot;);16)" office:value-type="float" office:value="334" calcext:value-type="float">
            <text:p>334</text:p>
          </table:table-cell>
          <table:table-cell office:value-type="string" calcext:value-type="string">
            <text:p>E0 F0 4E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16];16)" office:value-type="string" office:string-value="" calcext:value-type="error">
            <text:p>Err :502</text:p>
          </table:table-cell>
          <table:table-cell office:value-type="string" calcext:value-type="string">
            <text:p>E0 61 </text:p>
          </table:table-cell>
          <table:table-cell office:value-type="string" calcext:value-type="string">
            <text:p>E0 E1 </text:p>
          </table:table-cell>
          <table:table-cell office:value-type="string" calcext:value-type="string">
            <text:p>E0 4F </text:p>
          </table:table-cell>
          <table:table-cell table:formula="of:=DECIMAL(ORG.LIBREOFFICE.REGEX(ORG.LIBREOFFICE.REGEX([.G216];&quot;E0 &quot;;&quot;1&quot;);&quot; &quot;;&quot;&quot;);16)" office:value-type="float" office:value="335" calcext:value-type="float">
            <text:p>335</text:p>
          </table:table-cell>
          <table:table-cell office:value-type="string" calcext:value-type="string">
            <text:p>E0 F0 4F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Select </text:p>
          </table:table-cell>
          <table:table-cell office:value-type="string" calcext:value-type="string">
            <text:p>0C </text:p>
          </table:table-cell>
          <table:table-cell office:value-type="float" office:value="183" calcext:value-type="float">
            <text:p>183</text:p>
          </table:table-cell>
          <table:table-cell table:formula="of:=DECIMAL([.C217];16)" office:value-type="float" office:value="387" calcext:value-type="float">
            <text:p>387</text:p>
          </table:table-cell>
          <table:table-cell office:value-type="string" calcext:value-type="string">
            <text:p>E0 6D </text:p>
          </table:table-cell>
          <table:table-cell office:value-type="string" calcext:value-type="string">
            <text:p>E0 ED </text:p>
          </table:table-cell>
          <table:table-cell office:value-type="string" calcext:value-type="string">
            <text:p>E0 50 </text:p>
          </table:table-cell>
          <table:table-cell table:formula="of:=DECIMAL(ORG.LIBREOFFICE.REGEX(ORG.LIBREOFFICE.REGEX([.G217];&quot;E0 &quot;;&quot;1&quot;);&quot; &quot;;&quot;&quot;);16)" office:value-type="float" office:value="336" calcext:value-type="float">
            <text:p>336</text:p>
          </table:table-cell>
          <table:table-cell office:value-type="string" calcext:value-type="string">
            <text:p>E0 F0 5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18];16)" office:value-type="string" office:string-value="" calcext:value-type="error">
            <text:p>Err :502</text:p>
          </table:table-cell>
          <table:table-cell office:value-type="string" calcext:value-type="string">
            <text:p>E0 28 </text:p>
          </table:table-cell>
          <table:table-cell office:value-type="string" calcext:value-type="string">
            <text:p>E0 A8 </text:p>
          </table:table-cell>
          <table:table-cell office:value-type="string" calcext:value-type="string">
            <text:p>E0 52 </text:p>
          </table:table-cell>
          <table:table-cell table:formula="of:=DECIMAL(ORG.LIBREOFFICE.REGEX(ORG.LIBREOFFICE.REGEX([.G218];&quot;E0 &quot;;&quot;1&quot;);&quot; &quot;;&quot;&quot;);16)" office:value-type="float" office:value="338" calcext:value-type="float">
            <text:p>338</text:p>
          </table:table-cell>
          <table:table-cell office:value-type="string" calcext:value-type="string">
            <text:p>E0 F0 52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19];16)" office:value-type="string" office:string-value="" calcext:value-type="error">
            <text:p>Err :502</text:p>
          </table:table-cell>
          <table:table-cell office:value-type="string" calcext:value-type="string">
            <text:p>E0 1A </text:p>
          </table:table-cell>
          <table:table-cell office:value-type="string" calcext:value-type="string">
            <text:p>E0 9A </text:p>
          </table:table-cell>
          <table:table-cell office:value-type="string" calcext:value-type="string">
            <text:p>E0 54 </text:p>
          </table:table-cell>
          <table:table-cell table:formula="of:=DECIMAL(ORG.LIBREOFFICE.REGEX(ORG.LIBREOFFICE.REGEX([.G219];&quot;E0 &quot;;&quot;1&quot;);&quot; &quot;;&quot;&quot;);16)" office:value-type="float" office:value="340" calcext:value-type="float">
            <text:p>340</text:p>
          </table:table-cell>
          <table:table-cell office:value-type="string" calcext:value-type="string">
            <text:p>E0 F0 5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20];16)" office:value-type="string" office:string-value="" calcext:value-type="error">
            <text:p>Err :502</text:p>
          </table:table-cell>
          <table:table-cell table:number-columns-repeated="2" office:value-type="string" calcext:value-type="string">
            <text:p>E0 0D </text:p>
          </table:table-cell>
          <table:table-cell office:value-type="string" calcext:value-type="string">
            <text:p>E0 55 </text:p>
          </table:table-cell>
          <table:table-cell table:formula="of:=DECIMAL(ORG.LIBREOFFICE.REGEX(ORG.LIBREOFFICE.REGEX([.G220];&quot;E0 &quot;;&quot;1&quot;);&quot; &quot;;&quot;&quot;);16)" office:value-type="float" office:value="341" calcext:value-type="float">
            <text:p>341</text:p>
          </table:table-cell>
          <table:table-cell office:value-type="string" calcext:value-type="string">
            <text:p>E0 F0 5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21];16)" office:value-type="string" office:string-value="" calcext:value-type="error">
            <text:p>Err :502</text:p>
          </table:table-cell>
          <table:table-cell office:value-type="string" calcext:value-type="string">
            <text:p>E0 3A </text:p>
          </table:table-cell>
          <table:table-cell office:value-type="string" calcext:value-type="string">
            <text:p>E0 BA </text:p>
          </table:table-cell>
          <table:table-cell office:value-type="string" calcext:value-type="string">
            <text:p>E0 58 </text:p>
          </table:table-cell>
          <table:table-cell table:formula="of:=DECIMAL(ORG.LIBREOFFICE.REGEX(ORG.LIBREOFFICE.REGEX([.G221];&quot;E0 &quot;;&quot;1&quot;);&quot; &quot;;&quot;&quot;);16)" office:value-type="float" office:value="344" calcext:value-type="float">
            <text:p>344</text:p>
          </table:table-cell>
          <table:table-cell office:value-type="string" calcext:value-type="string">
            <text:p>E0 F0 5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22];16)" office:value-type="string" office:string-value="" calcext:value-type="error">
            <text:p>Err :502</text:p>
          </table:table-cell>
          <table:table-cell office:value-type="string" calcext:value-type="string">
            <text:p>E0 36 </text:p>
          </table:table-cell>
          <table:table-cell office:value-type="string" calcext:value-type="string">
            <text:p>E0 B6 </text:p>
          </table:table-cell>
          <table:table-cell office:value-type="string" calcext:value-type="string">
            <text:p>E0 59 </text:p>
          </table:table-cell>
          <table:table-cell table:formula="of:=DECIMAL(ORG.LIBREOFFICE.REGEX(ORG.LIBREOFFICE.REGEX([.G222];&quot;E0 &quot;;&quot;1&quot;);&quot; &quot;;&quot;&quot;);16)" office:value-type="float" office:value="345" calcext:value-type="float">
            <text:p>345</text:p>
          </table:table-cell>
          <table:table-cell office:value-type="string" calcext:value-type="string">
            <text:p>E0 F0 5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pad Enter 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DECIMAL([.C223];16)" office:value-type="float" office:value="88" calcext:value-type="float">
            <text:p>88</text:p>
          </table:table-cell>
          <table:table-cell office:value-type="string" calcext:value-type="string">
            <text:p>E0 1C </text:p>
          </table:table-cell>
          <table:table-cell office:value-type="string" calcext:value-type="string">
            <text:p>E0 9C </text:p>
          </table:table-cell>
          <table:table-cell office:value-type="string" calcext:value-type="string">
            <text:p>E0 5A </text:p>
          </table:table-cell>
          <table:table-cell table:formula="of:=DECIMAL(ORG.LIBREOFFICE.REGEX(ORG.LIBREOFFICE.REGEX([.G223];&quot;E0 &quot;;&quot;1&quot;);&quot; &quot;;&quot;&quot;);16)" office:value-type="float" office:value="346" calcext:value-type="float">
            <text:p>346</text:p>
          </table:table-cell>
          <table:table-cell office:value-type="string" calcext:value-type="string">
            <text:p>E0 F0 5A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24];16)" office:value-type="string" office:string-value="" calcext:value-type="error">
            <text:p>Err :502</text:p>
          </table:table-cell>
          <table:table-cell office:value-type="string" calcext:value-type="string">
            <text:p>E0 1B </text:p>
          </table:table-cell>
          <table:table-cell office:value-type="string" calcext:value-type="string">
            <text:p>E0 9B </text:p>
          </table:table-cell>
          <table:table-cell office:value-type="string" calcext:value-type="string">
            <text:p>E0 5B </text:p>
          </table:table-cell>
          <table:table-cell table:formula="of:=DECIMAL(ORG.LIBREOFFICE.REGEX(ORG.LIBREOFFICE.REGEX([.G224];&quot;E0 &quot;;&quot;1&quot;);&quot; &quot;;&quot;&quot;);16)" office:value-type="float" office:value="347" calcext:value-type="float">
            <text:p>347</text:p>
          </table:table-cell>
          <table:table-cell office:value-type="string" calcext:value-type="string">
            <text:p>E0 F0 5B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25];16)" office:value-type="string" office:string-value="" calcext:value-type="error">
            <text:p>Err :502</text:p>
          </table:table-cell>
          <table:table-cell office:value-type="string" calcext:value-type="string">
            <text:p>E0 2B </text:p>
          </table:table-cell>
          <table:table-cell office:value-type="string" calcext:value-type="string">
            <text:p>E0 AB </text:p>
          </table:table-cell>
          <table:table-cell office:value-type="string" calcext:value-type="string">
            <text:p>E0 5D </text:p>
          </table:table-cell>
          <table:table-cell table:formula="of:=DECIMAL(ORG.LIBREOFFICE.REGEX(ORG.LIBREOFFICE.REGEX([.G225];&quot;E0 &quot;;&quot;1&quot;);&quot; &quot;;&quot;&quot;);16)" office:value-type="float" office:value="349" calcext:value-type="float">
            <text:p>349</text:p>
          </table:table-cell>
          <table:table-cell office:value-type="string" calcext:value-type="string">
            <text:p>E0 F0 5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stem Wake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DECIMAL([.C226];16)" office:value-type="float" office:value="131" calcext:value-type="float">
            <text:p>131</text:p>
          </table:table-cell>
          <table:table-cell office:value-type="string" calcext:value-type="string">
            <text:p>E0 63 </text:p>
          </table:table-cell>
          <table:table-cell office:value-type="string" calcext:value-type="string">
            <text:p>E0 E3 </text:p>
          </table:table-cell>
          <table:table-cell office:value-type="string" calcext:value-type="string">
            <text:p>E0 5E </text:p>
          </table:table-cell>
          <table:table-cell table:formula="of:=DECIMAL(ORG.LIBREOFFICE.REGEX(ORG.LIBREOFFICE.REGEX([.G226];&quot;E0 &quot;;&quot;1&quot;);&quot; &quot;;&quot;&quot;);16)" office:value-type="float" office:value="350" calcext:value-type="float">
            <text:p>350</text:p>
          </table:table-cell>
          <table:table-cell office:value-type="string" calcext:value-type="string">
            <text:p>E0 F0 5E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27];16)" office:value-type="string" office:string-value="" calcext:value-type="error">
            <text:p>Err :502</text:p>
          </table:table-cell>
          <table:table-cell office:value-type="string" calcext:value-type="string">
            <text:p>E0 7A </text:p>
          </table:table-cell>
          <table:table-cell office:value-type="string" calcext:value-type="string">
            <text:p>E0 FA </text:p>
          </table:table-cell>
          <table:table-cell office:value-type="string" calcext:value-type="string">
            <text:p>E0 65 </text:p>
          </table:table-cell>
          <table:table-cell table:formula="of:=DECIMAL(ORG.LIBREOFFICE.REGEX(ORG.LIBREOFFICE.REGEX([.G227];&quot;E0 &quot;;&quot;1&quot;);&quot; &quot;;&quot;&quot;);16)" office:value-type="float" office:value="357" calcext:value-type="float">
            <text:p>357</text:p>
          </table:table-cell>
          <table:table-cell office:value-type="string" calcext:value-type="string">
            <text:p>E0 F0 6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28];16)" office:value-type="string" office:string-value="" calcext:value-type="error">
            <text:p>Err :502</text:p>
          </table:table-cell>
          <table:table-cell table:number-columns-repeated="2" office:value-type="string" calcext:value-type="string">
            <text:p>E0 0E </text:p>
          </table:table-cell>
          <table:table-cell office:value-type="string" calcext:value-type="string">
            <text:p>E0 66 </text:p>
          </table:table-cell>
          <table:table-cell table:formula="of:=DECIMAL(ORG.LIBREOFFICE.REGEX(ORG.LIBREOFFICE.REGEX([.G228];&quot;E0 &quot;;&quot;1&quot;);&quot; &quot;;&quot;&quot;);16)" office:value-type="float" office:value="358" calcext:value-type="float">
            <text:p>358</text:p>
          </table:table-cell>
          <table:table-cell office:value-type="string" calcext:value-type="string">
            <text:p>E0 F0 6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29];16)" office:value-type="string" office:string-value="" calcext:value-type="error">
            <text:p>Err :502</text:p>
          </table:table-cell>
          <table:table-cell office:value-type="string" calcext:value-type="string">
            <text:p>E0 7B </text:p>
          </table:table-cell>
          <table:table-cell office:value-type="string" calcext:value-type="string">
            <text:p>E0 FB </text:p>
          </table:table-cell>
          <table:table-cell office:value-type="string" calcext:value-type="string">
            <text:p>E0 67 </text:p>
          </table:table-cell>
          <table:table-cell table:formula="of:=DECIMAL(ORG.LIBREOFFICE.REGEX(ORG.LIBREOFFICE.REGEX([.G229];&quot;E0 &quot;;&quot;1&quot;);&quot; &quot;;&quot;&quot;);16)" office:value-type="float" office:value="359" calcext:value-type="float">
            <text:p>359</text:p>
          </table:table-cell>
          <table:table-cell office:value-type="string" calcext:value-type="string">
            <text:p>E0 F0 67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30];16)" office:value-type="string" office:string-value="" calcext:value-type="error">
            <text:p>Err :502</text:p>
          </table:table-cell>
          <table:table-cell office:value-type="string" calcext:value-type="string">
            <text:p>E0 7C </text:p>
          </table:table-cell>
          <table:table-cell office:value-type="string" calcext:value-type="string">
            <text:p>E0 FC </text:p>
          </table:table-cell>
          <table:table-cell office:value-type="string" calcext:value-type="string">
            <text:p>E0 68 </text:p>
          </table:table-cell>
          <table:table-cell table:formula="of:=DECIMAL(ORG.LIBREOFFICE.REGEX(ORG.LIBREOFFICE.REGEX([.G230];&quot;E0 &quot;;&quot;1&quot;);&quot; &quot;;&quot;&quot;);16)" office:value-type="float" office:value="360" calcext:value-type="float">
            <text:p>360</text:p>
          </table:table-cell>
          <table:table-cell office:value-type="string" calcext:value-type="string">
            <text:p>E0 F0 6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</text:p>
          </table:table-cell>
          <table:table-cell table:formula="of:=DECIMAL([.C231];16)" office:value-type="float" office:value="77" calcext:value-type="float">
            <text:p>77</text:p>
          </table:table-cell>
          <table:table-cell office:value-type="string" calcext:value-type="string">
            <text:p>E0 4F </text:p>
          </table:table-cell>
          <table:table-cell office:value-type="string" calcext:value-type="string">
            <text:p>E0 CF </text:p>
          </table:table-cell>
          <table:table-cell office:value-type="string" calcext:value-type="string">
            <text:p>E0 69 </text:p>
          </table:table-cell>
          <table:table-cell table:formula="of:=DECIMAL(ORG.LIBREOFFICE.REGEX(ORG.LIBREOFFICE.REGEX([.G231];&quot;E0 &quot;;&quot;1&quot;);&quot; &quot;;&quot;&quot;);16)" office:value-type="float" office:value="361" calcext:value-type="float">
            <text:p>361</text:p>
          </table:table-cell>
          <table:table-cell office:value-type="string" calcext:value-type="string">
            <text:p>E0 F0 69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32];16)" office:value-type="string" office:string-value="" calcext:value-type="error">
            <text:p>Err :502</text:p>
          </table:table-cell>
          <table:table-cell office:value-type="string" calcext:value-type="string">
            <text:p>E0 7D </text:p>
          </table:table-cell>
          <table:table-cell office:value-type="string" calcext:value-type="string">
            <text:p>E0 FD </text:p>
          </table:table-cell>
          <table:table-cell office:value-type="string" calcext:value-type="string">
            <text:p>E0 6A </text:p>
          </table:table-cell>
          <table:table-cell table:formula="of:=DECIMAL(ORG.LIBREOFFICE.REGEX(ORG.LIBREOFFICE.REGEX([.G232];&quot;E0 &quot;;&quot;1&quot;);&quot; &quot;;&quot;&quot;);16)" office:value-type="float" office:value="362" calcext:value-type="float">
            <text:p>362</text:p>
          </table:table-cell>
          <table:table-cell office:value-type="string" calcext:value-type="string">
            <text:p>E0 F0 6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 Arrow (Note 1) 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DECIMAL([.C233];16)" office:value-type="float" office:value="80" calcext:value-type="float">
            <text:p>80</text:p>
          </table:table-cell>
          <table:table-cell office:value-type="string" calcext:value-type="string">
            <text:p>E0 4B </text:p>
          </table:table-cell>
          <table:table-cell office:value-type="string" calcext:value-type="string">
            <text:p>E0 CB </text:p>
          </table:table-cell>
          <table:table-cell office:value-type="string" calcext:value-type="string">
            <text:p>E0 6B </text:p>
          </table:table-cell>
          <table:table-cell table:formula="of:=DECIMAL(ORG.LIBREOFFICE.REGEX(ORG.LIBREOFFICE.REGEX([.G233];&quot;E0 &quot;;&quot;1&quot;);&quot; &quot;;&quot;&quot;);16)" office:value-type="float" office:value="363" calcext:value-type="float">
            <text:p>363</text:p>
          </table:table-cell>
          <table:table-cell office:value-type="string" calcext:value-type="string">
            <text:p>E0 F0 6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e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A</text:p>
          </table:table-cell>
          <table:table-cell table:formula="of:=DECIMAL([.C234];16)" office:value-type="float" office:value="74" calcext:value-type="float">
            <text:p>74</text:p>
          </table:table-cell>
          <table:table-cell office:value-type="string" calcext:value-type="string">
            <text:p>E0 47 </text:p>
          </table:table-cell>
          <table:table-cell office:value-type="string" calcext:value-type="string">
            <text:p>E0 C7 </text:p>
          </table:table-cell>
          <table:table-cell office:value-type="string" calcext:value-type="string">
            <text:p>E0 6C </text:p>
          </table:table-cell>
          <table:table-cell table:formula="of:=DECIMAL(ORG.LIBREOFFICE.REGEX(ORG.LIBREOFFICE.REGEX([.G234];&quot;E0 &quot;;&quot;1&quot;);&quot; &quot;;&quot;&quot;);16)" office:value-type="float" office:value="364" calcext:value-type="float">
            <text:p>364</text:p>
          </table:table-cell>
          <table:table-cell office:value-type="string" calcext:value-type="string">
            <text:p>E0 F0 6C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35];16)" office:value-type="string" office:string-value="" calcext:value-type="error">
            <text:p>Err :502</text:p>
          </table:table-cell>
          <table:table-cell office:value-type="string" calcext:value-type="string">
            <text:p>E0 7E </text:p>
          </table:table-cell>
          <table:table-cell office:value-type="string" calcext:value-type="string">
            <text:p>E0 FE </text:p>
          </table:table-cell>
          <table:table-cell office:value-type="string" calcext:value-type="string">
            <text:p>E0 6D </text:p>
          </table:table-cell>
          <table:table-cell table:formula="of:=DECIMAL(ORG.LIBREOFFICE.REGEX(ORG.LIBREOFFICE.REGEX([.G235];&quot;E0 &quot;;&quot;1&quot;);&quot; &quot;;&quot;&quot;);16)" office:value-type="float" office:value="365" calcext:value-type="float">
            <text:p>365</text:p>
          </table:table-cell>
          <table:table-cell office:value-type="string" calcext:value-type="string">
            <text:p>E0 F0 6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236];16)" office:value-type="string" office:string-value="" calcext:value-type="error">
            <text:p>Err :502</text:p>
          </table:table-cell>
          <table:table-cell office:value-type="string" calcext:value-type="string">
            <text:p>E0 7F </text:p>
          </table:table-cell>
          <table:table-cell office:value-type="string" calcext:value-type="string">
            <text:p>E0 FF </text:p>
          </table:table-cell>
          <table:table-cell office:value-type="string" calcext:value-type="string">
            <text:p>E0 6E </text:p>
          </table:table-cell>
          <table:table-cell table:formula="of:=DECIMAL(ORG.LIBREOFFICE.REGEX(ORG.LIBREOFFICE.REGEX([.G236];&quot;E0 &quot;;&quot;1&quot;);&quot; &quot;;&quot;&quot;);16)" office:value-type="float" office:value="366" calcext:value-type="float">
            <text:p>366</text:p>
          </table:table-cell>
          <table:table-cell office:value-type="string" calcext:value-type="string">
            <text:p>E0 F0 6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ert (Note 1) 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DECIMAL([.C237];16)" office:value-type="float" office:value="73" calcext:value-type="float">
            <text:p>73</text:p>
          </table:table-cell>
          <table:table-cell office:value-type="string" calcext:value-type="string">
            <text:p>E0 52 </text:p>
          </table:table-cell>
          <table:table-cell office:value-type="string" calcext:value-type="string">
            <text:p>E0 D2 </text:p>
          </table:table-cell>
          <table:table-cell office:value-type="string" calcext:value-type="string">
            <text:p>E0 70 </text:p>
          </table:table-cell>
          <table:table-cell table:formula="of:=DECIMAL(ORG.LIBREOFFICE.REGEX(ORG.LIBREOFFICE.REGEX([.G237];&quot;E0 &quot;;&quot;1&quot;);&quot; &quot;;&quot;&quot;);16)" office:value-type="float" office:value="368" calcext:value-type="float">
            <text:p>368</text:p>
          </table:table-cell>
          <table:table-cell office:value-type="string" calcext:value-type="string">
            <text:p>E0 F0 7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C</text:p>
          </table:table-cell>
          <table:table-cell table:formula="of:=DECIMAL([.C238];16)" office:value-type="float" office:value="76" calcext:value-type="float">
            <text:p>76</text:p>
          </table:table-cell>
          <table:table-cell office:value-type="string" calcext:value-type="string">
            <text:p>E0 53 </text:p>
          </table:table-cell>
          <table:table-cell office:value-type="string" calcext:value-type="string">
            <text:p>E0 D3 </text:p>
          </table:table-cell>
          <table:table-cell office:value-type="string" calcext:value-type="string">
            <text:p>E0 71 </text:p>
          </table:table-cell>
          <table:table-cell table:formula="of:=DECIMAL(ORG.LIBREOFFICE.REGEX(ORG.LIBREOFFICE.REGEX([.G238];&quot;E0 &quot;;&quot;1&quot;);&quot; &quot;;&quot;&quot;);16)" office:value-type="float" office:value="369" calcext:value-type="float">
            <text:p>369</text:p>
          </table:table-cell>
          <table:table-cell office:value-type="string" calcext:value-type="string">
            <text:p>E0 F0 7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wn Arrow (Note 1) 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DECIMAL([.C239];16)" office:value-type="float" office:value="81" calcext:value-type="float">
            <text:p>81</text:p>
          </table:table-cell>
          <table:table-cell office:value-type="string" calcext:value-type="string">
            <text:p>E0 50 </text:p>
          </table:table-cell>
          <table:table-cell office:value-type="string" calcext:value-type="string">
            <text:p>E0 D0 </text:p>
          </table:table-cell>
          <table:table-cell office:value-type="string" calcext:value-type="string">
            <text:p>E0 72 </text:p>
          </table:table-cell>
          <table:table-cell table:formula="of:=DECIMAL(ORG.LIBREOFFICE.REGEX(ORG.LIBREOFFICE.REGEX([.G239];&quot;E0 &quot;;&quot;1&quot;);&quot; &quot;;&quot;&quot;);16)" office:value-type="float" office:value="370" calcext:value-type="float">
            <text:p>370</text:p>
          </table:table-cell>
          <table:table-cell office:value-type="string" calcext:value-type="string">
            <text:p>E0 F0 72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40];16)" office:value-type="string" office:string-value="" calcext:value-type="error">
            <text:p>Err :502</text:p>
          </table:table-cell>
          <table:table-cell office:value-type="string" calcext:value-type="string">
            <text:p>E0 4C </text:p>
          </table:table-cell>
          <table:table-cell office:value-type="string" calcext:value-type="string">
            <text:p>E0 CC </text:p>
          </table:table-cell>
          <table:table-cell office:value-type="string" calcext:value-type="string">
            <text:p>E0 73 </text:p>
          </table:table-cell>
          <table:table-cell table:formula="of:=DECIMAL(ORG.LIBREOFFICE.REGEX(ORG.LIBREOFFICE.REGEX([.G240];&quot;E0 &quot;;&quot;1&quot;);&quot; &quot;;&quot;&quot;);16)" office:value-type="float" office:value="371" calcext:value-type="float">
            <text:p>371</text:p>
          </table:table-cell>
          <table:table-cell office:value-type="string" calcext:value-type="string">
            <text:p>E0 F0 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 Arrow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F</text:p>
          </table:table-cell>
          <table:table-cell table:formula="of:=DECIMAL([.C241];16)" office:value-type="float" office:value="79" calcext:value-type="float">
            <text:p>79</text:p>
          </table:table-cell>
          <table:table-cell office:value-type="string" calcext:value-type="string">
            <text:p>E0 4D </text:p>
          </table:table-cell>
          <table:table-cell office:value-type="string" calcext:value-type="string">
            <text:p>E0 CD </text:p>
          </table:table-cell>
          <table:table-cell office:value-type="string" calcext:value-type="string">
            <text:p>E0 74 </text:p>
          </table:table-cell>
          <table:table-cell table:formula="of:=DECIMAL(ORG.LIBREOFFICE.REGEX(ORG.LIBREOFFICE.REGEX([.G241];&quot;E0 &quot;;&quot;1&quot;);&quot; &quot;;&quot;&quot;);16)" office:value-type="float" office:value="372" calcext:value-type="float">
            <text:p>372</text:p>
          </table:table-cell>
          <table:table-cell office:value-type="string" calcext:value-type="string">
            <text:p>E0 F0 7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 Arrow (Note 1) 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DECIMAL([.C242];16)" office:value-type="float" office:value="82" calcext:value-type="float">
            <text:p>82</text:p>
          </table:table-cell>
          <table:table-cell office:value-type="string" calcext:value-type="string">
            <text:p>E0 48 </text:p>
          </table:table-cell>
          <table:table-cell office:value-type="string" calcext:value-type="string">
            <text:p>E0 C8 </text:p>
          </table:table-cell>
          <table:table-cell office:value-type="string" calcext:value-type="string">
            <text:p>E0 75 </text:p>
          </table:table-cell>
          <table:table-cell table:formula="of:=DECIMAL(ORG.LIBREOFFICE.REGEX(ORG.LIBREOFFICE.REGEX([.G242];&quot;E0 &quot;;&quot;1&quot;);&quot; &quot;;&quot;&quot;);16)" office:value-type="float" office:value="373" calcext:value-type="float">
            <text:p>373</text:p>
          </table:table-cell>
          <table:table-cell office:value-type="string" calcext:value-type="string">
            <text:p>E0 F0 75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43];16)" office:value-type="string" office:string-value="" calcext:value-type="error">
            <text:p>Err :502</text:p>
          </table:table-cell>
          <table:table-cell office:value-type="string" calcext:value-type="string">
            <text:p>E0 01 </text:p>
          </table:table-cell>
          <table:table-cell office:value-type="string" calcext:value-type="string">
            <text:p>E0 81 </text:p>
          </table:table-cell>
          <table:table-cell office:value-type="string" calcext:value-type="string">
            <text:p>E0 76 </text:p>
          </table:table-cell>
          <table:table-cell table:formula="of:=DECIMAL(ORG.LIBREOFFICE.REGEX(ORG.LIBREOFFICE.REGEX([.G243];&quot;E0 &quot;;&quot;1&quot;);&quot; &quot;;&quot;&quot;);16)" office:value-type="float" office:value="374" calcext:value-type="float">
            <text:p>374</text:p>
          </table:table-cell>
          <table:table-cell office:value-type="string" calcext:value-type="string">
            <text:p>E0 F0 7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44];16)" office:value-type="string" office:string-value="" calcext:value-type="error">
            <text:p>Err :502</text:p>
          </table:table-cell>
          <table:table-cell office:value-type="string" calcext:value-type="string">
            <text:p>E0 4E </text:p>
          </table:table-cell>
          <table:table-cell office:value-type="string" calcext:value-type="string">
            <text:p>E0 CE </text:p>
          </table:table-cell>
          <table:table-cell office:value-type="string" calcext:value-type="string">
            <text:p>E0 79 </text:p>
          </table:table-cell>
          <table:table-cell table:formula="of:=DECIMAL(ORG.LIBREOFFICE.REGEX(ORG.LIBREOFFICE.REGEX([.G244];&quot;E0 &quot;;&quot;1&quot;);&quot; &quot;;&quot;&quot;);16)" office:value-type="float" office:value="377" calcext:value-type="float">
            <text:p>377</text:p>
          </table:table-cell>
          <table:table-cell office:value-type="string" calcext:value-type="string">
            <text:p>E0 F0 7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Down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E</text:p>
          </table:table-cell>
          <table:table-cell table:formula="of:=DECIMAL([.C245];16)" office:value-type="float" office:value="78" calcext:value-type="float">
            <text:p>78</text:p>
          </table:table-cell>
          <table:table-cell office:value-type="string" calcext:value-type="string">
            <text:p>E0 51 </text:p>
          </table:table-cell>
          <table:table-cell office:value-type="string" calcext:value-type="string">
            <text:p>E0 D1 </text:p>
          </table:table-cell>
          <table:table-cell office:value-type="string" calcext:value-type="string">
            <text:p>E0 7A </text:p>
          </table:table-cell>
          <table:table-cell table:formula="of:=DECIMAL(ORG.LIBREOFFICE.REGEX(ORG.LIBREOFFICE.REGEX([.G245];&quot;E0 &quot;;&quot;1&quot;);&quot; &quot;;&quot;&quot;);16)" office:value-type="float" office:value="378" calcext:value-type="float">
            <text:p>378</text:p>
          </table:table-cell>
          <table:table-cell office:value-type="string" calcext:value-type="string">
            <text:p>E0 F0 7A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46];16)" office:value-type="string" office:string-value="" calcext:value-type="error">
            <text:p>Err :502</text:p>
          </table:table-cell>
          <table:table-cell office:value-type="string" calcext:value-type="string">
            <text:p>E0 4A </text:p>
          </table:table-cell>
          <table:table-cell office:value-type="string" calcext:value-type="string">
            <text:p>E0 CA </text:p>
          </table:table-cell>
          <table:table-cell office:value-type="string" calcext:value-type="string">
            <text:p>E0 7B </text:p>
          </table:table-cell>
          <table:table-cell table:formula="of:=DECIMAL(ORG.LIBREOFFICE.REGEX(ORG.LIBREOFFICE.REGEX([.G246];&quot;E0 &quot;;&quot;1&quot;);&quot; &quot;;&quot;&quot;);16)" office:value-type="float" office:value="379" calcext:value-type="float">
            <text:p>379</text:p>
          </table:table-cell>
          <table:table-cell office:value-type="string" calcext:value-type="string">
            <text:p>E0 F0 7B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 Screen (Note 1)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DECIMAL([.C247];16)" office:value-type="float" office:value="70" calcext:value-type="float">
            <text:p>70</text:p>
          </table:table-cell>
          <table:table-cell office:value-type="string" calcext:value-type="string">
            <text:p>E0 37</text:p>
          </table:table-cell>
          <table:table-cell office:value-type="string" calcext:value-type="string">
            <text:p>E0 B7</text:p>
          </table:table-cell>
          <table:table-cell office:value-type="string" calcext:value-type="string">
            <text:p>E0 7C</text:p>
          </table:table-cell>
          <table:table-cell table:formula="of:=DECIMAL(ORG.LIBREOFFICE.REGEX(ORG.LIBREOFFICE.REGEX([.G247];&quot;E0 &quot;;&quot;1&quot;);&quot; &quot;;&quot;&quot;);16)" office:value-type="float" office:value="380" calcext:value-type="float">
            <text:p>380</text:p>
          </table:table-cell>
          <table:table-cell office:value-type="string" calcext:value-type="string">
            <text:p>E0 F0 7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ge Up (Note 1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B</text:p>
          </table:table-cell>
          <table:table-cell table:formula="of:=DECIMAL([.C248];16)" office:value-type="float" office:value="75" calcext:value-type="float">
            <text:p>75</text:p>
          </table:table-cell>
          <table:table-cell office:value-type="string" calcext:value-type="string">
            <text:p>E0 49 </text:p>
          </table:table-cell>
          <table:table-cell office:value-type="string" calcext:value-type="string">
            <text:p>E0 C9 </text:p>
          </table:table-cell>
          <table:table-cell office:value-type="string" calcext:value-type="string">
            <text:p>E0 7D </text:p>
          </table:table-cell>
          <table:table-cell table:formula="of:=DECIMAL(ORG.LIBREOFFICE.REGEX(ORG.LIBREOFFICE.REGEX([.G248];&quot;E0 &quot;;&quot;1&quot;);&quot; &quot;;&quot;&quot;);16)" office:value-type="float" office:value="381" calcext:value-type="float">
            <text:p>381</text:p>
          </table:table-cell>
          <table:table-cell office:value-type="string" calcext:value-type="string">
            <text:p>E0 F0 7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49];16)" office:value-type="string" office:string-value="" calcext:value-type="error">
            <text:p>Err :502</text:p>
          </table:table-cell>
          <table:table-cell office:value-type="string" calcext:value-type="string">
            <text:p>E0 54 </text:p>
          </table:table-cell>
          <table:table-cell office:value-type="string" calcext:value-type="string">
            <text:p>E0 D4 </text:p>
          </table:table-cell>
          <table:table-cell office:value-type="string" calcext:value-type="string">
            <text:p>E0 7F </text:p>
          </table:table-cell>
          <table:table-cell table:formula="of:=DECIMAL(ORG.LIBREOFFICE.REGEX(ORG.LIBREOFFICE.REGEX([.G249];&quot;E0 &quot;;&quot;1&quot;);&quot; &quot;;&quot;&quot;);16)" office:value-type="float" office:value="383" calcext:value-type="float">
            <text:p>383</text:p>
          </table:table-cell>
          <table:table-cell office:value-type="string" calcext:value-type="string">
            <text:p>E0 F0 7F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0];16)" office:value-type="string" office:string-value="" calcext:value-type="error">
            <text:p>Err :502</text:p>
          </table:table-cell>
          <table:table-cell office:value-type="string" calcext:value-type="string">
            <text:p>E0 42 </text:p>
          </table:table-cell>
          <table:table-cell office:value-type="string" calcext:value-type="string">
            <text:p>E0 C2 </text:p>
          </table:table-cell>
          <table:table-cell office:value-type="string" calcext:value-type="string">
            <text:p>E0 83 </text:p>
          </table:table-cell>
          <table:table-cell table:formula="of:=DECIMAL(ORG.LIBREOFFICE.REGEX(ORG.LIBREOFFICE.REGEX([.G250];&quot;E0 &quot;;&quot;1&quot;);&quot; &quot;;&quot;&quot;);16)" office:value-type="float" office:value="387" calcext:value-type="float">
            <text:p>387</text:p>
          </table:table-cell>
          <table:table-cell office:value-type="string" calcext:value-type="string">
            <text:p>E0 F0 8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1];16)" office:value-type="string" office:string-value="" calcext:value-type="error">
            <text:p>Err :502</text:p>
          </table:table-cell>
          <table:table-cell office:value-type="string" calcext:value-type="string">
            <text:p>E0 58 </text:p>
          </table:table-cell>
          <table:table-cell office:value-type="string" calcext:value-type="string">
            <text:p>E0 D8 </text:p>
          </table:table-cell>
          <table:table-cell office:value-type="string" calcext:value-type="string">
            <text:p>E007 </text:p>
          </table:table-cell>
          <table:table-cell table:formula="of:=DECIMAL(ORG.LIBREOFFICE.REGEX(ORG.LIBREOFFICE.REGEX([.G251];&quot;E0 &quot;;&quot;1&quot;);&quot; &quot;;&quot;&quot;);16)" office:value-type="float" office:value="57351" calcext:value-type="float">
            <text:p>57351</text:p>
          </table:table-cell>
          <table:table-cell office:value-type="string" calcext:value-type="string">
            <text:p>E0 F0 07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2];16)" office:value-type="string" office:string-value="" calcext:value-type="error">
            <text:p>Err :502</text:p>
          </table:table-cell>
          <table:table-cell office:value-type="string" calcext:value-type="string">
            <text:p>E0 64 </text:p>
          </table:table-cell>
          <table:table-cell office:value-type="string" calcext:value-type="string">
            <text:p>E0 E4 </text:p>
          </table:table-cell>
          <table:table-cell office:value-type="string" calcext:value-type="string">
            <text:p>E008 </text:p>
          </table:table-cell>
          <table:table-cell table:formula="of:=DECIMAL(ORG.LIBREOFFICE.REGEX(ORG.LIBREOFFICE.REGEX([.G252];&quot;E0 &quot;;&quot;1&quot;);&quot; &quot;;&quot;&quot;);16)" office:value-type="float" office:value="57352" calcext:value-type="float">
            <text:p>57352</text:p>
          </table:table-cell>
          <table:table-cell office:value-type="string" calcext:value-type="string">
            <text:p>E0 F0 0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3];16)" office:value-type="string" office:string-value="" calcext:value-type="error">
            <text:p>Err :502</text:p>
          </table:table-cell>
          <table:table-cell office:value-type="string" calcext:value-type="string">
            <text:p>E0 59 </text:p>
          </table:table-cell>
          <table:table-cell office:value-type="string" calcext:value-type="string">
            <text:p>E0 D9 </text:p>
          </table:table-cell>
          <table:table-cell office:value-type="string" calcext:value-type="string">
            <text:p>E00F </text:p>
          </table:table-cell>
          <table:table-cell table:formula="of:=DECIMAL(ORG.LIBREOFFICE.REGEX(ORG.LIBREOFFICE.REGEX([.G253];&quot;E0 &quot;;&quot;1&quot;);&quot; &quot;;&quot;&quot;);16)" office:value-type="float" office:value="57359" calcext:value-type="float">
            <text:p>57359</text:p>
          </table:table-cell>
          <table:table-cell office:value-type="string" calcext:value-type="string">
            <text:p>E0 F0 0F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4];16)" office:value-type="string" office:string-value="" calcext:value-type="error">
            <text:p>Err :502</text:p>
          </table:table-cell>
          <table:table-cell office:value-type="string" calcext:value-type="string">
            <text:p>E0 70 </text:p>
          </table:table-cell>
          <table:table-cell office:value-type="string" calcext:value-type="string">
            <text:p>E0 F0 </text:p>
          </table:table-cell>
          <table:table-cell office:value-type="string" calcext:value-type="string">
            <text:p>E013 </text:p>
          </table:table-cell>
          <table:table-cell table:formula="of:=DECIMAL(ORG.LIBREOFFICE.REGEX(ORG.LIBREOFFICE.REGEX([.G254];&quot;E0 &quot;;&quot;1&quot;);&quot; &quot;;&quot;&quot;);16)" office:value-type="float" office:value="57363" calcext:value-type="float">
            <text:p>57363</text:p>
          </table:table-cell>
          <table:table-cell office:value-type="string" calcext:value-type="string">
            <text:p>E0 F0 1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5];16)" office:value-type="string" office:string-value="" calcext:value-type="error">
            <text:p>Err :502</text:p>
          </table:table-cell>
          <table:table-cell office:value-type="string" calcext:value-type="string">
            <text:p>E0 5A </text:p>
          </table:table-cell>
          <table:table-cell office:value-type="string" calcext:value-type="string">
            <text:p>E0 DA </text:p>
          </table:table-cell>
          <table:table-cell office:value-type="string" calcext:value-type="string">
            <text:p>E017 </text:p>
          </table:table-cell>
          <table:table-cell table:formula="of:=DECIMAL(ORG.LIBREOFFICE.REGEX(ORG.LIBREOFFICE.REGEX([.G255];&quot;E0 &quot;;&quot;1&quot;);&quot; &quot;;&quot;&quot;);16)" office:value-type="float" office:value="57367" calcext:value-type="float">
            <text:p>57367</text:p>
          </table:table-cell>
          <table:table-cell office:value-type="string" calcext:value-type="string">
            <text:p>E0 F0 17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6];16)" office:value-type="string" office:string-value="" calcext:value-type="error">
            <text:p>Err :502</text:p>
          </table:table-cell>
          <table:table-cell office:value-type="string" calcext:value-type="string">
            <text:p>E0 71 </text:p>
          </table:table-cell>
          <table:table-cell office:value-type="string" calcext:value-type="string">
            <text:p>E0 F1 </text:p>
          </table:table-cell>
          <table:table-cell office:value-type="string" calcext:value-type="string">
            <text:p>E019 </text:p>
          </table:table-cell>
          <table:table-cell table:formula="of:=DECIMAL(ORG.LIBREOFFICE.REGEX(ORG.LIBREOFFICE.REGEX([.G256];&quot;E0 &quot;;&quot;1&quot;);&quot; &quot;;&quot;&quot;);16)" office:value-type="float" office:value="57369" calcext:value-type="float">
            <text:p>57369</text:p>
          </table:table-cell>
          <table:table-cell office:value-type="string" calcext:value-type="string">
            <text:p>E0 F0 19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7];16)" office:value-type="string" office:string-value="" calcext:value-type="error">
            <text:p>Err :502</text:p>
          </table:table-cell>
          <table:table-cell office:value-type="string" calcext:value-type="string">
            <text:p>E0 72 </text:p>
          </table:table-cell>
          <table:table-cell office:value-type="string" calcext:value-type="string">
            <text:p>E0 F2 </text:p>
          </table:table-cell>
          <table:table-cell office:value-type="string" calcext:value-type="string">
            <text:p>E039 </text:p>
          </table:table-cell>
          <table:table-cell table:formula="of:=DECIMAL(ORG.LIBREOFFICE.REGEX(ORG.LIBREOFFICE.REGEX([.G257];&quot;E0 &quot;;&quot;1&quot;);&quot; &quot;;&quot;&quot;);16)" office:value-type="float" office:value="57401" calcext:value-type="float">
            <text:p>57401</text:p>
          </table:table-cell>
          <table:table-cell office:value-type="string" calcext:value-type="string">
            <text:p>E0 F0 39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8];16)" office:value-type="string" office:string-value="" calcext:value-type="error">
            <text:p>Err :502</text:p>
          </table:table-cell>
          <table:table-cell office:value-type="string" calcext:value-type="string">
            <text:p>E0 73 </text:p>
          </table:table-cell>
          <table:table-cell office:value-type="string" calcext:value-type="string">
            <text:p>E0 F3 </text:p>
          </table:table-cell>
          <table:table-cell office:value-type="string" calcext:value-type="string">
            <text:p>E051 </text:p>
          </table:table-cell>
          <table:table-cell table:formula="of:=DECIMAL(ORG.LIBREOFFICE.REGEX(ORG.LIBREOFFICE.REGEX([.G258];&quot;E0 &quot;;&quot;1&quot;);&quot; &quot;;&quot;&quot;);16)" office:value-type="float" office:value="57425" calcext:value-type="float">
            <text:p>57425</text:p>
          </table:table-cell>
          <table:table-cell office:value-type="string" calcext:value-type="string">
            <text:p>E0 F0 51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59];16)" office:value-type="string" office:string-value="" calcext:value-type="error">
            <text:p>Err :502</text:p>
          </table:table-cell>
          <table:table-cell office:value-type="string" calcext:value-type="string">
            <text:p>E0 74 </text:p>
          </table:table-cell>
          <table:table-cell office:value-type="string" calcext:value-type="string">
            <text:p>E0 F4 </text:p>
          </table:table-cell>
          <table:table-cell office:value-type="string" calcext:value-type="string">
            <text:p>E053 </text:p>
          </table:table-cell>
          <table:table-cell table:formula="of:=DECIMAL(ORG.LIBREOFFICE.REGEX(ORG.LIBREOFFICE.REGEX([.G259];&quot;E0 &quot;;&quot;1&quot;);&quot; &quot;;&quot;&quot;);16)" office:value-type="float" office:value="57427" calcext:value-type="float">
            <text:p>57427</text:p>
          </table:table-cell>
          <table:table-cell office:value-type="string" calcext:value-type="string">
            <text:p>E0 F0 5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0];16)" office:value-type="string" office:string-value="" calcext:value-type="error">
            <text:p>Err :502</text:p>
          </table:table-cell>
          <table:table-cell office:value-type="string" calcext:value-type="string">
            <text:p>E0 62 </text:p>
          </table:table-cell>
          <table:table-cell office:value-type="string" calcext:value-type="string">
            <text:p>E0 E2 </text:p>
          </table:table-cell>
          <table:table-cell office:value-type="string" calcext:value-type="string">
            <text:p>E056 </text:p>
          </table:table-cell>
          <table:table-cell table:formula="of:=DECIMAL(ORG.LIBREOFFICE.REGEX(ORG.LIBREOFFICE.REGEX([.G260];&quot;E0 &quot;;&quot;1&quot;);&quot; &quot;;&quot;&quot;);16)" office:value-type="float" office:value="57430" calcext:value-type="float">
            <text:p>57430</text:p>
          </table:table-cell>
          <table:table-cell office:value-type="string" calcext:value-type="string">
            <text:p>E0 F0 56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1];16)" office:value-type="string" office:string-value="" calcext:value-type="error">
            <text:p>Err :502</text:p>
          </table:table-cell>
          <table:table-cell office:value-type="string" calcext:value-type="string">
            <text:p>E0 6E </text:p>
          </table:table-cell>
          <table:table-cell office:value-type="string" calcext:value-type="string">
            <text:p>E0 EE </text:p>
          </table:table-cell>
          <table:table-cell office:value-type="string" calcext:value-type="string">
            <text:p>E057 </text:p>
          </table:table-cell>
          <table:table-cell table:formula="of:=DECIMAL(ORG.LIBREOFFICE.REGEX(ORG.LIBREOFFICE.REGEX([.G261];&quot;E0 &quot;;&quot;1&quot;);&quot; &quot;;&quot;&quot;);16)" office:value-type="float" office:value="57431" calcext:value-type="float">
            <text:p>57431</text:p>
          </table:table-cell>
          <table:table-cell office:value-type="string" calcext:value-type="string">
            <text:p>E0 F0 57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2];16)" office:value-type="string" office:string-value="" calcext:value-type="error">
            <text:p>Err :502</text:p>
          </table:table-cell>
          <table:table-cell office:value-type="string" calcext:value-type="string">
            <text:p>E0 75 </text:p>
          </table:table-cell>
          <table:table-cell office:value-type="string" calcext:value-type="string">
            <text:p>E0 F5 </text:p>
          </table:table-cell>
          <table:table-cell office:value-type="string" calcext:value-type="string">
            <text:p>E05C </text:p>
          </table:table-cell>
          <table:table-cell table:formula="of:=DECIMAL(ORG.LIBREOFFICE.REGEX(ORG.LIBREOFFICE.REGEX([.G262];&quot;E0 &quot;;&quot;1&quot;);&quot; &quot;;&quot;&quot;);16)" office:value-type="float" office:value="57436" calcext:value-type="float">
            <text:p>57436</text:p>
          </table:table-cell>
          <table:table-cell office:value-type="string" calcext:value-type="string">
            <text:p>E0 F0 5C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3];16)" office:value-type="string" office:string-value="" calcext:value-type="error">
            <text:p>Err :502</text:p>
          </table:table-cell>
          <table:table-cell office:value-type="string" calcext:value-type="string">
            <text:p>E0 76 </text:p>
          </table:table-cell>
          <table:table-cell office:value-type="string" calcext:value-type="string">
            <text:p>E0 F6 </text:p>
          </table:table-cell>
          <table:table-cell office:value-type="string" calcext:value-type="string">
            <text:p>E05F </text:p>
          </table:table-cell>
          <table:table-cell table:formula="of:=DECIMAL(ORG.LIBREOFFICE.REGEX(ORG.LIBREOFFICE.REGEX([.G263];&quot;E0 &quot;;&quot;1&quot;);&quot; &quot;;&quot;&quot;);16)" office:value-type="float" office:value="57439" calcext:value-type="float">
            <text:p>57439</text:p>
          </table:table-cell>
          <table:table-cell office:value-type="string" calcext:value-type="string">
            <text:p>E0 F0 5F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4];16)" office:value-type="string" office:string-value="" calcext:value-type="error">
            <text:p>Err :502</text:p>
          </table:table-cell>
          <table:table-cell office:value-type="string" calcext:value-type="string">
            <text:p>E0 55 </text:p>
          </table:table-cell>
          <table:table-cell office:value-type="string" calcext:value-type="string">
            <text:p>E0 D5 </text:p>
          </table:table-cell>
          <table:table-cell office:value-type="string" calcext:value-type="string">
            <text:p>E060 </text:p>
          </table:table-cell>
          <table:table-cell table:formula="of:=DECIMAL(ORG.LIBREOFFICE.REGEX(ORG.LIBREOFFICE.REGEX([.G264];&quot;E0 &quot;;&quot;1&quot;);&quot; &quot;;&quot;&quot;);16)" office:value-type="float" office:value="57440" calcext:value-type="float">
            <text:p>57440</text:p>
          </table:table-cell>
          <table:table-cell office:value-type="string" calcext:value-type="string">
            <text:p>E0 F0 60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5];16)" office:value-type="string" office:string-value="" calcext:value-type="error">
            <text:p>Err :502</text:p>
          </table:table-cell>
          <table:table-cell office:value-type="string" calcext:value-type="string">
            <text:p>E0 56 </text:p>
          </table:table-cell>
          <table:table-cell office:value-type="string" calcext:value-type="string">
            <text:p>E0 D6 </text:p>
          </table:table-cell>
          <table:table-cell office:value-type="string" calcext:value-type="string">
            <text:p>E061 </text:p>
          </table:table-cell>
          <table:table-cell table:formula="of:=DECIMAL(ORG.LIBREOFFICE.REGEX(ORG.LIBREOFFICE.REGEX([.G265];&quot;E0 &quot;;&quot;1&quot;);&quot; &quot;;&quot;&quot;);16)" office:value-type="float" office:value="57441" calcext:value-type="float">
            <text:p>57441</text:p>
          </table:table-cell>
          <table:table-cell office:value-type="string" calcext:value-type="string">
            <text:p>E0 F0 61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6];16)" office:value-type="string" office:string-value="" calcext:value-type="error">
            <text:p>Err :502</text:p>
          </table:table-cell>
          <table:table-cell office:value-type="string" calcext:value-type="string">
            <text:p>E0 77 </text:p>
          </table:table-cell>
          <table:table-cell office:value-type="string" calcext:value-type="string">
            <text:p>E0 F7 </text:p>
          </table:table-cell>
          <table:table-cell office:value-type="string" calcext:value-type="string">
            <text:p>E062 </text:p>
          </table:table-cell>
          <table:table-cell table:formula="of:=DECIMAL(ORG.LIBREOFFICE.REGEX(ORG.LIBREOFFICE.REGEX([.G266];&quot;E0 &quot;;&quot;1&quot;);&quot; &quot;;&quot;&quot;);16)" office:value-type="float" office:value="57442" calcext:value-type="float">
            <text:p>57442</text:p>
          </table:table-cell>
          <table:table-cell office:value-type="string" calcext:value-type="string">
            <text:p>E0 F0 62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7];16)" office:value-type="string" office:string-value="" calcext:value-type="error">
            <text:p>Err :502</text:p>
          </table:table-cell>
          <table:table-cell office:value-type="string" calcext:value-type="string">
            <text:p>E0 78 </text:p>
          </table:table-cell>
          <table:table-cell office:value-type="string" calcext:value-type="string">
            <text:p>E0 F8 </text:p>
          </table:table-cell>
          <table:table-cell office:value-type="string" calcext:value-type="string">
            <text:p>E063 </text:p>
          </table:table-cell>
          <table:table-cell table:formula="of:=DECIMAL(ORG.LIBREOFFICE.REGEX(ORG.LIBREOFFICE.REGEX([.G267];&quot;E0 &quot;;&quot;1&quot;);&quot; &quot;;&quot;&quot;);16)" office:value-type="float" office:value="57443" calcext:value-type="float">
            <text:p>57443</text:p>
          </table:table-cell>
          <table:table-cell office:value-type="string" calcext:value-type="string">
            <text:p>E0 F0 63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8];16)" office:value-type="string" office:string-value="" calcext:value-type="error">
            <text:p>Err :502</text:p>
          </table:table-cell>
          <table:table-cell office:value-type="string" calcext:value-type="string">
            <text:p>E0 79 </text:p>
          </table:table-cell>
          <table:table-cell office:value-type="string" calcext:value-type="string">
            <text:p>E0 F9 </text:p>
          </table:table-cell>
          <table:table-cell office:value-type="string" calcext:value-type="string">
            <text:p>E064 </text:p>
          </table:table-cell>
          <table:table-cell table:formula="of:=DECIMAL(ORG.LIBREOFFICE.REGEX(ORG.LIBREOFFICE.REGEX([.G268];&quot;E0 &quot;;&quot;1&quot;);&quot; &quot;;&quot;&quot;);16)" office:value-type="float" office:value="57444" calcext:value-type="float">
            <text:p>57444</text:p>
          </table:table-cell>
          <table:table-cell office:value-type="string" calcext:value-type="string">
            <text:p>E0 F0 64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69];16)" office:value-type="string" office:string-value="" calcext:value-type="error">
            <text:p>Err :502</text:p>
          </table:table-cell>
          <table:table-cell office:value-type="string" calcext:value-type="string">
            <text:p>E0 6F </text:p>
          </table:table-cell>
          <table:table-cell office:value-type="string" calcext:value-type="string">
            <text:p>E0 EF </text:p>
          </table:table-cell>
          <table:table-cell office:value-type="string" calcext:value-type="string">
            <text:p>E06F </text:p>
          </table:table-cell>
          <table:table-cell table:formula="of:=DECIMAL(ORG.LIBREOFFICE.REGEX(ORG.LIBREOFFICE.REGEX([.G269];&quot;E0 &quot;;&quot;1&quot;);&quot; &quot;;&quot;&quot;);16)" office:value-type="float" office:value="57455" calcext:value-type="float">
            <text:p>57455</text:p>
          </table:table-cell>
          <table:table-cell office:value-type="string" calcext:value-type="string">
            <text:p>E0 F0 6F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70];16)" office:value-type="string" office:string-value="" calcext:value-type="error">
            <text:p>Err :502</text:p>
          </table:table-cell>
          <table:table-cell office:value-type="string" calcext:value-type="string">
            <text:p>E0 57 </text:p>
          </table:table-cell>
          <table:table-cell office:value-type="string" calcext:value-type="string">
            <text:p>E0 D7 </text:p>
          </table:table-cell>
          <table:table-cell office:value-type="string" calcext:value-type="string">
            <text:p>E078 </text:p>
          </table:table-cell>
          <table:table-cell table:formula="of:=DECIMAL(ORG.LIBREOFFICE.REGEX(ORG.LIBREOFFICE.REGEX([.G270];&quot;E0 &quot;;&quot;1&quot;);&quot; &quot;;&quot;&quot;);16)" office:value-type="float" office:value="57464" calcext:value-type="float">
            <text:p>57464</text:p>
          </table:table-cell>
          <table:table-cell office:value-type="string" calcext:value-type="string">
            <text:p>E0 F0 78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SSIGNED </text:p>
          </table:table-cell>
          <table:table-cell office:value-type="string" calcext:value-type="string">
            <text:p>UNASSIGNED</text:p>
          </table:table-cell>
          <table:table-cell table:formula="of:=DECIMAL([.C271];16)" office:value-type="string" office:string-value="" calcext:value-type="error">
            <text:p>Err :502</text:p>
          </table:table-cell>
          <table:table-cell office:value-type="string" calcext:value-type="string">
            <text:p>E0 54 </text:p>
          </table:table-cell>
          <table:table-cell office:value-type="string" calcext:value-type="string">
            <text:p>E0 D4 </text:p>
          </table:table-cell>
          <table:table-cell office:value-type="string" calcext:value-type="string">
            <text:p>E084 </text:p>
          </table:table-cell>
          <table:table-cell table:formula="of:=DECIMAL(ORG.LIBREOFFICE.REGEX(ORG.LIBREOFFICE.REGEX([.G271];&quot;E0 &quot;;&quot;1&quot;);&quot; &quot;;&quot;&quot;);16)" office:value-type="float" office:value="57476" calcext:value-type="float">
            <text:p>57476</text:p>
          </table:table-cell>
          <table:table-cell office:value-type="string" calcext:value-type="string">
            <text:p>E0 F0 84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o Event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DECIMAL([.C272];16)" office:value-type="float" office:value="0" calcext:value-type="float">
            <text:p>0</text:p>
          </table:table-cell>
          <table:table-cell table:number-columns-repeated="3" office:value-type="string" calcext:value-type="string">
            <text:p>None </text:p>
          </table:table-cell>
          <table:table-cell table:formula="of:=DECIMAL(ORG.LIBREOFFICE.REGEX(ORG.LIBREOFFICE.REGEX([.G272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ESERVE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5-DF</text:p>
          </table:table-cell>
          <table:table-cell table:formula="of:=DECIMAL([.C273];16)" office:value-type="string" office:string-value="" calcext:value-type="error">
            <text:p>Err :502</text:p>
          </table:table-cell>
          <table:table-cell table:number-columns-repeated="3" office:value-type="string" calcext:value-type="string">
            <text:p>RESERVED </text:p>
          </table:table-cell>
          <table:table-cell table:formula="of:=DECIMAL(ORG.LIBREOFFICE.REGEX(ORG.LIBREOFFICE.REGEX([.G273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RESERV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ESERVE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-FFFF</text:p>
          </table:table-cell>
          <table:table-cell table:formula="of:=DECIMAL([.C274];16)" office:value-type="string" office:string-value="" calcext:value-type="error">
            <text:p>Err :502</text:p>
          </table:table-cell>
          <table:table-cell table:number-columns-repeated="3" office:value-type="string" calcext:value-type="string">
            <text:p>RESERVED </text:p>
          </table:table-cell>
          <table:table-cell table:formula="of:=DECIMAL(ORG.LIBREOFFICE.REGEX(ORG.LIBREOFFICE.REGEX([.G274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RESERV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rrorUndefined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DECIMAL([.C275];16)" office:value-type="float" office:value="3" calcext:value-type="float">
            <text:p>3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75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Execute 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formula="of:=DECIMAL([.C276];16)" office:value-type="float" office:value="116" calcext:value-type="float">
            <text:p>116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76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Help 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DECIMAL([.C277];16)" office:value-type="float" office:value="117" calcext:value-type="float">
            <text:p>117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77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Menu 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DECIMAL([.C278];16)" office:value-type="float" office:value="118" calcext:value-type="float">
            <text:p>118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78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Select 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formula="of:=DECIMAL([.C279];16)" office:value-type="float" office:value="119" calcext:value-type="float">
            <text:p>119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79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Stop 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DECIMAL([.C280];16)" office:value-type="float" office:value="120" calcext:value-type="float">
            <text:p>12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0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Again 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DECIMAL([.C281];16)" office:value-type="float" office:value="121" calcext:value-type="float">
            <text:p>121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1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Und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A</text:p>
          </table:table-cell>
          <table:table-cell table:formula="of:=DECIMAL([.C282];16)" office:value-type="float" office:value="122" calcext:value-type="float">
            <text:p>122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2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Cu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B</text:p>
          </table:table-cell>
          <table:table-cell table:formula="of:=DECIMAL([.C283];16)" office:value-type="float" office:value="123" calcext:value-type="float">
            <text:p>123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3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Cop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C</text:p>
          </table:table-cell>
          <table:table-cell table:formula="of:=DECIMAL([.C284];16)" office:value-type="float" office:value="124" calcext:value-type="float">
            <text:p>124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4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Past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D</text:p>
          </table:table-cell>
          <table:table-cell table:formula="of:=DECIMAL([.C285];16)" office:value-type="float" office:value="125" calcext:value-type="float">
            <text:p>125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5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Fin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table:formula="of:=DECIMAL([.C286];16)" office:value-type="float" office:value="126" calcext:value-type="float">
            <text:p>126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6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Mut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F</text:p>
          </table:table-cell>
          <table:table-cell table:formula="of:=DECIMAL([.C287];16)" office:value-type="float" office:value="127" calcext:value-type="float">
            <text:p>127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7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Volume Up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DECIMAL([.C288];16)" office:value-type="float" office:value="128" calcext:value-type="float">
            <text:p>128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8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Volume Dn 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DECIMAL([.C289];16)" office:value-type="float" office:value="129" calcext:value-type="float">
            <text:p>129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89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ocking Caps Lock 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formula="of:=DECIMAL([.C290];16)" office:value-type="float" office:value="130" calcext:value-type="float">
            <text:p>13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0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ocking Num Lock 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DECIMAL([.C291];16)" office:value-type="float" office:value="131" calcext:value-type="float">
            <text:p>131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1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ocking Scroll Lock 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formula="of:=DECIMAL([.C292];16)" office:value-type="float" office:value="132" calcext:value-type="float">
            <text:p>132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2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Equal Sign 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formula="of:=DECIMAL([.C293];16)" office:value-type="float" office:value="134" calcext:value-type="float">
            <text:p>134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3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D</text:p>
          </table:table-cell>
          <table:table-cell table:formula="of:=DECIMAL([.C294];16)" office:value-type="float" office:value="141" calcext:value-type="float">
            <text:p>141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4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8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E</text:p>
          </table:table-cell>
          <table:table-cell table:formula="of:=DECIMAL([.C295];16)" office:value-type="float" office:value="142" calcext:value-type="float">
            <text:p>142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5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Int'l 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F</text:p>
          </table:table-cell>
          <table:table-cell table:formula="of:=DECIMAL([.C296];16)" office:value-type="float" office:value="143" calcext:value-type="float">
            <text:p>143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6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6 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DECIMAL([.C297];16)" office:value-type="float" office:value="149" calcext:value-type="float">
            <text:p>149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7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7 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formula="of:=DECIMAL([.C298];16)" office:value-type="float" office:value="150" calcext:value-type="float">
            <text:p>15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8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8 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formula="of:=DECIMAL([.C299];16)" office:value-type="float" office:value="151" calcext:value-type="float">
            <text:p>151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299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Lang 9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formula="of:=DECIMAL([.C300];16)" office:value-type="float" office:value="152" calcext:value-type="float">
            <text:p>152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0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Alternate Erase 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DECIMAL([.C301];16)" office:value-type="float" office:value="153" calcext:value-type="float">
            <text:p>153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1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SysReq/Attentio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A</text:p>
          </table:table-cell>
          <table:table-cell table:formula="of:=DECIMAL([.C302];16)" office:value-type="float" office:value="154" calcext:value-type="float">
            <text:p>154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2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Canc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B</text:p>
          </table:table-cell>
          <table:table-cell table:formula="of:=DECIMAL([.C303];16)" office:value-type="float" office:value="155" calcext:value-type="float">
            <text:p>155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3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Clea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C</text:p>
          </table:table-cell>
          <table:table-cell table:formula="of:=DECIMAL([.C304];16)" office:value-type="float" office:value="156" calcext:value-type="float">
            <text:p>156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4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Prio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D</text:p>
          </table:table-cell>
          <table:table-cell table:formula="of:=DECIMAL([.C305];16)" office:value-type="float" office:value="157" calcext:value-type="float">
            <text:p>157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5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Retur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E</text:p>
          </table:table-cell>
          <table:table-cell table:formula="of:=DECIMAL([.C306];16)" office:value-type="float" office:value="158" calcext:value-type="float">
            <text:p>158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6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Separato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F</text:p>
          </table:table-cell>
          <table:table-cell table:formula="of:=DECIMAL([.C307];16)" office:value-type="float" office:value="159" calcext:value-type="float">
            <text:p>159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7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Ou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0</text:p>
          </table:table-cell>
          <table:table-cell table:formula="of:=DECIMAL([.C308];16)" office:value-type="float" office:value="160" calcext:value-type="float">
            <text:p>16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8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Oper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1</text:p>
          </table:table-cell>
          <table:table-cell table:formula="of:=DECIMAL([.C309];16)" office:value-type="float" office:value="161" calcext:value-type="float">
            <text:p>161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09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Clear/Agai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table:formula="of:=DECIMAL([.C310];16)" office:value-type="float" office:value="162" calcext:value-type="float">
            <text:p>162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0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CrSel/Prop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3</text:p>
          </table:table-cell>
          <table:table-cell table:formula="of:=DECIMAL([.C311];16)" office:value-type="float" office:value="163" calcext:value-type="float">
            <text:p>163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1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board ExS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</text:p>
          </table:table-cell>
          <table:table-cell table:formula="of:=DECIMAL([.C312];16)" office:value-type="float" office:value="164" calcext:value-type="float">
            <text:p>164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2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ss Boost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table:formula="of:=DECIMAL([.C313];16)" office:value-type="float" office:value="0" calcext:value-type="float">
            <text:p>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3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oudness </text:p>
          </table:table-cell>
          <table:table-cell office:value-type="string" calcext:value-type="string">
            <text:p>0C </text:p>
          </table:table-cell>
          <table:table-cell office:value-type="float" office:value="0" calcext:value-type="float">
            <text:p>0</text:p>
          </table:table-cell>
          <table:table-cell table:formula="of:=DECIMAL([.C314];16)" office:value-type="float" office:value="0" calcext:value-type="float">
            <text:p>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4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ss Up </text:p>
          </table:table-cell>
          <table:table-cell office:value-type="string" calcext:value-type="string">
            <text:p>0C </text:p>
          </table:table-cell>
          <table:table-cell office:value-type="float" office:value="152" calcext:value-type="float">
            <text:p>152</text:p>
          </table:table-cell>
          <table:table-cell table:formula="of:=DECIMAL([.C315];16)" office:value-type="float" office:value="338" calcext:value-type="float">
            <text:p>338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5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ss Down </text:p>
          </table:table-cell>
          <table:table-cell office:value-type="string" calcext:value-type="string">
            <text:p>0C </text:p>
          </table:table-cell>
          <table:table-cell office:value-type="float" office:value="153" calcext:value-type="float">
            <text:p>153</text:p>
          </table:table-cell>
          <table:table-cell table:formula="of:=DECIMAL([.C316];16)" office:value-type="float" office:value="339" calcext:value-type="float">
            <text:p>339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6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reble Up </text:p>
          </table:table-cell>
          <table:table-cell office:value-type="string" calcext:value-type="string">
            <text:p>0C </text:p>
          </table:table-cell>
          <table:table-cell office:value-type="float" office:value="154" calcext:value-type="float">
            <text:p>154</text:p>
          </table:table-cell>
          <table:table-cell table:formula="of:=DECIMAL([.C317];16)" office:value-type="float" office:value="340" calcext:value-type="float">
            <text:p>340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7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reble Down </text:p>
          </table:table-cell>
          <table:table-cell office:value-type="string" calcext:value-type="string">
            <text:p>0C </text:p>
          </table:table-cell>
          <table:table-cell office:value-type="float" office:value="155" calcext:value-type="float">
            <text:p>155</text:p>
          </table:table-cell>
          <table:table-cell table:formula="of:=DECIMAL([.C318];16)" office:value-type="float" office:value="341" calcext:value-type="float">
            <text:p>341</text:p>
          </table:table-cell>
          <table:table-cell table:number-columns-repeated="3" office:value-type="string" calcext:value-type="string">
            <text:p>UNASSIGNED </text:p>
          </table:table-cell>
          <table:table-cell table:formula="of:=DECIMAL(ORG.LIBREOFFICE.REGEX(ORG.LIBREOFFICE.REGEX([.G318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UNASSIGNED 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 NOT USE </text:p>
          </table:table-cell>
          <table:table-cell office:value-type="string" calcext:value-type="string">
            <text:p>DONOTUSE</text:p>
          </table:table-cell>
          <table:table-cell table:formula="of:=DECIMAL([.C319];16)" office:value-type="string" office:string-value="" calcext:value-type="error">
            <text:p>Err :50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O NOT USE </text:p>
          </table:table-cell>
          <table:table-cell table:formula="of:=DECIMAL(ORG.LIBREOFFICE.REGEX(ORG.LIBREOFFICE.REGEX([.G319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DO NOT US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ak (Ctrl-Pause)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DECIMAL([.C320];16)" office:value-type="float" office:value="72" calcext:value-type="float">
            <text:p>72</text:p>
          </table:table-cell>
          <table:table-cell office:value-type="string" calcext:value-type="string">
            <text:p>E0 46 E0 C6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E0 7E E0 F0 7E</text:p>
          </table:table-cell>
          <table:table-cell table:formula="of:=DECIMAL(ORG.LIBREOFFICE.REGEX(ORG.LIBREOFFICE.REGEX([.G320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DECIMAL([.C321];16)" office:value-type="float" office:value="72" calcext:value-type="float">
            <text:p>72</text:p>
          </table:table-cell>
          <table:table-cell office:value-type="string" calcext:value-type="string">
            <text:p>E1 1D 45 E1 9D C5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E1 14 77 E1 F0 14 F0 77</text:p>
          </table:table-cell>
          <table:table-cell table:formula="of:=DECIMAL(ORG.LIBREOFFICE.REGEX(ORG.LIBREOFFICE.REGEX([.G321];&quot;E0 &quot;;&quot;1&quot;);&quot; &quot;;&quot;&quot;);16)" office:value-type="string" office:string-value="" calcext:value-type="error">
            <text:p>Err :502</text:p>
          </table:table-cell>
          <table:table-cell office:value-type="string" calcext:value-type="string">
            <text:p>None </text:p>
          </table:table-cell>
          <table:table-cell table:number-columns-repeated="1015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12" table:default-cell-style-name="Default"/>
        <table:table-column table:style-name="co10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ce7"/>
        <table:table-column table:style-name="co16" table:default-cell-style-name="Default"/>
        <table:table-row table:style-name="ro1">
          <table:table-cell table:style-name="ce1" office:value-type="string" calcext:value-type="string">
            <text:p>Rang</text:p>
          </table:table-cell>
          <table:table-cell table:style-name="ce2" office:value-type="string" calcext:value-type="string">
            <text:p>PS/2 Set 2 Make (dec)</text:p>
          </table:table-cell>
          <table:table-cell table:style-name="ce2" office:value-type="string" calcext:value-type="string">
            <text:p>HID Usage Id (dec)</text:p>
          </table:table-cell>
          <table:table-cell table:style-name="ce1" office:value-type="string" calcext:value-type="string">
            <text:p>Key Name </text:p>
          </table:table-cell>
          <table:table-cell table:style-name="ce1" office:value-type="string" calcext:value-type="string">
            <text:p>Alignement OK</text:p>
          </table:table-cell>
          <table:table-cell table:style-name="ce1" office:value-type="string" calcext:value-type="string">
            <text:p>Tableau C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run Error </text:p>
          </table:table-cell>
          <table:table-cell table:formula="of:=[.A2]=[.B2]" office:value-type="boolean" office:boolean-value="true" calcext:value-type="boolean">
            <text:p>VRAI</text:p>
          </table:table-cell>
          <table:table-cell table:formula="of:=COM.MICROSOFT.CONCAT([.C2];&quot;, /* &quot;;[.D2]; &quot; */&quot;)" office:value-type="string" office:string-value="1, /* Overrun Error  */" calcext:value-type="string">
            <text:p>1, /* Overrun Error <text:s/>*/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9 </text:p>
          </table:table-cell>
          <table:table-cell table:formula="of:=[.A3]=[.B3]" office:value-type="boolean" office:boolean-value="true" calcext:value-type="boolean">
            <text:p>VRAI</text:p>
          </table:table-cell>
          <table:table-cell table:formula="of:=COM.MICROSOFT.CONCAT([.C3];&quot;, /* &quot;;[.D3]; &quot; */&quot;)" office:value-type="string" office:string-value="66, /* F9  */" calcext:value-type="string">
            <text:p>66, /* F9 <text:s/>*/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4];&quot;, /* &quot;;[.D4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5 </text:p>
          </table:table-cell>
          <table:table-cell table:formula="of:=[.A5]=[.B5]" office:value-type="boolean" office:boolean-value="true" calcext:value-type="boolean">
            <text:p>VRAI</text:p>
          </table:table-cell>
          <table:table-cell table:formula="of:=COM.MICROSOFT.CONCAT([.C5];&quot;, /* &quot;;[.D5]; &quot; */&quot;)" office:value-type="string" office:string-value="62, /* F5  */" calcext:value-type="string">
            <text:p>62, /* F5 <text:s/>*/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3 </text:p>
          </table:table-cell>
          <table:table-cell table:formula="of:=[.A6]=[.B6]" office:value-type="boolean" office:boolean-value="true" calcext:value-type="boolean">
            <text:p>VRAI</text:p>
          </table:table-cell>
          <table:table-cell table:formula="of:=COM.MICROSOFT.CONCAT([.C6];&quot;, /* &quot;;[.D6]; &quot; */&quot;)" office:value-type="string" office:string-value="60, /* F3  */" calcext:value-type="string">
            <text:p>60, /* F3 <text:s/>*/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1 </text:p>
          </table:table-cell>
          <table:table-cell table:formula="of:=[.A7]=[.B7]" office:value-type="boolean" office:boolean-value="true" calcext:value-type="boolean">
            <text:p>VRAI</text:p>
          </table:table-cell>
          <table:table-cell table:formula="of:=COM.MICROSOFT.CONCAT([.C7];&quot;, /* &quot;;[.D7]; &quot; */&quot;)" office:value-type="string" office:string-value="58, /* F1  */" calcext:value-type="string">
            <text:p>58, /* F1 <text:s/>*/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2 </text:p>
          </table:table-cell>
          <table:table-cell table:formula="of:=[.A8]=[.B8]" office:value-type="boolean" office:boolean-value="true" calcext:value-type="boolean">
            <text:p>VRAI</text:p>
          </table:table-cell>
          <table:table-cell table:formula="of:=COM.MICROSOFT.CONCAT([.C8];&quot;, /* &quot;;[.D8]; &quot; */&quot;)" office:value-type="string" office:string-value="59, /* F2  */" calcext:value-type="string">
            <text:p>59, /* F2 <text:s/>*/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12 </text:p>
          </table:table-cell>
          <table:table-cell table:formula="of:=[.A9]=[.B9]" office:value-type="boolean" office:boolean-value="true" calcext:value-type="boolean">
            <text:p>VRAI</text:p>
          </table:table-cell>
          <table:table-cell table:formula="of:=COM.MICROSOFT.CONCAT([.C9];&quot;, /* &quot;;[.D9]; &quot; */&quot;)" office:value-type="string" office:string-value="69, /* F12  */" calcext:value-type="string">
            <text:p>69, /* F12 <text:s/>*/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];&quot;, /* &quot;;[.D1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10 </text:p>
          </table:table-cell>
          <table:table-cell table:formula="of:=[.A11]=[.B11]" office:value-type="boolean" office:boolean-value="true" calcext:value-type="boolean">
            <text:p>VRAI</text:p>
          </table:table-cell>
          <table:table-cell table:formula="of:=COM.MICROSOFT.CONCAT([.C11];&quot;, /* &quot;;[.D11]; &quot; */&quot;)" office:value-type="string" office:string-value="67, /* F10  */" calcext:value-type="string">
            <text:p>67, /* F10 <text:s/>*/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8 </text:p>
          </table:table-cell>
          <table:table-cell table:formula="of:=[.A12]=[.B12]" office:value-type="boolean" office:boolean-value="true" calcext:value-type="boolean">
            <text:p>VRAI</text:p>
          </table:table-cell>
          <table:table-cell table:formula="of:=COM.MICROSOFT.CONCAT([.C12];&quot;, /* &quot;;[.D12]; &quot; */&quot;)" office:value-type="string" office:string-value="65, /* F8  */" calcext:value-type="string">
            <text:p>65, /* F8 <text:s/>*/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6 </text:p>
          </table:table-cell>
          <table:table-cell table:formula="of:=[.A13]=[.B13]" office:value-type="boolean" office:boolean-value="true" calcext:value-type="boolean">
            <text:p>VRAI</text:p>
          </table:table-cell>
          <table:table-cell table:formula="of:=COM.MICROSOFT.CONCAT([.C13];&quot;, /* &quot;;[.D13]; &quot; */&quot;)" office:value-type="string" office:string-value="63, /* F6  */" calcext:value-type="string">
            <text:p>63, /* F6 <text:s/>*/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4 </text:p>
          </table:table-cell>
          <table:table-cell table:formula="of:=[.A14]=[.B14]" office:value-type="boolean" office:boolean-value="true" calcext:value-type="boolean">
            <text:p>VRAI</text:p>
          </table:table-cell>
          <table:table-cell table:formula="of:=COM.MICROSOFT.CONCAT([.C14];&quot;, /* &quot;;[.D14]; &quot; */&quot;)" office:value-type="string" office:string-value="61, /* F4  */" calcext:value-type="string">
            <text:p>61, /* F4 <text:s/>*/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b </text:p>
          </table:table-cell>
          <table:table-cell table:formula="of:=[.A15]=[.B15]" office:value-type="boolean" office:boolean-value="true" calcext:value-type="boolean">
            <text:p>VRAI</text:p>
          </table:table-cell>
          <table:table-cell table:formula="of:=COM.MICROSOFT.CONCAT([.C15];&quot;, /* &quot;;[.D15]; &quot; */&quot;)" office:value-type="string" office:string-value="43, /* Tab  */" calcext:value-type="string">
            <text:p>43, /* Tab <text:s/>*/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` ~ </text:p>
          </table:table-cell>
          <table:table-cell table:formula="of:=[.A16]=[.B16]" office:value-type="boolean" office:boolean-value="true" calcext:value-type="boolean">
            <text:p>VRAI</text:p>
          </table:table-cell>
          <table:table-cell table:formula="of:=COM.MICROSOFT.CONCAT([.C16];&quot;, /* &quot;;[.D16]; &quot; */&quot;)" office:value-type="string" office:string-value="53, /* ` ~  */" calcext:value-type="string">
            <text:p>53, /* ` ~ <text:s/>*/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7];&quot;, /* &quot;;[.D17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8];&quot;, /* &quot;;[.D18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9];&quot;, /* &quot;;[.D1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20];&quot;, /* &quot;;[.D2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21];&quot;, /* &quot;;[.D2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22];&quot;, /* &quot;;[.D22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 Q </text:p>
          </table:table-cell>
          <table:table-cell table:formula="of:=[.A23]=[.B23]" office:value-type="boolean" office:boolean-value="true" calcext:value-type="boolean">
            <text:p>VRAI</text:p>
          </table:table-cell>
          <table:table-cell table:formula="of:=COM.MICROSOFT.CONCAT([.C23];&quot;, /* &quot;;[.D23]; &quot; */&quot;)" office:value-type="string" office:string-value="20, /* q Q  */" calcext:value-type="string">
            <text:p>20, /* q Q <text:s/>*/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! </text:p>
          </table:table-cell>
          <table:table-cell table:formula="of:=[.A24]=[.B24]" office:value-type="boolean" office:boolean-value="true" calcext:value-type="boolean">
            <text:p>VRAI</text:p>
          </table:table-cell>
          <table:table-cell table:formula="of:=COM.MICROSOFT.CONCAT([.C24];&quot;, /* &quot;;[.D24]; &quot; */&quot;)" office:value-type="string" office:string-value="30, /* 1 !  */" calcext:value-type="string">
            <text:p>30, /* 1 ! <text:s/>*/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25];&quot;, /* &quot;;[.D25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26];&quot;, /* &quot;;[.D26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27];&quot;, /* &quot;;[.D27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 Z </text:p>
          </table:table-cell>
          <table:table-cell table:formula="of:=[.A28]=[.B28]" office:value-type="boolean" office:boolean-value="true" calcext:value-type="boolean">
            <text:p>VRAI</text:p>
          </table:table-cell>
          <table:table-cell table:formula="of:=COM.MICROSOFT.CONCAT([.C28];&quot;, /* &quot;;[.D28]; &quot; */&quot;)" office:value-type="string" office:string-value="29, /* z Z  */" calcext:value-type="string">
            <text:p>29, /* z Z <text:s/>*/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 S </text:p>
          </table:table-cell>
          <table:table-cell table:formula="of:=[.A29]=[.B29]" office:value-type="boolean" office:boolean-value="true" calcext:value-type="boolean">
            <text:p>VRAI</text:p>
          </table:table-cell>
          <table:table-cell table:formula="of:=COM.MICROSOFT.CONCAT([.C29];&quot;, /* &quot;;[.D29]; &quot; */&quot;)" office:value-type="string" office:string-value="22, /* s S  */" calcext:value-type="string">
            <text:p>22, /* s S <text:s/>*/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A </text:p>
          </table:table-cell>
          <table:table-cell table:formula="of:=[.A30]=[.B30]" office:value-type="boolean" office:boolean-value="true" calcext:value-type="boolean">
            <text:p>VRAI</text:p>
          </table:table-cell>
          <table:table-cell table:formula="of:=COM.MICROSOFT.CONCAT([.C30];&quot;, /* &quot;;[.D30]; &quot; */&quot;)" office:value-type="string" office:string-value="4, /* a A  */" calcext:value-type="string">
            <text:p>4, /* a A <text:s/>*/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 W </text:p>
          </table:table-cell>
          <table:table-cell table:formula="of:=[.A31]=[.B31]" office:value-type="boolean" office:boolean-value="true" calcext:value-type="boolean">
            <text:p>VRAI</text:p>
          </table:table-cell>
          <table:table-cell table:formula="of:=COM.MICROSOFT.CONCAT([.C31];&quot;, /* &quot;;[.D31]; &quot; */&quot;)" office:value-type="string" office:string-value="26, /* w W  */" calcext:value-type="string">
            <text:p>26, /* w W <text:s/>*/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 @ </text:p>
          </table:table-cell>
          <table:table-cell table:formula="of:=[.A32]=[.B32]" office:value-type="boolean" office:boolean-value="true" calcext:value-type="boolean">
            <text:p>VRAI</text:p>
          </table:table-cell>
          <table:table-cell table:formula="of:=COM.MICROSOFT.CONCAT([.C32];&quot;, /* &quot;;[.D32]; &quot; */&quot;)" office:value-type="string" office:string-value="31, /* 2 @  */" calcext:value-type="string">
            <text:p>31, /* 2 @ <text:s/>*/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33];&quot;, /* &quot;;[.D33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34];&quot;, /* &quot;;[.D34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 </text:p>
          </table:table-cell>
          <table:table-cell table:formula="of:=[.A35]=[.B35]" office:value-type="boolean" office:boolean-value="true" calcext:value-type="boolean">
            <text:p>VRAI</text:p>
          </table:table-cell>
          <table:table-cell table:formula="of:=COM.MICROSOFT.CONCAT([.C35];&quot;, /* &quot;;[.D35]; &quot; */&quot;)" office:value-type="string" office:string-value="6, /* c C  */" calcext:value-type="string">
            <text:p>6, /* c C <text:s/>*/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 X </text:p>
          </table:table-cell>
          <table:table-cell table:formula="of:=[.A36]=[.B36]" office:value-type="boolean" office:boolean-value="true" calcext:value-type="boolean">
            <text:p>VRAI</text:p>
          </table:table-cell>
          <table:table-cell table:formula="of:=COM.MICROSOFT.CONCAT([.C36];&quot;, /* &quot;;[.D36]; &quot; */&quot;)" office:value-type="string" office:string-value="27, /* x X  */" calcext:value-type="string">
            <text:p>27, /* x X <text:s/>*/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D </text:p>
          </table:table-cell>
          <table:table-cell table:formula="of:=[.A37]=[.B37]" office:value-type="boolean" office:boolean-value="true" calcext:value-type="boolean">
            <text:p>VRAI</text:p>
          </table:table-cell>
          <table:table-cell table:formula="of:=COM.MICROSOFT.CONCAT([.C37];&quot;, /* &quot;;[.D37]; &quot; */&quot;)" office:value-type="string" office:string-value="7, /* d D  */" calcext:value-type="string">
            <text:p>7, /* d D <text:s/>*/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 E </text:p>
          </table:table-cell>
          <table:table-cell table:formula="of:=[.A38]=[.B38]" office:value-type="boolean" office:boolean-value="true" calcext:value-type="boolean">
            <text:p>VRAI</text:p>
          </table:table-cell>
          <table:table-cell table:formula="of:=COM.MICROSOFT.CONCAT([.C38];&quot;, /* &quot;;[.D38]; &quot; */&quot;)" office:value-type="string" office:string-value="8, /* e E  */" calcext:value-type="string">
            <text:p>8, /* e E <text:s/>*/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 $ </text:p>
          </table:table-cell>
          <table:table-cell table:formula="of:=[.A39]=[.B39]" office:value-type="boolean" office:boolean-value="true" calcext:value-type="boolean">
            <text:p>VRAI</text:p>
          </table:table-cell>
          <table:table-cell table:formula="of:=COM.MICROSOFT.CONCAT([.C39];&quot;, /* &quot;;[.D39]; &quot; */&quot;)" office:value-type="string" office:string-value="33, /* 4 $  */" calcext:value-type="string">
            <text:p>33, /* 4 $ <text:s/>*/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 # </text:p>
          </table:table-cell>
          <table:table-cell table:formula="of:=[.A40]=[.B40]" office:value-type="boolean" office:boolean-value="true" calcext:value-type="boolean">
            <text:p>VRAI</text:p>
          </table:table-cell>
          <table:table-cell table:formula="of:=COM.MICROSOFT.CONCAT([.C40];&quot;, /* &quot;;[.D40]; &quot; */&quot;)" office:value-type="string" office:string-value="32, /* 3 #  */" calcext:value-type="string">
            <text:p>32, /* 3 # <text:s/>*/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41];&quot;, /* &quot;;[.D4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42];&quot;, /* &quot;;[.D42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ace </text:p>
          </table:table-cell>
          <table:table-cell table:formula="of:=[.A43]=[.B43]" office:value-type="boolean" office:boolean-value="true" calcext:value-type="boolean">
            <text:p>VRAI</text:p>
          </table:table-cell>
          <table:table-cell table:formula="of:=COM.MICROSOFT.CONCAT([.C43];&quot;, /* &quot;;[.D43]; &quot; */&quot;)" office:value-type="string" office:string-value="44, /* Space  */" calcext:value-type="string">
            <text:p>44, /* Space <text:s/>*/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 V </text:p>
          </table:table-cell>
          <table:table-cell table:formula="of:=[.A44]=[.B44]" office:value-type="boolean" office:boolean-value="true" calcext:value-type="boolean">
            <text:p>VRAI</text:p>
          </table:table-cell>
          <table:table-cell table:formula="of:=COM.MICROSOFT.CONCAT([.C44];&quot;, /* &quot;;[.D44]; &quot; */&quot;)" office:value-type="string" office:string-value="25, /* v V  */" calcext:value-type="string">
            <text:p>25, /* v V <text:s/>*/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 F </text:p>
          </table:table-cell>
          <table:table-cell table:formula="of:=[.A45]=[.B45]" office:value-type="boolean" office:boolean-value="true" calcext:value-type="boolean">
            <text:p>VRAI</text:p>
          </table:table-cell>
          <table:table-cell table:formula="of:=COM.MICROSOFT.CONCAT([.C45];&quot;, /* &quot;;[.D45]; &quot; */&quot;)" office:value-type="string" office:string-value="9, /* f F  */" calcext:value-type="string">
            <text:p>9, /* f F <text:s/>*/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 T </text:p>
          </table:table-cell>
          <table:table-cell table:formula="of:=[.A46]=[.B46]" office:value-type="boolean" office:boolean-value="true" calcext:value-type="boolean">
            <text:p>VRAI</text:p>
          </table:table-cell>
          <table:table-cell table:formula="of:=COM.MICROSOFT.CONCAT([.C46];&quot;, /* &quot;;[.D46]; &quot; */&quot;)" office:value-type="string" office:string-value="23, /* t T  */" calcext:value-type="string">
            <text:p>23, /* t T <text:s/>*/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 R </text:p>
          </table:table-cell>
          <table:table-cell table:formula="of:=[.A47]=[.B47]" office:value-type="boolean" office:boolean-value="true" calcext:value-type="boolean">
            <text:p>VRAI</text:p>
          </table:table-cell>
          <table:table-cell table:formula="of:=COM.MICROSOFT.CONCAT([.C47];&quot;, /* &quot;;[.D47]; &quot; */&quot;)" office:value-type="string" office:string-value="21, /* r R  */" calcext:value-type="string">
            <text:p>21, /* r R <text:s/>*/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 % </text:p>
          </table:table-cell>
          <table:table-cell table:formula="of:=[.A48]=[.B48]" office:value-type="boolean" office:boolean-value="true" calcext:value-type="boolean">
            <text:p>VRAI</text:p>
          </table:table-cell>
          <table:table-cell table:formula="of:=COM.MICROSOFT.CONCAT([.C48];&quot;, /* &quot;;[.D48]; &quot; */&quot;)" office:value-type="string" office:string-value="34, /* 5 %  */" calcext:value-type="string">
            <text:p>34, /* 5 % <text:s/>*/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49];&quot;, /* &quot;;[.D4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50];&quot;, /* &quot;;[.D5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 N </text:p>
          </table:table-cell>
          <table:table-cell table:formula="of:=[.A51]=[.B51]" office:value-type="boolean" office:boolean-value="true" calcext:value-type="boolean">
            <text:p>VRAI</text:p>
          </table:table-cell>
          <table:table-cell table:formula="of:=COM.MICROSOFT.CONCAT([.C51];&quot;, /* &quot;;[.D51]; &quot; */&quot;)" office:value-type="string" office:string-value="17, /* n N  */" calcext:value-type="string">
            <text:p>17, /* n N <text:s/>*/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B </text:p>
          </table:table-cell>
          <table:table-cell table:formula="of:=[.A52]=[.B52]" office:value-type="boolean" office:boolean-value="true" calcext:value-type="boolean">
            <text:p>VRAI</text:p>
          </table:table-cell>
          <table:table-cell table:formula="of:=COM.MICROSOFT.CONCAT([.C52];&quot;, /* &quot;;[.D52]; &quot; */&quot;)" office:value-type="string" office:string-value="5, /* b B  */" calcext:value-type="string">
            <text:p>5, /* b B <text:s/>*/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 H </text:p>
          </table:table-cell>
          <table:table-cell table:formula="of:=[.A53]=[.B53]" office:value-type="boolean" office:boolean-value="true" calcext:value-type="boolean">
            <text:p>VRAI</text:p>
          </table:table-cell>
          <table:table-cell table:formula="of:=COM.MICROSOFT.CONCAT([.C53];&quot;, /* &quot;;[.D53]; &quot; */&quot;)" office:value-type="string" office:string-value="11, /* h H  */" calcext:value-type="string">
            <text:p>11, /* h H <text:s/>*/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 G </text:p>
          </table:table-cell>
          <table:table-cell table:formula="of:=[.A54]=[.B54]" office:value-type="boolean" office:boolean-value="true" calcext:value-type="boolean">
            <text:p>VRAI</text:p>
          </table:table-cell>
          <table:table-cell table:formula="of:=COM.MICROSOFT.CONCAT([.C54];&quot;, /* &quot;;[.D54]; &quot; */&quot;)" office:value-type="string" office:string-value="10, /* g G  */" calcext:value-type="string">
            <text:p>10, /* g G <text:s/>*/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 Y </text:p>
          </table:table-cell>
          <table:table-cell table:formula="of:=[.A55]=[.B55]" office:value-type="boolean" office:boolean-value="true" calcext:value-type="boolean">
            <text:p>VRAI</text:p>
          </table:table-cell>
          <table:table-cell table:formula="of:=COM.MICROSOFT.CONCAT([.C55];&quot;, /* &quot;;[.D55]; &quot; */&quot;)" office:value-type="string" office:string-value="28, /* y Y  */" calcext:value-type="string">
            <text:p>28, /* y Y <text:s/>*/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 ^ </text:p>
          </table:table-cell>
          <table:table-cell table:formula="of:=[.A56]=[.B56]" office:value-type="boolean" office:boolean-value="true" calcext:value-type="boolean">
            <text:p>VRAI</text:p>
          </table:table-cell>
          <table:table-cell table:formula="of:=COM.MICROSOFT.CONCAT([.C56];&quot;, /* &quot;;[.D56]; &quot; */&quot;)" office:value-type="string" office:string-value="35, /* 6 ^  */" calcext:value-type="string">
            <text:p>35, /* 6 ^ <text:s/>*/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57];&quot;, /* &quot;;[.D57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58];&quot;, /* &quot;;[.D58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59];&quot;, /* &quot;;[.D5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 M </text:p>
          </table:table-cell>
          <table:table-cell table:formula="of:=[.A60]=[.B60]" office:value-type="boolean" office:boolean-value="true" calcext:value-type="boolean">
            <text:p>VRAI</text:p>
          </table:table-cell>
          <table:table-cell table:formula="of:=COM.MICROSOFT.CONCAT([.C60];&quot;, /* &quot;;[.D60]; &quot; */&quot;)" office:value-type="string" office:string-value="16, /* m M  */" calcext:value-type="string">
            <text:p>16, /* m M <text:s/>*/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 J </text:p>
          </table:table-cell>
          <table:table-cell table:formula="of:=[.A61]=[.B61]" office:value-type="boolean" office:boolean-value="true" calcext:value-type="boolean">
            <text:p>VRAI</text:p>
          </table:table-cell>
          <table:table-cell table:formula="of:=COM.MICROSOFT.CONCAT([.C61];&quot;, /* &quot;;[.D61]; &quot; */&quot;)" office:value-type="string" office:string-value="13, /* j J  */" calcext:value-type="string">
            <text:p>13, /* j J <text:s/>*/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 U </text:p>
          </table:table-cell>
          <table:table-cell table:formula="of:=[.A62]=[.B62]" office:value-type="boolean" office:boolean-value="true" calcext:value-type="boolean">
            <text:p>VRAI</text:p>
          </table:table-cell>
          <table:table-cell table:formula="of:=COM.MICROSOFT.CONCAT([.C62];&quot;, /* &quot;;[.D62]; &quot; */&quot;)" office:value-type="string" office:string-value="24, /* u U  */" calcext:value-type="string">
            <text:p>24, /* u U <text:s/>*/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 &amp; </text:p>
          </table:table-cell>
          <table:table-cell table:formula="of:=[.A63]=[.B63]" office:value-type="boolean" office:boolean-value="true" calcext:value-type="boolean">
            <text:p>VRAI</text:p>
          </table:table-cell>
          <table:table-cell table:formula="of:=COM.MICROSOFT.CONCAT([.C63];&quot;, /* &quot;;[.D63]; &quot; */&quot;)" office:value-type="string" office:string-value="36, /* 7 &amp;  */" calcext:value-type="string">
            <text:p>36, /* 7 &amp; <text:s/>*/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 * </text:p>
          </table:table-cell>
          <table:table-cell table:formula="of:=[.A64]=[.B64]" office:value-type="boolean" office:boolean-value="true" calcext:value-type="boolean">
            <text:p>VRAI</text:p>
          </table:table-cell>
          <table:table-cell table:formula="of:=COM.MICROSOFT.CONCAT([.C64];&quot;, /* &quot;;[.D64]; &quot; */&quot;)" office:value-type="string" office:string-value="37, /* 8 *  */" calcext:value-type="string">
            <text:p>37, /* 8 * <text:s/>*/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65];&quot;, /* &quot;;[.D65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66];&quot;, /* &quot;;[.D66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 &lt; </text:p>
          </table:table-cell>
          <table:table-cell table:formula="of:=[.A67]=[.B67]" office:value-type="boolean" office:boolean-value="true" calcext:value-type="boolean">
            <text:p>VRAI</text:p>
          </table:table-cell>
          <table:table-cell table:formula="of:=COM.MICROSOFT.CONCAT([.C67];&quot;, /* &quot;;[.D67]; &quot; */&quot;)" office:value-type="string" office:string-value="54, /* , &lt;  */" calcext:value-type="string">
            <text:p>54, /* , &lt; <text:s/>*/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 K </text:p>
          </table:table-cell>
          <table:table-cell table:formula="of:=[.A68]=[.B68]" office:value-type="boolean" office:boolean-value="true" calcext:value-type="boolean">
            <text:p>VRAI</text:p>
          </table:table-cell>
          <table:table-cell table:formula="of:=COM.MICROSOFT.CONCAT([.C68];&quot;, /* &quot;;[.D68]; &quot; */&quot;)" office:value-type="string" office:string-value="14, /* k K  */" calcext:value-type="string">
            <text:p>14, /* k K <text:s/>*/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I </text:p>
          </table:table-cell>
          <table:table-cell table:formula="of:=[.A69]=[.B69]" office:value-type="boolean" office:boolean-value="true" calcext:value-type="boolean">
            <text:p>VRAI</text:p>
          </table:table-cell>
          <table:table-cell table:formula="of:=COM.MICROSOFT.CONCAT([.C69];&quot;, /* &quot;;[.D69]; &quot; */&quot;)" office:value-type="string" office:string-value="12, /* i I  */" calcext:value-type="string">
            <text:p>12, /* i I <text:s/>*/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 O </text:p>
          </table:table-cell>
          <table:table-cell table:formula="of:=[.A70]=[.B70]" office:value-type="boolean" office:boolean-value="true" calcext:value-type="boolean">
            <text:p>VRAI</text:p>
          </table:table-cell>
          <table:table-cell table:formula="of:=COM.MICROSOFT.CONCAT([.C70];&quot;, /* &quot;;[.D70]; &quot; */&quot;)" office:value-type="string" office:string-value="18, /* o O  */" calcext:value-type="string">
            <text:p>18, /* o O <text:s/>*/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) </text:p>
          </table:table-cell>
          <table:table-cell table:formula="of:=[.A71]=[.B71]" office:value-type="boolean" office:boolean-value="true" calcext:value-type="boolean">
            <text:p>VRAI</text:p>
          </table:table-cell>
          <table:table-cell table:formula="of:=COM.MICROSOFT.CONCAT([.C71];&quot;, /* &quot;;[.D71]; &quot; */&quot;)" office:value-type="string" office:string-value="39, /* 0 )  */" calcext:value-type="string">
            <text:p>39, /* 0 ) <text:s/>*/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 ( </text:p>
          </table:table-cell>
          <table:table-cell table:formula="of:=[.A72]=[.B72]" office:value-type="boolean" office:boolean-value="true" calcext:value-type="boolean">
            <text:p>VRAI</text:p>
          </table:table-cell>
          <table:table-cell table:formula="of:=COM.MICROSOFT.CONCAT([.C72];&quot;, /* &quot;;[.D72]; &quot; */&quot;)" office:value-type="string" office:string-value="38, /* 9 (  */" calcext:value-type="string">
            <text:p>38, /* 9 ( <text:s/>*/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73];&quot;, /* &quot;;[.D73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74];&quot;, /* &quot;;[.D74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 &gt; </text:p>
          </table:table-cell>
          <table:table-cell table:formula="of:=[.A75]=[.B75]" office:value-type="boolean" office:boolean-value="true" calcext:value-type="boolean">
            <text:p>VRAI</text:p>
          </table:table-cell>
          <table:table-cell table:formula="of:=COM.MICROSOFT.CONCAT([.C75];&quot;, /* &quot;;[.D75]; &quot; */&quot;)" office:value-type="string" office:string-value="55, /* . &gt;  */" calcext:value-type="string">
            <text:p>55, /* . &gt; <text:s/>*/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 ? </text:p>
          </table:table-cell>
          <table:table-cell table:formula="of:=[.A76]=[.B76]" office:value-type="boolean" office:boolean-value="true" calcext:value-type="boolean">
            <text:p>VRAI</text:p>
          </table:table-cell>
          <table:table-cell table:formula="of:=COM.MICROSOFT.CONCAT([.C76];&quot;, /* &quot;;[.D76]; &quot; */&quot;)" office:value-type="string" office:string-value="56, /* / ?  */" calcext:value-type="string">
            <text:p>56, /* / ? <text:s/>*/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 L </text:p>
          </table:table-cell>
          <table:table-cell table:formula="of:=[.A77]=[.B77]" office:value-type="boolean" office:boolean-value="true" calcext:value-type="boolean">
            <text:p>VRAI</text:p>
          </table:table-cell>
          <table:table-cell table:formula="of:=COM.MICROSOFT.CONCAT([.C77];&quot;, /* &quot;;[.D77]; &quot; */&quot;)" office:value-type="string" office:string-value="15, /* l L  */" calcext:value-type="string">
            <text:p>15, /* l L <text:s/>*/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; : </text:p>
          </table:table-cell>
          <table:table-cell table:formula="of:=[.A78]=[.B78]" office:value-type="boolean" office:boolean-value="true" calcext:value-type="boolean">
            <text:p>VRAI</text:p>
          </table:table-cell>
          <table:table-cell table:formula="of:=COM.MICROSOFT.CONCAT([.C78];&quot;, /* &quot;;[.D78]; &quot; */&quot;)" office:value-type="string" office:string-value="51, /* ; :  */" calcext:value-type="string">
            <text:p>51, /* ; : <text:s/>*/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 P </text:p>
          </table:table-cell>
          <table:table-cell table:formula="of:=[.A79]=[.B79]" office:value-type="boolean" office:boolean-value="true" calcext:value-type="boolean">
            <text:p>VRAI</text:p>
          </table:table-cell>
          <table:table-cell table:formula="of:=COM.MICROSOFT.CONCAT([.C79];&quot;, /* &quot;;[.D79]; &quot; */&quot;)" office:value-type="string" office:string-value="19, /* p P  */" calcext:value-type="string">
            <text:p>19, /* p P <text:s/>*/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_ </text:p>
          </table:table-cell>
          <table:table-cell table:formula="of:=[.A80]=[.B80]" office:value-type="boolean" office:boolean-value="true" calcext:value-type="boolean">
            <text:p>VRAI</text:p>
          </table:table-cell>
          <table:table-cell table:formula="of:=COM.MICROSOFT.CONCAT([.C80];&quot;, /* &quot;;[.D80]; &quot; */&quot;)" office:value-type="string" office:string-value="45, /* - _  */" calcext:value-type="string">
            <text:p>45, /* - _ <text:s/>*/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81];&quot;, /* &quot;;[.D8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82];&quot;, /* &quot;;[.D82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83];&quot;, /* &quot;;[.D83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' " </text:p>
          </table:table-cell>
          <table:table-cell table:formula="of:=[.A84]=[.B84]" office:value-type="boolean" office:boolean-value="true" calcext:value-type="boolean">
            <text:p>VRAI</text:p>
          </table:table-cell>
          <table:table-cell table:formula="of:=COM.MICROSOFT.CONCAT([.C84];&quot;, /* &quot;;[.D84]; &quot; */&quot;)" office:value-type="string" office:string-value="52, /* ' &quot;  */" calcext:value-type="string">
            <text:p>52, /* ' " <text:s/>*/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85];&quot;, /* &quot;;[.D85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 { </text:p>
          </table:table-cell>
          <table:table-cell table:formula="of:=[.A86]=[.B86]" office:value-type="boolean" office:boolean-value="true" calcext:value-type="boolean">
            <text:p>VRAI</text:p>
          </table:table-cell>
          <table:table-cell table:formula="of:=COM.MICROSOFT.CONCAT([.C86];&quot;, /* &quot;;[.D86]; &quot; */&quot;)" office:value-type="string" office:string-value="47, /* [ {  */" calcext:value-type="string">
            <text:p>47, /* [ { <text:s/>*/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'= +</text:p>
          </table:table-cell>
          <table:table-cell table:formula="of:=[.A87]=[.B87]" office:value-type="boolean" office:boolean-value="true" calcext:value-type="boolean">
            <text:p>VRAI</text:p>
          </table:table-cell>
          <table:table-cell table:formula="of:=COM.MICROSOFT.CONCAT([.C87];&quot;, /* &quot;;[.D87]; &quot; */&quot;)" office:value-type="string" office:string-value="46, /* '= + */" calcext:value-type="string">
            <text:p>46, /* '= + */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88];&quot;, /* &quot;;[.D88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89];&quot;, /* &quot;;[.D8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ps Lock </text:p>
          </table:table-cell>
          <table:table-cell table:formula="of:=[.A90]=[.B90]" office:value-type="boolean" office:boolean-value="true" calcext:value-type="boolean">
            <text:p>VRAI</text:p>
          </table:table-cell>
          <table:table-cell table:formula="of:=COM.MICROSOFT.CONCAT([.C90];&quot;, /* &quot;;[.D90]; &quot; */&quot;)" office:value-type="string" office:string-value="57, /* Caps Lock  */" calcext:value-type="string">
            <text:p>57, /* Caps Lock <text:s/>*/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91];&quot;, /* &quot;;[.D9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turn </text:p>
          </table:table-cell>
          <table:table-cell table:formula="of:=[.A92]=[.B92]" office:value-type="boolean" office:boolean-value="true" calcext:value-type="boolean">
            <text:p>VRAI</text:p>
          </table:table-cell>
          <table:table-cell table:formula="of:=COM.MICROSOFT.CONCAT([.C92];&quot;, /* &quot;;[.D92]; &quot; */&quot;)" office:value-type="string" office:string-value="40, /* Return  */" calcext:value-type="string">
            <text:p>40, /* Return <text:s/>*/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] } </text:p>
          </table:table-cell>
          <table:table-cell table:formula="of:=[.A93]=[.B93]" office:value-type="boolean" office:boolean-value="true" calcext:value-type="boolean">
            <text:p>VRAI</text:p>
          </table:table-cell>
          <table:table-cell table:formula="of:=COM.MICROSOFT.CONCAT([.C93];&quot;, /* &quot;;[.D93]; &quot; */&quot;)" office:value-type="string" office:string-value="48, /* ] }  */" calcext:value-type="string">
            <text:p>48, /* ] } <text:s/>*/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94];&quot;, /* &quot;;[.D94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\ | </text:p>
          </table:table-cell>
          <table:table-cell table:formula="of:=[.A95]=[.B95]" office:value-type="boolean" office:boolean-value="true" calcext:value-type="boolean">
            <text:p>VRAI</text:p>
          </table:table-cell>
          <table:table-cell table:formula="of:=COM.MICROSOFT.CONCAT([.C95];&quot;, /* &quot;;[.D95]; &quot; */&quot;)" office:value-type="string" office:string-value="49, /* \ |  */" calcext:value-type="string">
            <text:p>49, /* \ | <text:s/>*/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96];&quot;, /* &quot;;[.D96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97];&quot;, /* &quot;;[.D97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98];&quot;, /* &quot;;[.D98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urope 2 (Note 2) </text:p>
          </table:table-cell>
          <table:table-cell table:formula="of:=[.A99]=[.B99]" office:value-type="boolean" office:boolean-value="true" calcext:value-type="boolean">
            <text:p>VRAI</text:p>
          </table:table-cell>
          <table:table-cell table:formula="of:=COM.MICROSOFT.CONCAT([.C99];&quot;, /* &quot;;[.D99]; &quot; */&quot;)" office:value-type="string" office:string-value="100, /* Europe 2 (Note 2)  */" calcext:value-type="string">
            <text:p>100, /* Europe 2 (Note 2) <text:s/>*/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0];&quot;, /* &quot;;[.D10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1];&quot;, /* &quot;;[.D10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2];&quot;, /* &quot;;[.D102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3];&quot;, /* &quot;;[.D103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ackspace </text:p>
          </table:table-cell>
          <table:table-cell table:formula="of:=[.A104]=[.B104]" office:value-type="boolean" office:boolean-value="true" calcext:value-type="boolean">
            <text:p>VRAI</text:p>
          </table:table-cell>
          <table:table-cell table:formula="of:=COM.MICROSOFT.CONCAT([.C104];&quot;, /* &quot;;[.D104]; &quot; */&quot;)" office:value-type="string" office:string-value="42, /* Backspace  */" calcext:value-type="string">
            <text:p>42, /* Backspace <text:s/>*/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5];&quot;, /* &quot;;[.D105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6];&quot;, /* &quot;;[.D106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eypad 1 End </text:p>
          </table:table-cell>
          <table:table-cell table:formula="of:=[.A107]=[.B107]" office:value-type="boolean" office:boolean-value="true" calcext:value-type="boolean">
            <text:p>VRAI</text:p>
          </table:table-cell>
          <table:table-cell table:formula="of:=COM.MICROSOFT.CONCAT([.C107];&quot;, /* &quot;;[.D107]; &quot; */&quot;)" office:value-type="string" office:string-value="89, /* Keypad 1 End  */" calcext:value-type="string">
            <text:p>89, /* Keypad 1 End <text:s/>*/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08];&quot;, /* &quot;;[.D108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eypad 4 Left </text:p>
          </table:table-cell>
          <table:table-cell table:formula="of:=[.A109]=[.B109]" office:value-type="boolean" office:boolean-value="true" calcext:value-type="boolean">
            <text:p>VRAI</text:p>
          </table:table-cell>
          <table:table-cell table:formula="of:=COM.MICROSOFT.CONCAT([.C109];&quot;, /* &quot;;[.D109]; &quot; */&quot;)" office:value-type="string" office:string-value="92, /* Keypad 4 Left  */" calcext:value-type="string">
            <text:p>92, /* Keypad 4 Left <text:s/>*/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eypad 7 Home </text:p>
          </table:table-cell>
          <table:table-cell table:formula="of:=[.A110]=[.B110]" office:value-type="boolean" office:boolean-value="true" calcext:value-type="boolean">
            <text:p>VRAI</text:p>
          </table:table-cell>
          <table:table-cell table:formula="of:=COM.MICROSOFT.CONCAT([.C110];&quot;, /* &quot;;[.D110]; &quot; */&quot;)" office:value-type="string" office:string-value="95, /* Keypad 7 Home  */" calcext:value-type="string">
            <text:p>95, /* Keypad 7 Home <text:s/>*/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11];&quot;, /* &quot;;[.D11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12];&quot;, /* &quot;;[.D112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13];&quot;, /* &quot;;[.D113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eypad 0 Insert </text:p>
          </table:table-cell>
          <table:table-cell table:formula="of:=[.A114]=[.B114]" office:value-type="boolean" office:boolean-value="true" calcext:value-type="boolean">
            <text:p>VRAI</text:p>
          </table:table-cell>
          <table:table-cell table:formula="of:=COM.MICROSOFT.CONCAT([.C114];&quot;, /* &quot;;[.D114]; &quot; */&quot;)" office:value-type="string" office:string-value="98, /* Keypad 0 Insert  */" calcext:value-type="string">
            <text:p>98, /* Keypad 0 Insert <text:s/>*/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eypad . Delete </text:p>
          </table:table-cell>
          <table:table-cell table:formula="of:=[.A115]=[.B115]" office:value-type="boolean" office:boolean-value="true" calcext:value-type="boolean">
            <text:p>VRAI</text:p>
          </table:table-cell>
          <table:table-cell table:formula="of:=COM.MICROSOFT.CONCAT([.C115];&quot;, /* &quot;;[.D115]; &quot; */&quot;)" office:value-type="string" office:string-value="99, /* Keypad . Delete  */" calcext:value-type="string">
            <text:p>99, /* Keypad . Delete <text:s/>*/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eypad 2 Down </text:p>
          </table:table-cell>
          <table:table-cell table:formula="of:=[.A116]=[.B116]" office:value-type="boolean" office:boolean-value="true" calcext:value-type="boolean">
            <text:p>VRAI</text:p>
          </table:table-cell>
          <table:table-cell table:formula="of:=COM.MICROSOFT.CONCAT([.C116];&quot;, /* &quot;;[.D116]; &quot; */&quot;)" office:value-type="string" office:string-value="90, /* Keypad 2 Down  */" calcext:value-type="string">
            <text:p>90, /* Keypad 2 Down <text:s/>*/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Keypad 5 </text:p>
          </table:table-cell>
          <table:table-cell table:formula="of:=[.A117]=[.B117]" office:value-type="boolean" office:boolean-value="true" calcext:value-type="boolean">
            <text:p>VRAI</text:p>
          </table:table-cell>
          <table:table-cell table:formula="of:=COM.MICROSOFT.CONCAT([.C117];&quot;, /* &quot;;[.D117]; &quot; */&quot;)" office:value-type="string" office:string-value="93, /* Keypad 5  */" calcext:value-type="string">
            <text:p>93, /* Keypad 5 <text:s/>*/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eypad 6 Right </text:p>
          </table:table-cell>
          <table:table-cell table:formula="of:=[.A118]=[.B118]" office:value-type="boolean" office:boolean-value="true" calcext:value-type="boolean">
            <text:p>VRAI</text:p>
          </table:table-cell>
          <table:table-cell table:formula="of:=COM.MICROSOFT.CONCAT([.C118];&quot;, /* &quot;;[.D118]; &quot; */&quot;)" office:value-type="string" office:string-value="94, /* Keypad 6 Right  */" calcext:value-type="string">
            <text:p>94, /* Keypad 6 Right <text:s/>*/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eypad 8 Up </text:p>
          </table:table-cell>
          <table:table-cell table:formula="of:=[.A119]=[.B119]" office:value-type="boolean" office:boolean-value="true" calcext:value-type="boolean">
            <text:p>VRAI</text:p>
          </table:table-cell>
          <table:table-cell table:formula="of:=COM.MICROSOFT.CONCAT([.C119];&quot;, /* &quot;;[.D119]; &quot; */&quot;)" office:value-type="string" office:string-value="96, /* Keypad 8 Up  */" calcext:value-type="string">
            <text:p>96, /* Keypad 8 Up <text:s/>*/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scape </text:p>
          </table:table-cell>
          <table:table-cell table:formula="of:=[.A120]=[.B120]" office:value-type="boolean" office:boolean-value="true" calcext:value-type="boolean">
            <text:p>VRAI</text:p>
          </table:table-cell>
          <table:table-cell table:formula="of:=COM.MICROSOFT.CONCAT([.C120];&quot;, /* &quot;;[.D120]; &quot; */&quot;)" office:value-type="string" office:string-value="41, /* Escape  */" calcext:value-type="string">
            <text:p>41, /* Escape <text:s/>*/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um Lock </text:p>
          </table:table-cell>
          <table:table-cell table:formula="of:=[.A121]=[.B121]" office:value-type="boolean" office:boolean-value="true" calcext:value-type="boolean">
            <text:p>VRAI</text:p>
          </table:table-cell>
          <table:table-cell table:formula="of:=COM.MICROSOFT.CONCAT([.C121];&quot;, /* &quot;;[.D121]; &quot; */&quot;)" office:value-type="string" office:string-value="83, /* Num Lock  */" calcext:value-type="string">
            <text:p>83, /* Num Lock <text:s/>*/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11 </text:p>
          </table:table-cell>
          <table:table-cell table:formula="of:=[.A122]=[.B122]" office:value-type="boolean" office:boolean-value="true" calcext:value-type="boolean">
            <text:p>VRAI</text:p>
          </table:table-cell>
          <table:table-cell table:formula="of:=COM.MICROSOFT.CONCAT([.C122];&quot;, /* &quot;;[.D122]; &quot; */&quot;)" office:value-type="string" office:string-value="68, /* F11  */" calcext:value-type="string">
            <text:p>68, /* F11 <text:s/>*/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Keypad + </text:p>
          </table:table-cell>
          <table:table-cell table:formula="of:=[.A123]=[.B123]" office:value-type="boolean" office:boolean-value="true" calcext:value-type="boolean">
            <text:p>VRAI</text:p>
          </table:table-cell>
          <table:table-cell table:formula="of:=COM.MICROSOFT.CONCAT([.C123];&quot;, /* &quot;;[.D123]; &quot; */&quot;)" office:value-type="string" office:string-value="87, /* Keypad +  */" calcext:value-type="string">
            <text:p>87, /* Keypad + <text:s/>*/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Keypad 3 PageDn </text:p>
          </table:table-cell>
          <table:table-cell table:formula="of:=[.A124]=[.B124]" office:value-type="boolean" office:boolean-value="true" calcext:value-type="boolean">
            <text:p>VRAI</text:p>
          </table:table-cell>
          <table:table-cell table:formula="of:=COM.MICROSOFT.CONCAT([.C124];&quot;, /* &quot;;[.D124]; &quot; */&quot;)" office:value-type="string" office:string-value="91, /* Keypad 3 PageDn  */" calcext:value-type="string">
            <text:p>91, /* Keypad 3 PageDn <text:s/>*/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eypad - </text:p>
          </table:table-cell>
          <table:table-cell table:formula="of:=[.A125]=[.B125]" office:value-type="boolean" office:boolean-value="true" calcext:value-type="boolean">
            <text:p>VRAI</text:p>
          </table:table-cell>
          <table:table-cell table:formula="of:=COM.MICROSOFT.CONCAT([.C125];&quot;, /* &quot;;[.D125]; &quot; */&quot;)" office:value-type="string" office:string-value="86, /* Keypad -  */" calcext:value-type="string">
            <text:p>86, /* Keypad - <text:s/>*/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eypad * </text:p>
          </table:table-cell>
          <table:table-cell table:formula="of:=[.A126]=[.B126]" office:value-type="boolean" office:boolean-value="true" calcext:value-type="boolean">
            <text:p>VRAI</text:p>
          </table:table-cell>
          <table:table-cell table:formula="of:=COM.MICROSOFT.CONCAT([.C126];&quot;, /* &quot;;[.D126]; &quot; */&quot;)" office:value-type="string" office:string-value="85, /* Keypad *  */" calcext:value-type="string">
            <text:p>85, /* Keypad * <text:s/>*/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eypad 9 PageUp </text:p>
          </table:table-cell>
          <table:table-cell table:formula="of:=[.A127]=[.B127]" office:value-type="boolean" office:boolean-value="true" calcext:value-type="boolean">
            <text:p>VRAI</text:p>
          </table:table-cell>
          <table:table-cell table:formula="of:=COM.MICROSOFT.CONCAT([.C127];&quot;, /* &quot;;[.D127]; &quot; */&quot;)" office:value-type="string" office:string-value="97, /* Keypad 9 PageUp  */" calcext:value-type="string">
            <text:p>97, /* Keypad 9 PageUp <text:s/>*/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croll Lock</text:p>
          </table:table-cell>
          <table:table-cell table:formula="of:=[.A128]=[.B128]" office:value-type="boolean" office:boolean-value="true" calcext:value-type="boolean">
            <text:p>VRAI</text:p>
          </table:table-cell>
          <table:table-cell table:formula="of:=COM.MICROSOFT.CONCAT([.C128];&quot;, /* &quot;;[.D128]; &quot; */&quot;)" office:value-type="string" office:string-value="71, /* Scroll Lock */" calcext:value-type="string">
            <text:p>71, /* Scroll Lock */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29];&quot;, /* &quot;;[.D12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30];&quot;, /* &quot;;[.D13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31];&quot;, /* &quot;;[.D13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32];&quot;, /* &quot;;[.D132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7 </text:p>
          </table:table-cell>
          <table:table-cell table:formula="of:=[.A133]=[.B133]" office:value-type="boolean" office:boolean-value="true" calcext:value-type="boolean">
            <text:p>VRAI</text:p>
          </table:table-cell>
          <table:table-cell table:formula="of:=COM.MICROSOFT.CONCAT([.C133];&quot;, /* &quot;;[.D133]; &quot; */&quot;)" office:value-type="string" office:string-value="64, /* F7  */" calcext:value-type="string">
            <text:p>64, /* F7 <text:s/>*/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 Fail </text:p>
          </table:table-cell>
          <table:table-cell table:formula="of:=[.A136]=[.B136]" office:value-type="boolean" office:boolean-value="false" calcext:value-type="boolean">
            <text:p>FAUX</text:p>
          </table:table-cell>
          <table:table-cell table:formula="of:=COM.MICROSOFT.CONCAT([.C136];&quot;, /* &quot;;[.D136]; &quot; */&quot;)" office:value-type="string" office:string-value="2, /* POST Fail  */" calcext:value-type="string">
            <text:p>2, /* POST Fail <text:s/>*/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nt Screen (Note 1)</text:p>
          </table:table-cell>
          <table:table-cell table:formula="of:=[.A138]=[.B138]" office:value-type="boolean" office:boolean-value="false" calcext:value-type="boolean">
            <text:p>FAUX</text:p>
          </table:table-cell>
          <table:table-cell table:formula="of:=COM.MICROSOFT.CONCAT([.C138];&quot;, /* &quot;;[.D138]; &quot; */&quot;)" office:value-type="string" office:string-value="70, /* Print Screen (Note 1) */" calcext:value-type="string">
            <text:p>70, /* Print Screen (Note 1) */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pp </text:p>
          </table:table-cell>
          <table:table-cell table:formula="of:=[.A140]=[.B140]" office:value-type="boolean" office:boolean-value="false" calcext:value-type="boolean">
            <text:p>FAUX</text:p>
          </table:table-cell>
          <table:table-cell table:formula="of:=COM.MICROSOFT.CONCAT([.C140];&quot;, /* &quot;;[.D140]; &quot; */&quot;)" office:value-type="string" office:string-value="101, /* App  */" calcext:value-type="string">
            <text:p>101, /* App <text:s/>*/</text:p>
          </table:table-cell>
        </table:table-row>
        <table:table-row table:style-name="ro1">
          <table:table-cell table:formula="of:=[.A140]+1"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eypad / (Note 1) </text:p>
          </table:table-cell>
          <table:table-cell table:formula="of:=[.A141]=[.B141]" office:value-type="boolean" office:boolean-value="false" calcext:value-type="boolean">
            <text:p>FAUX</text:p>
          </table:table-cell>
          <table:table-cell table:formula="of:=COM.MICROSOFT.CONCAT([.C141];&quot;, /* &quot;;[.D141]; &quot; */&quot;)" office:value-type="string" office:string-value="84, /* Keypad / (Note 1)  */" calcext:value-type="string">
            <text:p>84, /* Keypad / (Note 1) <text:s/>*/</text:p>
          </table:table-cell>
        </table:table-row>
        <table:table-row table:style-name="ro1">
          <table:table-cell table:formula="of:=[.A141]+1"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eypad Enter </text:p>
          </table:table-cell>
          <table:table-cell table:formula="of:=[.A142]=[.B142]" office:value-type="boolean" office:boolean-value="false" calcext:value-type="boolean">
            <text:p>FAUX</text:p>
          </table:table-cell>
          <table:table-cell table:formula="of:=COM.MICROSOFT.CONCAT([.C142];&quot;, /* &quot;;[.D142]; &quot; */&quot;)" office:value-type="string" office:string-value="88, /* Keypad Enter  */" calcext:value-type="string">
            <text:p>88, /* Keypad Enter <text:s/>*/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d (Note 1) </text:p>
          </table:table-cell>
          <table:table-cell table:formula="of:=[.A145]=[.B145]" office:value-type="boolean" office:boolean-value="true" calcext:value-type="boolean">
            <text:p>VRAI</text:p>
          </table:table-cell>
          <table:table-cell table:formula="of:=COM.MICROSOFT.CONCAT([.C145];&quot;, /* &quot;;[.D145]; &quot; */&quot;)" office:value-type="string" office:string-value="77, /* End (Note 1)  */" calcext:value-type="string">
            <text:p>77, /* End (Note 1) <text:s/>*/</text:p>
          </table:table-cell>
        </table:table-row>
        <table:table-row table:style-name="ro1">
          <table:table-cell table:formula="of:=[.A145]+1" office:value-type="float" office:value="362" calcext:value-type="float">
            <text:p>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46];&quot;, /* &quot;;[.D146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46]+1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eft Arrow (Note 1) </text:p>
          </table:table-cell>
          <table:table-cell table:formula="of:=[.A147]=[.B147]" office:value-type="boolean" office:boolean-value="true" calcext:value-type="boolean">
            <text:p>VRAI</text:p>
          </table:table-cell>
          <table:table-cell table:formula="of:=COM.MICROSOFT.CONCAT([.C147];&quot;, /* &quot;;[.D147]; &quot; */&quot;)" office:value-type="string" office:string-value="80, /* Left Arrow (Note 1)  */" calcext:value-type="string">
            <text:p>80, /* Left Arrow (Note 1) <text:s/>*/</text:p>
          </table:table-cell>
        </table:table-row>
        <table:table-row table:style-name="ro1">
          <table:table-cell table:formula="of:=[.A147]+1" office:value-type="float" office:value="364" calcext:value-type="float">
            <text:p>364</text:p>
          </table:table-cell>
          <table:table-cell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ome (Note 1) </text:p>
          </table:table-cell>
          <table:table-cell table:formula="of:=[.A148]=[.B148]" office:value-type="boolean" office:boolean-value="true" calcext:value-type="boolean">
            <text:p>VRAI</text:p>
          </table:table-cell>
          <table:table-cell table:formula="of:=COM.MICROSOFT.CONCAT([.C148];&quot;, /* &quot;;[.D148]; &quot; */&quot;)" office:value-type="string" office:string-value="74, /* Home (Note 1)  */" calcext:value-type="string">
            <text:p>74, /* Home (Note 1) <text:s/>*/</text:p>
          </table:table-cell>
        </table:table-row>
        <table:table-row table:style-name="ro1">
          <table:table-cell table:formula="of:=[.A148]+1"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49];&quot;, /* &quot;;[.D14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49]+1" office:value-type="float" office:value="366" calcext:value-type="float">
            <text:p>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50];&quot;, /* &quot;;[.D15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50]+1" office:value-type="float" office:value="367" calcext:value-type="float">
            <text:p>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51];&quot;, /* &quot;;[.D15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51]+1" office:value-type="float" office:value="368" calcext:value-type="float">
            <text:p>368</text:p>
          </table:table-cell>
          <table:table-cell office:value-type="float" office:value="368" calcext:value-type="float">
            <text:p>3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sert (Note 1) </text:p>
          </table:table-cell>
          <table:table-cell table:formula="of:=[.A152]=[.B152]" office:value-type="boolean" office:boolean-value="true" calcext:value-type="boolean">
            <text:p>VRAI</text:p>
          </table:table-cell>
          <table:table-cell table:formula="of:=COM.MICROSOFT.CONCAT([.C152];&quot;, /* &quot;;[.D152]; &quot; */&quot;)" office:value-type="string" office:string-value="73, /* Insert (Note 1)  */" calcext:value-type="string">
            <text:p>73, /* Insert (Note 1) <text:s/>*/</text:p>
          </table:table-cell>
        </table:table-row>
        <table:table-row table:style-name="ro1">
          <table:table-cell table:formula="of:=[.A152]+1" office:value-type="float" office:value="369" calcext:value-type="float">
            <text:p>369</text:p>
          </table:table-cell>
          <table:table-cell office:value-type="float" office:value="369" calcext:value-type="float">
            <text:p>3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lete (Note 1) </text:p>
          </table:table-cell>
          <table:table-cell table:formula="of:=[.A153]=[.B153]" office:value-type="boolean" office:boolean-value="true" calcext:value-type="boolean">
            <text:p>VRAI</text:p>
          </table:table-cell>
          <table:table-cell table:formula="of:=COM.MICROSOFT.CONCAT([.C153];&quot;, /* &quot;;[.D153]; &quot; */&quot;)" office:value-type="string" office:string-value="76, /* Delete (Note 1)  */" calcext:value-type="string">
            <text:p>76, /* Delete (Note 1) <text:s/>*/</text:p>
          </table:table-cell>
        </table:table-row>
        <table:table-row table:style-name="ro1">
          <table:table-cell table:formula="of:=[.A153]+1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own Arrow (Note 1) </text:p>
          </table:table-cell>
          <table:table-cell table:formula="of:=[.A154]=[.B154]" office:value-type="boolean" office:boolean-value="true" calcext:value-type="boolean">
            <text:p>VRAI</text:p>
          </table:table-cell>
          <table:table-cell table:formula="of:=COM.MICROSOFT.CONCAT([.C154];&quot;, /* &quot;;[.D154]; &quot; */&quot;)" office:value-type="string" office:string-value="81, /* Down Arrow (Note 1)  */" calcext:value-type="string">
            <text:p>81, /* Down Arrow (Note 1) <text:s/>*/</text:p>
          </table:table-cell>
        </table:table-row>
        <table:table-row table:style-name="ro1">
          <table:table-cell table:formula="of:=[.A154]+1" office:value-type="float" office:value="371" calcext:value-type="float">
            <text:p>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55];&quot;, /* &quot;;[.D155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55]+1" office:value-type="float" office:value="372" calcext:value-type="float">
            <text:p>372</text:p>
          </table:table-cell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ight Arrow (Note 1) </text:p>
          </table:table-cell>
          <table:table-cell table:formula="of:=[.A156]=[.B156]" office:value-type="boolean" office:boolean-value="true" calcext:value-type="boolean">
            <text:p>VRAI</text:p>
          </table:table-cell>
          <table:table-cell table:formula="of:=COM.MICROSOFT.CONCAT([.C156];&quot;, /* &quot;;[.D156]; &quot; */&quot;)" office:value-type="string" office:string-value="79, /* Right Arrow (Note 1)  */" calcext:value-type="string">
            <text:p>79, /* Right Arrow (Note 1) <text:s/>*/</text:p>
          </table:table-cell>
        </table:table-row>
        <table:table-row table:style-name="ro1">
          <table:table-cell table:formula="of:=[.A156]+1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p Arrow (Note 1) </text:p>
          </table:table-cell>
          <table:table-cell table:formula="of:=[.A157]=[.B157]" office:value-type="boolean" office:boolean-value="true" calcext:value-type="boolean">
            <text:p>VRAI</text:p>
          </table:table-cell>
          <table:table-cell table:formula="of:=COM.MICROSOFT.CONCAT([.C157];&quot;, /* &quot;;[.D157]; &quot; */&quot;)" office:value-type="string" office:string-value="82, /* Up Arrow (Note 1)  */" calcext:value-type="string">
            <text:p>82, /* Up Arrow (Note 1) <text:s/>*/</text:p>
          </table:table-cell>
        </table:table-row>
        <table:table-row table:style-name="ro1">
          <table:table-cell table:formula="of:=[.A157]+1" office:value-type="float" office:value="374" calcext:value-type="float">
            <text:p>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58];&quot;, /* &quot;;[.D158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58]+1"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59];&quot;, /* &quot;;[.D159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59]+1" office:value-type="float" office:value="376" calcext:value-type="float">
            <text:p>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60];&quot;, /* &quot;;[.D160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60]+1" office:value-type="float" office:value="377" calcext:value-type="float">
            <text:p>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61];&quot;, /* &quot;;[.D161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61]+1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ge Down (Note 1) </text:p>
          </table:table-cell>
          <table:table-cell table:formula="of:=[.A162]=[.B162]" office:value-type="boolean" office:boolean-value="true" calcext:value-type="boolean">
            <text:p>VRAI</text:p>
          </table:table-cell>
          <table:table-cell table:formula="of:=COM.MICROSOFT.CONCAT([.C162];&quot;, /* &quot;;[.D162]; &quot; */&quot;)" office:value-type="string" office:string-value="78, /* Page Down (Note 1)  */" calcext:value-type="string">
            <text:p>78, /* Page Down (Note 1) <text:s/>*/</text:p>
          </table:table-cell>
        </table:table-row>
        <table:table-row table:style-name="ro1">
          <table:table-cell table:formula="of:=[.A162]+1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dding</text:p>
          </table:table-cell>
          <table:table-cell/>
          <table:table-cell table:formula="of:=COM.MICROSOFT.CONCAT([.C163];&quot;, /* &quot;;[.D163]; &quot; */&quot;)" office:value-type="string" office:string-value="0, /* Padding */" calcext:value-type="string">
            <text:p>0, /* Padding */</text:p>
          </table:table-cell>
        </table:table-row>
        <table:table-row table:style-name="ro1">
          <table:table-cell table:formula="of:=[.A163]+1" office:value-type="float" office:value="380" calcext:value-type="float">
            <text:p>380</text:p>
          </table:table-cell>
          <table:table-cell office:value-type="float" office:value="380" calcext:value-type="float">
            <text:p>3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int Screen (Note 1)</text:p>
          </table:table-cell>
          <table:table-cell table:formula="of:=[.A164]=[.B164]" office:value-type="boolean" office:boolean-value="true" calcext:value-type="boolean">
            <text:p>VRAI</text:p>
          </table:table-cell>
          <table:table-cell table:formula="of:=COM.MICROSOFT.CONCAT([.C164];&quot;, /* &quot;;[.D164]; &quot; */&quot;)" office:value-type="string" office:string-value="70, /* Print Screen (Note 1) */" calcext:value-type="string">
            <text:p>70, /* Print Screen (Note 1) */</text:p>
          </table:table-cell>
        </table:table-row>
        <table:table-row table:style-name="ro1">
          <table:table-cell table:formula="of:=[.A164]+1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ge Up (Note 1) </text:p>
          </table:table-cell>
          <table:table-cell table:formula="of:=[.A165]=[.B165]" office:value-type="boolean" office:boolean-value="true" calcext:value-type="boolean">
            <text:p>VRAI</text:p>
          </table:table-cell>
          <table:table-cell table:formula="of:=COM.MICROSOFT.CONCAT([.C165];&quot;, /* &quot;;[.D165]; &quot; */&quot;)" office:value-type="string" office:string-value="75, /* Page Up (Note 1)  */" calcext:value-type="string">
            <text:p>75, /* Page Up (Note 1) <text:s/>*/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E0 7E E0 F0 7E</text:p>
          </table:table-cell>
          <table:table-cell table:formula="of:#ERR502!" office:value-type="string" office:string-value="" calcext:value-type="error">
            <text:p>Err :5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eak (Ctrl-Pause)</text:p>
          </table:table-cell>
          <table:table-cell table:formula="of:=[.A168]=[.B168]" office:value-type="string" office:string-value="" calcext:value-type="error">
            <text:p>Err :502</text:p>
          </table:table-cell>
          <table:table-cell table:formula="of:=COM.MICROSOFT.CONCAT([.C168];&quot;, /* &quot;;[.D168]; &quot; */&quot;)" office:value-type="string" office:string-value="72, /* Break (Ctrl-Pause) */" calcext:value-type="string">
            <text:p>72, /* Break (Ctrl-Pause) */</text:p>
          </table:table-cell>
        </table:table-row>
        <table:table-row table:style-name="ro1">
          <table:table-cell table:style-name="ce3" office:value-type="string" calcext:value-type="string">
            <text:p>E1 14 77 E1 F0 14 F0 77</text:p>
          </table:table-cell>
          <table:table-cell table:formula="of:#ERR502!" office:value-type="string" office:string-value="" calcext:value-type="error">
            <text:p>Err :5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use</text:p>
          </table:table-cell>
          <table:table-cell table:formula="of:=[.A169]=[.B169]" office:value-type="string" office:string-value="" calcext:value-type="error">
            <text:p>Err :502</text:p>
          </table:table-cell>
          <table:table-cell table:formula="of:=COM.MICROSOFT.CONCAT([.C169];&quot;, /* &quot;;[.D169]; &quot; */&quot;)" office:value-type="string" office:string-value="72, /* Pause */" calcext:value-type="string">
            <text:p>72, /* Pause */</text:p>
          </table:table-cell>
        </table:table-row>
      </table:table>
      <table:named-expressions/>
      <table:database-ranges>
        <table:database-range table:name="__Anonymous_Sheet_DB__1" table:target-range-address="'key codes'.A1:'key codes'.I321" table:display-filter-buttons="true">
          <table:filter>
            <table:filter-and>
              <table:filter-condition table:field-number="1" table:value="7" table:operator="="/>
              <table:filter-condition table:field-number="3" table:data-type="number" table:value="101" table:operator="&lt;="/>
              <table:filter-condition table:field-number="6" table:value="0" table:operator="=">
                <table:filter-set-item table:value="0"/>
                <table:filter-set-item table:value="0A "/>
                <table:filter-set-item table:value="0B "/>
                <table:filter-set-item table:value="0C "/>
                <table:filter-set-item table:value="0D "/>
                <table:filter-set-item table:value="0E "/>
                <table:filter-set-item table:value="1"/>
                <table:filter-set-item table:value="15"/>
                <table:filter-set-item table:value="16"/>
                <table:filter-set-item table:value="1A "/>
                <table:filter-set-item table:value="1B "/>
                <table:filter-set-item table:value="1C "/>
                <table:filter-set-item table:value="1D "/>
                <table:filter-set-item table:value="1E "/>
                <table:filter-set-item table:value="21"/>
                <table:filter-set-item table:value="22"/>
                <table:filter-set-item table:value="23"/>
                <table:filter-set-item table:value="24"/>
                <table:filter-set-item table:value="25"/>
                <table:filter-set-item table:value="26"/>
                <table:filter-set-item table:value="29"/>
                <table:filter-set-item table:value="2A "/>
                <table:filter-set-item table:value="2B "/>
                <table:filter-set-item table:value="2C "/>
                <table:filter-set-item table:value="2D "/>
                <table:filter-set-item table:value="2E "/>
                <table:filter-set-item table:value="3"/>
                <table:filter-set-item table:value="31"/>
                <table:filter-set-item table:value="32"/>
                <table:filter-set-item table:value="33"/>
                <table:filter-set-item table:value="34"/>
                <table:filter-set-item table:value="35"/>
                <table:filter-set-item table:value="36"/>
                <table:filter-set-item table:value="3A "/>
                <table:filter-set-item table:value="3B "/>
                <table:filter-set-item table:value="3C "/>
                <table:filter-set-item table:value="3D "/>
                <table:filter-set-item table:value="3E "/>
                <table:filter-set-item table:value="4"/>
                <table:filter-set-item table:value="41"/>
                <table:filter-set-item table:value="42"/>
                <table:filter-set-item table:value="43"/>
                <table:filter-set-item table:value="44"/>
                <table:filter-set-item table:value="45"/>
                <table:filter-set-item table:value="46"/>
                <table:filter-set-item table:value="49"/>
                <table:filter-set-item table:value="4A "/>
                <table:filter-set-item table:value="4B "/>
                <table:filter-set-item table:value="4C "/>
                <table:filter-set-item table:value="4D "/>
                <table:filter-set-item table:value="4E "/>
                <table:filter-set-item table:value="5"/>
                <table:filter-set-item table:value="52"/>
                <table:filter-set-item table:value="54"/>
                <table:filter-set-item table:value="55"/>
                <table:filter-set-item table:value="58"/>
                <table:filter-set-item table:value="5A "/>
                <table:filter-set-item table:value="5B "/>
                <table:filter-set-item table:value="5D "/>
                <table:filter-set-item table:value="6"/>
                <table:filter-set-item table:value="61"/>
                <table:filter-set-item table:value="66"/>
                <table:filter-set-item table:value="69"/>
                <table:filter-set-item table:value="6B "/>
                <table:filter-set-item table:value="6C "/>
                <table:filter-set-item table:value="7"/>
                <table:filter-set-item table:value="70"/>
                <table:filter-set-item table:value="71"/>
                <table:filter-set-item table:value="72"/>
                <table:filter-set-item table:value="73"/>
                <table:filter-set-item table:value="74"/>
                <table:filter-set-item table:value="75"/>
                <table:filter-set-item table:value="76"/>
                <table:filter-set-item table:value="77"/>
                <table:filter-set-item table:value="78"/>
                <table:filter-set-item table:value="79"/>
                <table:filter-set-item table:value="7A "/>
                <table:filter-set-item table:value="7B "/>
                <table:filter-set-item table:value="7C "/>
                <table:filter-set-item table:value="7D "/>
                <table:filter-set-item table:value="7E"/>
                <table:filter-set-item table:value="83"/>
                <table:filter-set-item table:value="9"/>
                <table:filter-set-item table:value="E0 2F "/>
                <table:filter-set-item table:value="E0 4A "/>
                <table:filter-set-item table:value="E0 5A "/>
                <table:filter-set-item table:value="E0 69 "/>
                <table:filter-set-item table:value="E0 6B "/>
                <table:filter-set-item table:value="E0 6C "/>
                <table:filter-set-item table:value="E0 70 "/>
                <table:filter-set-item table:value="E0 71 "/>
                <table:filter-set-item table:value="E0 72 "/>
                <table:filter-set-item table:value="E0 74 "/>
                <table:filter-set-item table:value="E0 75 "/>
                <table:filter-set-item table:value="E0 7A "/>
                <table:filter-set-item table:value="E0 7C"/>
                <table:filter-set-item table:value="E0 7D "/>
                <table:filter-set-item table:value="E0 7E E0 F0 7E"/>
                <table:filter-set-item table:value="E1 14 77 E1 F0 14 F0 77"/>
                <table:filter-set-item table:value="FC "/>
              </table:filter-condition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8:16:25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4T10:17:26.453528389</meta:creation-date>
    <dc:date>2021-02-24T19:18:52.760000000</dc:date>
    <meta:editing-duration>PT4H31M1S</meta:editing-duration>
    <meta:editing-cycles>46</meta:editing-cycles>
    <meta:generator>LibreOffice/6.4.7.2$Windows_X86_64 LibreOffice_project/639b8ac485750d5696d7590a72ef1b496725cfb5</meta:generator>
    <meta:document-statistic meta:table-count="3" meta:cell-count="5984" meta:object-count="0"/>
  </office:meta>
</office:document-meta>
</file>